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00000000800000008261348E7E98B64E5.png" manifest:media-type="image/png"/>
  <manifest:file-entry manifest:full-path="Object 8/Pictures/1000000000000008000000080CB017D42192BFF0.png" manifest:media-type="image/png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48in"/>
    </style:style>
    <style:style style:name="co6" style:family="table-column">
      <style:table-column-properties fo:break-before="auto" style:column-width="0.6689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6283in"/>
    </style:style>
    <style:style style:name="co9" style:family="table-column">
      <style:table-column-properties fo:break-before="auto" style:column-width="0.652in"/>
    </style:style>
    <style:style style:name="co10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0.828in"/>
    </style:style>
    <style:style style:name="co12" style:family="table-column">
      <style:table-column-properties fo:break-before="auto" style:column-width="0.7547in"/>
    </style:style>
    <style:style style:name="co13" style:family="table-column">
      <style:table-column-properties fo:break-before="auto" style:column-width="0.7311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0.7201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6563in"/>
    </style:style>
    <style:style style:name="co19" style:family="table-column">
      <style:table-column-properties fo:break-before="auto" style:column-width="0.9953in"/>
    </style:style>
    <style:style style:name="co20" style:family="table-column">
      <style:table-column-properties fo:break-before="auto" style:column-width="0.5602in"/>
    </style:style>
    <style:style style:name="co21" style:family="table-column">
      <style:table-column-properties fo:break-before="auto" style:column-width="0.6075in"/>
    </style:style>
    <style:style style:name="co22" style:family="table-column">
      <style:table-column-properties fo:break-before="auto" style:column-width="0.8118in"/>
    </style:style>
    <style:style style:name="co23" style:family="table-column">
      <style:table-column-properties fo:break-before="auto" style:column-width="0.6984in"/>
    </style:style>
    <style:style style:name="co24" style:family="table-column">
      <style:table-column-properties fo:break-before="auto" style:column-width="0.5945in"/>
    </style:style>
    <style:style style:name="co25" style:family="table-column">
      <style:table-column-properties fo:break-before="auto" style:column-width="0.8409in"/>
    </style:style>
    <style:style style:name="co26" style:family="table-column">
      <style:table-column-properties fo:break-before="auto" style:column-width="0.8984in"/>
    </style:style>
    <style:style style:name="co27" style:family="table-column">
      <style:table-column-properties fo:break-before="auto" style:column-width="0.8291in"/>
    </style:style>
    <style:style style:name="co28" style:family="table-column">
      <style:table-column-properties fo:break-before="auto" style:column-width="0.4693in"/>
    </style:style>
    <style:style style:name="co29" style:family="table-column">
      <style:table-column-properties fo:break-before="auto" style:column-width="5.1366in"/>
    </style:style>
    <style:style style:name="co30" style:family="table-column">
      <style:table-column-properties fo:break-before="auto" style:column-width="2.0134in"/>
    </style:style>
    <style:style style:name="co31" style:family="table-column">
      <style:table-column-properties fo:break-before="auto" style:column-width="1.8756in"/>
    </style:style>
    <style:style style:name="co32" style:family="table-column">
      <style:table-column-properties fo:break-before="auto" style:column-width="1.2272in"/>
    </style:style>
    <style:style style:name="co33" style:family="table-column">
      <style:table-column-properties fo:break-before="auto" style:column-width="0.8902in"/>
    </style:style>
    <style:style style:name="co34" style:family="table-column">
      <style:table-column-properties fo:break-before="auto" style:column-width="0.4752in"/>
    </style:style>
    <style:style style:name="ro1" style:family="table-row">
      <style:table-row-properties style:row-height="0.383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102in" fo:break-before="auto" style:use-optimal-row-height="tru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1874in" fo:break-before="auto" style:use-optimal-row-height="true"/>
    </style:style>
    <style:style style:name="ro12" style:family="table-row">
      <style:table-row-properties style:row-height="0.4917in" fo:break-before="auto" style:use-optimal-row-height="true"/>
    </style:style>
    <style:style style:name="ro13" style:family="table-row">
      <style:table-row-properties style:row-height="0.3516in" fo:break-before="auto" style:use-optimal-row-height="true"/>
    </style:style>
    <style:style style:name="ro14" style:family="table-row">
      <style:table-row-properties style:row-height="0.1984in" fo:break-before="auto" style:use-optimal-row-height="true"/>
    </style:style>
    <style:style style:name="ro15" style:family="table-row">
      <style:table-row-properties style:row-height="0.5154in" fo:break-before="auto" style:use-optimal-row-height="true"/>
    </style:style>
    <style:style style:name="ro16" style:family="table-row">
      <style:table-row-properties style:row-height="0.1799in" fo:break-before="auto" style:use-optimal-row-height="false"/>
    </style:style>
    <style:style style:name="ro17" style:family="table-row">
      <style:table-row-properties style:row-height="0.3917in" fo:break-before="auto" style:use-optimal-row-height="false"/>
    </style:style>
    <style:style style:name="ro18" style:family="table-row">
      <style:table-row-properties style:row-height="0.202in" fo:break-before="auto" style:use-optimal-row-height="true"/>
    </style:style>
    <style:style style:name="ta1" style:family="table" style:master-page-name="PageStyle_5f_3_5f_26">
      <style:table-properties table:display="true" style:writing-mode="lr-tb"/>
    </style:style>
    <style:style style:name="ta2" style:family="table" style:master-page-name="PageStyle_5f_3_5f_27">
      <style:table-properties table:display="true" style:writing-mode="lr-tb"/>
    </style:style>
    <style:style style:name="ta3" style:family="table" style:master-page-name="PageStyle_5f_3_5f_30">
      <style:table-properties table:display="true" style:writing-mode="lr-tb"/>
    </style:style>
    <style:style style:name="ta4" style:family="table" style:master-page-name="PageStyle_5f_3_5f_31">
      <style:table-properties table:display="true" style:writing-mode="lr-tb"/>
    </style:style>
    <style:style style:name="ta5" style:family="table" style:master-page-name="PageStyle_5f_4_5f_01">
      <style:table-properties table:display="true" style:writing-mode="lr-tb"/>
    </style:style>
    <style:style style:name="ta6" style:family="table" style:master-page-name="PageStyle_5f_4_5f_02">
      <style:table-properties table:display="true" style:writing-mode="lr-tb"/>
    </style:style>
    <style:style style:name="ta7" style:family="table" style:master-page-name="PageStyle_5f_4_5f_03">
      <style:table-properties table:display="true" style:writing-mode="lr-tb"/>
    </style:style>
    <style:style style:name="ta8" style:family="table" style:master-page-name="PageStyle_5f_4_5f_04">
      <style:table-properties table:display="true" style:writing-mode="lr-tb"/>
    </style:style>
    <style:style style:name="ta9" style:family="table" style:master-page-name="PageStyle_5f_4_5f_06">
      <style:table-properties table:display="true" style:writing-mode="lr-tb"/>
    </style:style>
    <style:style style:name="ta10" style:family="table" style:master-page-name="PageStyle_5f_4_5f_05">
      <style:table-properties table:display="true" style:writing-mode="lr-tb"/>
    </style:style>
    <style:style style:name="ta11" style:family="table" style:master-page-name="PageStyle_5f_4_5f_07">
      <style:table-properties table:display="true" style:writing-mode="lr-tb"/>
    </style:style>
    <style:style style:name="ta12" style:family="table" style:master-page-name="PageStyle_5f_4_5f_08">
      <style:table-properties table:display="true" style:writing-mode="lr-tb"/>
    </style:style>
    <style:style style:name="ta13" style:family="table" style:master-page-name="PageStyle_5f_Deaths">
      <style:table-properties table:display="true" style:writing-mode="lr-tb" tableooo:tab-color="#ffa6a6"/>
    </style:style>
    <style:style style:name="ta14" style:family="table" style:master-page-name="PageStyle_5f__40_BackDated-Deaths">
      <style:table-properties table:display="true" style:writing-mode="lr-tb" tableooo:tab-color="#ff3838"/>
    </style:style>
    <style:style style:name="ta15" style:family="table" style:master-page-name="PageStyle_5f__40_Deaths-Change">
      <style:table-properties table:display="true" style:writing-mode="lr-tb" tableooo:tab-color="#ff3838"/>
    </style:style>
    <style:style style:name="ta16" style:family="table" style:master-page-name="PageStyle_5f_Incident">
      <style:table-properties table:display="true" style:writing-mode="lr-tb" tableooo:tab-color="#bbe33d"/>
    </style:style>
    <style:style style:name="ta17" style:family="table" style:master-page-name="Default">
      <style:table-properties table:display="true" style:writing-mode="lr-tb" tableooo:tab-color="#afd095"/>
    </style:style>
    <style:style style:name="ta18" style:family="table" style:master-page-name="PageStyle_5f__40_BackDated-Incident">
      <style:table-properties table:display="true" style:writing-mode="lr-tb" tableooo:tab-color="#5eb91e"/>
    </style:style>
    <style:style style:name="ta19" style:family="table" style:master-page-name="PageStyle_5f__40_Incident-Change">
      <style:table-properties table:display="true" style:writing-mode="lr-tb" tableooo:tab-color="#5eb91e"/>
    </style:style>
    <style:style style:name="ta20" style:family="table" style:master-page-name="PageStyle_5f_Insturctions">
      <style:table-properties table:display="true" style:writing-mode="lr-tb"/>
    </style:style>
    <style:style style:name="ta21" style:family="table" style:master-page-name="PageStyle_5f_Sheet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5">
      <style:table-cell-properties style:rotation-align="none"/>
    </style:style>
    <style:style style:name="ce96" style:family="table-cell" style:parent-style-name="Default" style:data-style-name="N37">
      <style:table-cell-properties fo:border-bottom="0.06pt solid #d7dbdf" fo:background-color="#ffffff" style:text-align-source="fix" style:repeat-content="false" fo:border-left="0.06pt solid #d7dbdf" fo:border-right="0.99pt solid #d7dbdf" fo:border-top="0.06pt solid #d7dbdf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6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1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a5a5a5" fo:background-color="#729fcf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fo:border-bottom="0.74pt solid #a5a5a5" fo:background-color="#81aca6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order-bottom="0.74pt solid #a5a5a5" fo:background-color="#dbdbdb" style:diagonal-bl-tr="none" style:diagonal-tl-br="none" style:text-align-source="fix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order-bottom="0.74pt solid #a5a5a5" style:diagonal-bl-tr="none" style:diagonal-tl-br="none" style:text-align-source="fix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1"/>
    <style:style style:name="ce133" style:family="table-cell" style:parent-style-name="Default" style:data-style-name="N125">
      <style:table-cell-properties fo:border-bottom="0.74pt solid #3f3f3f" fo:background-color="#e8f2a1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e8f2a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fo:border-bottom="none" fo:background-color="#ffe99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e994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ee6ef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e8f2a1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130">
      <style:table-cell-properties style:rotation-align="none"/>
    </style:style>
    <style:style style:name="ce8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_26" table:style-name="ta1">
        <office:forms form:automatic-focus="false" form:apply-design-mode="false"/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6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5" calcext:value-type="float">
            <text:p>15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9" calcext:value-type="float">
            <text:p>6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3" calcext:value-type="float">
            <text:p>603</text:p>
          </table:table-cell>
          <table:table-cell table:style-name="ce9" office:value-type="float" office:value="119" calcext:value-type="float">
            <text:p>11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0" calcext:value-type="float">
            <text:p>980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17" calcext:value-type="float">
            <text:p>2217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431" calcext:value-type="float">
            <text:p>2431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2624" calcext:value-type="float">
            <text:p>2624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765" calcext:value-type="float">
            <text:p>2765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596" calcext:value-type="float">
            <text:p>1596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02" calcext:value-type="float">
            <text:p>140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130" calcext:value-type="float">
            <text:p>2130</text:p>
          </table:table-cell>
          <table:table-cell table:style-name="ce9" office:value-type="float" office:value="575" calcext:value-type="float">
            <text:p>575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1119" calcext:value-type="float">
            <text:p>111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_27" table:style-name="ta2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7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8" calcext:value-type="float">
            <text:p>6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13" calcext:value-type="float">
            <text:p>11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7" calcext:value-type="float">
            <text:p>617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8" calcext:value-type="float">
            <text:p>988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512" calcext:value-type="float">
            <text:p>2512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164" calcext:value-type="float">
            <text:p>3164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964" calcext:value-type="float">
            <text:p>2964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726" calcext:value-type="float">
            <text:p>1726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89" calcext:value-type="float">
            <text:p>1489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285" calcext:value-type="float">
            <text:p>2285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2140" calcext:value-type="float">
            <text:p>214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367" calcext:value-type="float">
            <text:p>2367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936" calcext:value-type="float">
            <text:p>93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_30" table:style-name="ta3">
        <office:forms form:automatic-focus="false" form:apply-design-mode="false"/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le 1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4" calcext:value-type="float">
            <text:p>354</text:p>
          </table:table-cell>
          <table:table-cell table:style-name="ce9" office:value-type="float" office:value="74" calcext:value-type="float">
            <text:p>7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3" calcext:value-type="float">
            <text:p>623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3" calcext:value-type="float">
            <text:p>1003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04" calcext:value-type="float">
            <text:p>2304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677" calcext:value-type="float">
            <text:p>2677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62" calcext:value-type="float">
            <text:p>3362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22" calcext:value-type="float">
            <text:p>3622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14" calcext:value-type="float">
            <text:p>2114</text:p>
          </table:table-cell>
          <table:table-cell table:style-name="ce9" office:value-type="float" office:value="523" calcext:value-type="float">
            <text:p>523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42" calcext:value-type="float">
            <text:p>2942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036" calcext:value-type="float">
            <text:p>3036</text:p>
          </table:table-cell>
          <table:table-cell table:style-name="ce9" office:value-type="float" office:value="638" calcext:value-type="float">
            <text:p>63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940" calcext:value-type="float">
            <text:p>2940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06" calcext:value-type="float">
            <text:p>300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846" calcext:value-type="float">
            <text:p>2846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1717" calcext:value-type="float">
            <text:p>1717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590" calcext:value-type="float">
            <text:p>59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24" calcext:value-type="float">
            <text:p>24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number-columns-repeated="1020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_31" table:style-name="ta4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31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76" calcext:value-type="float">
            <text:p>76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7" calcext:value-type="float">
            <text:p>607</text:p>
          </table:table-cell>
          <table:table-cell table:style-name="ce9" office:value-type="float" office:value="117" calcext:value-type="float">
            <text:p>117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6" calcext:value-type="float">
            <text:p>626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2" calcext:value-type="float">
            <text:p>2022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1" calcext:value-type="float">
            <text:p>2311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29" calcext:value-type="float">
            <text:p>2729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93" calcext:value-type="float">
            <text:p>3393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39" calcext:value-type="float">
            <text:p>363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0" calcext:value-type="float">
            <text:p>2120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76" calcext:value-type="float">
            <text:p>297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213" calcext:value-type="float">
            <text:p>3213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209" calcext:value-type="float">
            <text:p>3209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77" calcext:value-type="float">
            <text:p>3077</text:p>
          </table:table-cell>
          <table:table-cell table:style-name="ce9" office:value-type="float" office:value="745" calcext:value-type="float">
            <text:p>745</text:p>
          </table:table-cell>
          <table:table-cell table:style-name="ce9" office:value-type="float" office:value="135" calcext:value-type="float">
            <text:p>13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960" calcext:value-type="float">
            <text:p>2960</text:p>
          </table:table-cell>
          <table:table-cell table:style-name="ce9" office:value-type="float" office:value="769" calcext:value-type="float">
            <text:p>769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12" calcext:value-type="float">
            <text:p>612</text:p>
          </table:table-cell>
          <table:table-cell table:style-name="ce9" office:value-type="float" office:value="132" calcext:value-type="float">
            <text:p>13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1915" calcext:value-type="float">
            <text:p>19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1241" calcext:value-type="float">
            <text:p>124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9" office:value-type="float" office:value="23" calcext:value-type="float">
            <text:p>23</text:p>
          </table:table-cell>
          <table:table-cell table:number-columns-repeated="1020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1" table:style-name="ta5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1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5" calcext:value-type="float">
            <text:p>2025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4" calcext:value-type="float">
            <text:p>231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46" calcext:value-type="float">
            <text:p>2746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31" calcext:value-type="float">
            <text:p>3431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44" calcext:value-type="float">
            <text:p>3644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7" calcext:value-type="float">
            <text:p>2127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96" calcext:value-type="float">
            <text:p>2996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374" calcext:value-type="float">
            <text:p>3374</text:p>
          </table:table-cell>
          <table:table-cell table:style-name="ce9" office:value-type="float" office:value="717" calcext:value-type="float">
            <text:p>717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436" calcext:value-type="float">
            <text:p>3436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292" calcext:value-type="float">
            <text:p>3292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067" calcext:value-type="float">
            <text:p>3067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85" calcext:value-type="float">
            <text:p>2085</text:p>
          </table:table-cell>
          <table:table-cell table:style-name="ce9" office:value-type="float" office:value="659" calcext:value-type="float">
            <text:p>659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000" calcext:value-type="float">
            <text:p>3000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151" calcext:value-type="float">
            <text:p>15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953" calcext:value-type="float">
            <text:p>95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43" calcext:value-type="float">
            <text:p>43</text:p>
          </table:table-cell>
          <table:table-cell table:style-name="ce9"/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2" table:style-name="ta6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2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1" calcext:value-type="float">
            <text:p>611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8" calcext:value-type="float">
            <text:p>2028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20" calcext:value-type="float">
            <text:p>2320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55" calcext:value-type="float">
            <text:p>2755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41" calcext:value-type="float">
            <text:p>3441</text:p>
          </table:table-cell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55" calcext:value-type="float">
            <text:p>3655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33" calcext:value-type="float">
            <text:p>2133</text:p>
          </table:table-cell>
          <table:table-cell table:style-name="ce9" office:value-type="float" office:value="545" calcext:value-type="float">
            <text:p>545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14" calcext:value-type="float">
            <text:p>3014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411" calcext:value-type="float">
            <text:p>3411</text:p>
          </table:table-cell>
          <table:table-cell table:style-name="ce9" office:value-type="float" office:value="729" calcext:value-type="float">
            <text:p>729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705" calcext:value-type="float">
            <text:p>3705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497" calcext:value-type="float">
            <text:p>3497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369" calcext:value-type="float">
            <text:p>3369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215" calcext:value-type="float">
            <text:p>2215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369" calcext:value-type="float">
            <text:p>2369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531" calcext:value-type="float">
            <text:p>3531</text:p>
          </table:table-cell>
          <table:table-cell table:style-name="ce9" office:value-type="float" office:value="781" calcext:value-type="float">
            <text:p>781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2192" calcext:value-type="float">
            <text:p>2192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80" calcext:value-type="float">
            <text:p>18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1047" calcext:value-type="float">
            <text:p>104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3" table:style-name="ta7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3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2" calcext:value-type="float">
            <text:p>612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8" calcext:value-type="float">
            <text:p>62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6" calcext:value-type="float">
            <text:p>100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2" calcext:value-type="float">
            <text:p>2032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2" calcext:value-type="float">
            <text:p>2332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86" calcext:value-type="float">
            <text:p>278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59" calcext:value-type="float">
            <text:p>3459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6" calcext:value-type="float">
            <text:p>3696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7" calcext:value-type="float">
            <text:p>2177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48" calcext:value-type="float">
            <text:p>2048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85" calcext:value-type="float">
            <text:p>3085</text:p>
          </table:table-cell>
          <table:table-cell table:style-name="ce9" office:value-type="float" office:value="782" calcext:value-type="float">
            <text:p>7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08" calcext:value-type="float">
            <text:p>3508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14" calcext:value-type="float">
            <text:p>3814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16" calcext:value-type="float">
            <text:p>3916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546" calcext:value-type="float">
            <text:p>3546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61" calcext:value-type="float">
            <text:p>2361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590" calcext:value-type="float">
            <text:p>2590</text:p>
          </table:table-cell>
          <table:table-cell table:style-name="ce9" office:value-type="float" office:value="809" calcext:value-type="float">
            <text:p>809</text:p>
          </table:table-cell>
          <table:table-cell table:style-name="ce9" office:value-type="float" office:value="192" calcext:value-type="float">
            <text:p>19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042" calcext:value-type="float">
            <text:p>4042</text:p>
          </table:table-cell>
          <table:table-cell table:style-name="ce9" office:value-type="float" office:value="896" calcext:value-type="float">
            <text:p>896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096" calcext:value-type="float">
            <text:p>3096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2761" calcext:value-type="float">
            <text:p>2761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2037" calcext:value-type="float">
            <text:p>203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4" table:style-name="ta8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4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7" calcext:value-type="float">
            <text:p>3697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93" calcext:value-type="float">
            <text:p>3093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3" calcext:value-type="float">
            <text:p>3523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1" calcext:value-type="float">
            <text:p>3831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50" calcext:value-type="float">
            <text:p>3950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719" calcext:value-type="float">
            <text:p>3719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4" calcext:value-type="float">
            <text:p>2384</text:p>
          </table:table-cell>
          <table:table-cell table:style-name="ce9" office:value-type="float" office:value="732" calcext:value-type="float">
            <text:p>73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42" calcext:value-type="float">
            <text:p>2642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05" calcext:value-type="float">
            <text:p>4305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473" calcext:value-type="float">
            <text:p>3473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170" calcext:value-type="float">
            <text:p>3170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477" calcext:value-type="float">
            <text:p>3477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1705" calcext:value-type="float">
            <text:p>170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76" calcext:value-type="float">
            <text:p>76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number-columns-repeated="1020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6" table:style-name="ta9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6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30" calcext:value-type="float">
            <text:p>63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9" calcext:value-type="float">
            <text:p>1009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7" calcext:value-type="float">
            <text:p>2337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9" calcext:value-type="float">
            <text:p>2799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5" calcext:value-type="float">
            <text:p>3465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62" calcext:value-type="float">
            <text:p>2062</text:p>
          </table:table-cell>
          <table:table-cell table:style-name="ce9" office:value-type="float" office:value="584" calcext:value-type="float">
            <text:p>58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5" calcext:value-type="float">
            <text:p>3115</text:p>
          </table:table-cell>
          <table:table-cell table:style-name="ce9" office:value-type="float" office:value="793" calcext:value-type="float">
            <text:p>793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34" calcext:value-type="float">
            <text:p>3534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44" calcext:value-type="float">
            <text:p>3844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82" calcext:value-type="float">
            <text:p>3982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46" calcext:value-type="float">
            <text:p>4046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673" calcext:value-type="float">
            <text:p>2673</text:p>
          </table:table-cell>
          <table:table-cell table:style-name="ce9" office:value-type="float" office:value="753" calcext:value-type="float">
            <text:p>753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714" calcext:value-type="float">
            <text:p>2714</text:p>
          </table:table-cell>
          <table:table-cell table:style-name="ce9" office:value-type="float" office:value="846" calcext:value-type="float">
            <text:p>846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74" calcext:value-type="float">
            <text:p>4374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35" calcext:value-type="float">
            <text:p>3735</text:p>
          </table:table-cell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62" calcext:value-type="float">
            <text:p>26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823" calcext:value-type="float">
            <text:p>3823</text:p>
          </table:table-cell>
          <table:table-cell table:style-name="ce9" office:value-type="float" office:value="944" calcext:value-type="float">
            <text:p>94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4461" calcext:value-type="float">
            <text:p>4461</text:p>
          </table:table-cell>
          <table:table-cell table:style-name="ce9" office:value-type="float" office:value="1014" calcext:value-type="float">
            <text:p>101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711" calcext:value-type="float">
            <text:p>3711</text:p>
          </table:table-cell>
          <table:table-cell table:style-name="ce9" office:value-type="float" office:value="994" calcext:value-type="float">
            <text:p>994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2112" calcext:value-type="float">
            <text:p>2112</text:p>
          </table:table-cell>
          <table:table-cell table:style-name="ce9" office:value-type="float" office:value="679" calcext:value-type="float">
            <text:p>679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1054" calcext:value-type="float">
            <text:p>105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6/20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2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5" table:style-name="ta10">
        <table:table-column table:style-name="co1" table:number-columns-repeated="256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5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4" calcext:value-type="float">
            <text:p>3114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5" calcext:value-type="float">
            <text:p>3525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7" calcext:value-type="float">
            <text:p>3837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60" calcext:value-type="float">
            <text:p>3960</text:p>
          </table:table-cell>
          <table:table-cell table:style-name="ce9" office:value-type="float" office:value="870" calcext:value-type="float">
            <text:p>870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10" calcext:value-type="float">
            <text:p>4010</text:p>
          </table:table-cell>
          <table:table-cell table:style-name="ce9" office:value-type="float" office:value="901" calcext:value-type="float">
            <text:p>901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8" calcext:value-type="float">
            <text:p>2388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52" calcext:value-type="float">
            <text:p>2652</text:p>
          </table:table-cell>
          <table:table-cell table:style-name="ce9" office:value-type="float" office:value="834" calcext:value-type="float">
            <text:p>834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56" calcext:value-type="float">
            <text:p>435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10" calcext:value-type="float">
            <text:p>3710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58" calcext:value-type="float">
            <text:p>258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571" calcext:value-type="float">
            <text:p>3571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905" calcext:value-type="float">
            <text:p>3905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250" calcext:value-type="float">
            <text:p>3250</text:p>
          </table:table-cell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209" calcext:value-type="float">
            <text:p>209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1091" calcext:value-type="float">
            <text:p>1091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07" table:style-name="ta11">
        <office:forms form:automatic-focus="false" form:apply-design-mode="false"/>
        <table:table-column table:style-name="co3" table:default-cell-style-name="ce11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102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07</text:p>
          </table:table-cell>
          <table:covered-table-cell table:number-columns-repeated="3" table:style-name="ce1"/>
          <table:table-cell table:number-columns-repeated="102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20"/>
        </table:table-row>
        <table:table-row table:style-name="ro8">
          <table:table-cell table:style-name="ce10" office:value-type="date" office:date-value="2020-03-02" calcext:value-type="date">
            <text:p>03/0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12"/>
          <table:table-cell table:number-columns-repeated="1019"/>
        </table:table-row>
        <table:table-row table:style-name="ro8"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8">
          <table:table-cell office:value-type="date" office:date-value="2020-03-04" calcext:value-type="date">
            <text:p>03/04/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8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8">
          <table:table-cell office:value-type="date" office:date-value="2020-03-06" calcext:value-type="date">
            <text:p>03/06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8">
          <table:table-cell office:value-type="date" office:date-value="2020-03-07" calcext:value-type="date">
            <text:p>03/07/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8">
          <table:table-cell office:value-type="date" office:date-value="2020-03-08" calcext:value-type="date">
            <text:p>03/08/2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8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8">
          <table:table-cell office:value-type="date" office:date-value="2020-03-10" calcext:value-type="date">
            <text:p>03/10/2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8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date" office:date-value="2020-03-12" calcext:value-type="date">
            <text:p>03/12/20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date" office:date-value="2020-03-13" calcext:value-type="date">
            <text:p>03/13/20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8">
          <table:table-cell office:value-type="date" office:date-value="2020-03-14" calcext:value-type="date">
            <text:p>03/14/20</text:p>
          </table:table-cell>
          <table:table-cell office:value-type="float" office:value="637" calcext:value-type="float">
            <text:p>637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date" office:date-value="2020-03-15" calcext:value-type="date">
            <text:p>03/15/20</text:p>
          </table:table-cell>
          <table:table-cell office:value-type="float" office:value="1026" calcext:value-type="float">
            <text:p>102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8">
          <table:table-cell office:value-type="date" office:date-value="2020-03-16" calcext:value-type="date">
            <text:p>03/16/20</text:p>
          </table:table-cell>
          <table:table-cell office:value-type="float" office:value="2095" calcext:value-type="float">
            <text:p>2095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8">
          <table:table-cell office:value-type="date" office:date-value="2020-03-17" calcext:value-type="date">
            <text:p>03/17/20</text:p>
          </table:table-cell>
          <table:table-cell office:value-type="float" office:value="2389" calcext:value-type="float">
            <text:p>2389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8">
          <table:table-cell office:value-type="date" office:date-value="2020-03-18" calcext:value-type="date">
            <text:p>03/18/20</text:p>
          </table:table-cell>
          <table:table-cell office:value-type="float" office:value="2892" calcext:value-type="float">
            <text:p>2892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8">
          <table:table-cell office:value-type="date" office:date-value="2020-03-19" calcext:value-type="date">
            <text:p>03/19/20</text:p>
          </table:table-cell>
          <table:table-cell office:value-type="float" office:value="3573" calcext:value-type="float">
            <text:p>3573</text:p>
          </table:table-cell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8">
          <table:table-cell office:value-type="date" office:date-value="2020-03-20" calcext:value-type="date">
            <text:p>03/20/20</text:p>
          </table:table-cell>
          <table:table-cell office:value-type="float" office:value="3762" calcext:value-type="float">
            <text:p>3762</text:p>
          </table:table-cell>
          <table:table-cell office:value-type="float" office:value="572" calcext:value-type="float">
            <text:p>572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8">
          <table:table-cell office:value-type="date" office:date-value="2020-03-21" calcext:value-type="date">
            <text:p>03/21/20</text:p>
          </table:table-cell>
          <table:table-cell office:value-type="float" office:value="2209" calcext:value-type="float">
            <text:p>2209</text:p>
          </table:table-cell>
          <table:table-cell office:value-type="float" office:value="623" calcext:value-type="float">
            <text:p>623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8">
          <table:table-cell office:value-type="date" office:date-value="2020-03-22" calcext:value-type="date">
            <text:p>03/22/20</text:p>
          </table:table-cell>
          <table:table-cell office:value-type="float" office:value="2075" calcext:value-type="float">
            <text:p>2075</text:p>
          </table:table-cell>
          <table:table-cell office:value-type="float" office:value="660" calcext:value-type="float">
            <text:p>66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8">
          <table:table-cell office:value-type="date" office:date-value="2020-03-23" calcext:value-type="date">
            <text:p>03/23/20</text:p>
          </table:table-cell>
          <table:table-cell office:value-type="float" office:value="3151" calcext:value-type="float">
            <text:p>3151</text:p>
          </table:table-cell>
          <table:table-cell office:value-type="float" office:value="936" calcext:value-type="float">
            <text:p>936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8">
          <table:table-cell office:value-type="date" office:date-value="2020-03-24" calcext:value-type="date">
            <text:p>03/24/20</text:p>
          </table:table-cell>
          <table:table-cell office:value-type="float" office:value="3670" calcext:value-type="float">
            <text:p>3670</text:p>
          </table:table-cell>
          <table:table-cell office:value-type="float" office:value="979" calcext:value-type="float">
            <text:p>979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8">
          <table:table-cell office:value-type="date" office:date-value="2020-03-25" calcext:value-type="date">
            <text:p>03/25/20</text:p>
          </table:table-cell>
          <table:table-cell office:value-type="float" office:value="3924" calcext:value-type="float">
            <text:p>3924</text:p>
          </table:table-cell>
          <table:table-cell office:value-type="float" office:value="1149" calcext:value-type="float">
            <text:p>1149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8">
          <table:table-cell office:value-type="date" office:date-value="2020-03-26" calcext:value-type="date">
            <text:p>03/26/20</text:p>
          </table:table-cell>
          <table:table-cell office:value-type="float" office:value="4084" calcext:value-type="float">
            <text:p>4084</text:p>
          </table:table-cell>
          <table:table-cell office:value-type="float" office:value="1232" calcext:value-type="float">
            <text:p>1232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8">
          <table:table-cell office:value-type="date" office:date-value="2020-03-27" calcext:value-type="date">
            <text:p>03/27/20</text:p>
          </table:table-cell>
          <table:table-cell office:value-type="float" office:value="4138" calcext:value-type="float">
            <text:p>4138</text:p>
          </table:table-cell>
          <table:table-cell office:value-type="float" office:value="1187" calcext:value-type="float">
            <text:p>1187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8">
          <table:table-cell office:value-type="date" office:date-value="2020-03-28" calcext:value-type="date">
            <text:p>03/28/20</text:p>
          </table:table-cell>
          <table:table-cell office:value-type="float" office:value="2817" calcext:value-type="float">
            <text:p>2817</text:p>
          </table:table-cell>
          <table:table-cell office:value-type="float" office:value="1079" calcext:value-type="float">
            <text:p>1079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8">
          <table:table-cell office:value-type="date" office:date-value="2020-03-29" calcext:value-type="date">
            <text:p>03/29/20</text:p>
          </table:table-cell>
          <table:table-cell office:value-type="float" office:value="2857" calcext:value-type="float">
            <text:p>2857</text:p>
          </table:table-cell>
          <table:table-cell office:value-type="float" office:value="1177" calcext:value-type="float">
            <text:p>1177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8">
          <table:table-cell office:value-type="date" office:date-value="2020-03-30" calcext:value-type="date">
            <text:p>03/30/20</text:p>
          </table:table-cell>
          <table:table-cell office:value-type="float" office:value="4572" calcext:value-type="float">
            <text:p>4572</text:p>
          </table:table-cell>
          <table:table-cell office:value-type="float" office:value="1375" calcext:value-type="float">
            <text:p>1375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8">
          <table:table-cell office:value-type="date" office:date-value="2020-03-31" calcext:value-type="date">
            <text:p>03/31/20</text:p>
          </table:table-cell>
          <table:table-cell office:value-type="float" office:value="3854" calcext:value-type="float">
            <text:p>3854</text:p>
          </table:table-cell>
          <table:table-cell office:value-type="float" office:value="1205" calcext:value-type="float">
            <text:p>1205</text:p>
          </table:table-cell>
          <table:table-cell office:value-type="float" office:value="309" calcext:value-type="float">
            <text:p>309</text:p>
          </table:table-cell>
          <table:table-cell table:number-columns-repeated="1020"/>
        </table:table-row>
        <table:table-row table:style-name="ro8">
          <table:table-cell office:value-type="date" office:date-value="2020-04-01" calcext:value-type="date">
            <text:p>04/01/20</text:p>
          </table:table-cell>
          <table:table-cell office:value-type="float" office:value="4017" calcext:value-type="float">
            <text:p>4017</text:p>
          </table:table-cell>
          <table:table-cell office:value-type="float" office:value="1138" calcext:value-type="float">
            <text:p>1138</text:p>
          </table:table-cell>
          <table:table-cell office:value-type="float" office:value="311" calcext:value-type="float">
            <text:p>311</text:p>
          </table:table-cell>
          <table:table-cell table:number-columns-repeated="1020"/>
        </table:table-row>
        <table:table-row table:style-name="ro8">
          <table:table-cell office:value-type="date" office:date-value="2020-04-02" calcext:value-type="date">
            <text:p>04/02/20</text:p>
          </table:table-cell>
          <table:table-cell office:value-type="float" office:value="4739" calcext:value-type="float">
            <text:p>4739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number-columns-repeated="1020"/>
        </table:table-row>
        <table:table-row table:style-name="ro8">
          <table:table-cell office:value-type="date" office:date-value="2020-04-03" calcext:value-type="date">
            <text:p>04/03/20</text:p>
          </table:table-cell>
          <table:table-cell office:value-type="float" office:value="4173" calcext:value-type="float">
            <text:p>4173</text:p>
          </table:table-cell>
          <table:table-cell office:value-type="float" office:value="1137" calcext:value-type="float">
            <text:p>1137</text:p>
          </table:table-cell>
          <table:table-cell office:value-type="float" office:value="285" calcext:value-type="float">
            <text:p>285</text:p>
          </table:table-cell>
          <table:table-cell table:number-columns-repeated="1020"/>
        </table:table-row>
        <table:table-row table:style-name="ro8">
          <table:table-cell office:value-type="date" office:date-value="2020-04-04" calcext:value-type="date">
            <text:p>04/04/20</text:p>
          </table:table-cell>
          <table:table-cell office:value-type="float" office:value="2730" calcext:value-type="float">
            <text:p>2730</text:p>
          </table:table-cell>
          <table:table-cell office:value-type="float" office:value="788" calcext:value-type="float">
            <text:p>788</text:p>
          </table:table-cell>
          <table:table-cell office:value-type="float" office:value="272" calcext:value-type="float">
            <text:p>272</text:p>
          </table:table-cell>
          <table:table-cell table:number-columns-repeated="1020"/>
        </table:table-row>
        <table:table-row table:style-name="ro8">
          <table:table-cell office:value-type="date" office:date-value="2020-04-05" calcext:value-type="date">
            <text:p>04/05/20</text:p>
          </table:table-cell>
          <table:table-cell office:value-type="float" office:value="2212" calcext:value-type="float">
            <text:p>2212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table:number-columns-repeated="1020"/>
        </table:table-row>
        <table:table-row table:style-name="ro8">
          <table:table-cell office:value-type="date" office:date-value="2020-04-06" calcext:value-type="date">
            <text:p>04/06/20</text:p>
          </table:table-cell>
          <table:table-cell office:value-type="float" office:value="1587" calcext:value-type="float">
            <text:p>1587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number-columns-repeated="1020"/>
        </table:table-row>
        <table:table-row table:style-name="ro8">
          <table:table-cell office:value-type="date" office:date-value="2020-04-07" calcext:value-type="date">
            <text:p>04/07/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0"/>
        </table:table-row>
      </table:table>
      <table:table table:name="4_10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1019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0</text:p>
          </table:table-cell>
          <table:covered-table-cell table:number-columns-repeated="3" table:style-name="ce1"/>
          <table:table-cell table:number-columns-repeated="1019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1019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table:number-columns-repeated="1020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9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1019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19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9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1019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2" calcext:value-type="float">
            <text:p>64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8" calcext:value-type="float">
            <text:p>2388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19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3" calcext:value-type="float">
            <text:p>2893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7" calcext:value-type="float">
            <text:p>3577</text:p>
          </table:table-cell>
          <table:table-cell table:style-name="ce18" office:value-type="float" office:value="517" calcext:value-type="float">
            <text:p>517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19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7" calcext:value-type="float">
            <text:p>647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1019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3" calcext:value-type="float">
            <text:p>2413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9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49" calcext:value-type="float">
            <text:p>1049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88" calcext:value-type="float">
            <text:p>4488</text:p>
          </table:table-cell>
          <table:table-cell table:style-name="ce18" office:value-type="float" office:value="1215" calcext:value-type="float">
            <text:p>1215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1019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27" calcext:value-type="float">
            <text:p>4627</text:p>
          </table:table-cell>
          <table:table-cell office:value-type="float" office:value="1319" calcext:value-type="float">
            <text:p>1319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0" calcext:value-type="float">
            <text:p>4680</text:p>
          </table:table-cell>
          <table:table-cell table:style-name="ce18" office:value-type="float" office:value="1283" calcext:value-type="float">
            <text:p>1283</text:p>
          </table:table-cell>
          <table:table-cell table:style-name="ce18" office:value-type="float" office:value="183" calcext:value-type="float">
            <text:p>183</text:p>
          </table:table-cell>
          <table:table-cell table:number-columns-repeated="1019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37" calcext:value-type="float">
            <text:p>3137</text:p>
          </table:table-cell>
          <table:table-cell office:value-type="float" office:value="1227" calcext:value-type="float">
            <text:p>1227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4" calcext:value-type="float">
            <text:p>3184</text:p>
          </table:table-cell>
          <table:table-cell table:style-name="ce18" office:value-type="float" office:value="1290" calcext:value-type="float">
            <text:p>1290</text:p>
          </table:table-cell>
          <table:table-cell table:style-name="ce18" office:value-type="float" office:value="252" calcext:value-type="float">
            <text:p>252</text:p>
          </table:table-cell>
          <table:table-cell table:number-columns-repeated="1019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33" calcext:value-type="float">
            <text:p>5633</text:p>
          </table:table-cell>
          <table:table-cell office:value-type="float" office:value="1562" calcext:value-type="float">
            <text:p>1562</text:p>
          </table:table-cell>
          <table:table-cell office:value-type="float" office:value="275" calcext:value-type="float">
            <text:p>275</text:p>
          </table:table-cell>
          <table:table-cell table:number-columns-repeated="1019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22" calcext:value-type="float">
            <text:p>4922</text:p>
          </table:table-cell>
          <table:table-cell table:style-name="ce18" office:value-type="float" office:value="1437" calcext:value-type="float">
            <text:p>1437</text:p>
          </table:table-cell>
          <table:table-cell table:style-name="ce18" office:value-type="float" office:value="324" calcext:value-type="float">
            <text:p>324</text:p>
          </table:table-cell>
          <table:table-cell table:number-columns-repeated="1019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684" calcext:value-type="float">
            <text:p>4684</text:p>
          </table:table-cell>
          <table:table-cell office:value-type="float" office:value="1439" calcext:value-type="float">
            <text:p>1439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206" calcext:value-type="float">
            <text:p>5206</text:p>
          </table:table-cell>
          <table:table-cell table:style-name="ce18" office:value-type="float" office:value="1617" calcext:value-type="float">
            <text:p>1617</text:p>
          </table:table-cell>
          <table:table-cell table:style-name="ce18" office:value-type="float" office:value="392" calcext:value-type="float">
            <text:p>392</text:p>
          </table:table-cell>
          <table:table-cell table:number-columns-repeated="1019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899" calcext:value-type="float">
            <text:p>4899</text:p>
          </table:table-cell>
          <table:table-cell office:value-type="float" office:value="1627" calcext:value-type="float">
            <text:p>1627</text:p>
          </table:table-cell>
          <table:table-cell office:value-type="float" office:value="410" calcext:value-type="float">
            <text:p>410</text:p>
          </table:table-cell>
          <table:table-cell table:number-columns-repeated="1019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230" calcext:value-type="float">
            <text:p>3230</text:p>
          </table:table-cell>
          <table:table-cell table:style-name="ce18" office:value-type="float" office:value="1340" calcext:value-type="float">
            <text:p>1340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1019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184" calcext:value-type="float">
            <text:p>3184</text:p>
          </table:table-cell>
          <table:table-cell office:value-type="float" office:value="1290" calcext:value-type="float">
            <text:p>1290</text:p>
          </table:table-cell>
          <table:table-cell office:value-type="float" office:value="447" calcext:value-type="float">
            <text:p>447</text:p>
          </table:table-cell>
          <table:table-cell table:number-columns-repeated="1019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024" calcext:value-type="float">
            <text:p>5024</text:p>
          </table:table-cell>
          <table:table-cell table:style-name="ce18" office:value-type="float" office:value="1394" calcext:value-type="float">
            <text:p>1394</text:p>
          </table:table-cell>
          <table:table-cell table:style-name="ce18" office:value-type="float" office:value="427" calcext:value-type="float">
            <text:p>427</text:p>
          </table:table-cell>
          <table:table-cell table:number-columns-repeated="1019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3876" calcext:value-type="float">
            <text:p>3876</text:p>
          </table:table-cell>
          <table:table-cell office:value-type="float" office:value="913" calcext:value-type="float">
            <text:p>913</text:p>
          </table:table-cell>
          <table:table-cell office:value-type="float" office:value="419" calcext:value-type="float">
            <text:p>419</text:p>
          </table:table-cell>
          <table:table-cell table:number-columns-repeated="1019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2507" calcext:value-type="float">
            <text:p>2507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321" calcext:value-type="float">
            <text:p>321</text:p>
          </table:table-cell>
          <table:table-cell table:number-columns-repeated="1019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number-columns-repeated="1019"/>
        </table:table-row>
      </table:table>
      <table:table table:name="Deaths" table:style-name="ta13">
        <office:forms form:automatic-focus="false" form:apply-design-mode="false"/>
        <table:table-column table:style-name="co5" table:default-cell-style-name="ce5"/>
        <table:table-column table:style-name="co6" table:number-columns-repeated="1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239" table:default-cell-style-name="ce5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number-columns-repeated="1007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6"/>
          <table:table-cell table:style-name="ce8"/>
          <table:table-cell table:style-name="ce29" table:number-columns-repeated="2"/>
          <table:table-cell table:style-name="ce8" table:number-columns-repeated="12"/>
          <table:table-cell table:number-columns-repeated="1007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8" calcext:value-type="float">
            <text:p>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9" calcext:value-type="float">
            <text:p>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13" calcext:value-type="float">
            <text:p>1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9" calcext:value-type="float">
            <text:p>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14" calcext:value-type="float">
            <text:p>1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43" calcext:value-type="float">
            <text:p>4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2"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8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2" table:style-name="ce9" office:value-type="float" office:value="129" calcext:value-type="float">
            <text:p>12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12" table:style-name="ce9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number-columns-repeated="2"/>
          <table:table-cell table:number-columns-repeated="8"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12" table:style-name="ce9" office:value-type="float" office:value="9" calcext:value-type="float">
            <text:p>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number-columns-repeated="2"/>
          <table:table-cell table:number-columns-repeated="12" table:style-name="ce9" office:value-type="float" office:value="7" calcext:value-type="float">
            <text:p>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10" table:style-name="ce9" office:value-type="float" office:value="21" calcext:value-type="float">
            <text:p>2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7" table:style-name="ce9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8" calcext:value-type="float">
            <text:p>38</text:p>
          </table:table-cell>
          <table:table-cell table:style-name="ce25" table:number-columns-repeated="2"/>
          <table:table-cell table:number-columns-repeated="2" table:style-name="ce9" office:value-type="float" office:value="42" calcext:value-type="float">
            <text:p>42</text:p>
          </table:table-cell>
          <table:table-cell table:number-columns-repeated="6" table:style-name="ce9" office:value-type="float" office:value="43" calcext:value-type="float">
            <text:p>43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25" table:number-columns-repeated="2"/>
          <table:table-cell table:number-columns-repeated="2" table:style-name="ce9" office:value-type="float" office:value="32" calcext:value-type="float">
            <text:p>32</text:p>
          </table:table-cell>
          <table:table-cell table:number-columns-repeated="3" table:style-name="ce9" office:value-type="float" office:value="33" calcext:value-type="float">
            <text:p>33</text:p>
          </table:table-cell>
          <table:table-cell table:number-columns-repeated="3" table:style-name="ce9" office:value-type="float" office:value="34" calcext:value-type="float">
            <text:p>34</text:p>
          </table:table-cell>
          <table:table-cell table:number-columns-repeated="4" table:style-name="ce9" office:value-type="float" office:value="36" calcext:value-type="float">
            <text:p>3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  <table:table-cell table:style-name="ce25" table:number-columns-repeated="2"/>
          <table:table-cell table:number-columns-repeated="8" table:style-name="ce9" office:value-type="float" office:value="44" calcext:value-type="float">
            <text:p>44</text:p>
          </table:table-cell>
          <table:table-cell table:number-columns-repeated="4" table:style-name="ce9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7" office:value-type="float" office:value="58" calcext:value-type="float">
            <text:p>5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number-columns-repeated="2"/>
          <table:table-cell table:number-columns-repeated="2" table:style-name="ce9" office:value-type="float" office:value="73" calcext:value-type="float">
            <text:p>73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3" table:style-name="ce9" office:value-type="float" office:value="77" calcext:value-type="float">
            <text:p>77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3" table:style-name="ce9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7" office:value-type="float" office:value="57" calcext:value-type="float">
            <text:p>57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number-columns-repeated="2"/>
          <table:table-cell table:style-name="ce9" office:value-type="float" office:value="72" calcext:value-type="float">
            <text:p>7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3"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75" calcext:value-type="float">
            <text:p>75</text:p>
          </table:table-cell>
          <table:table-cell table:style-name="ce25" table:number-columns-repeated="2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3" table:style-name="ce9" office:value-type="float" office:value="106" calcext:value-type="float">
            <text:p>106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2" table:style-name="ce9" office:value-type="float" office:value="112" calcext:value-type="float">
            <text:p>11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54" calcext:value-type="float">
            <text:p>54</text:p>
          </table:table-cell>
          <table:table-cell table:style-name="ce25" table:number-columns-repeated="2"/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" table:style-name="ce9" office:value-type="float" office:value="170" calcext:value-type="float">
            <text:p>17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23"/>
          <table:table-cell table:style-name="ce9" office:value-type="float" office:value="20" calcext:value-type="float">
            <text:p>20</text:p>
          </table:table-cell>
          <table:table-cell table:style-name="ce25" table:number-columns-repeated="2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" table:style-name="ce9" office:value-type="float" office:value="167" calcext:value-type="float">
            <text:p>167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2" table:style-name="ce9" office:value-type="float" office:value="183" calcext:value-type="float">
            <text:p>18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" table:style-name="ce9" office:value-type="float" office:value="191" calcext:value-type="float">
            <text:p>191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" table:style-name="ce9" office:value-type="float" office:value="230" calcext:value-type="float">
            <text:p>230</text:p>
          </table:table-cell>
          <table:table-cell table:style-name="ce9" office:value-type="float" office:value="232" calcext:value-type="float">
            <text:p>23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52" calcext:value-type="float">
            <text:p>25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9" calcext:value-type="float">
            <text:p>269</text:p>
          </table:table-cell>
          <table:table-cell table:style-name="ce9" office:value-type="float" office:value="275" calcext:value-type="float">
            <text:p>27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4" calcext:value-type="float">
            <text:p>32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9" office:value-type="float" office:value="37" calcext:value-type="float">
            <text:p>3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float" office:value="363" calcext:value-type="float">
            <text:p>36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410" calcext:value-type="float">
            <text:p>41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398" calcext:value-type="float">
            <text:p>39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47" calcext:value-type="float">
            <text:p>44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27" calcext:value-type="float">
            <text:p>42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0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419" calcext:value-type="float">
            <text:p>41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0"/>
          <table:table-cell table:style-name="ce9" table:number-columns-repeated="2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321" calcext:value-type="float">
            <text:p>32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0"/>
          <table:table-cell table:style-name="ce9" table:number-columns-repeated="3"/>
          <table:table-cell table:style-name="ce9" office:value-type="float" office:value="35" calcext:value-type="float">
            <text:p>35</text:p>
          </table:table-cell>
          <table:table-cell table:style-name="ce9" office:value-type="float" office:value="238" calcext:value-type="float">
            <text:p>23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4"/>
          <table:table-cell table:style-name="ce25" office:value-type="float" office:value="32" calcext:value-type="float">
            <text:p>32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5" table:number-columns-repeated="15"/>
          <table:table-cell table:number-columns-repeated="1007"/>
        </table:table-row>
        <table:table-row table:style-name="ro4">
          <table:table-cell table:style-name="ce4" office:value-type="string" calcext:value-type="string">
            <text:p>Total Deaths</text:p>
          </table:table-cell>
          <table:table-cell table:style-name="ce24" table:formula="of:=SUM([.B3:.B35])" office:value-type="float" office:value="364" calcext:value-type="float">
            <text:p>364</text:p>
          </table:table-cell>
          <table:table-cell table:style-name="ce26" table:formula="of:=SUM([.C3:.C35])" office:value-type="float" office:value="448" calcext:value-type="float">
            <text:p>448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898" calcext:value-type="float">
            <text:p>898</text:p>
          </table:table-cell>
          <table:table-cell table:style-name="ce26" table:formula="of:=SUM([.G3:.G35])" office:value-type="float" office:value="1091" calcext:value-type="float">
            <text:p>1,091</text:p>
          </table:table-cell>
          <table:table-cell table:style-name="ce26" table:formula="of:=SUM([.H3:.H35])" office:value-type="float" office:value="1368" calcext:value-type="float">
            <text:p>1,368</text:p>
          </table:table-cell>
          <table:table-cell table:style-name="ce26" table:formula="of:=SUM([.I3:.I35])" office:value-type="float" office:value="1552" calcext:value-type="float">
            <text:p>1,552</text:p>
          </table:table-cell>
          <table:table-cell table:style-name="ce26" table:formula="of:=SUM([.J3:.J35])" office:value-type="float" office:value="1859" calcext:value-type="float">
            <text:p>1,859</text:p>
          </table:table-cell>
          <table:table-cell table:style-name="ce26" table:formula="of:=SUM([.K4:.K36])" office:value-type="float" office:value="2252" calcext:value-type="float">
            <text:p>2,252</text:p>
          </table:table-cell>
          <table:table-cell table:style-name="ce26" table:formula="of:=SUM([.L5:.L37])" office:value-type="float" office:value="2471" calcext:value-type="float">
            <text:p>2,471</text:p>
          </table:table-cell>
          <table:table-cell table:style-name="ce26" table:formula="of:=SUM([.M3:.M42])" office:value-type="float" office:value="2736" calcext:value-type="float">
            <text:p>2,736</text:p>
          </table:table-cell>
          <table:table-cell table:style-name="ce26" table:formula="of:=SUM([.N3:.N42])" office:value-type="float" office:value="3540" calcext:value-type="float">
            <text:p>3,540</text:p>
          </table:table-cell>
          <table:table-cell table:style-name="ce26" table:formula="of:=SUM([.O3:.O42])" office:value-type="float" office:value="4255" calcext:value-type="float">
            <text:p>4,255</text:p>
          </table:table-cell>
          <table:table-cell table:style-name="ce26" table:formula="of:=SUM([.P3:.P42])" office:value-type="float" office:value="4970" calcext:value-type="float">
            <text:p>4,970</text:p>
          </table:table-cell>
          <table:table-cell table:style-name="ce26" table:formula="of:=SUM([.Q3:.Q42])" office:value-type="float" office:value="5628" calcext:value-type="float">
            <text:p>5,628</text:p>
          </table:table-cell>
          <table:table-cell table:number-columns-repeated="1007"/>
        </table:table-row>
        <table:table-row table:style-name="ro10">
          <table:table-cell table:style-name="ce4" office:value-type="string" calcext:value-type="string">
            <text:p>Reported <text:s text:c="12"/>New Deaths</text:p>
          </table:table-cell>
          <table:table-cell table:style-name="ce23"/>
          <table:table-cell table:style-name="ce27" table:formula="of:=[.C44]-[.B44]" office:value-type="float" office:value="84" calcext:value-type="float">
            <text:p>84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4]-[.C44]" office:value-type="float" office:value="450" calcext:value-type="float">
            <text:p>450</text:p>
          </table:table-cell>
          <table:table-cell table:style-name="ce27" table:formula="of:=[.G44]-[.F44]" office:value-type="float" office:value="193" calcext:value-type="float">
            <text:p>193</text:p>
          </table:table-cell>
          <table:table-cell table:style-name="ce27" table:formula="of:=[.H44]-[.G44]" office:value-type="float" office:value="277" calcext:value-type="float">
            <text:p>277</text:p>
          </table:table-cell>
          <table:table-cell table:style-name="ce27" table:formula="of:=[.I44]-[.H44]" office:value-type="float" office:value="184" calcext:value-type="float">
            <text:p>184</text:p>
          </table:table-cell>
          <table:table-cell table:style-name="ce27" table:formula="of:=[.J44]-[.I44]" office:value-type="float" office:value="307" calcext:value-type="float">
            <text:p>307</text:p>
          </table:table-cell>
          <table:table-cell table:style-name="ce27" table:formula="of:=[.K44]-[.J44]" office:value-type="float" office:value="393" calcext:value-type="float">
            <text:p>393</text:p>
          </table:table-cell>
          <table:table-cell table:style-name="ce27" table:formula="of:=[.L44]-[.K44]" office:value-type="float" office:value="219" calcext:value-type="float">
            <text:p>219</text:p>
          </table:table-cell>
          <table:table-cell table:style-name="ce27" table:formula="of:=[.M44]-[.L44]" office:value-type="float" office:value="265" calcext:value-type="float">
            <text:p>265</text:p>
          </table:table-cell>
          <table:table-cell table:style-name="ce27" table:formula="of:=[.N44]-[.M44]" office:value-type="float" office:value="804" calcext:value-type="float">
            <text:p>804</text:p>
          </table:table-cell>
          <table:table-cell table:style-name="ce27" table:formula="of:=[.O44]-[.N44]" office:value-type="float" office:value="715" calcext:value-type="float">
            <text:p>715</text:p>
          </table:table-cell>
          <table:table-cell table:style-name="ce27" table:formula="of:=[.P44]-[.O44]" office:value-type="float" office:value="715" calcext:value-type="float">
            <text:p>715</text:p>
          </table:table-cell>
          <table:table-cell table:style-name="ce27" table:formula="of:=[.Q44]-[.P44]" office:value-type="float" office:value="658" calcext:value-type="float">
            <text:p>658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74" calcext:value-type="float">
            <text:p>74</text:p>
          </table:table-cell>
          <table:table-cell table:style-name="ce25"/>
          <table:table-cell table:style-name="ce31"/>
          <table:table-cell table:style-name="ce32" table:formula="of:=SUM([.F30:.F31])" office:value-type="float" office:value="108" calcext:value-type="float">
            <text:p>108</text:p>
          </table:table-cell>
          <table:table-cell table:style-name="ce27" table:formula="of:=SUM([.G31:.G32])" office:value-type="float" office:value="128" calcext:value-type="float">
            <text:p>128</text:p>
          </table:table-cell>
          <table:table-cell table:style-name="ce27" table:formula="of:=SUM([.H32:.H33])" office:value-type="float" office:value="185" calcext:value-type="float">
            <text:p>185</text:p>
          </table:table-cell>
          <table:table-cell table:style-name="ce27" table:formula="of:=SUM([.I33:.I34])" office:value-type="float" office:value="158" calcext:value-type="float">
            <text:p>158</text:p>
          </table:table-cell>
          <table:table-cell table:style-name="ce27" table:formula="of:=SUM([.J34:.J35])" office:value-type="float" office:value="152" calcext:value-type="float">
            <text:p>152</text:p>
          </table:table-cell>
          <table:table-cell table:style-name="ce27" table:formula="of:=SUM([.K35:.K36])" office:value-type="float" office:value="197" calcext:value-type="float">
            <text:p>197</text:p>
          </table:table-cell>
          <table:table-cell table:style-name="ce27" table:formula="of:=SUM([.L36:.L37])" office:value-type="float" office:value="171" calcext:value-type="float">
            <text:p>171</text:p>
          </table:table-cell>
          <table:table-cell table:style-name="ce27" table:formula="of:=SUM([.M37:.M38])" office:value-type="float" office:value="210" calcext:value-type="float">
            <text:p>210</text:p>
          </table:table-cell>
          <table:table-cell table:style-name="ce27" table:formula="of:=SUM([.N38:.N39])" office:value-type="float" office:value="221" calcext:value-type="float">
            <text:p>221</text:p>
          </table:table-cell>
          <table:table-cell table:style-name="ce27" table:formula="of:=SUM([.O39:.O40])" office:value-type="float" office:value="269" calcext:value-type="float">
            <text:p>269</text:p>
          </table:table-cell>
          <table:table-cell table:style-name="ce27" table:formula="of:=SUM([.P40:.P41])" office:value-type="float" office:value="256" calcext:value-type="float">
            <text:p>256</text:p>
          </table:table-cell>
          <table:table-cell table:style-name="ce27" table:formula="of:=SUM([.Q41:.Q42])" office:value-type="float" office:value="270" calcext:value-type="float">
            <text:p>27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5]-[.C46]" office:value-type="float" office:value="10" calcext:value-type="float">
            <text:p>10</text:p>
          </table:table-cell>
          <table:table-cell table:style-name="ce25"/>
          <table:table-cell table:style-name="ce31"/>
          <table:table-cell table:style-name="ce32" table:formula="of:=[.F45]-[.F46]" office:value-type="float" office:value="342" calcext:value-type="float">
            <text:p>342</text:p>
          </table:table-cell>
          <table:table-cell table:style-name="ce27" table:formula="of:=[.G45]-[.G46]" office:value-type="float" office:value="65" calcext:value-type="float">
            <text:p>65</text:p>
          </table:table-cell>
          <table:table-cell table:style-name="ce27" table:formula="of:=[.H45]-[.H46]" office:value-type="float" office:value="92" calcext:value-type="float">
            <text:p>92</text:p>
          </table:table-cell>
          <table:table-cell table:style-name="ce27" table:formula="of:=[.I45]-[.I46]" office:value-type="float" office:value="26" calcext:value-type="float">
            <text:p>26</text:p>
          </table:table-cell>
          <table:table-cell table:style-name="ce27" table:formula="of:=[.J45]-[.J46]" office:value-type="float" office:value="155" calcext:value-type="float">
            <text:p>155</text:p>
          </table:table-cell>
          <table:table-cell table:style-name="ce27" table:formula="of:=[.K45]-[.K46]" office:value-type="float" office:value="196" calcext:value-type="float">
            <text:p>196</text:p>
          </table:table-cell>
          <table:table-cell table:style-name="ce27" table:formula="of:=[.L45]-[.L46]" office:value-type="float" office:value="48" calcext:value-type="float">
            <text:p>48</text:p>
          </table:table-cell>
          <table:table-cell table:style-name="ce27" table:formula="of:=[.M45]-[.M46]" office:value-type="float" office:value="55" calcext:value-type="float">
            <text:p>55</text:p>
          </table:table-cell>
          <table:table-cell table:style-name="ce27" table:formula="of:=[.N45]-[.N46]" office:value-type="float" office:value="583" calcext:value-type="float">
            <text:p>583</text:p>
          </table:table-cell>
          <table:table-cell table:style-name="ce27" table:formula="of:=[.O45]-[.O46]" office:value-type="float" office:value="446" calcext:value-type="float">
            <text:p>446</text:p>
          </table:table-cell>
          <table:table-cell table:style-name="ce27" table:formula="of:=[.P45]-[.P46]" office:value-type="float" office:value="459" calcext:value-type="float">
            <text:p>459</text:p>
          </table:table-cell>
          <table:table-cell table:style-name="ce27" table:formula="of:=[.Q45]-[.Q46]" office:value-type="float" office:value="388" calcext:value-type="float">
            <text:p>388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47]/[.C45]" office:value-type="percentage" office:value="0.119047619047619" calcext:value-type="percentage">
            <text:p>12%</text:p>
          </table:table-cell>
          <table:table-cell table:style-name="ce25"/>
          <table:table-cell table:style-name="ce31"/>
          <table:table-cell table:style-name="ce33" table:formula="of:=[.F47]/[.F45]" office:value-type="percentage" office:value="0.76" calcext:value-type="percentage">
            <text:p>76%</text:p>
          </table:table-cell>
          <table:table-cell table:style-name="ce28" table:formula="of:=[.G47]/[.G45]" office:value-type="percentage" office:value="0.336787564766839" calcext:value-type="percentage">
            <text:p>34%</text:p>
          </table:table-cell>
          <table:table-cell table:style-name="ce28" table:formula="of:=[.H47]/[.H45]" office:value-type="percentage" office:value="0.332129963898917" calcext:value-type="percentage">
            <text:p>33%</text:p>
          </table:table-cell>
          <table:table-cell table:style-name="ce28" table:formula="of:=[.I47]/[.I45]" office:value-type="percentage" office:value="0.141304347826087" calcext:value-type="percentage">
            <text:p>14%</text:p>
          </table:table-cell>
          <table:table-cell table:style-name="ce28" table:formula="of:=[.J47]/[.J45]" office:value-type="percentage" office:value="0.504885993485342" calcext:value-type="percentage">
            <text:p>50%</text:p>
          </table:table-cell>
          <table:table-cell table:style-name="ce28" table:formula="of:=[.K47]/[.K45]" office:value-type="percentage" office:value="0.498727735368957" calcext:value-type="percentage">
            <text:p>50%</text:p>
          </table:table-cell>
          <table:table-cell table:style-name="ce28" table:formula="of:=[.L47]/[.L45]" office:value-type="percentage" office:value="0.219178082191781" calcext:value-type="percentage">
            <text:p>22%</text:p>
          </table:table-cell>
          <table:table-cell table:style-name="ce28" table:formula="of:=[.M47]/[.M45]" office:value-type="percentage" office:value="0.207547169811321" calcext:value-type="percentage">
            <text:p>21%</text:p>
          </table:table-cell>
          <table:table-cell table:style-name="ce28" table:formula="of:=[.N47]/[.N45]" office:value-type="percentage" office:value="0.725124378109453" calcext:value-type="percentage">
            <text:p>73%</text:p>
          </table:table-cell>
          <table:table-cell table:style-name="ce28" table:formula="of:=[.O47]/[.O45]" office:value-type="percentage" office:value="0.623776223776224" calcext:value-type="percentage">
            <text:p>62%</text:p>
          </table:table-cell>
          <table:table-cell table:style-name="ce28" table:formula="of:=[.P47]/[.P45]" office:value-type="percentage" office:value="0.641958041958042" calcext:value-type="percentage">
            <text:p>64%</text:p>
          </table:table-cell>
          <table:table-cell table:style-name="ce28" table:formula="of:=[.Q47]/[.Q45]" office:value-type="percentage" office:value="0.589665653495441" calcext:value-type="percentage">
            <text:p>59%</text:p>
          </table:table-cell>
          <table:table-cell table:number-columns-repeated="1007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@BackDated-Deaths" table:style-name="ta14">
        <office:forms form:automatic-focus="false" form:apply-design-mode="false"/>
        <table:table-column table:style-name="co3" table:number-columns-repeated="1024" table:default-cell-style-name="Default"/>
        <table:table-row table:style-name="ro11">
          <table:table-cell table:number-columns-repeated="2"/>
          <table:table-cell table:style-name="ce12" table:formula="of:=[$Deaths.G2]" office:value-type="date" office:date-value="2020-03-31" calcext:value-type="date">
            <text:p>3/31</text:p>
          </table:table-cell>
          <table:table-cell table:style-name="ce12" table:formula="of:=[$Deaths.H2]" office:value-type="date" office:date-value="2020-04-01" calcext:value-type="date">
            <text:p>4/1</text:p>
          </table:table-cell>
          <table:table-cell table:style-name="ce12" table:formula="of:=[$Deaths.I2]" office:value-type="date" office:date-value="2020-04-02" calcext:value-type="date">
            <text:p>4/2</text:p>
          </table:table-cell>
          <table:table-cell table:style-name="ce12" table:formula="of:=[$Deaths.J2]" office:value-type="date" office:date-value="2020-04-03" calcext:value-type="date">
            <text:p>4/3</text:p>
          </table:table-cell>
          <table:table-cell table:style-name="ce12" table:formula="of:=[$Deaths.K2]" office:value-type="date" office:date-value="2020-04-04" calcext:value-type="date">
            <text:p>4/4</text:p>
          </table:table-cell>
          <table:table-cell table:style-name="ce12" table:formula="of:=[$Deaths.L2]" office:value-type="date" office:date-value="2020-04-05" calcext:value-type="date">
            <text:p>4/5</text:p>
          </table:table-cell>
          <table:table-cell table:style-name="ce12" table:formula="of:=[$Deaths.M2]" office:value-type="date" office:date-value="2020-04-06" calcext:value-type="date">
            <text:p>4/6</text:p>
          </table:table-cell>
          <table:table-cell table:style-name="ce12" table:formula="of:=[$Deaths.N2]" office:value-type="date" office:date-value="2020-04-07" calcext:value-type="date">
            <text:p>4/7</text:p>
          </table:table-cell>
          <table:table-cell table:style-name="ce12" table:formula="of:=[$Deaths.O2]" office:value-type="date" office:date-value="2020-04-08" calcext:value-type="date">
            <text:p>4/8</text:p>
          </table:table-cell>
          <table:table-cell table:style-name="ce12" table:formula="of:=[$Deaths.P2]" office:value-type="date" office:date-value="2020-04-09" calcext:value-type="date">
            <text:p>4/9</text:p>
          </table:table-cell>
          <table:table-cell table:style-name="ce12" table:formula="of:=[$Deaths.Q2]" office:value-type="date" office:date-value="2020-04-10" calcext:value-type="date">
            <text:p>4/10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Deaths.G44]" office:value-type="float" office:value="1091" calcext:value-type="float">
            <text:p>1,091</text:p>
          </table:table-cell>
          <table:table-cell table:style-name="ce35" table:formula="of:=[$Deaths.H44]" office:value-type="float" office:value="1368" calcext:value-type="float">
            <text:p>1,368</text:p>
          </table:table-cell>
          <table:table-cell table:style-name="ce35" table:formula="of:=[$Deaths.I44]" office:value-type="float" office:value="1552" calcext:value-type="float">
            <text:p>1,552</text:p>
          </table:table-cell>
          <table:table-cell table:style-name="ce35" table:formula="of:=[$Deaths.J44]" office:value-type="float" office:value="1859" calcext:value-type="float">
            <text:p>1,859</text:p>
          </table:table-cell>
          <table:table-cell table:style-name="ce35" table:formula="of:=[$Deaths.K44]" office:value-type="float" office:value="2252" calcext:value-type="float">
            <text:p>2,252</text:p>
          </table:table-cell>
          <table:table-cell table:style-name="ce35" table:formula="of:=[$Deaths.L44]" office:value-type="float" office:value="2471" calcext:value-type="float">
            <text:p>2,471</text:p>
          </table:table-cell>
          <table:table-cell table:style-name="ce35" table:formula="of:=[$Deaths.M44]" office:value-type="float" office:value="2736" calcext:value-type="float">
            <text:p>2,736</text:p>
          </table:table-cell>
          <table:table-cell table:style-name="ce35" table:formula="of:=[$Deaths.N44]" office:value-type="float" office:value="3540" calcext:value-type="float">
            <text:p>3,540</text:p>
          </table:table-cell>
          <table:table-cell table:style-name="ce35" table:formula="of:=[$Deaths.O44]" office:value-type="float" office:value="4255" calcext:value-type="float">
            <text:p>4,255</text:p>
          </table:table-cell>
          <table:table-cell table:style-name="ce35" table:formula="of:=[$Deaths.P44]" office:value-type="float" office:value="4970" calcext:value-type="float">
            <text:p>4,970</text:p>
          </table:table-cell>
          <table:table-cell table:style-name="ce35" table:formula="of:=[$Deaths.Q44]" office:value-type="float" office:value="5628" calcext:value-type="float">
            <text:p>5,628</text:p>
          </table:table-cell>
          <table:table-cell table:number-columns-repeated="1011"/>
        </table:table-row>
        <table:table-row table:style-name="ro12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Deaths.G45]" office:value-type="float" office:value="193" calcext:value-type="float">
            <text:p>193</text:p>
          </table:table-cell>
          <table:table-cell table:style-name="ce35" table:formula="of:=[$Deaths.H45]" office:value-type="float" office:value="277" calcext:value-type="float">
            <text:p>277</text:p>
          </table:table-cell>
          <table:table-cell table:style-name="ce35" table:formula="of:=[$Deaths.I45]" office:value-type="float" office:value="184" calcext:value-type="float">
            <text:p>184</text:p>
          </table:table-cell>
          <table:table-cell table:style-name="ce35" table:formula="of:=[$Deaths.J45]" office:value-type="float" office:value="307" calcext:value-type="float">
            <text:p>307</text:p>
          </table:table-cell>
          <table:table-cell table:style-name="ce35" table:formula="of:=[$Deaths.K45]" office:value-type="float" office:value="393" calcext:value-type="float">
            <text:p>393</text:p>
          </table:table-cell>
          <table:table-cell table:style-name="ce35" table:formula="of:=[$Deaths.L45]" office:value-type="float" office:value="219" calcext:value-type="float">
            <text:p>219</text:p>
          </table:table-cell>
          <table:table-cell table:style-name="ce35" table:formula="of:=[$Deaths.M45]" office:value-type="float" office:value="265" calcext:value-type="float">
            <text:p>265</text:p>
          </table:table-cell>
          <table:table-cell table:style-name="ce35" table:formula="of:=[$Deaths.N45]" office:value-type="float" office:value="804" calcext:value-type="float">
            <text:p>804</text:p>
          </table:table-cell>
          <table:table-cell table:style-name="ce35" table:formula="of:=[$Deaths.O45]" office:value-type="float" office:value="715" calcext:value-type="float">
            <text:p>715</text:p>
          </table:table-cell>
          <table:table-cell table:style-name="ce35" table:formula="of:=[$Deaths.P45]" office:value-type="float" office:value="715" calcext:value-type="float">
            <text:p>715</text:p>
          </table:table-cell>
          <table:table-cell table:style-name="ce35" table:formula="of:=[$Deaths.Q45]" office:value-type="float" office:value="658" calcext:value-type="float">
            <text:p>658</text:p>
          </table:table-cell>
          <table:table-cell table:number-columns-repeated="1011"/>
        </table:table-row>
        <table:table-row table:style-name="ro13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Deaths.G46]" office:value-type="float" office:value="128" calcext:value-type="float">
            <text:p>128</text:p>
          </table:table-cell>
          <table:table-cell table:style-name="ce35" table:formula="of:=[$Deaths.H46]" office:value-type="float" office:value="185" calcext:value-type="float">
            <text:p>185</text:p>
          </table:table-cell>
          <table:table-cell table:style-name="ce35" table:formula="of:=[$Deaths.I46]" office:value-type="float" office:value="158" calcext:value-type="float">
            <text:p>158</text:p>
          </table:table-cell>
          <table:table-cell table:style-name="ce35" table:formula="of:=[$Deaths.J46]" office:value-type="float" office:value="152" calcext:value-type="float">
            <text:p>152</text:p>
          </table:table-cell>
          <table:table-cell table:style-name="ce35" table:formula="of:=[$Deaths.K46]" office:value-type="float" office:value="197" calcext:value-type="float">
            <text:p>197</text:p>
          </table:table-cell>
          <table:table-cell table:style-name="ce35" table:formula="of:=[$Deaths.L46]" office:value-type="float" office:value="171" calcext:value-type="float">
            <text:p>171</text:p>
          </table:table-cell>
          <table:table-cell table:style-name="ce35" table:formula="of:=[$Deaths.M46]" office:value-type="float" office:value="210" calcext:value-type="float">
            <text:p>210</text:p>
          </table:table-cell>
          <table:table-cell table:style-name="ce35" table:formula="of:=[$Deaths.N46]" office:value-type="float" office:value="221" calcext:value-type="float">
            <text:p>221</text:p>
          </table:table-cell>
          <table:table-cell table:style-name="ce35" table:formula="of:=[$Deaths.O46]" office:value-type="float" office:value="269" calcext:value-type="float">
            <text:p>269</text:p>
          </table:table-cell>
          <table:table-cell table:style-name="ce35" table:formula="of:=[$Deaths.P46]" office:value-type="float" office:value="256" calcext:value-type="float">
            <text:p>256</text:p>
          </table:table-cell>
          <table:table-cell table:style-name="ce35" table:formula="of:=[$Deaths.Q46]" office:value-type="float" office:value="270" calcext:value-type="float">
            <text:p>270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Deaths.G47]" office:value-type="float" office:value="65" calcext:value-type="float">
            <text:p>65</text:p>
          </table:table-cell>
          <table:table-cell table:style-name="ce35" table:formula="of:=[$Deaths.H47]" office:value-type="float" office:value="92" calcext:value-type="float">
            <text:p>92</text:p>
          </table:table-cell>
          <table:table-cell table:style-name="ce35" table:formula="of:=[$Deaths.I47]" office:value-type="float" office:value="26" calcext:value-type="float">
            <text:p>26</text:p>
          </table:table-cell>
          <table:table-cell table:style-name="ce35" table:formula="of:=[$Deaths.J47]" office:value-type="float" office:value="155" calcext:value-type="float">
            <text:p>155</text:p>
          </table:table-cell>
          <table:table-cell table:style-name="ce35" table:formula="of:=[$Deaths.K47]" office:value-type="float" office:value="196" calcext:value-type="float">
            <text:p>196</text:p>
          </table:table-cell>
          <table:table-cell table:style-name="ce35" table:formula="of:=[$Deaths.L47]" office:value-type="float" office:value="48" calcext:value-type="float">
            <text:p>48</text:p>
          </table:table-cell>
          <table:table-cell table:style-name="ce35" table:formula="of:=[$Deaths.M47]" office:value-type="float" office:value="55" calcext:value-type="float">
            <text:p>55</text:p>
          </table:table-cell>
          <table:table-cell table:style-name="ce35" table:formula="of:=[$Deaths.N47]" office:value-type="float" office:value="583" calcext:value-type="float">
            <text:p>583</text:p>
          </table:table-cell>
          <table:table-cell table:style-name="ce35" table:formula="of:=[$Deaths.O47]" office:value-type="float" office:value="446" calcext:value-type="float">
            <text:p>446</text:p>
          </table:table-cell>
          <table:table-cell table:style-name="ce35" table:formula="of:=[$Deaths.P47]" office:value-type="float" office:value="459" calcext:value-type="float">
            <text:p>459</text:p>
          </table:table-cell>
          <table:table-cell table:style-name="ce35" table:formula="of:=[$Deaths.Q47]" office:value-type="float" office:value="388" calcext:value-type="float">
            <text:p>388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Deaths.G48]" office:value-type="percentage" office:value="0.336787564766839" calcext:value-type="percentage">
            <text:p>34%</text:p>
          </table:table-cell>
          <table:table-cell table:style-name="ce36" table:formula="of:=[$Deaths.H48]" office:value-type="percentage" office:value="0.332129963898917" calcext:value-type="percentage">
            <text:p>33%</text:p>
          </table:table-cell>
          <table:table-cell table:style-name="ce36" table:formula="of:=[$Deaths.I48]" office:value-type="percentage" office:value="0.141304347826087" calcext:value-type="percentage">
            <text:p>14%</text:p>
          </table:table-cell>
          <table:table-cell table:style-name="ce36" table:formula="of:=[$Deaths.J48]" office:value-type="percentage" office:value="0.504885993485342" calcext:value-type="percentage">
            <text:p>50%</text:p>
          </table:table-cell>
          <table:table-cell table:style-name="ce36" table:formula="of:=[$Deaths.K48]" office:value-type="percentage" office:value="0.498727735368957" calcext:value-type="percentage">
            <text:p>50%</text:p>
          </table:table-cell>
          <table:table-cell table:style-name="ce36" table:formula="of:=[$Deaths.L48]" office:value-type="percentage" office:value="0.219178082191781" calcext:value-type="percentage">
            <text:p>22%</text:p>
          </table:table-cell>
          <table:table-cell table:style-name="ce36" table:formula="of:=[$Deaths.M48]" office:value-type="percentage" office:value="0.207547169811321" calcext:value-type="percentage">
            <text:p>21%</text:p>
          </table:table-cell>
          <table:table-cell table:style-name="ce36" table:formula="of:=[$Deaths.N48]" office:value-type="percentage" office:value="0.725124378109453" calcext:value-type="percentage">
            <text:p>73%</text:p>
          </table:table-cell>
          <table:table-cell table:style-name="ce36" table:formula="of:=[$Deaths.O48]" office:value-type="percentage" office:value="0.623776223776224" calcext:value-type="percentage">
            <text:p>62%</text:p>
          </table:table-cell>
          <table:table-cell table:style-name="ce36" table:formula="of:=[$Deaths.P48]" office:value-type="percentage" office:value="0.641958041958042" calcext:value-type="percentage">
            <text:p>64%</text:p>
          </table:table-cell>
          <table:table-cell table:style-name="ce36" table:formula="of:=[$Deaths.Q48]" office:value-type="percentage" office:value="0.589665653495441" calcext:value-type="percentage">
            <text:p>59%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2717in" svg:y="0.0839in">
              <draw:object draw:notify-on-update-of-ranges="'@BackDated-Deaths'.C1:'@BackDated-Deaths'.M1 '@BackDated-Deaths'.B4:'@BackDated-Deaths'.B4 '@BackDated-Deaths'.C4:'@BackDated-Deaths'.M4 '@BackDated-Deaths'.B5:'@BackDated-Deaths'.B5 '@BackDated-Deaths'.C5:'@BackDated-Deaths'.M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12in" svg:y="0.1524in">
              <draw:object draw:notify-on-update-of-ranges="'@BackDated-Deaths'.C1:'@BackDated-Deaths'.M1 '@BackDated-Deaths'.B4:'@BackDated-Deaths'.B4 '@BackDated-Deaths'.C4:'@BackDated-Deaths'.M4 '@BackDated-Deaths'.B5:'@BackDated-Deaths'.B5 '@BackDated-Deaths'.C5:'@BackDated-Deaths'.M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</table:table>
      <table:table table:name="@Deaths-Change" table:style-name="ta15">
        <office:forms form:automatic-focus="false" form:apply-design-mode="false"/>
        <table:table-column table:style-name="co1" table:default-cell-style-name="ce5"/>
        <table:table-column table:style-name="co11" table:number-columns-repeated="8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239" table:default-cell-style-name="ce5"/>
        <table:table-column table:style-name="co2" table:number-columns-repeated="768" table:default-cell-style-name="Default"/>
        <table:table-column table:style-name="co4" table:number-columns-repeated="4" table:default-cell-style-name="ce34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2" calcext:value-type="date">
            <text:p>3/2</text:p>
          </table:table-cell>
          <table:table-cell table:style-name="ce9"/>
          <table:table-cell table:style-name="ce9" table:formula="of:=[$Deaths.G3]-[$Deaths.F3]" office:value-type="float" office:value="0" calcext:value-type="float">
            <text:p>0</text:p>
          </table:table-cell>
          <table:table-cell table:style-name="ce9" table:formula="of:=[$Deaths.H3]-[$Deaths.G3]" office:value-type="float" office:value="0" calcext:value-type="float">
            <text:p>0</text:p>
          </table:table-cell>
          <table:table-cell table:style-name="ce9" table:formula="of:=[$Deaths.I3]-[$Deaths.H3]" office:value-type="float" office:value="0" calcext:value-type="float">
            <text:p>0</text:p>
          </table:table-cell>
          <table:table-cell table:style-name="ce9" table:formula="of:=[$Deaths.J3]-[$Deaths.I3]" office:value-type="float" office:value="0" calcext:value-type="float">
            <text:p>0</text:p>
          </table:table-cell>
          <table:table-cell table:style-name="ce9" table:formula="of:=[$Deaths.K3]-[$Deaths.J3]" office:value-type="float" office:value="0" calcext:value-type="float">
            <text:p>0</text:p>
          </table:table-cell>
          <table:table-cell table:style-name="ce9" table:formula="of:=[$Deaths.L3]-[$Deaths.K3]" office:value-type="float" office:value="0" calcext:value-type="float">
            <text:p>0</text:p>
          </table:table-cell>
          <table:table-cell table:style-name="ce9" table:formula="of:=[$Deaths.M3]-[$Deaths.L3]" office:value-type="float" office:value="0" calcext:value-type="float">
            <text:p>0</text:p>
          </table:table-cell>
          <table:table-cell table:style-name="ce9" table:formula="of:=[$Deaths.N3]-[$Deaths.M3]" office:value-type="float" office:value="0" calcext:value-type="float">
            <text:p>0</text:p>
          </table:table-cell>
          <table:table-cell table:style-name="ce9" table:formula="of:=[$Deaths.O3]-[$Deaths.N3]" office:value-type="float" office:value="0" calcext:value-type="float">
            <text:p>0</text:p>
          </table:table-cell>
          <table:table-cell table:style-name="ce9" table:formula="of:=[$Deaths.P3]-[$Deaths.O3]" office:value-type="float" office:value="0" calcext:value-type="float">
            <text:p>0</text:p>
          </table:table-cell>
          <table:table-cell table:style-name="ce9" table:formula="of:=[$Deaths.Q3]-[$Deaths.P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3" calcext:value-type="date">
            <text:p>3/3</text:p>
          </table:table-cell>
          <table:table-cell table:style-name="ce9"/>
          <table:table-cell table:style-name="ce9" table:formula="of:=[$Deaths.G4]-[$Deaths.F4]" office:value-type="float" office:value="0" calcext:value-type="float">
            <text:p>0</text:p>
          </table:table-cell>
          <table:table-cell table:style-name="ce9" table:formula="of:=[$Deaths.H4]-[$Deaths.G4]" office:value-type="float" office:value="0" calcext:value-type="float">
            <text:p>0</text:p>
          </table:table-cell>
          <table:table-cell table:style-name="ce9" table:formula="of:=[$Deaths.I4]-[$Deaths.H4]" office:value-type="float" office:value="0" calcext:value-type="float">
            <text:p>0</text:p>
          </table:table-cell>
          <table:table-cell table:style-name="ce9" table:formula="of:=[$Deaths.J4]-[$Deaths.I4]" office:value-type="float" office:value="0" calcext:value-type="float">
            <text:p>0</text:p>
          </table:table-cell>
          <table:table-cell table:style-name="ce9" table:formula="of:=[$Deaths.K4]-[$Deaths.J4]" office:value-type="float" office:value="0" calcext:value-type="float">
            <text:p>0</text:p>
          </table:table-cell>
          <table:table-cell table:style-name="ce9" table:formula="of:=[$Deaths.L4]-[$Deaths.K4]" office:value-type="float" office:value="0" calcext:value-type="float">
            <text:p>0</text:p>
          </table:table-cell>
          <table:table-cell table:style-name="ce9" table:formula="of:=[$Deaths.M4]-[$Deaths.L4]" office:value-type="float" office:value="0" calcext:value-type="float">
            <text:p>0</text:p>
          </table:table-cell>
          <table:table-cell table:style-name="ce9" table:formula="of:=[$Deaths.N4]-[$Deaths.M4]" office:value-type="float" office:value="0" calcext:value-type="float">
            <text:p>0</text:p>
          </table:table-cell>
          <table:table-cell table:style-name="ce9" table:formula="of:=[$Deaths.O4]-[$Deaths.N4]" office:value-type="float" office:value="0" calcext:value-type="float">
            <text:p>0</text:p>
          </table:table-cell>
          <table:table-cell table:style-name="ce9" table:formula="of:=[$Deaths.P4]-[$Deaths.O4]" office:value-type="float" office:value="8" calcext:value-type="float">
            <text:p>8</text:p>
          </table:table-cell>
          <table:table-cell table:style-name="ce9" table:formula="of:=[$Deaths.Q4]-[$Deaths.P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4" calcext:value-type="date">
            <text:p>3/4</text:p>
          </table:table-cell>
          <table:table-cell table:style-name="ce9"/>
          <table:table-cell table:style-name="ce9" table:formula="of:=[$Deaths.G5]-[$Deaths.F5]" office:value-type="float" office:value="0" calcext:value-type="float">
            <text:p>0</text:p>
          </table:table-cell>
          <table:table-cell table:style-name="ce9" table:formula="of:=[$Deaths.H5]-[$Deaths.G5]" office:value-type="float" office:value="0" calcext:value-type="float">
            <text:p>0</text:p>
          </table:table-cell>
          <table:table-cell table:style-name="ce9" table:formula="of:=[$Deaths.I5]-[$Deaths.H5]" office:value-type="float" office:value="0" calcext:value-type="float">
            <text:p>0</text:p>
          </table:table-cell>
          <table:table-cell table:style-name="ce9" table:formula="of:=[$Deaths.J5]-[$Deaths.I5]" office:value-type="float" office:value="0" calcext:value-type="float">
            <text:p>0</text:p>
          </table:table-cell>
          <table:table-cell table:style-name="ce9" table:formula="of:=[$Deaths.K5]-[$Deaths.J5]" office:value-type="float" office:value="0" calcext:value-type="float">
            <text:p>0</text:p>
          </table:table-cell>
          <table:table-cell table:style-name="ce9" table:formula="of:=[$Deaths.L5]-[$Deaths.K5]" office:value-type="float" office:value="0" calcext:value-type="float">
            <text:p>0</text:p>
          </table:table-cell>
          <table:table-cell table:style-name="ce9" table:formula="of:=[$Deaths.M5]-[$Deaths.L5]" office:value-type="float" office:value="0" calcext:value-type="float">
            <text:p>0</text:p>
          </table:table-cell>
          <table:table-cell table:style-name="ce9" table:formula="of:=[$Deaths.N5]-[$Deaths.M5]" office:value-type="float" office:value="0" calcext:value-type="float">
            <text:p>0</text:p>
          </table:table-cell>
          <table:table-cell table:style-name="ce9" table:formula="of:=[$Deaths.O5]-[$Deaths.N5]" office:value-type="float" office:value="0" calcext:value-type="float">
            <text:p>0</text:p>
          </table:table-cell>
          <table:table-cell table:style-name="ce9" table:formula="of:=[$Deaths.P5]-[$Deaths.O5]" office:value-type="float" office:value="9" calcext:value-type="float">
            <text:p>9</text:p>
          </table:table-cell>
          <table:table-cell table:style-name="ce9" table:formula="of:=[$Deaths.Q5]-[$Deaths.P5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5" calcext:value-type="date">
            <text:p>3/5</text:p>
          </table:table-cell>
          <table:table-cell table:style-name="ce9"/>
          <table:table-cell table:style-name="ce9" table:formula="of:=[$Deaths.G6]-[$Deaths.F6]" office:value-type="float" office:value="0" calcext:value-type="float">
            <text:p>0</text:p>
          </table:table-cell>
          <table:table-cell table:style-name="ce9" table:formula="of:=[$Deaths.H6]-[$Deaths.G6]" office:value-type="float" office:value="0" calcext:value-type="float">
            <text:p>0</text:p>
          </table:table-cell>
          <table:table-cell table:style-name="ce9" table:formula="of:=[$Deaths.I6]-[$Deaths.H6]" office:value-type="float" office:value="0" calcext:value-type="float">
            <text:p>0</text:p>
          </table:table-cell>
          <table:table-cell table:style-name="ce9" table:formula="of:=[$Deaths.J6]-[$Deaths.I6]" office:value-type="float" office:value="0" calcext:value-type="float">
            <text:p>0</text:p>
          </table:table-cell>
          <table:table-cell table:style-name="ce9" table:formula="of:=[$Deaths.K6]-[$Deaths.J6]" office:value-type="float" office:value="0" calcext:value-type="float">
            <text:p>0</text:p>
          </table:table-cell>
          <table:table-cell table:style-name="ce9" table:formula="of:=[$Deaths.L6]-[$Deaths.K6]" office:value-type="float" office:value="0" calcext:value-type="float">
            <text:p>0</text:p>
          </table:table-cell>
          <table:table-cell table:style-name="ce9" table:formula="of:=[$Deaths.M6]-[$Deaths.L6]" office:value-type="float" office:value="0" calcext:value-type="float">
            <text:p>0</text:p>
          </table:table-cell>
          <table:table-cell table:style-name="ce9" table:formula="of:=[$Deaths.N6]-[$Deaths.M6]" office:value-type="float" office:value="0" calcext:value-type="float">
            <text:p>0</text:p>
          </table:table-cell>
          <table:table-cell table:style-name="ce9" table:formula="of:=[$Deaths.O6]-[$Deaths.N6]" office:value-type="float" office:value="0" calcext:value-type="float">
            <text:p>0</text:p>
          </table:table-cell>
          <table:table-cell table:style-name="ce9" table:formula="of:=[$Deaths.P6]-[$Deaths.O6]" office:value-type="float" office:value="13" calcext:value-type="float">
            <text:p>13</text:p>
          </table:table-cell>
          <table:table-cell table:style-name="ce9" table:formula="of:=[$Deaths.Q6]-[$Deaths.P6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6" calcext:value-type="date">
            <text:p>3/6</text:p>
          </table:table-cell>
          <table:table-cell table:style-name="ce9"/>
          <table:table-cell table:style-name="ce9" table:formula="of:=[$Deaths.G7]-[$Deaths.F7]" office:value-type="float" office:value="0" calcext:value-type="float">
            <text:p>0</text:p>
          </table:table-cell>
          <table:table-cell table:style-name="ce9" table:formula="of:=[$Deaths.H7]-[$Deaths.G7]" office:value-type="float" office:value="0" calcext:value-type="float">
            <text:p>0</text:p>
          </table:table-cell>
          <table:table-cell table:style-name="ce9" table:formula="of:=[$Deaths.I7]-[$Deaths.H7]" office:value-type="float" office:value="0" calcext:value-type="float">
            <text:p>0</text:p>
          </table:table-cell>
          <table:table-cell table:style-name="ce9" table:formula="of:=[$Deaths.J7]-[$Deaths.I7]" office:value-type="float" office:value="0" calcext:value-type="float">
            <text:p>0</text:p>
          </table:table-cell>
          <table:table-cell table:style-name="ce9" table:formula="of:=[$Deaths.K7]-[$Deaths.J7]" office:value-type="float" office:value="0" calcext:value-type="float">
            <text:p>0</text:p>
          </table:table-cell>
          <table:table-cell table:style-name="ce9" table:formula="of:=[$Deaths.L7]-[$Deaths.K7]" office:value-type="float" office:value="0" calcext:value-type="float">
            <text:p>0</text:p>
          </table:table-cell>
          <table:table-cell table:style-name="ce9" table:formula="of:=[$Deaths.M7]-[$Deaths.L7]" office:value-type="float" office:value="0" calcext:value-type="float">
            <text:p>0</text:p>
          </table:table-cell>
          <table:table-cell table:style-name="ce9" table:formula="of:=[$Deaths.N7]-[$Deaths.M7]" office:value-type="float" office:value="0" calcext:value-type="float">
            <text:p>0</text:p>
          </table:table-cell>
          <table:table-cell table:style-name="ce9" table:formula="of:=[$Deaths.O7]-[$Deaths.N7]" office:value-type="float" office:value="0" calcext:value-type="float">
            <text:p>0</text:p>
          </table:table-cell>
          <table:table-cell table:style-name="ce9" table:formula="of:=[$Deaths.P7]-[$Deaths.O7]" office:value-type="float" office:value="10" calcext:value-type="float">
            <text:p>10</text:p>
          </table:table-cell>
          <table:table-cell table:style-name="ce9" table:formula="of:=[$Deaths.Q7]-[$Deaths.P7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7" calcext:value-type="date">
            <text:p>3/7</text:p>
          </table:table-cell>
          <table:table-cell table:style-name="ce9"/>
          <table:table-cell table:style-name="ce9" table:formula="of:=[$Deaths.G8]-[$Deaths.F8]" office:value-type="float" office:value="0" calcext:value-type="float">
            <text:p>0</text:p>
          </table:table-cell>
          <table:table-cell table:style-name="ce9" table:formula="of:=[$Deaths.H8]-[$Deaths.G8]" office:value-type="float" office:value="0" calcext:value-type="float">
            <text:p>0</text:p>
          </table:table-cell>
          <table:table-cell table:style-name="ce9" table:formula="of:=[$Deaths.I8]-[$Deaths.H8]" office:value-type="float" office:value="0" calcext:value-type="float">
            <text:p>0</text:p>
          </table:table-cell>
          <table:table-cell table:style-name="ce9" table:formula="of:=[$Deaths.J8]-[$Deaths.I8]" office:value-type="float" office:value="0" calcext:value-type="float">
            <text:p>0</text:p>
          </table:table-cell>
          <table:table-cell table:style-name="ce9" table:formula="of:=[$Deaths.K8]-[$Deaths.J8]" office:value-type="float" office:value="0" calcext:value-type="float">
            <text:p>0</text:p>
          </table:table-cell>
          <table:table-cell table:style-name="ce9" table:formula="of:=[$Deaths.L8]-[$Deaths.K8]" office:value-type="float" office:value="0" calcext:value-type="float">
            <text:p>0</text:p>
          </table:table-cell>
          <table:table-cell table:style-name="ce9" table:formula="of:=[$Deaths.M8]-[$Deaths.L8]" office:value-type="float" office:value="0" calcext:value-type="float">
            <text:p>0</text:p>
          </table:table-cell>
          <table:table-cell table:style-name="ce9" table:formula="of:=[$Deaths.N8]-[$Deaths.M8]" office:value-type="float" office:value="0" calcext:value-type="float">
            <text:p>0</text:p>
          </table:table-cell>
          <table:table-cell table:style-name="ce9" table:formula="of:=[$Deaths.O8]-[$Deaths.N8]" office:value-type="float" office:value="0" calcext:value-type="float">
            <text:p>0</text:p>
          </table:table-cell>
          <table:table-cell table:style-name="ce9" table:formula="of:=[$Deaths.P8]-[$Deaths.O8]" office:value-type="float" office:value="9" calcext:value-type="float">
            <text:p>9</text:p>
          </table:table-cell>
          <table:table-cell table:style-name="ce9" table:formula="of:=[$Deaths.Q8]-[$Deaths.P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08" calcext:value-type="date">
            <text:p>3/8</text:p>
          </table:table-cell>
          <table:table-cell table:style-name="ce9"/>
          <table:table-cell table:style-name="ce9" table:formula="of:=[$Deaths.G9]-[$Deaths.F9]" office:value-type="float" office:value="0" calcext:value-type="float">
            <text:p>0</text:p>
          </table:table-cell>
          <table:table-cell table:style-name="ce9" table:formula="of:=[$Deaths.H9]-[$Deaths.G9]" office:value-type="float" office:value="0" calcext:value-type="float">
            <text:p>0</text:p>
          </table:table-cell>
          <table:table-cell table:style-name="ce9" table:formula="of:=[$Deaths.I9]-[$Deaths.H9]" office:value-type="float" office:value="0" calcext:value-type="float">
            <text:p>0</text:p>
          </table:table-cell>
          <table:table-cell table:style-name="ce9" table:formula="of:=[$Deaths.J9]-[$Deaths.I9]" office:value-type="float" office:value="0" calcext:value-type="float">
            <text:p>0</text:p>
          </table:table-cell>
          <table:table-cell table:style-name="ce9" table:formula="of:=[$Deaths.K9]-[$Deaths.J9]" office:value-type="float" office:value="0" calcext:value-type="float">
            <text:p>0</text:p>
          </table:table-cell>
          <table:table-cell table:style-name="ce9" table:formula="of:=[$Deaths.L9]-[$Deaths.K9]" office:value-type="float" office:value="0" calcext:value-type="float">
            <text:p>0</text:p>
          </table:table-cell>
          <table:table-cell table:style-name="ce9" table:formula="of:=[$Deaths.M9]-[$Deaths.L9]" office:value-type="float" office:value="0" calcext:value-type="float">
            <text:p>0</text:p>
          </table:table-cell>
          <table:table-cell table:style-name="ce9" table:formula="of:=[$Deaths.N9]-[$Deaths.M9]" office:value-type="float" office:value="0" calcext:value-type="float">
            <text:p>0</text:p>
          </table:table-cell>
          <table:table-cell table:style-name="ce9" table:formula="of:=[$Deaths.O9]-[$Deaths.N9]" office:value-type="float" office:value="0" calcext:value-type="float">
            <text:p>0</text:p>
          </table:table-cell>
          <table:table-cell table:style-name="ce9" table:formula="of:=[$Deaths.P9]-[$Deaths.O9]" office:value-type="float" office:value="14" calcext:value-type="float">
            <text:p>14</text:p>
          </table:table-cell>
          <table:table-cell table:style-name="ce9" table:formula="of:=[$Deaths.Q9]-[$Deaths.P9]" office:value-type="float" office:value="0" calcext:value-type="float">
            <text:p>0</text:p>
          </table:table-cell>
          <table:table-cell>
            <draw:frame draw:z-index="0" draw:style-name="gr1" draw:text-style-name="P1" svg:width="8.5516in" svg:height="5.2811in" svg:x="1.2335in" svg:y="0.1126in">
              <draw:object draw:notify-on-update-of-ranges="'@Deaths-Change'.A2:'@Deaths-Change'.A2 '@Deaths-Change'.A3:'@Deaths-Change'.A42 '@Deaths-Change'.B2:'@Deaths-Change'.B2 '@Deaths-Change'.B3:'@Deaths-Change'.B42 '@Deaths-Change'.C2:'@Deaths-Change'.C2 '@Deaths-Change'.C3:'@Deaths-Change'.C42 '@Deaths-Change'.D2:'@Deaths-Change'.D2 '@Deaths-Change'.D3:'@Deaths-Change'.D42 '@Deaths-Change'.E2:'@Deaths-Change'.E2 '@Deaths-Change'.E3:'@Deaths-Change'.E42 '@Deaths-Change'.F2:'@Deaths-Change'.F2 '@Deaths-Change'.F3:'@Deaths-Change'.F42 '@Deaths-Change'.G2:'@Deaths-Change'.G2 '@Deaths-Change'.G3:'@Deaths-Change'.G42 '@Deaths-Change'.H2:'@Deaths-Change'.H2 '@Deaths-Change'.H3:'@Deaths-Change'.H42 '@Deaths-Change'.I2:'@Deaths-Change'.I2 '@Deaths-Change'.I3:'@Deaths-Change'.I42 '@Deaths-Change'.J2:'@Deaths-Change'.J2 '@Deaths-Change'.J3:'@Deaths-Change'.J42 '@Deaths-Change'.K2:'@Deaths-Change'.K2 '@Deaths-Change'.K3:'@Deaths-Change'.K42 '@Deaths-Change'.L2:'@Deaths-Change'.L2 '@Deaths-Change'.L3:'@Deaths-Change'.L42 '@Deaths-Change'.M2:'@Deaths-Change'.M2 '@Deaths-Change'.M3:'@Deaths-Change'.M4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3">
          <table:table-cell table:style-name="ce20" office:value-type="date" office:date-value="2020-03-09" calcext:value-type="date">
            <text:p>3/9</text:p>
          </table:table-cell>
          <table:table-cell table:style-name="ce9"/>
          <table:table-cell table:style-name="ce9" table:formula="of:=[$Deaths.G10]-[$Deaths.F10]" office:value-type="float" office:value="0" calcext:value-type="float">
            <text:p>0</text:p>
          </table:table-cell>
          <table:table-cell table:style-name="ce9" table:formula="of:=[$Deaths.H10]-[$Deaths.G10]" office:value-type="float" office:value="0" calcext:value-type="float">
            <text:p>0</text:p>
          </table:table-cell>
          <table:table-cell table:style-name="ce9" table:formula="of:=[$Deaths.I10]-[$Deaths.H10]" office:value-type="float" office:value="0" calcext:value-type="float">
            <text:p>0</text:p>
          </table:table-cell>
          <table:table-cell table:style-name="ce9" table:formula="of:=[$Deaths.J10]-[$Deaths.I10]" office:value-type="float" office:value="0" calcext:value-type="float">
            <text:p>0</text:p>
          </table:table-cell>
          <table:table-cell table:style-name="ce9" table:formula="of:=[$Deaths.K10]-[$Deaths.J10]" office:value-type="float" office:value="0" calcext:value-type="float">
            <text:p>0</text:p>
          </table:table-cell>
          <table:table-cell table:style-name="ce9" table:formula="of:=[$Deaths.L10]-[$Deaths.K10]" office:value-type="float" office:value="0" calcext:value-type="float">
            <text:p>0</text:p>
          </table:table-cell>
          <table:table-cell table:style-name="ce9" table:formula="of:=[$Deaths.M10]-[$Deaths.L10]" office:value-type="float" office:value="0" calcext:value-type="float">
            <text:p>0</text:p>
          </table:table-cell>
          <table:table-cell table:style-name="ce9" table:formula="of:=[$Deaths.N10]-[$Deaths.M10]" office:value-type="float" office:value="0" calcext:value-type="float">
            <text:p>0</text:p>
          </table:table-cell>
          <table:table-cell table:style-name="ce9" table:formula="of:=[$Deaths.O10]-[$Deaths.N10]" office:value-type="float" office:value="0" calcext:value-type="float">
            <text:p>0</text:p>
          </table:table-cell>
          <table:table-cell table:style-name="ce9" table:formula="of:=[$Deaths.P10]-[$Deaths.O10]" office:value-type="float" office:value="30" calcext:value-type="float">
            <text:p>30</text:p>
          </table:table-cell>
          <table:table-cell table:style-name="ce9" table:formula="of:=[$Deaths.Q10]-[$Deaths.P10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0" calcext:value-type="date">
            <text:p>3/10</text:p>
          </table:table-cell>
          <table:table-cell table:style-name="ce9"/>
          <table:table-cell table:style-name="ce9" table:formula="of:=[$Deaths.G11]-[$Deaths.F11]" office:value-type="float" office:value="0" calcext:value-type="float">
            <text:p>0</text:p>
          </table:table-cell>
          <table:table-cell table:style-name="ce9" table:formula="of:=[$Deaths.H11]-[$Deaths.G11]" office:value-type="float" office:value="0" calcext:value-type="float">
            <text:p>0</text:p>
          </table:table-cell>
          <table:table-cell table:style-name="ce9" table:formula="of:=[$Deaths.I11]-[$Deaths.H11]" office:value-type="float" office:value="0" calcext:value-type="float">
            <text:p>0</text:p>
          </table:table-cell>
          <table:table-cell table:style-name="ce9" table:formula="of:=[$Deaths.J11]-[$Deaths.I11]" office:value-type="float" office:value="0" calcext:value-type="float">
            <text:p>0</text:p>
          </table:table-cell>
          <table:table-cell table:style-name="ce9" table:formula="of:=[$Deaths.K11]-[$Deaths.J11]" office:value-type="float" office:value="0" calcext:value-type="float">
            <text:p>0</text:p>
          </table:table-cell>
          <table:table-cell table:style-name="ce9" table:formula="of:=[$Deaths.L11]-[$Deaths.K11]" office:value-type="float" office:value="0" calcext:value-type="float">
            <text:p>0</text:p>
          </table:table-cell>
          <table:table-cell table:style-name="ce9" table:formula="of:=[$Deaths.M11]-[$Deaths.L11]" office:value-type="float" office:value="0" calcext:value-type="float">
            <text:p>0</text:p>
          </table:table-cell>
          <table:table-cell table:style-name="ce9" table:formula="of:=[$Deaths.N11]-[$Deaths.M11]" office:value-type="float" office:value="0" calcext:value-type="float">
            <text:p>0</text:p>
          </table:table-cell>
          <table:table-cell table:style-name="ce9" table:formula="of:=[$Deaths.O11]-[$Deaths.N11]" office:value-type="float" office:value="0" calcext:value-type="float">
            <text:p>0</text:p>
          </table:table-cell>
          <table:table-cell table:style-name="ce9" table:formula="of:=[$Deaths.P11]-[$Deaths.O11]" office:value-type="float" office:value="43" calcext:value-type="float">
            <text:p>43</text:p>
          </table:table-cell>
          <table:table-cell table:style-name="ce9" table:formula="of:=[$Deaths.Q11]-[$Deaths.P1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1" calcext:value-type="date">
            <text:p>3/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eaths.G12]-[$Deaths.F12]" office:value-type="float" office:value="0" calcext:value-type="float">
            <text:p>0</text:p>
          </table:table-cell>
          <table:table-cell table:style-name="ce9" table:formula="of:=[$Deaths.H12]-[$Deaths.G12]" office:value-type="float" office:value="0" calcext:value-type="float">
            <text:p>0</text:p>
          </table:table-cell>
          <table:table-cell table:style-name="ce9" table:formula="of:=[$Deaths.I12]-[$Deaths.H12]" office:value-type="float" office:value="0" calcext:value-type="float">
            <text:p>0</text:p>
          </table:table-cell>
          <table:table-cell table:style-name="ce9" table:formula="of:=[$Deaths.J12]-[$Deaths.I12]" office:value-type="float" office:value="0" calcext:value-type="float">
            <text:p>0</text:p>
          </table:table-cell>
          <table:table-cell table:style-name="ce9" table:formula="of:=[$Deaths.K12]-[$Deaths.J12]" office:value-type="float" office:value="0" calcext:value-type="float">
            <text:p>0</text:p>
          </table:table-cell>
          <table:table-cell table:style-name="ce9" table:formula="of:=[$Deaths.L12]-[$Deaths.K12]" office:value-type="float" office:value="0" calcext:value-type="float">
            <text:p>0</text:p>
          </table:table-cell>
          <table:table-cell table:style-name="ce9" table:formula="of:=[$Deaths.M12]-[$Deaths.L12]" office:value-type="float" office:value="0" calcext:value-type="float">
            <text:p>0</text:p>
          </table:table-cell>
          <table:table-cell table:style-name="ce9" table:formula="of:=[$Deaths.N12]-[$Deaths.M12]" office:value-type="float" office:value="0" calcext:value-type="float">
            <text:p>0</text:p>
          </table:table-cell>
          <table:table-cell table:style-name="ce9" table:formula="of:=[$Deaths.O12]-[$Deaths.N12]" office:value-type="float" office:value="0" calcext:value-type="float">
            <text:p>0</text:p>
          </table:table-cell>
          <table:table-cell table:style-name="ce9" table:formula="of:=[$Deaths.P12]-[$Deaths.O12]" office:value-type="float" office:value="0" calcext:value-type="float">
            <text:p>0</text:p>
          </table:table-cell>
          <table:table-cell table:style-name="ce9" table:formula="of:=[$Deaths.Q12]-[$Deaths.P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2" calcext:value-type="date">
            <text:p>3/12</text:p>
          </table:table-cell>
          <table:table-cell table:style-name="ce9"/>
          <table:table-cell table:style-name="ce9" table:formula="of:=[$Deaths.G13]-[$Deaths.F13]" office:value-type="float" office:value="0" calcext:value-type="float">
            <text:p>0</text:p>
          </table:table-cell>
          <table:table-cell table:style-name="ce9" table:formula="of:=[$Deaths.H13]-[$Deaths.G13]" office:value-type="float" office:value="0" calcext:value-type="float">
            <text:p>0</text:p>
          </table:table-cell>
          <table:table-cell table:style-name="ce9" table:formula="of:=[$Deaths.I13]-[$Deaths.H13]" office:value-type="float" office:value="0" calcext:value-type="float">
            <text:p>0</text:p>
          </table:table-cell>
          <table:table-cell table:style-name="ce9" table:formula="of:=[$Deaths.J13]-[$Deaths.I13]" office:value-type="float" office:value="0" calcext:value-type="float">
            <text:p>0</text:p>
          </table:table-cell>
          <table:table-cell table:style-name="ce9" table:formula="of:=[$Deaths.K13]-[$Deaths.J13]" office:value-type="float" office:value="0" calcext:value-type="float">
            <text:p>0</text:p>
          </table:table-cell>
          <table:table-cell table:style-name="ce9" table:formula="of:=[$Deaths.L13]-[$Deaths.K13]" office:value-type="float" office:value="0" calcext:value-type="float">
            <text:p>0</text:p>
          </table:table-cell>
          <table:table-cell table:style-name="ce9" table:formula="of:=[$Deaths.M13]-[$Deaths.L13]" office:value-type="float" office:value="0" calcext:value-type="float">
            <text:p>0</text:p>
          </table:table-cell>
          <table:table-cell table:style-name="ce9" table:formula="of:=[$Deaths.N13]-[$Deaths.M13]" office:value-type="float" office:value="1" calcext:value-type="float">
            <text:p>1</text:p>
          </table:table-cell>
          <table:table-cell table:style-name="ce9" table:formula="of:=[$Deaths.O13]-[$Deaths.N13]" office:value-type="float" office:value="0" calcext:value-type="float">
            <text:p>0</text:p>
          </table:table-cell>
          <table:table-cell table:style-name="ce9" table:formula="of:=[$Deaths.P13]-[$Deaths.O13]" office:value-type="float" office:value="0" calcext:value-type="float">
            <text:p>0</text:p>
          </table:table-cell>
          <table:table-cell table:style-name="ce9" table:formula="of:=[$Deaths.Q13]-[$Deaths.P13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3" calcext:value-type="date">
            <text:p>3/13</text:p>
          </table:table-cell>
          <table:table-cell table:style-name="ce9"/>
          <table:table-cell table:style-name="ce9" table:formula="of:=[$Deaths.G14]-[$Deaths.F14]" office:value-type="float" office:value="0" calcext:value-type="float">
            <text:p>0</text:p>
          </table:table-cell>
          <table:table-cell table:style-name="ce9" table:formula="of:=[$Deaths.H14]-[$Deaths.G14]" office:value-type="float" office:value="0" calcext:value-type="float">
            <text:p>0</text:p>
          </table:table-cell>
          <table:table-cell table:style-name="ce9" table:formula="of:=[$Deaths.I14]-[$Deaths.H14]" office:value-type="float" office:value="0" calcext:value-type="float">
            <text:p>0</text:p>
          </table:table-cell>
          <table:table-cell table:style-name="ce9" table:formula="of:=[$Deaths.J14]-[$Deaths.I14]" office:value-type="float" office:value="0" calcext:value-type="float">
            <text:p>0</text:p>
          </table:table-cell>
          <table:table-cell table:style-name="ce9" table:formula="of:=[$Deaths.K14]-[$Deaths.J14]" office:value-type="float" office:value="0" calcext:value-type="float">
            <text:p>0</text:p>
          </table:table-cell>
          <table:table-cell table:style-name="ce9" table:formula="of:=[$Deaths.L14]-[$Deaths.K14]" office:value-type="float" office:value="0" calcext:value-type="float">
            <text:p>0</text:p>
          </table:table-cell>
          <table:table-cell table:style-name="ce9" table:formula="of:=[$Deaths.M14]-[$Deaths.L14]" office:value-type="float" office:value="0" calcext:value-type="float">
            <text:p>0</text:p>
          </table:table-cell>
          <table:table-cell table:style-name="ce9" table:formula="of:=[$Deaths.N14]-[$Deaths.M14]" office:value-type="float" office:value="0" calcext:value-type="float">
            <text:p>0</text:p>
          </table:table-cell>
          <table:table-cell table:style-name="ce9" table:formula="of:=[$Deaths.O14]-[$Deaths.N14]" office:value-type="float" office:value="0" calcext:value-type="float">
            <text:p>0</text:p>
          </table:table-cell>
          <table:table-cell table:style-name="ce9" table:formula="of:=[$Deaths.P14]-[$Deaths.O14]" office:value-type="float" office:value="129" calcext:value-type="float">
            <text:p>129</text:p>
          </table:table-cell>
          <table:table-cell table:style-name="ce9" table:formula="of:=[$Deaths.Q14]-[$Deaths.P1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$Deaths.G15]-[$Deaths.F15]" office:value-type="float" office:value="0" calcext:value-type="float">
            <text:p>0</text:p>
          </table:table-cell>
          <table:table-cell table:style-name="ce9" table:formula="of:=[$Deaths.H15]-[$Deaths.G15]" office:value-type="float" office:value="0" calcext:value-type="float">
            <text:p>0</text:p>
          </table:table-cell>
          <table:table-cell table:style-name="ce9" table:formula="of:=[$Deaths.I15]-[$Deaths.H15]" office:value-type="float" office:value="0" calcext:value-type="float">
            <text:p>0</text:p>
          </table:table-cell>
          <table:table-cell table:style-name="ce9" table:formula="of:=[$Deaths.J15]-[$Deaths.I15]" office:value-type="float" office:value="0" calcext:value-type="float">
            <text:p>0</text:p>
          </table:table-cell>
          <table:table-cell table:style-name="ce9" table:formula="of:=[$Deaths.K15]-[$Deaths.J15]" office:value-type="float" office:value="0" calcext:value-type="float">
            <text:p>0</text:p>
          </table:table-cell>
          <table:table-cell table:style-name="ce9" table:formula="of:=[$Deaths.L15]-[$Deaths.K15]" office:value-type="float" office:value="0" calcext:value-type="float">
            <text:p>0</text:p>
          </table:table-cell>
          <table:table-cell table:style-name="ce9" table:formula="of:=[$Deaths.M15]-[$Deaths.L15]" office:value-type="float" office:value="0" calcext:value-type="float">
            <text:p>0</text:p>
          </table:table-cell>
          <table:table-cell table:style-name="ce9" table:formula="of:=[$Deaths.N15]-[$Deaths.M15]" office:value-type="float" office:value="0" calcext:value-type="float">
            <text:p>0</text:p>
          </table:table-cell>
          <table:table-cell table:style-name="ce9" table:formula="of:=[$Deaths.O15]-[$Deaths.N15]" office:value-type="float" office:value="0" calcext:value-type="float">
            <text:p>0</text:p>
          </table:table-cell>
          <table:table-cell table:style-name="ce9" table:formula="of:=[$Deaths.P15]-[$Deaths.O15]" office:value-type="float" office:value="0" calcext:value-type="float">
            <text:p>0</text:p>
          </table:table-cell>
          <table:table-cell table:style-name="ce9" table:formula="of:=[$Deaths.Q15]-[$Deaths.P15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$Deaths.G16]-[$Deaths.F16]" office:value-type="float" office:value="0" calcext:value-type="float">
            <text:p>0</text:p>
          </table:table-cell>
          <table:table-cell table:style-name="ce9" table:formula="of:=[$Deaths.H16]-[$Deaths.G16]" office:value-type="float" office:value="0" calcext:value-type="float">
            <text:p>0</text:p>
          </table:table-cell>
          <table:table-cell table:style-name="ce9" table:formula="of:=[$Deaths.I16]-[$Deaths.H16]" office:value-type="float" office:value="0" calcext:value-type="float">
            <text:p>0</text:p>
          </table:table-cell>
          <table:table-cell table:style-name="ce9" table:formula="of:=[$Deaths.J16]-[$Deaths.I16]" office:value-type="float" office:value="0" calcext:value-type="float">
            <text:p>0</text:p>
          </table:table-cell>
          <table:table-cell table:style-name="ce9" table:formula="of:=[$Deaths.K16]-[$Deaths.J16]" office:value-type="float" office:value="0" calcext:value-type="float">
            <text:p>0</text:p>
          </table:table-cell>
          <table:table-cell table:style-name="ce9" table:formula="of:=[$Deaths.L16]-[$Deaths.K16]" office:value-type="float" office:value="0" calcext:value-type="float">
            <text:p>0</text:p>
          </table:table-cell>
          <table:table-cell table:style-name="ce9" table:formula="of:=[$Deaths.M16]-[$Deaths.L16]" office:value-type="float" office:value="0" calcext:value-type="float">
            <text:p>0</text:p>
          </table:table-cell>
          <table:table-cell table:style-name="ce9" table:formula="of:=[$Deaths.N16]-[$Deaths.M16]" office:value-type="float" office:value="1" calcext:value-type="float">
            <text:p>1</text:p>
          </table:table-cell>
          <table:table-cell table:style-name="ce9" table:formula="of:=[$Deaths.O16]-[$Deaths.N16]" office:value-type="float" office:value="0" calcext:value-type="float">
            <text:p>0</text:p>
          </table:table-cell>
          <table:table-cell table:style-name="ce9" table:formula="of:=[$Deaths.P16]-[$Deaths.O16]" office:value-type="float" office:value="0" calcext:value-type="float">
            <text:p>0</text:p>
          </table:table-cell>
          <table:table-cell table:style-name="ce9" table:formula="of:=[$Deaths.Q16]-[$Deaths.P16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$Deaths.G17]-[$Deaths.F17]" office:value-type="float" office:value="0" calcext:value-type="float">
            <text:p>0</text:p>
          </table:table-cell>
          <table:table-cell table:style-name="ce9" table:formula="of:=[$Deaths.H17]-[$Deaths.G17]" office:value-type="float" office:value="0" calcext:value-type="float">
            <text:p>0</text:p>
          </table:table-cell>
          <table:table-cell table:style-name="ce9" table:formula="of:=[$Deaths.I17]-[$Deaths.H17]" office:value-type="float" office:value="0" calcext:value-type="float">
            <text:p>0</text:p>
          </table:table-cell>
          <table:table-cell table:style-name="ce9" table:formula="of:=[$Deaths.J17]-[$Deaths.I17]" office:value-type="float" office:value="0" calcext:value-type="float">
            <text:p>0</text:p>
          </table:table-cell>
          <table:table-cell table:style-name="ce9" table:formula="of:=[$Deaths.K17]-[$Deaths.J17]" office:value-type="float" office:value="0" calcext:value-type="float">
            <text:p>0</text:p>
          </table:table-cell>
          <table:table-cell table:style-name="ce9" table:formula="of:=[$Deaths.L17]-[$Deaths.K17]" office:value-type="float" office:value="0" calcext:value-type="float">
            <text:p>0</text:p>
          </table:table-cell>
          <table:table-cell table:style-name="ce9" table:formula="of:=[$Deaths.M17]-[$Deaths.L17]" office:value-type="float" office:value="0" calcext:value-type="float">
            <text:p>0</text:p>
          </table:table-cell>
          <table:table-cell table:style-name="ce9" table:formula="of:=[$Deaths.N17]-[$Deaths.M17]" office:value-type="float" office:value="0" calcext:value-type="float">
            <text:p>0</text:p>
          </table:table-cell>
          <table:table-cell table:style-name="ce9" table:formula="of:=[$Deaths.O17]-[$Deaths.N17]" office:value-type="float" office:value="0" calcext:value-type="float">
            <text:p>0</text:p>
          </table:table-cell>
          <table:table-cell table:style-name="ce9" table:formula="of:=[$Deaths.P17]-[$Deaths.O17]" office:value-type="float" office:value="0" calcext:value-type="float">
            <text:p>0</text:p>
          </table:table-cell>
          <table:table-cell table:style-name="ce9" table:formula="of:=[$Deaths.Q17]-[$Deaths.P17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$Deaths.G18]-[$Deaths.F18]" office:value-type="float" office:value="0" calcext:value-type="float">
            <text:p>0</text:p>
          </table:table-cell>
          <table:table-cell table:style-name="ce9" table:formula="of:=[$Deaths.H18]-[$Deaths.G18]" office:value-type="float" office:value="0" calcext:value-type="float">
            <text:p>0</text:p>
          </table:table-cell>
          <table:table-cell table:style-name="ce9" table:formula="of:=[$Deaths.I18]-[$Deaths.H18]" office:value-type="float" office:value="0" calcext:value-type="float">
            <text:p>0</text:p>
          </table:table-cell>
          <table:table-cell table:style-name="ce9" table:formula="of:=[$Deaths.J18]-[$Deaths.I18]" office:value-type="float" office:value="0" calcext:value-type="float">
            <text:p>0</text:p>
          </table:table-cell>
          <table:table-cell table:style-name="ce9" table:formula="of:=[$Deaths.K18]-[$Deaths.J18]" office:value-type="float" office:value="0" calcext:value-type="float">
            <text:p>0</text:p>
          </table:table-cell>
          <table:table-cell table:style-name="ce9" table:formula="of:=[$Deaths.L18]-[$Deaths.K18]" office:value-type="float" office:value="0" calcext:value-type="float">
            <text:p>0</text:p>
          </table:table-cell>
          <table:table-cell table:style-name="ce9" table:formula="of:=[$Deaths.M18]-[$Deaths.L18]" office:value-type="float" office:value="0" calcext:value-type="float">
            <text:p>0</text:p>
          </table:table-cell>
          <table:table-cell table:style-name="ce9" table:formula="of:=[$Deaths.N18]-[$Deaths.M18]" office:value-type="float" office:value="0" calcext:value-type="float">
            <text:p>0</text:p>
          </table:table-cell>
          <table:table-cell table:style-name="ce9" table:formula="of:=[$Deaths.O18]-[$Deaths.N18]" office:value-type="float" office:value="0" calcext:value-type="float">
            <text:p>0</text:p>
          </table:table-cell>
          <table:table-cell table:style-name="ce9" table:formula="of:=[$Deaths.P18]-[$Deaths.O18]" office:value-type="float" office:value="0" calcext:value-type="float">
            <text:p>0</text:p>
          </table:table-cell>
          <table:table-cell table:style-name="ce9" table:formula="of:=[$Deaths.Q18]-[$Deaths.P18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$Deaths.G19]-[$Deaths.F19]" office:value-type="float" office:value="0" calcext:value-type="float">
            <text:p>0</text:p>
          </table:table-cell>
          <table:table-cell table:style-name="ce9" table:formula="of:=[$Deaths.H19]-[$Deaths.G19]" office:value-type="float" office:value="1" calcext:value-type="float">
            <text:p>1</text:p>
          </table:table-cell>
          <table:table-cell table:style-name="ce9" table:formula="of:=[$Deaths.I19]-[$Deaths.H19]" office:value-type="float" office:value="0" calcext:value-type="float">
            <text:p>0</text:p>
          </table:table-cell>
          <table:table-cell table:style-name="ce9" table:formula="of:=[$Deaths.J19]-[$Deaths.I19]" office:value-type="float" office:value="0" calcext:value-type="float">
            <text:p>0</text:p>
          </table:table-cell>
          <table:table-cell table:style-name="ce9" table:formula="of:=[$Deaths.K19]-[$Deaths.J19]" office:value-type="float" office:value="0" calcext:value-type="float">
            <text:p>0</text:p>
          </table:table-cell>
          <table:table-cell table:style-name="ce9" table:formula="of:=[$Deaths.L19]-[$Deaths.K19]" office:value-type="float" office:value="0" calcext:value-type="float">
            <text:p>0</text:p>
          </table:table-cell>
          <table:table-cell table:style-name="ce9" table:formula="of:=[$Deaths.M19]-[$Deaths.L19]" office:value-type="float" office:value="0" calcext:value-type="float">
            <text:p>0</text:p>
          </table:table-cell>
          <table:table-cell table:style-name="ce9" table:formula="of:=[$Deaths.N19]-[$Deaths.M19]" office:value-type="float" office:value="0" calcext:value-type="float">
            <text:p>0</text:p>
          </table:table-cell>
          <table:table-cell table:style-name="ce9" table:formula="of:=[$Deaths.O19]-[$Deaths.N19]" office:value-type="float" office:value="0" calcext:value-type="float">
            <text:p>0</text:p>
          </table:table-cell>
          <table:table-cell table:style-name="ce9" table:formula="of:=[$Deaths.P19]-[$Deaths.O19]" office:value-type="float" office:value="0" calcext:value-type="float">
            <text:p>0</text:p>
          </table:table-cell>
          <table:table-cell table:style-name="ce9" table:formula="of:=[$Deaths.Q19]-[$Deaths.P19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[$Deaths.G20]-[$Deaths.F20]" office:value-type="float" office:value="0" calcext:value-type="float">
            <text:p>0</text:p>
          </table:table-cell>
          <table:table-cell table:style-name="ce9" table:formula="of:=[$Deaths.H20]-[$Deaths.G20]" office:value-type="float" office:value="1" calcext:value-type="float">
            <text:p>1</text:p>
          </table:table-cell>
          <table:table-cell table:style-name="ce9" table:formula="of:=[$Deaths.I20]-[$Deaths.H20]" office:value-type="float" office:value="0" calcext:value-type="float">
            <text:p>0</text:p>
          </table:table-cell>
          <table:table-cell table:style-name="ce9" table:formula="of:=[$Deaths.J20]-[$Deaths.I20]" office:value-type="float" office:value="1" calcext:value-type="float">
            <text:p>1</text:p>
          </table:table-cell>
          <table:table-cell table:style-name="ce9" table:formula="of:=[$Deaths.K20]-[$Deaths.J20]" office:value-type="float" office:value="1" calcext:value-type="float">
            <text:p>1</text:p>
          </table:table-cell>
          <table:table-cell table:style-name="ce9" table:formula="of:=[$Deaths.L20]-[$Deaths.K20]" office:value-type="float" office:value="0" calcext:value-type="float">
            <text:p>0</text:p>
          </table:table-cell>
          <table:table-cell table:style-name="ce9" table:formula="of:=[$Deaths.M20]-[$Deaths.L20]" office:value-type="float" office:value="0" calcext:value-type="float">
            <text:p>0</text:p>
          </table:table-cell>
          <table:table-cell table:style-name="ce9" table:formula="of:=[$Deaths.N20]-[$Deaths.M20]" office:value-type="float" office:value="0" calcext:value-type="float">
            <text:p>0</text:p>
          </table:table-cell>
          <table:table-cell table:style-name="ce9" table:formula="of:=[$Deaths.O20]-[$Deaths.N20]" office:value-type="float" office:value="0" calcext:value-type="float">
            <text:p>0</text:p>
          </table:table-cell>
          <table:table-cell table:style-name="ce9" table:formula="of:=[$Deaths.P20]-[$Deaths.O20]" office:value-type="float" office:value="0" calcext:value-type="float">
            <text:p>0</text:p>
          </table:table-cell>
          <table:table-cell table:style-name="ce9" table:formula="of:=[$Deaths.Q20]-[$Deaths.P20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formula="of:=[$Deaths.G21]-[$Deaths.F21]" office:value-type="float" office:value="0" calcext:value-type="float">
            <text:p>0</text:p>
          </table:table-cell>
          <table:table-cell table:style-name="ce9" table:formula="of:=[$Deaths.H21]-[$Deaths.G21]" office:value-type="float" office:value="1" calcext:value-type="float">
            <text:p>1</text:p>
          </table:table-cell>
          <table:table-cell table:style-name="ce9" table:formula="of:=[$Deaths.I21]-[$Deaths.H21]" office:value-type="float" office:value="0" calcext:value-type="float">
            <text:p>0</text:p>
          </table:table-cell>
          <table:table-cell table:style-name="ce9" table:formula="of:=[$Deaths.J21]-[$Deaths.I21]" office:value-type="float" office:value="0" calcext:value-type="float">
            <text:p>0</text:p>
          </table:table-cell>
          <table:table-cell table:style-name="ce9" table:formula="of:=[$Deaths.K21]-[$Deaths.J21]" office:value-type="float" office:value="0" calcext:value-type="float">
            <text:p>0</text:p>
          </table:table-cell>
          <table:table-cell table:style-name="ce9" table:formula="of:=[$Deaths.L21]-[$Deaths.K21]" office:value-type="float" office:value="0" calcext:value-type="float">
            <text:p>0</text:p>
          </table:table-cell>
          <table:table-cell table:style-name="ce9" table:formula="of:=[$Deaths.M21]-[$Deaths.L21]" office:value-type="float" office:value="0" calcext:value-type="float">
            <text:p>0</text:p>
          </table:table-cell>
          <table:table-cell table:style-name="ce9" table:formula="of:=[$Deaths.N21]-[$Deaths.M21]" office:value-type="float" office:value="1" calcext:value-type="float">
            <text:p>1</text:p>
          </table:table-cell>
          <table:table-cell table:style-name="ce9" table:formula="of:=[$Deaths.O21]-[$Deaths.N21]" office:value-type="float" office:value="0" calcext:value-type="float">
            <text:p>0</text:p>
          </table:table-cell>
          <table:table-cell table:style-name="ce9" table:formula="of:=[$Deaths.P21]-[$Deaths.O21]" office:value-type="float" office:value="1" calcext:value-type="float">
            <text:p>1</text:p>
          </table:table-cell>
          <table:table-cell table:style-name="ce9" table:formula="of:=[$Deaths.Q21]-[$Deaths.P21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$Deaths.G22]-[$Deaths.F22]" office:value-type="float" office:value="0" calcext:value-type="float">
            <text:p>0</text:p>
          </table:table-cell>
          <table:table-cell table:style-name="ce9" table:formula="of:=[$Deaths.H22]-[$Deaths.G22]" office:value-type="float" office:value="1" calcext:value-type="float">
            <text:p>1</text:p>
          </table:table-cell>
          <table:table-cell table:style-name="ce9" table:formula="of:=[$Deaths.I22]-[$Deaths.H22]" office:value-type="float" office:value="0" calcext:value-type="float">
            <text:p>0</text:p>
          </table:table-cell>
          <table:table-cell table:style-name="ce9" table:formula="of:=[$Deaths.J22]-[$Deaths.I22]" office:value-type="float" office:value="0" calcext:value-type="float">
            <text:p>0</text:p>
          </table:table-cell>
          <table:table-cell table:style-name="ce9" table:formula="of:=[$Deaths.K22]-[$Deaths.J22]" office:value-type="float" office:value="1" calcext:value-type="float">
            <text:p>1</text:p>
          </table:table-cell>
          <table:table-cell table:style-name="ce9" table:formula="of:=[$Deaths.L22]-[$Deaths.K22]" office:value-type="float" office:value="0" calcext:value-type="float">
            <text:p>0</text:p>
          </table:table-cell>
          <table:table-cell table:style-name="ce9" table:formula="of:=[$Deaths.M22]-[$Deaths.L22]" office:value-type="float" office:value="0" calcext:value-type="float">
            <text:p>0</text:p>
          </table:table-cell>
          <table:table-cell table:style-name="ce9" table:formula="of:=[$Deaths.N22]-[$Deaths.M22]" office:value-type="float" office:value="2" calcext:value-type="float">
            <text:p>2</text:p>
          </table:table-cell>
          <table:table-cell table:style-name="ce9" table:formula="of:=[$Deaths.O22]-[$Deaths.N22]" office:value-type="float" office:value="0" calcext:value-type="float">
            <text:p>0</text:p>
          </table:table-cell>
          <table:table-cell table:style-name="ce9" table:formula="of:=[$Deaths.P22]-[$Deaths.O22]" office:value-type="float" office:value="0" calcext:value-type="float">
            <text:p>0</text:p>
          </table:table-cell>
          <table:table-cell table:style-name="ce9" table:formula="of:=[$Deaths.Q22]-[$Deaths.P22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44" calcext:value-type="float">
            <text:p>44</text:p>
          </table:table-cell>
          <table:table-cell table:style-name="ce9" table:formula="of:=[$Deaths.G23]-[$Deaths.F23]" office:value-type="float" office:value="0" calcext:value-type="float">
            <text:p>0</text:p>
          </table:table-cell>
          <table:table-cell table:style-name="ce9" table:formula="of:=[$Deaths.H23]-[$Deaths.G23]" office:value-type="float" office:value="0" calcext:value-type="float">
            <text:p>0</text:p>
          </table:table-cell>
          <table:table-cell table:style-name="ce9" table:formula="of:=[$Deaths.I23]-[$Deaths.H23]" office:value-type="float" office:value="0" calcext:value-type="float">
            <text:p>0</text:p>
          </table:table-cell>
          <table:table-cell table:style-name="ce9" table:formula="of:=[$Deaths.J23]-[$Deaths.I23]" office:value-type="float" office:value="0" calcext:value-type="float">
            <text:p>0</text:p>
          </table:table-cell>
          <table:table-cell table:style-name="ce9" table:formula="of:=[$Deaths.K23]-[$Deaths.J23]" office:value-type="float" office:value="0" calcext:value-type="float">
            <text:p>0</text:p>
          </table:table-cell>
          <table:table-cell table:style-name="ce9" table:formula="of:=[$Deaths.L23]-[$Deaths.K23]" office:value-type="float" office:value="0" calcext:value-type="float">
            <text:p>0</text:p>
          </table:table-cell>
          <table:table-cell table:style-name="ce9" table:formula="of:=[$Deaths.M23]-[$Deaths.L23]" office:value-type="float" office:value="0" calcext:value-type="float">
            <text:p>0</text:p>
          </table:table-cell>
          <table:table-cell table:style-name="ce9" table:formula="of:=[$Deaths.N23]-[$Deaths.M23]" office:value-type="float" office:value="1" calcext:value-type="float">
            <text:p>1</text:p>
          </table:table-cell>
          <table:table-cell table:style-name="ce9" table:formula="of:=[$Deaths.O23]-[$Deaths.N23]" office:value-type="float" office:value="0" calcext:value-type="float">
            <text:p>0</text:p>
          </table:table-cell>
          <table:table-cell table:style-name="ce9" table:formula="of:=[$Deaths.P23]-[$Deaths.O23]" office:value-type="float" office:value="0" calcext:value-type="float">
            <text:p>0</text:p>
          </table:table-cell>
          <table:table-cell table:style-name="ce9" table:formula="of:=[$Deaths.Q23]-[$Deaths.P23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73" calcext:value-type="float">
            <text:p>73</text:p>
          </table:table-cell>
          <table:table-cell table:style-name="ce9" table:formula="of:=[$Deaths.G24]-[$Deaths.F24]" office:value-type="float" office:value="0" calcext:value-type="float">
            <text:p>0</text:p>
          </table:table-cell>
          <table:table-cell table:style-name="ce9" table:formula="of:=[$Deaths.H24]-[$Deaths.G24]" office:value-type="float" office:value="2" calcext:value-type="float">
            <text:p>2</text:p>
          </table:table-cell>
          <table:table-cell table:style-name="ce9" table:formula="of:=[$Deaths.I24]-[$Deaths.H24]" office:value-type="float" office:value="0" calcext:value-type="float">
            <text:p>0</text:p>
          </table:table-cell>
          <table:table-cell table:style-name="ce9" table:formula="of:=[$Deaths.J24]-[$Deaths.I24]" office:value-type="float" office:value="0" calcext:value-type="float">
            <text:p>0</text:p>
          </table:table-cell>
          <table:table-cell table:style-name="ce9" table:formula="of:=[$Deaths.K24]-[$Deaths.J24]" office:value-type="float" office:value="2" calcext:value-type="float">
            <text:p>2</text:p>
          </table:table-cell>
          <table:table-cell table:style-name="ce9" table:formula="of:=[$Deaths.L24]-[$Deaths.K24]" office:value-type="float" office:value="0" calcext:value-type="float">
            <text:p>0</text:p>
          </table:table-cell>
          <table:table-cell table:style-name="ce9" table:formula="of:=[$Deaths.M24]-[$Deaths.L24]" office:value-type="float" office:value="0" calcext:value-type="float">
            <text:p>0</text:p>
          </table:table-cell>
          <table:table-cell table:style-name="ce9" table:formula="of:=[$Deaths.N24]-[$Deaths.M24]" office:value-type="float" office:value="2" calcext:value-type="float">
            <text:p>2</text:p>
          </table:table-cell>
          <table:table-cell table:style-name="ce9" table:formula="of:=[$Deaths.O24]-[$Deaths.N24]" office:value-type="float" office:value="1" calcext:value-type="float">
            <text:p>1</text:p>
          </table:table-cell>
          <table:table-cell table:style-name="ce9" table:formula="of:=[$Deaths.P24]-[$Deaths.O24]" office:value-type="float" office:value="0" calcext:value-type="float">
            <text:p>0</text:p>
          </table:table-cell>
          <table:table-cell table:style-name="ce9" table:formula="of:=[$Deaths.Q24]-[$Deaths.P24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72" calcext:value-type="float">
            <text:p>72</text:p>
          </table:table-cell>
          <table:table-cell table:style-name="ce9" table:formula="of:=[$Deaths.G25]-[$Deaths.F25]" office:value-type="float" office:value="2" calcext:value-type="float">
            <text:p>2</text:p>
          </table:table-cell>
          <table:table-cell table:style-name="ce9" table:formula="of:=[$Deaths.H25]-[$Deaths.G25]" office:value-type="float" office:value="3" calcext:value-type="float">
            <text:p>3</text:p>
          </table:table-cell>
          <table:table-cell table:style-name="ce9" table:formula="of:=[$Deaths.I25]-[$Deaths.H25]" office:value-type="float" office:value="1" calcext:value-type="float">
            <text:p>1</text:p>
          </table:table-cell>
          <table:table-cell table:style-name="ce9" table:formula="of:=[$Deaths.J25]-[$Deaths.I25]" office:value-type="float" office:value="3" calcext:value-type="float">
            <text:p>3</text:p>
          </table:table-cell>
          <table:table-cell table:style-name="ce9" table:formula="of:=[$Deaths.K25]-[$Deaths.J25]" office:value-type="float" office:value="3" calcext:value-type="float">
            <text:p>3</text:p>
          </table:table-cell>
          <table:table-cell table:style-name="ce9" table:formula="of:=[$Deaths.L25]-[$Deaths.K25]" office:value-type="float" office:value="0" calcext:value-type="float">
            <text:p>0</text:p>
          </table:table-cell>
          <table:table-cell table:style-name="ce9" table:formula="of:=[$Deaths.M25]-[$Deaths.L25]" office:value-type="float" office:value="0" calcext:value-type="float">
            <text:p>0</text:p>
          </table:table-cell>
          <table:table-cell table:style-name="ce9" table:formula="of:=[$Deaths.N25]-[$Deaths.M25]" office:value-type="float" office:value="4" calcext:value-type="float">
            <text:p>4</text:p>
          </table:table-cell>
          <table:table-cell table:style-name="ce9" table:formula="of:=[$Deaths.O25]-[$Deaths.N25]" office:value-type="float" office:value="1" calcext:value-type="float">
            <text:p>1</text:p>
          </table:table-cell>
          <table:table-cell table:style-name="ce9" table:formula="of:=[$Deaths.P25]-[$Deaths.O25]" office:value-type="float" office:value="1" calcext:value-type="float">
            <text:p>1</text:p>
          </table:table-cell>
          <table:table-cell table:style-name="ce9" table:formula="of:=[$Deaths.Q25]-[$Deaths.P25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98" calcext:value-type="float">
            <text:p>98</text:p>
          </table:table-cell>
          <table:table-cell table:style-name="ce9" table:formula="of:=[$Deaths.G26]-[$Deaths.F26]" office:value-type="float" office:value="1" calcext:value-type="float">
            <text:p>1</text:p>
          </table:table-cell>
          <table:table-cell table:style-name="ce9" table:formula="of:=[$Deaths.H26]-[$Deaths.G26]" office:value-type="float" office:value="2" calcext:value-type="float">
            <text:p>2</text:p>
          </table:table-cell>
          <table:table-cell table:style-name="ce9" table:formula="of:=[$Deaths.I26]-[$Deaths.H26]" office:value-type="float" office:value="1" calcext:value-type="float">
            <text:p>1</text:p>
          </table:table-cell>
          <table:table-cell table:style-name="ce9" table:formula="of:=[$Deaths.J26]-[$Deaths.I26]" office:value-type="float" office:value="1" calcext:value-type="float">
            <text:p>1</text:p>
          </table:table-cell>
          <table:table-cell table:style-name="ce9" table:formula="of:=[$Deaths.K26]-[$Deaths.J26]" office:value-type="float" office:value="3" calcext:value-type="float">
            <text:p>3</text:p>
          </table:table-cell>
          <table:table-cell table:style-name="ce9" table:formula="of:=[$Deaths.L26]-[$Deaths.K26]" office:value-type="float" office:value="0" calcext:value-type="float">
            <text:p>0</text:p>
          </table:table-cell>
          <table:table-cell table:style-name="ce9" table:formula="of:=[$Deaths.M26]-[$Deaths.L26]" office:value-type="float" office:value="0" calcext:value-type="float">
            <text:p>0</text:p>
          </table:table-cell>
          <table:table-cell table:style-name="ce9" table:formula="of:=[$Deaths.N26]-[$Deaths.M26]" office:value-type="float" office:value="3" calcext:value-type="float">
            <text:p>3</text:p>
          </table:table-cell>
          <table:table-cell table:style-name="ce9" table:formula="of:=[$Deaths.O26]-[$Deaths.N26]" office:value-type="float" office:value="1" calcext:value-type="float">
            <text:p>1</text:p>
          </table:table-cell>
          <table:table-cell table:style-name="ce9" table:formula="of:=[$Deaths.P26]-[$Deaths.O26]" office:value-type="float" office:value="2" calcext:value-type="float">
            <text:p>2</text:p>
          </table:table-cell>
          <table:table-cell table:style-name="ce9" table:formula="of:=[$Deaths.Q26]-[$Deaths.P26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121" calcext:value-type="float">
            <text:p>121</text:p>
          </table:table-cell>
          <table:table-cell table:style-name="ce9" table:formula="of:=[$Deaths.G27]-[$Deaths.F27]" office:value-type="float" office:value="14" calcext:value-type="float">
            <text:p>14</text:p>
          </table:table-cell>
          <table:table-cell table:style-name="ce9" table:formula="of:=[$Deaths.H27]-[$Deaths.G27]" office:value-type="float" office:value="5" calcext:value-type="float">
            <text:p>5</text:p>
          </table:table-cell>
          <table:table-cell table:style-name="ce9" table:formula="of:=[$Deaths.I27]-[$Deaths.H27]" office:value-type="float" office:value="-1" calcext:value-type="float">
            <text:p>-1</text:p>
          </table:table-cell>
          <table:table-cell table:style-name="ce9" table:formula="of:=[$Deaths.J27]-[$Deaths.I27]" office:value-type="float" office:value="10" calcext:value-type="float">
            <text:p>10</text:p>
          </table:table-cell>
          <table:table-cell table:style-name="ce9" table:formula="of:=[$Deaths.K27]-[$Deaths.J27]" office:value-type="float" office:value="5" calcext:value-type="float">
            <text:p>5</text:p>
          </table:table-cell>
          <table:table-cell table:style-name="ce9" table:formula="of:=[$Deaths.L27]-[$Deaths.K27]" office:value-type="float" office:value="1" calcext:value-type="float">
            <text:p>1</text:p>
          </table:table-cell>
          <table:table-cell table:style-name="ce9" table:formula="of:=[$Deaths.M27]-[$Deaths.L27]" office:value-type="float" office:value="1" calcext:value-type="float">
            <text:p>1</text:p>
          </table:table-cell>
          <table:table-cell table:style-name="ce9" table:formula="of:=[$Deaths.N27]-[$Deaths.M27]" office:value-type="float" office:value="8" calcext:value-type="float">
            <text:p>8</text:p>
          </table:table-cell>
          <table:table-cell table:style-name="ce9" table:formula="of:=[$Deaths.O27]-[$Deaths.N27]" office:value-type="float" office:value="3" calcext:value-type="float">
            <text:p>3</text:p>
          </table:table-cell>
          <table:table-cell table:style-name="ce9" table:formula="of:=[$Deaths.P27]-[$Deaths.O27]" office:value-type="float" office:value="3" calcext:value-type="float">
            <text:p>3</text:p>
          </table:table-cell>
          <table:table-cell table:style-name="ce9" table:formula="of:=[$Deaths.Q27]-[$Deaths.P27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120" calcext:value-type="float">
            <text:p>120</text:p>
          </table:table-cell>
          <table:table-cell table:style-name="ce9" table:formula="of:=[$Deaths.G28]-[$Deaths.F28]" office:value-type="float" office:value="10" calcext:value-type="float">
            <text:p>10</text:p>
          </table:table-cell>
          <table:table-cell table:style-name="ce9" table:formula="of:=[$Deaths.H28]-[$Deaths.G28]" office:value-type="float" office:value="12" calcext:value-type="float">
            <text:p>12</text:p>
          </table:table-cell>
          <table:table-cell table:style-name="ce9" table:formula="of:=[$Deaths.I28]-[$Deaths.H28]" office:value-type="float" office:value="6" calcext:value-type="float">
            <text:p>6</text:p>
          </table:table-cell>
          <table:table-cell table:style-name="ce9" table:formula="of:=[$Deaths.J28]-[$Deaths.I28]" office:value-type="float" office:value="12" calcext:value-type="float">
            <text:p>12</text:p>
          </table:table-cell>
          <table:table-cell table:style-name="ce9" table:formula="of:=[$Deaths.K28]-[$Deaths.J28]" office:value-type="float" office:value="6" calcext:value-type="float">
            <text:p>6</text:p>
          </table:table-cell>
          <table:table-cell table:style-name="ce9" table:formula="of:=[$Deaths.L28]-[$Deaths.K28]" office:value-type="float" office:value="1" calcext:value-type="float">
            <text:p>1</text:p>
          </table:table-cell>
          <table:table-cell table:style-name="ce9" table:formula="of:=[$Deaths.M28]-[$Deaths.L28]" office:value-type="float" office:value="0" calcext:value-type="float">
            <text:p>0</text:p>
          </table:table-cell>
          <table:table-cell table:style-name="ce9" table:formula="of:=[$Deaths.N28]-[$Deaths.M28]" office:value-type="float" office:value="8" calcext:value-type="float">
            <text:p>8</text:p>
          </table:table-cell>
          <table:table-cell table:style-name="ce9" table:formula="of:=[$Deaths.O28]-[$Deaths.N28]" office:value-type="float" office:value="4" calcext:value-type="float">
            <text:p>4</text:p>
          </table:table-cell>
          <table:table-cell table:style-name="ce9" table:formula="of:=[$Deaths.P28]-[$Deaths.O28]" office:value-type="float" office:value="4" calcext:value-type="float">
            <text:p>4</text:p>
          </table:table-cell>
          <table:table-cell table:style-name="ce9" table:formula="of:=[$Deaths.Q28]-[$Deaths.P28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22" calcext:value-type="float">
            <text:p>122</text:p>
          </table:table-cell>
          <table:table-cell table:style-name="ce9" table:formula="of:=[$Deaths.G29]-[$Deaths.F29]" office:value-type="float" office:value="10" calcext:value-type="float">
            <text:p>10</text:p>
          </table:table-cell>
          <table:table-cell table:style-name="ce9" table:formula="of:=[$Deaths.H29]-[$Deaths.G29]" office:value-type="float" office:value="16" calcext:value-type="float">
            <text:p>16</text:p>
          </table:table-cell>
          <table:table-cell table:style-name="ce9" table:formula="of:=[$Deaths.I29]-[$Deaths.H29]" office:value-type="float" office:value="10" calcext:value-type="float">
            <text:p>10</text:p>
          </table:table-cell>
          <table:table-cell table:style-name="ce9" table:formula="of:=[$Deaths.J29]-[$Deaths.I29]" office:value-type="float" office:value="24" calcext:value-type="float">
            <text:p>24</text:p>
          </table:table-cell>
          <table:table-cell table:style-name="ce9" table:formula="of:=[$Deaths.K29]-[$Deaths.J29]" office:value-type="float" office:value="8" calcext:value-type="float">
            <text:p>8</text:p>
          </table:table-cell>
          <table:table-cell table:style-name="ce9" table:formula="of:=[$Deaths.L29]-[$Deaths.K29]" office:value-type="float" office:value="1" calcext:value-type="float">
            <text:p>1</text:p>
          </table:table-cell>
          <table:table-cell table:style-name="ce9" table:formula="of:=[$Deaths.M29]-[$Deaths.L29]" office:value-type="float" office:value="0" calcext:value-type="float">
            <text:p>0</text:p>
          </table:table-cell>
          <table:table-cell table:style-name="ce9" table:formula="of:=[$Deaths.N29]-[$Deaths.M29]" office:value-type="float" office:value="29" calcext:value-type="float">
            <text:p>29</text:p>
          </table:table-cell>
          <table:table-cell table:style-name="ce9" table:formula="of:=[$Deaths.O29]-[$Deaths.N29]" office:value-type="float" office:value="10" calcext:value-type="float">
            <text:p>10</text:p>
          </table:table-cell>
          <table:table-cell table:style-name="ce9" table:formula="of:=[$Deaths.P29]-[$Deaths.O29]" office:value-type="float" office:value="0" calcext:value-type="float">
            <text:p>0</text:p>
          </table:table-cell>
          <table:table-cell table:style-name="ce9" table:formula="of:=[$Deaths.Q29]-[$Deaths.P29]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94" calcext:value-type="float">
            <text:p>94</text:p>
          </table:table-cell>
          <table:table-cell table:style-name="ce9" table:formula="of:=[$Deaths.G30]-[$Deaths.F30]" office:value-type="float" office:value="42" calcext:value-type="float">
            <text:p>42</text:p>
          </table:table-cell>
          <table:table-cell table:style-name="ce9" table:formula="of:=[$Deaths.H30]-[$Deaths.G30]" office:value-type="float" office:value="25" calcext:value-type="float">
            <text:p>25</text:p>
          </table:table-cell>
          <table:table-cell table:style-name="ce9" table:formula="of:=[$Deaths.I30]-[$Deaths.H30]" office:value-type="float" office:value="5" calcext:value-type="float">
            <text:p>5</text:p>
          </table:table-cell>
          <table:table-cell table:style-name="ce9" table:formula="of:=[$Deaths.J30]-[$Deaths.I30]" office:value-type="float" office:value="26" calcext:value-type="float">
            <text:p>26</text:p>
          </table:table-cell>
          <table:table-cell table:style-name="ce9" table:formula="of:=[$Deaths.K30]-[$Deaths.J30]" office:value-type="float" office:value="20" calcext:value-type="float">
            <text:p>20</text:p>
          </table:table-cell>
          <table:table-cell table:style-name="ce9" table:formula="of:=[$Deaths.L30]-[$Deaths.K30]" office:value-type="float" office:value="2" calcext:value-type="float">
            <text:p>2</text:p>
          </table:table-cell>
          <table:table-cell table:style-name="ce9" table:formula="of:=[$Deaths.M30]-[$Deaths.L30]" office:value-type="float" office:value="1" calcext:value-type="float">
            <text:p>1</text:p>
          </table:table-cell>
          <table:table-cell table:style-name="ce9" table:formula="of:=[$Deaths.N30]-[$Deaths.M30]" office:value-type="float" office:value="26" calcext:value-type="float">
            <text:p>26</text:p>
          </table:table-cell>
          <table:table-cell table:style-name="ce9" table:formula="of:=[$Deaths.O30]-[$Deaths.N30]" office:value-type="float" office:value="6" calcext:value-type="float">
            <text:p>6</text:p>
          </table:table-cell>
          <table:table-cell table:style-name="ce9" table:formula="of:=[$Deaths.P30]-[$Deaths.O30]" office:value-type="float" office:value="2" calcext:value-type="float">
            <text:p>2</text:p>
          </table:table-cell>
          <table:table-cell table:style-name="ce9" table:formula="of:=[$Deaths.Q30]-[$Deaths.P30]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$Deaths.G31]-[$Deaths.F31]" office:value-type="float" office:value="91" calcext:value-type="float">
            <text:p>91</text:p>
          </table:table-cell>
          <table:table-cell table:style-name="ce9" table:formula="of:=[$Deaths.H31]-[$Deaths.G31]" office:value-type="float" office:value="46" calcext:value-type="float">
            <text:p>46</text:p>
          </table:table-cell>
          <table:table-cell table:style-name="ce9" table:formula="of:=[$Deaths.I31]-[$Deaths.H31]" office:value-type="float" office:value="9" calcext:value-type="float">
            <text:p>9</text:p>
          </table:table-cell>
          <table:table-cell table:style-name="ce9" table:formula="of:=[$Deaths.J31]-[$Deaths.I31]" office:value-type="float" office:value="31" calcext:value-type="float">
            <text:p>31</text:p>
          </table:table-cell>
          <table:table-cell table:style-name="ce9" table:formula="of:=[$Deaths.K31]-[$Deaths.J31]" office:value-type="float" office:value="22" calcext:value-type="float">
            <text:p>22</text:p>
          </table:table-cell>
          <table:table-cell table:style-name="ce9" table:formula="of:=[$Deaths.L31]-[$Deaths.K31]" office:value-type="float" office:value="5" calcext:value-type="float">
            <text:p>5</text:p>
          </table:table-cell>
          <table:table-cell table:style-name="ce9" table:formula="of:=[$Deaths.M31]-[$Deaths.L31]" office:value-type="float" office:value="2" calcext:value-type="float">
            <text:p>2</text:p>
          </table:table-cell>
          <table:table-cell table:style-name="ce9" table:formula="of:=[$Deaths.N31]-[$Deaths.M31]" office:value-type="float" office:value="34" calcext:value-type="float">
            <text:p>34</text:p>
          </table:table-cell>
          <table:table-cell table:style-name="ce9" table:formula="of:=[$Deaths.O31]-[$Deaths.N31]" office:value-type="float" office:value="12" calcext:value-type="float">
            <text:p>12</text:p>
          </table:table-cell>
          <table:table-cell table:style-name="ce9" table:formula="of:=[$Deaths.P31]-[$Deaths.O31]" office:value-type="float" office:value="3" calcext:value-type="float">
            <text:p>3</text:p>
          </table:table-cell>
          <table:table-cell table:style-name="ce9" table:formula="of:=[$Deaths.Q31]-[$Deaths.P31]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aths.G32]-[$Deaths.F32]" office:value-type="float" office:value="23" calcext:value-type="float">
            <text:p>23</text:p>
          </table:table-cell>
          <table:table-cell table:style-name="ce9" table:formula="of:=[$Deaths.H32]-[$Deaths.G32]" office:value-type="float" office:value="125" calcext:value-type="float">
            <text:p>125</text:p>
          </table:table-cell>
          <table:table-cell table:style-name="ce9" table:formula="of:=[$Deaths.I32]-[$Deaths.H32]" office:value-type="float" office:value="32" calcext:value-type="float">
            <text:p>32</text:p>
          </table:table-cell>
          <table:table-cell table:style-name="ce9" table:formula="of:=[$Deaths.J32]-[$Deaths.I32]" office:value-type="float" office:value="24" calcext:value-type="float">
            <text:p>24</text:p>
          </table:table-cell>
          <table:table-cell table:style-name="ce9" table:formula="of:=[$Deaths.K32]-[$Deaths.J32]" office:value-type="float" office:value="50" calcext:value-type="float">
            <text:p>50</text:p>
          </table:table-cell>
          <table:table-cell table:style-name="ce9" table:formula="of:=[$Deaths.L32]-[$Deaths.K32]" office:value-type="float" office:value="4" calcext:value-type="float">
            <text:p>4</text:p>
          </table:table-cell>
          <table:table-cell table:style-name="ce9" table:formula="of:=[$Deaths.M32]-[$Deaths.L32]" office:value-type="float" office:value="4" calcext:value-type="float">
            <text:p>4</text:p>
          </table:table-cell>
          <table:table-cell table:style-name="ce9" table:formula="of:=[$Deaths.N32]-[$Deaths.M32]" office:value-type="float" office:value="47" calcext:value-type="float">
            <text:p>47</text:p>
          </table:table-cell>
          <table:table-cell table:style-name="ce9" table:formula="of:=[$Deaths.O32]-[$Deaths.N32]" office:value-type="float" office:value="10" calcext:value-type="float">
            <text:p>10</text:p>
          </table:table-cell>
          <table:table-cell table:style-name="ce9" table:formula="of:=[$Deaths.P32]-[$Deaths.O32]" office:value-type="float" office:value="4" calcext:value-type="float">
            <text:p>4</text:p>
          </table:table-cell>
          <table:table-cell table:style-name="ce9" table:formula="of:=[$Deaths.Q32]-[$Deaths.P32]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Deaths.F33]-[$Deaths.C33]" office:value-type="float" office:value="0" calcext:value-type="float">
            <text:p>0</text:p>
          </table:table-cell>
          <table:table-cell table:style-name="ce9" table:formula="of:=[$Deaths.G33]-[$Deaths.F33]" office:value-type="float" office:value="0" calcext:value-type="float">
            <text:p>0</text:p>
          </table:table-cell>
          <table:table-cell table:style-name="ce9" table:formula="of:=[$Deaths.H33]-[$Deaths.G33]" office:value-type="float" office:value="37" calcext:value-type="float">
            <text:p>37</text:p>
          </table:table-cell>
          <table:table-cell table:style-name="ce9" table:formula="of:=[$Deaths.I33]-[$Deaths.H33]" office:value-type="float" office:value="108" calcext:value-type="float">
            <text:p>108</text:p>
          </table:table-cell>
          <table:table-cell table:style-name="ce9" table:formula="of:=[$Deaths.J33]-[$Deaths.I33]" office:value-type="float" office:value="36" calcext:value-type="float">
            <text:p>36</text:p>
          </table:table-cell>
          <table:table-cell table:style-name="ce9" table:formula="of:=[$Deaths.K33]-[$Deaths.J33]" office:value-type="float" office:value="30" calcext:value-type="float">
            <text:p>30</text:p>
          </table:table-cell>
          <table:table-cell table:style-name="ce9" table:formula="of:=[$Deaths.L33]-[$Deaths.K33]" office:value-type="float" office:value="6" calcext:value-type="float">
            <text:p>6</text:p>
          </table:table-cell>
          <table:table-cell table:style-name="ce9" table:formula="of:=[$Deaths.M33]-[$Deaths.L33]" office:value-type="float" office:value="8" calcext:value-type="float">
            <text:p>8</text:p>
          </table:table-cell>
          <table:table-cell table:style-name="ce9" table:formula="of:=[$Deaths.N33]-[$Deaths.M33]" office:value-type="float" office:value="86" calcext:value-type="float">
            <text:p>86</text:p>
          </table:table-cell>
          <table:table-cell table:style-name="ce9" table:formula="of:=[$Deaths.O33]-[$Deaths.N33]" office:value-type="float" office:value="26" calcext:value-type="float">
            <text:p>26</text:p>
          </table:table-cell>
          <table:table-cell table:style-name="ce9" table:formula="of:=[$Deaths.P33]-[$Deaths.O33]" office:value-type="float" office:value="12" calcext:value-type="float">
            <text:p>12</text:p>
          </table:table-cell>
          <table:table-cell table:style-name="ce9" table:formula="of:=[$Deaths.Q33]-[$Deaths.P33]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Deaths.F34]-[$Deaths.C34]" office:value-type="float" office:value="0" calcext:value-type="float">
            <text:p>0</text:p>
          </table:table-cell>
          <table:table-cell table:style-name="ce9" table:formula="of:=[$Deaths.G34]-[$Deaths.F34]" office:value-type="float" office:value="0" calcext:value-type="float">
            <text:p>0</text:p>
          </table:table-cell>
          <table:table-cell table:style-name="ce9" table:formula="of:=[$Deaths.H34]-[$Deaths.G34]" office:value-type="float" office:value="0" calcext:value-type="float">
            <text:p>0</text:p>
          </table:table-cell>
          <table:table-cell table:style-name="ce9" table:formula="of:=[$Deaths.I34]-[$Deaths.H34]" office:value-type="float" office:value="13" calcext:value-type="float">
            <text:p>13</text:p>
          </table:table-cell>
          <table:table-cell table:style-name="ce9" table:formula="of:=[$Deaths.J34]-[$Deaths.I34]" office:value-type="float" office:value="118" calcext:value-type="float">
            <text:p>118</text:p>
          </table:table-cell>
          <table:table-cell table:style-name="ce9" table:formula="of:=[$Deaths.K34]-[$Deaths.J34]" office:value-type="float" office:value="66" calcext:value-type="float">
            <text:p>66</text:p>
          </table:table-cell>
          <table:table-cell table:style-name="ce9" table:formula="of:=[$Deaths.L34]-[$Deaths.K34]" office:value-type="float" office:value="16" calcext:value-type="float">
            <text:p>16</text:p>
          </table:table-cell>
          <table:table-cell table:style-name="ce9" table:formula="of:=[$Deaths.M34]-[$Deaths.L34]" office:value-type="float" office:value="12" calcext:value-type="float">
            <text:p>12</text:p>
          </table:table-cell>
          <table:table-cell table:style-name="ce9" table:formula="of:=[$Deaths.N34]-[$Deaths.M34]" office:value-type="float" office:value="100" calcext:value-type="float">
            <text:p>100</text:p>
          </table:table-cell>
          <table:table-cell table:style-name="ce9" table:formula="of:=[$Deaths.O34]-[$Deaths.N34]" office:value-type="float" office:value="36" calcext:value-type="float">
            <text:p>36</text:p>
          </table:table-cell>
          <table:table-cell table:style-name="ce9" table:formula="of:=[$Deaths.P34]-[$Deaths.O34]" office:value-type="float" office:value="7" calcext:value-type="float">
            <text:p>7</text:p>
          </table:table-cell>
          <table:table-cell table:style-name="ce9" table:formula="of:=[$Deaths.Q34]-[$Deaths.P34]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Deaths.F35]-[$Deaths.C35]" office:value-type="float" office:value="0" calcext:value-type="float">
            <text:p>0</text:p>
          </table:table-cell>
          <table:table-cell table:style-name="ce9" table:formula="of:=[$Deaths.G35]-[$Deaths.F35]" office:value-type="float" office:value="0" calcext:value-type="float">
            <text:p>0</text:p>
          </table:table-cell>
          <table:table-cell table:style-name="ce9" table:formula="of:=[$Deaths.H35]-[$Deaths.G35]" office:value-type="float" office:value="0" calcext:value-type="float">
            <text:p>0</text:p>
          </table:table-cell>
          <table:table-cell table:style-name="ce9" table:formula="of:=[$Deaths.I35]-[$Deaths.H35]" office:value-type="float" office:value="0" calcext:value-type="float">
            <text:p>0</text:p>
          </table:table-cell>
          <table:table-cell table:style-name="ce9" table:formula="of:=[$Deaths.J35]-[$Deaths.I35]" office:value-type="float" office:value="21" calcext:value-type="float">
            <text:p>21</text:p>
          </table:table-cell>
          <table:table-cell table:style-name="ce9" table:formula="of:=[$Deaths.K35]-[$Deaths.J35]" office:value-type="float" office:value="152" calcext:value-type="float">
            <text:p>152</text:p>
          </table:table-cell>
          <table:table-cell table:style-name="ce9" table:formula="of:=[$Deaths.L35]-[$Deaths.K35]" office:value-type="float" office:value="36" calcext:value-type="float">
            <text:p>36</text:p>
          </table:table-cell>
          <table:table-cell table:style-name="ce9" table:formula="of:=[$Deaths.M35]-[$Deaths.L35]" office:value-type="float" office:value="8" calcext:value-type="float">
            <text:p>8</text:p>
          </table:table-cell>
          <table:table-cell table:style-name="ce9" table:formula="of:=[$Deaths.N35]-[$Deaths.M35]" office:value-type="float" office:value="68" calcext:value-type="float">
            <text:p>68</text:p>
          </table:table-cell>
          <table:table-cell table:style-name="ce9" table:formula="of:=[$Deaths.O35]-[$Deaths.N35]" office:value-type="float" office:value="77" calcext:value-type="float">
            <text:p>77</text:p>
          </table:table-cell>
          <table:table-cell table:style-name="ce9" table:formula="of:=[$Deaths.P35]-[$Deaths.O35]" office:value-type="float" office:value="12" calcext:value-type="float">
            <text:p>12</text:p>
          </table:table-cell>
          <table:table-cell table:style-name="ce9" table:formula="of:=[$Deaths.Q35]-[$Deaths.P35]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Deaths.F36]-[$Deaths.C36]" office:value-type="float" office:value="0" calcext:value-type="float">
            <text:p>0</text:p>
          </table:table-cell>
          <table:table-cell table:style-name="ce9" table:formula="of:=[$Deaths.G36]-[$Deaths.F36]" office:value-type="float" office:value="0" calcext:value-type="float">
            <text:p>0</text:p>
          </table:table-cell>
          <table:table-cell table:style-name="ce9" table:formula="of:=[$Deaths.H36]-[$Deaths.G36]" office:value-type="float" office:value="0" calcext:value-type="float">
            <text:p>0</text:p>
          </table:table-cell>
          <table:table-cell table:style-name="ce9" table:formula="of:=[$Deaths.I36]-[$Deaths.H36]" office:value-type="float" office:value="0" calcext:value-type="float">
            <text:p>0</text:p>
          </table:table-cell>
          <table:table-cell table:style-name="ce9" table:formula="of:=[$Deaths.J36]-[$Deaths.I36]" office:value-type="float" office:value="0" calcext:value-type="float">
            <text:p>0</text:p>
          </table:table-cell>
          <table:table-cell table:style-name="ce9" table:formula="of:=[$Deaths.K36]-[$Deaths.J36]" office:value-type="float" office:value="24" calcext:value-type="float">
            <text:p>24</text:p>
          </table:table-cell>
          <table:table-cell table:style-name="ce9" table:formula="of:=[$Deaths.L36]-[$Deaths.K36]" office:value-type="float" office:value="113" calcext:value-type="float">
            <text:p>113</text:p>
          </table:table-cell>
          <table:table-cell table:style-name="ce9" table:formula="of:=[$Deaths.M36]-[$Deaths.L36]" office:value-type="float" office:value="53" calcext:value-type="float">
            <text:p>53</text:p>
          </table:table-cell>
          <table:table-cell table:style-name="ce9" table:formula="of:=[$Deaths.N36]-[$Deaths.M36]" office:value-type="float" office:value="82" calcext:value-type="float">
            <text:p>82</text:p>
          </table:table-cell>
          <table:table-cell table:style-name="ce9" table:formula="of:=[$Deaths.O36]-[$Deaths.N36]" office:value-type="float" office:value="64" calcext:value-type="float">
            <text:p>64</text:p>
          </table:table-cell>
          <table:table-cell table:style-name="ce9" table:formula="of:=[$Deaths.P36]-[$Deaths.O36]" office:value-type="float" office:value="21" calcext:value-type="float">
            <text:p>21</text:p>
          </table:table-cell>
          <table:table-cell table:style-name="ce9" table:formula="of:=[$Deaths.Q36]-[$Deaths.P36]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Deaths.F37]-[$Deaths.C37]" office:value-type="float" office:value="0" calcext:value-type="float">
            <text:p>0</text:p>
          </table:table-cell>
          <table:table-cell table:style-name="ce9" table:formula="of:=[$Deaths.G37]-[$Deaths.F37]" office:value-type="float" office:value="0" calcext:value-type="float">
            <text:p>0</text:p>
          </table:table-cell>
          <table:table-cell table:style-name="ce9" table:formula="of:=[$Deaths.H37]-[$Deaths.G37]" office:value-type="float" office:value="0" calcext:value-type="float">
            <text:p>0</text:p>
          </table:table-cell>
          <table:table-cell table:style-name="ce9" table:formula="of:=[$Deaths.I37]-[$Deaths.H37]" office:value-type="float" office:value="0" calcext:value-type="float">
            <text:p>0</text:p>
          </table:table-cell>
          <table:table-cell table:style-name="ce9" table:formula="of:=[$Deaths.J37]-[$Deaths.I37]" office:value-type="float" office:value="0" calcext:value-type="float">
            <text:p>0</text:p>
          </table:table-cell>
          <table:table-cell table:style-name="ce9" table:formula="of:=[$Deaths.K37]-[$Deaths.J37]" office:value-type="float" office:value="0" calcext:value-type="float">
            <text:p>0</text:p>
          </table:table-cell>
          <table:table-cell table:style-name="ce9" table:formula="of:=[$Deaths.L37]-[$Deaths.K37]" office:value-type="float" office:value="34" calcext:value-type="float">
            <text:p>34</text:p>
          </table:table-cell>
          <table:table-cell table:style-name="ce9" table:formula="of:=[$Deaths.M37]-[$Deaths.L37]" office:value-type="float" office:value="150" calcext:value-type="float">
            <text:p>150</text:p>
          </table:table-cell>
          <table:table-cell table:style-name="ce9" table:formula="of:=[$Deaths.N37]-[$Deaths.M37]" office:value-type="float" office:value="106" calcext:value-type="float">
            <text:p>106</text:p>
          </table:table-cell>
          <table:table-cell table:style-name="ce9" table:formula="of:=[$Deaths.O37]-[$Deaths.N37]" office:value-type="float" office:value="89" calcext:value-type="float">
            <text:p>89</text:p>
          </table:table-cell>
          <table:table-cell table:style-name="ce9" table:formula="of:=[$Deaths.P37]-[$Deaths.O37]" office:value-type="float" office:value="27" calcext:value-type="float">
            <text:p>27</text:p>
          </table:table-cell>
          <table:table-cell table:style-name="ce9" table:formula="of:=[$Deaths.Q37]-[$Deaths.P37]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Deaths.F38]-[$Deaths.C38]" office:value-type="float" office:value="0" calcext:value-type="float">
            <text:p>0</text:p>
          </table:table-cell>
          <table:table-cell table:style-name="ce9" table:formula="of:=[$Deaths.G38]-[$Deaths.F38]" office:value-type="float" office:value="0" calcext:value-type="float">
            <text:p>0</text:p>
          </table:table-cell>
          <table:table-cell table:style-name="ce9" table:formula="of:=[$Deaths.H38]-[$Deaths.G38]" office:value-type="float" office:value="0" calcext:value-type="float">
            <text:p>0</text:p>
          </table:table-cell>
          <table:table-cell table:style-name="ce9" table:formula="of:=[$Deaths.I38]-[$Deaths.H38]" office:value-type="float" office:value="0" calcext:value-type="float">
            <text:p>0</text:p>
          </table:table-cell>
          <table:table-cell table:style-name="ce9" table:formula="of:=[$Deaths.J38]-[$Deaths.I38]" office:value-type="float" office:value="0" calcext:value-type="float">
            <text:p>0</text:p>
          </table:table-cell>
          <table:table-cell table:style-name="ce9" table:formula="of:=[$Deaths.K38]-[$Deaths.J38]" office:value-type="float" office:value="0" calcext:value-type="float">
            <text:p>0</text:p>
          </table:table-cell>
          <table:table-cell table:style-name="ce9" table:formula="of:=[$Deaths.L38]-[$Deaths.K38]" office:value-type="float" office:value="0" calcext:value-type="float">
            <text:p>0</text:p>
          </table:table-cell>
          <table:table-cell table:style-name="ce9" table:formula="of:=[$Deaths.M38]-[$Deaths.L38]" office:value-type="float" office:value="26" calcext:value-type="float">
            <text:p>26</text:p>
          </table:table-cell>
          <table:table-cell table:style-name="ce9" table:formula="of:=[$Deaths.N38]-[$Deaths.M38]" office:value-type="float" office:value="173" calcext:value-type="float">
            <text:p>173</text:p>
          </table:table-cell>
          <table:table-cell table:style-name="ce9" table:formula="of:=[$Deaths.O38]-[$Deaths.N38]" office:value-type="float" office:value="128" calcext:value-type="float">
            <text:p>128</text:p>
          </table:table-cell>
          <table:table-cell table:style-name="ce9" table:formula="of:=[$Deaths.P38]-[$Deaths.O38]" office:value-type="float" office:value="37" calcext:value-type="float">
            <text:p>37</text:p>
          </table:table-cell>
          <table:table-cell table:style-name="ce9" table:formula="of:=[$Deaths.Q38]-[$Deaths.P38]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9" table:formula="of:=[$Deaths.F39]-[$Deaths.C39]" office:value-type="float" office:value="0" calcext:value-type="float">
            <text:p>0</text:p>
          </table:table-cell>
          <table:table-cell table:style-name="ce9" table:formula="of:=[$Deaths.G39]-[$Deaths.F39]" office:value-type="float" office:value="0" calcext:value-type="float">
            <text:p>0</text:p>
          </table:table-cell>
          <table:table-cell table:style-name="ce9" table:formula="of:=[$Deaths.H39]-[$Deaths.G39]" office:value-type="float" office:value="0" calcext:value-type="float">
            <text:p>0</text:p>
          </table:table-cell>
          <table:table-cell table:style-name="ce9" table:formula="of:=[$Deaths.I39]-[$Deaths.H39]" office:value-type="float" office:value="0" calcext:value-type="float">
            <text:p>0</text:p>
          </table:table-cell>
          <table:table-cell table:style-name="ce9" table:formula="of:=[$Deaths.J39]-[$Deaths.I39]" office:value-type="float" office:value="0" calcext:value-type="float">
            <text:p>0</text:p>
          </table:table-cell>
          <table:table-cell table:style-name="ce9" table:formula="of:=[$Deaths.K39]-[$Deaths.J39]" office:value-type="float" office:value="0" calcext:value-type="float">
            <text:p>0</text:p>
          </table:table-cell>
          <table:table-cell table:style-name="ce9" table:formula="of:=[$Deaths.L39]-[$Deaths.K39]" office:value-type="float" office:value="0" calcext:value-type="float">
            <text:p>0</text:p>
          </table:table-cell>
          <table:table-cell table:style-name="ce9" table:formula="of:=[$Deaths.M39]-[$Deaths.L39]" office:value-type="float" office:value="0" calcext:value-type="float">
            <text:p>0</text:p>
          </table:table-cell>
          <table:table-cell table:style-name="ce9" table:formula="of:=[$Deaths.N39]-[$Deaths.M39]" office:value-type="float" office:value="22" calcext:value-type="float">
            <text:p>22</text:p>
          </table:table-cell>
          <table:table-cell table:style-name="ce9" table:formula="of:=[$Deaths.O39]-[$Deaths.N39]" office:value-type="float" office:value="213" calcext:value-type="float">
            <text:p>213</text:p>
          </table:table-cell>
          <table:table-cell table:style-name="ce9" table:formula="of:=[$Deaths.P39]-[$Deaths.O39]" office:value-type="float" office:value="92" calcext:value-type="float">
            <text:p>92</text:p>
          </table:table-cell>
          <table:table-cell table:style-name="ce9" table:formula="of:=[$Deaths.Q39]-[$Deaths.P39]" office:value-type="float" office:value="92" calcext:value-type="float">
            <text:p>92</text:p>
          </table:table-cell>
          <table:table-cell table:number-columns-repeated="1011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9" table:formula="of:=[$Deaths.F40]-[$Deaths.C40]" office:value-type="float" office:value="0" calcext:value-type="float">
            <text:p>0</text:p>
          </table:table-cell>
          <table:table-cell table:style-name="ce9" table:formula="of:=[$Deaths.G40]-[$Deaths.F40]" office:value-type="float" office:value="0" calcext:value-type="float">
            <text:p>0</text:p>
          </table:table-cell>
          <table:table-cell table:style-name="ce9" table:formula="of:=[$Deaths.H40]-[$Deaths.G40]" office:value-type="float" office:value="0" calcext:value-type="float">
            <text:p>0</text:p>
          </table:table-cell>
          <table:table-cell table:style-name="ce9" table:formula="of:=[$Deaths.I40]-[$Deaths.H40]" office:value-type="float" office:value="0" calcext:value-type="float">
            <text:p>0</text:p>
          </table:table-cell>
          <table:table-cell table:style-name="ce9" table:formula="of:=[$Deaths.J40]-[$Deaths.I40]" office:value-type="float" office:value="0" calcext:value-type="float">
            <text:p>0</text:p>
          </table:table-cell>
          <table:table-cell table:style-name="ce9" table:formula="of:=[$Deaths.K40]-[$Deaths.J40]" office:value-type="float" office:value="0" calcext:value-type="float">
            <text:p>0</text:p>
          </table:table-cell>
          <table:table-cell table:style-name="ce9" table:formula="of:=[$Deaths.L40]-[$Deaths.K40]" office:value-type="float" office:value="0" calcext:value-type="float">
            <text:p>0</text:p>
          </table:table-cell>
          <table:table-cell table:style-name="ce9" table:formula="of:=[$Deaths.M40]-[$Deaths.L40]" office:value-type="float" office:value="0" calcext:value-type="float">
            <text:p>0</text:p>
          </table:table-cell>
          <table:table-cell table:style-name="ce9" table:formula="of:=[$Deaths.N40]-[$Deaths.M40]" office:value-type="float" office:value="0" calcext:value-type="float">
            <text:p>0</text:p>
          </table:table-cell>
          <table:table-cell table:style-name="ce9" table:formula="of:=[$Deaths.O40]-[$Deaths.N40]" office:value-type="float" office:value="34" calcext:value-type="float">
            <text:p>34</text:p>
          </table:table-cell>
          <table:table-cell table:style-name="ce9" table:formula="of:=[$Deaths.P40]-[$Deaths.O40]" office:value-type="float" office:value="187" calcext:value-type="float">
            <text:p>187</text:p>
          </table:table-cell>
          <table:table-cell table:style-name="ce9" table:formula="of:=[$Deaths.Q40]-[$Deaths.P40]" office:value-type="float" office:value="100" calcext:value-type="float">
            <text:p>100</text:p>
          </table:table-cell>
          <table:table-cell table:number-columns-repeated="1011"/>
        </table:table-row>
        <table:table-row table:style-name="ro14">
          <table:table-cell table:style-name="ce20" office:value-type="date" office:date-value="2020-04-09" calcext:value-type="date">
            <text:p>4/9</text:p>
          </table:table-cell>
          <table:table-cell table:style-name="ce9" table:formula="of:=[$Deaths.F41]-[$Deaths.C41]" office:value-type="float" office:value="0" calcext:value-type="float">
            <text:p>0</text:p>
          </table:table-cell>
          <table:table-cell table:style-name="ce9" table:formula="of:=[$Deaths.G41]-[$Deaths.F41]" office:value-type="float" office:value="0" calcext:value-type="float">
            <text:p>0</text:p>
          </table:table-cell>
          <table:table-cell table:style-name="ce9" table:formula="of:=[$Deaths.H41]-[$Deaths.G41]" office:value-type="float" office:value="0" calcext:value-type="float">
            <text:p>0</text:p>
          </table:table-cell>
          <table:table-cell table:style-name="ce9" table:formula="of:=[$Deaths.I41]-[$Deaths.H41]" office:value-type="float" office:value="0" calcext:value-type="float">
            <text:p>0</text:p>
          </table:table-cell>
          <table:table-cell table:style-name="ce9" table:formula="of:=[$Deaths.J41]-[$Deaths.I41]" office:value-type="float" office:value="0" calcext:value-type="float">
            <text:p>0</text:p>
          </table:table-cell>
          <table:table-cell table:style-name="ce9" table:formula="of:=[$Deaths.K41]-[$Deaths.J41]" office:value-type="float" office:value="0" calcext:value-type="float">
            <text:p>0</text:p>
          </table:table-cell>
          <table:table-cell table:style-name="ce9" table:formula="of:=[$Deaths.L41]-[$Deaths.K41]" office:value-type="float" office:value="0" calcext:value-type="float">
            <text:p>0</text:p>
          </table:table-cell>
          <table:table-cell table:style-name="ce9" table:formula="of:=[$Deaths.M41]-[$Deaths.L41]" office:value-type="float" office:value="0" calcext:value-type="float">
            <text:p>0</text:p>
          </table:table-cell>
          <table:table-cell table:style-name="ce9" table:formula="of:=[$Deaths.N41]-[$Deaths.M41]" office:value-type="float" office:value="0" calcext:value-type="float">
            <text:p>0</text:p>
          </table:table-cell>
          <table:table-cell table:style-name="ce9" table:formula="of:=[$Deaths.O41]-[$Deaths.N41]" office:value-type="float" office:value="0" calcext:value-type="float">
            <text:p>0</text:p>
          </table:table-cell>
          <table:table-cell table:style-name="ce9" table:formula="of:=[$Deaths.P41]-[$Deaths.O41]" office:value-type="float" office:value="35" calcext:value-type="float">
            <text:p>35</text:p>
          </table:table-cell>
          <table:table-cell table:style-name="ce9" table:formula="of:=[$Deaths.Q41]-[$Deaths.P41]" office:value-type="float" office:value="203" calcext:value-type="float">
            <text:p>203</text:p>
          </table:table-cell>
          <table:table-cell table:number-columns-repeated="1011"/>
        </table:table-row>
        <table:table-row table:style-name="ro8">
          <table:table-cell table:style-name="ce20" office:value-type="date" office:date-value="2020-04-10" calcext:value-type="date">
            <text:p>4/10</text:p>
          </table:table-cell>
          <table:table-cell table:style-name="ce9" table:formula="of:=[$Deaths.F42]-[$Deaths.C42]" office:value-type="float" office:value="0" calcext:value-type="float">
            <text:p>0</text:p>
          </table:table-cell>
          <table:table-cell table:style-name="ce9" table:formula="of:=[$Deaths.G42]-[$Deaths.F42]" office:value-type="float" office:value="0" calcext:value-type="float">
            <text:p>0</text:p>
          </table:table-cell>
          <table:table-cell table:style-name="ce9" table:formula="of:=[$Deaths.H42]-[$Deaths.G42]" office:value-type="float" office:value="0" calcext:value-type="float">
            <text:p>0</text:p>
          </table:table-cell>
          <table:table-cell table:style-name="ce9" table:formula="of:=[$Deaths.I42]-[$Deaths.H42]" office:value-type="float" office:value="0" calcext:value-type="float">
            <text:p>0</text:p>
          </table:table-cell>
          <table:table-cell table:style-name="ce9" table:formula="of:=[$Deaths.J42]-[$Deaths.I42]" office:value-type="float" office:value="0" calcext:value-type="float">
            <text:p>0</text:p>
          </table:table-cell>
          <table:table-cell table:style-name="ce9" table:formula="of:=[$Deaths.K42]-[$Deaths.J42]" office:value-type="float" office:value="0" calcext:value-type="float">
            <text:p>0</text:p>
          </table:table-cell>
          <table:table-cell table:style-name="ce9" table:formula="of:=[$Deaths.L42]-[$Deaths.K42]" office:value-type="float" office:value="0" calcext:value-type="float">
            <text:p>0</text:p>
          </table:table-cell>
          <table:table-cell table:style-name="ce9" table:formula="of:=[$Deaths.M42]-[$Deaths.L42]" office:value-type="float" office:value="0" calcext:value-type="float">
            <text:p>0</text:p>
          </table:table-cell>
          <table:table-cell table:style-name="ce9" table:formula="of:=[$Deaths.N42]-[$Deaths.M42]" office:value-type="float" office:value="0" calcext:value-type="float">
            <text:p>0</text:p>
          </table:table-cell>
          <table:table-cell table:style-name="ce9" table:formula="of:=[$Deaths.O42]-[$Deaths.N42]" office:value-type="float" office:value="0" calcext:value-type="float">
            <text:p>0</text:p>
          </table:table-cell>
          <table:table-cell table:style-name="ce9" table:formula="of:=[$Deaths.P42]-[$Deaths.O42]" office:value-type="float" office:value="0" calcext:value-type="float">
            <text:p>0</text:p>
          </table:table-cell>
          <table:table-cell table:style-name="ce9" table:formula="of:=[$Deaths.Q42]-[$Deaths.P42]" office:value-type="float" office:value="32" calcext:value-type="float">
            <text:p>32</text:p>
          </table:table-cell>
          <table:table-cell table:number-columns-repeated="1011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1"/>
          <table:table-cell>
            <draw:frame draw:z-index="1" draw:style-name="gr1" draw:text-style-name="P1" svg:width="8.5378in" svg:height="7.2409in" svg:x="0.2795in" svg:y="0.0555in">
              <draw:object draw:notify-on-update-of-ranges="'@Deaths-Change'.A19:'@Deaths-Change'.A42 '@Deaths-Change'.B2:'@Deaths-Change'.B2 '@Deaths-Change'.B19:'@Deaths-Change'.B42 '@Deaths-Change'.C2:'@Deaths-Change'.C2 '@Deaths-Change'.C19:'@Deaths-Change'.C42 '@Deaths-Change'.D2:'@Deaths-Change'.D2 '@Deaths-Change'.D19:'@Deaths-Change'.D42 '@Deaths-Change'.E2:'@Deaths-Change'.E2 '@Deaths-Change'.E19:'@Deaths-Change'.E42 '@Deaths-Change'.F2:'@Deaths-Change'.F2 '@Deaths-Change'.F19:'@Deaths-Change'.F42 '@Deaths-Change'.G2:'@Deaths-Change'.G2 '@Deaths-Change'.G19:'@Deaths-Change'.G42 '@Deaths-Change'.H2:'@Deaths-Change'.H2 '@Deaths-Change'.H19:'@Deaths-Change'.H42 '@Deaths-Change'.I2:'@Deaths-Change'.I2 '@Deaths-Change'.I19:'@Deaths-Change'.I42 '@Deaths-Change'.J2:'@Deaths-Change'.J2 '@Deaths-Change'.J19:'@Deaths-Change'.J42 '@Deaths-Change'.K2:'@Deaths-Change'.K2 '@Deaths-Change'.K19:'@Deaths-Change'.K42 '@Deaths-Change'.L2:'@Deaths-Change'.L2 '@Deaths-Change'.L19:'@Deaths-Change'.L42 '@Deaths-Change'.M2:'@Deaths-Change'.M2 '@Deaths-Change'.M19:'@Deaths-Change'.M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cident" table:style-name="ta16">
        <office:forms form:automatic-focus="false" form:apply-design-mode="false"/>
        <table:table-column table:style-name="co5" table:default-cell-style-name="ce5"/>
        <table:table-column table:style-name="co6" table:number-columns-repeated="12" table:default-cell-style-name="ce5"/>
        <table:table-column table:style-name="co16" table:default-cell-style-name="ce5"/>
        <table:table-column table:style-name="co14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3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234" table:default-cell-style-name="ce5"/>
        <table:table-column table:style-name="co2" table:number-columns-repeated="768" table:default-cell-style-name="Default"/>
        <table:table-row table:style-name="ro1">
          <table:table-cell table:style-name="ce119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19"/>
          <table:table-cell table:number-columns-repeated="1011"/>
        </table:table-row>
        <table:table-row table:style-name="ro2">
          <table:table-cell table:style-name="ce2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table:formula="of:=[.G2]+1" office:value-type="date" office:date-value="2020-04-01" calcext:value-type="date">
            <text:p>4/1</text:p>
          </table:table-cell>
          <table:table-cell table:style-name="ce22" table:formula="of:=[.H2]+1" office:value-type="date" office:date-value="2020-04-02" calcext:value-type="date">
            <text:p>4/2</text:p>
          </table:table-cell>
          <table:table-cell table:style-name="ce22" table:formula="of:=[.I2]+1" office:value-type="date" office:date-value="2020-04-03" calcext:value-type="date">
            <text:p>4/3</text:p>
          </table:table-cell>
          <table:table-cell table:style-name="ce22" table:formula="of:=[.J2]+1" office:value-type="date" office:date-value="2020-04-04" calcext:value-type="date">
            <text:p>4/4</text:p>
          </table:table-cell>
          <table:table-cell table:style-name="ce22" table:formula="of:=[.K2]+1" office:value-type="date" office:date-value="2020-04-05" calcext:value-type="date">
            <text:p>4/5</text:p>
          </table:table-cell>
          <table:table-cell table:style-name="ce22" table:formula="of:=[.L2]+1" office:value-type="date" office:date-value="2020-04-06" calcext:value-type="date">
            <text:p>4/6</text:p>
          </table:table-cell>
          <table:table-cell table:style-name="ce22" table:formula="of:=[.M2]+1" office:value-type="date" office:date-value="2020-04-07" calcext:value-type="date">
            <text:p>4/7</text:p>
          </table:table-cell>
          <table:table-cell table:style-name="ce22" table:formula="of:=[.N2]+1" office:value-type="date" office:date-value="2020-04-08" calcext:value-type="date">
            <text:p>4/8</text:p>
          </table:table-cell>
          <table:table-cell table:style-name="ce22" table:formula="of:=[.O2]+1" office:value-type="date" office:date-value="2020-04-09" calcext:value-type="date">
            <text:p>4/9</text:p>
          </table:table-cell>
          <table:table-cell table:style-name="ce22" table:formula="of:=[.P2]+1" office:value-type="date" office:date-value="2020-04-10" calcext:value-type="date">
            <text:p>4/10</text:p>
          </table:table-cell>
          <table:table-cell table:number-columns-repeated="1007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4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3" table:style-name="ce25" office:value-type="float" office:value="9" calcext:value-type="float">
            <text:p>9</text:p>
          </table:table-cell>
          <table:table-cell table:number-columns-repeated="3" table:style-name="ce25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number-columns-repeated="6" table:style-name="ce25" office:value-type="float" office:value="8" calcext:value-type="float">
            <text:p>8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number-columns-repeated="2" table:style-name="ce25" office:value-type="float" office:value="11" calcext:value-type="float">
            <text:p>11</text:p>
          </table:table-cell>
          <table:table-cell table:number-columns-repeated="4" table:style-name="ce25" office:value-type="float" office:value="13" calcext:value-type="float">
            <text:p>13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6" table:style-name="ce25" office:value-type="float" office:value="20" calcext:value-type="float">
            <text:p>2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2"/>
          <table:table-cell table:number-columns-repeated="6" table:style-name="ce25" office:value-type="float" office:value="53" calcext:value-type="float">
            <text:p>53</text:p>
          </table:table-cell>
          <table:table-cell table:number-columns-repeated="2" table:style-name="ce9" office:value-type="float" office:value="53" calcext:value-type="float">
            <text:p>53</text:p>
          </table:table-cell>
          <table:table-cell table:number-columns-repeated="4" table:style-name="ce7" office:value-type="float" office:value="53" calcext:value-type="float">
            <text:p>5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number-columns-repeated="2"/>
          <table:table-cell table:number-columns-repeated="5"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number-columns-repeated="2" table:style-name="ce7" office:value-type="float" office:value="75" calcext:value-type="float">
            <text:p>7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23" office:value-type="float" office:value="155" calcext:value-type="float">
            <text:p>155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number-columns-repeated="2"/>
          <table:table-cell table:number-columns-repeated="6" table:style-name="ce25" office:value-type="float" office:value="156" calcext:value-type="float">
            <text:p>156</text:p>
          </table:table-cell>
          <table:table-cell table:number-columns-repeated="2" table:style-name="ce9" office:value-type="float" office:value="156" calcext:value-type="float">
            <text:p>156</text:p>
          </table:table-cell>
          <table:table-cell table:number-columns-repeated="4" table:style-name="ce7" office:value-type="float" office:value="156" calcext:value-type="float">
            <text:p>15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23" office:value-type="float" office:value="351" calcext:value-type="float">
            <text:p>351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number-columns-repeated="2"/>
          <table:table-cell table:style-name="ce25" office:value-type="float" office:value="354" calcext:value-type="float">
            <text:p>354</text:p>
          </table:table-cell>
          <table:table-cell table:number-columns-repeated="2" table:style-name="ce25" office:value-type="float" office:value="355" calcext:value-type="float">
            <text:p>355</text:p>
          </table:table-cell>
          <table:table-cell table:number-columns-repeated="2" table:style-name="ce25" office:value-type="float" office:value="356" calcext:value-type="float">
            <text:p>356</text:p>
          </table:table-cell>
          <table:table-cell table:style-name="ce25" office:value-type="float" office:value="357" calcext:value-type="float">
            <text:p>357</text:p>
          </table:table-cell>
          <table:table-cell table:number-columns-repeated="2" table:style-name="ce9" office:value-type="float" office:value="357" calcext:value-type="float">
            <text:p>357</text:p>
          </table:table-cell>
          <table:table-cell table:number-columns-repeated="4" table:style-name="ce7" office:value-type="float" office:value="358" calcext:value-type="float">
            <text:p>35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23" office:value-type="float" office:value="603" calcext:value-type="float">
            <text:p>603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number-columns-repeated="2"/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614" calcext:value-type="float">
            <text:p>614</text:p>
          </table:table-cell>
          <table:table-cell table:number-columns-repeated="2" table:style-name="ce9" office:value-type="float" office:value="614" calcext:value-type="float">
            <text:p>614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619" calcext:value-type="float">
            <text:p>619</text:p>
          </table:table-cell>
          <table:table-cell table:number-columns-repeated="2" table:style-name="ce7" office:value-type="float" office:value="621" calcext:value-type="float">
            <text:p>62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23" office:value-type="float" office:value="610" calcext:value-type="float">
            <text:p>610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number-columns-repeated="2"/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26" calcext:value-type="float">
            <text:p>626</text:p>
          </table:table-cell>
          <table:table-cell table:number-columns-repeated="2" table:style-name="ce25" office:value-type="float" office:value="627" calcext:value-type="float">
            <text:p>627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629" calcext:value-type="float">
            <text:p>629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630" calcext:value-type="float">
            <text:p>630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641" calcext:value-type="float">
            <text:p>641</text:p>
          </table:table-cell>
          <table:table-cell table:number-columns-repeated="2" table:style-name="ce7" office:value-type="float" office:value="642" calcext:value-type="float">
            <text:p>64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23" office:value-type="float" office:value="980" calcext:value-type="float">
            <text:p>980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number-columns-repeated="2"/>
          <table:table-cell table:style-name="ce25" office:value-type="float" office:value="1003" calcext:value-type="float">
            <text:p>1,003</text:p>
          </table:table-cell>
          <table:table-cell table:number-columns-repeated="3" table:style-name="ce25" office:value-type="float" office:value="1004" calcext:value-type="float">
            <text:p>1,004</text:p>
          </table:table-cell>
          <table:table-cell table:style-name="ce25" office:value-type="float" office:value="1006" calcext:value-type="float">
            <text:p>1,006</text:p>
          </table:table-cell>
          <table:table-cell table:style-name="ce25" office:value-type="float" office:value="1008" calcext:value-type="float">
            <text:p>1,008</text:p>
          </table:table-cell>
          <table:table-cell table:style-name="ce9" office:value-type="float" office:value="1008" calcext:value-type="float">
            <text:p>1008</text:p>
          </table:table-cell>
          <table:table-cell table:style-name="ce9" office:value-type="float" office:value="1009" calcext:value-type="float">
            <text:p>1009</text:p>
          </table:table-cell>
          <table:table-cell table:style-name="ce7" office:value-type="float" office:value="1026" calcext:value-type="float">
            <text:p>1026</text:p>
          </table:table-cell>
          <table:table-cell table:number-columns-repeated="3" table:style-name="ce7" office:value-type="float" office:value="1027" calcext:value-type="float">
            <text:p>102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23" office:value-type="float" office:value="1936" calcext:value-type="float">
            <text:p>1,936</text:p>
          </table:table-cell>
          <table:table-cell table:style-name="ce25" office:value-type="float" office:value="1950" calcext:value-type="float">
            <text:p>1,950</text:p>
          </table:table-cell>
          <table:table-cell table:style-name="ce25" table:number-columns-repeated="2"/>
          <table:table-cell table:style-name="ce25" office:value-type="float" office:value="2016" calcext:value-type="float">
            <text:p>2,016</text:p>
          </table:table-cell>
          <table:table-cell table:style-name="ce25" office:value-type="float" office:value="2022" calcext:value-type="float">
            <text:p>2,022</text:p>
          </table:table-cell>
          <table:table-cell table:style-name="ce25" office:value-type="float" office:value="2025" calcext:value-type="float">
            <text:p>2,025</text:p>
          </table:table-cell>
          <table:table-cell table:style-name="ce25" office:value-type="float" office:value="2028" calcext:value-type="float">
            <text:p>2,028</text:p>
          </table:table-cell>
          <table:table-cell table:style-name="ce25" office:value-type="float" office:value="2032" calcext:value-type="float">
            <text:p>2,032</text:p>
          </table:table-cell>
          <table:table-cell table:style-name="ce25" office:value-type="float" office:value="2033" calcext:value-type="float">
            <text:p>2,033</text:p>
          </table:table-cell>
          <table:table-cell table:number-columns-repeated="2" table:style-name="ce9" office:value-type="float" office:value="2033" calcext:value-type="float">
            <text:p>2033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05" calcext:value-type="float">
            <text:p>2105</text:p>
          </table:table-cell>
          <table:table-cell table:number-columns-repeated="2" table:style-name="ce7" office:value-type="float" office:value="2106" calcext:value-type="float">
            <text:p>210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23" office:value-type="float" office:value="2217" calcext:value-type="float">
            <text:p>2,217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table:number-columns-repeated="2"/>
          <table:table-cell table:style-name="ce25" office:value-type="float" office:value="2304" calcext:value-type="float">
            <text:p>2,304</text:p>
          </table:table-cell>
          <table:table-cell table:style-name="ce25" office:value-type="float" office:value="2311" calcext:value-type="float">
            <text:p>2,311</text:p>
          </table:table-cell>
          <table:table-cell table:style-name="ce25" office:value-type="float" office:value="2314" calcext:value-type="float">
            <text:p>2,314</text:p>
          </table:table-cell>
          <table:table-cell table:style-name="ce25" office:value-type="float" office:value="2320" calcext:value-type="float">
            <text:p>2,320</text:p>
          </table:table-cell>
          <table:table-cell table:style-name="ce25" office:value-type="float" office:value="2332" calcext:value-type="float">
            <text:p>2,332</text:p>
          </table:table-cell>
          <table:table-cell table:style-name="ce25" office:value-type="float" office:value="2335" calcext:value-type="float">
            <text:p>2,335</text:p>
          </table:table-cell>
          <table:table-cell table:style-name="ce9" office:value-type="float" office:value="2335" calcext:value-type="float">
            <text:p>2335</text:p>
          </table:table-cell>
          <table:table-cell table:style-name="ce9" office:value-type="float" office:value="2337" calcext:value-type="float">
            <text:p>2337</text:p>
          </table:table-cell>
          <table:table-cell table:style-name="ce7" office:value-type="float" office:value="2389" calcext:value-type="float">
            <text:p>2389</text:p>
          </table:table-cell>
          <table:table-cell table:number-columns-repeated="2" table:style-name="ce7" office:value-type="float" office:value="2387" calcext:value-type="float">
            <text:p>2387</text:p>
          </table:table-cell>
          <table:table-cell table:style-name="ce7" office:value-type="float" office:value="2388" calcext:value-type="float">
            <text:p>2388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23" office:value-type="float" office:value="2431" calcext:value-type="float">
            <text:p>2,431</text:p>
          </table:table-cell>
          <table:table-cell table:style-name="ce25" office:value-type="float" office:value="2512" calcext:value-type="float">
            <text:p>2,512</text:p>
          </table:table-cell>
          <table:table-cell table:style-name="ce25" table:number-columns-repeated="2"/>
          <table:table-cell table:style-name="ce25" office:value-type="float" office:value="2677" calcext:value-type="float">
            <text:p>2,677</text:p>
          </table:table-cell>
          <table:table-cell table:style-name="ce25" office:value-type="float" office:value="2729" calcext:value-type="float">
            <text:p>2,729</text:p>
          </table:table-cell>
          <table:table-cell table:style-name="ce25" office:value-type="float" office:value="2746" calcext:value-type="float">
            <text:p>2,746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786" calcext:value-type="float">
            <text:p>2,786</text:p>
          </table:table-cell>
          <table:table-cell table:style-name="ce25" office:value-type="float" office:value="2791" calcext:value-type="float">
            <text:p>2,791</text:p>
          </table:table-cell>
          <table:table-cell table:style-name="ce9" office:value-type="float" office:value="2791" calcext:value-type="float">
            <text:p>2791</text:p>
          </table:table-cell>
          <table:table-cell table:style-name="ce9" office:value-type="float" office:value="2799" calcext:value-type="float">
            <text:p>2799</text:p>
          </table:table-cell>
          <table:table-cell table:style-name="ce7" office:value-type="float" office:value="2892" calcext:value-type="float">
            <text:p>2892</text:p>
          </table:table-cell>
          <table:table-cell table:number-columns-repeated="3" table:style-name="ce7" office:value-type="float" office:value="2893" calcext:value-type="float">
            <text:p>289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23" office:value-type="float" office:value="2624" calcext:value-type="float">
            <text:p>2,624</text:p>
          </table:table-cell>
          <table:table-cell table:style-name="ce25" office:value-type="float" office:value="3164" calcext:value-type="float">
            <text:p>3,164</text:p>
          </table:table-cell>
          <table:table-cell table:style-name="ce25" table:number-columns-repeated="2"/>
          <table:table-cell table:style-name="ce25" office:value-type="float" office:value="3362" calcext:value-type="float">
            <text:p>3,362</text:p>
          </table:table-cell>
          <table:table-cell table:style-name="ce25" office:value-type="float" office:value="3393" calcext:value-type="float">
            <text:p>3,393</text:p>
          </table:table-cell>
          <table:table-cell table:style-name="ce25" office:value-type="float" office:value="3431" calcext:value-type="float">
            <text:p>3,431</text:p>
          </table:table-cell>
          <table:table-cell table:style-name="ce25" office:value-type="float" office:value="3441" calcext:value-type="float">
            <text:p>3,441</text:p>
          </table:table-cell>
          <table:table-cell table:style-name="ce25" office:value-type="float" office:value="3459" calcext:value-type="float">
            <text:p>3,459</text:p>
          </table:table-cell>
          <table:table-cell table:style-name="ce25" office:value-type="float" office:value="3463" calcext:value-type="float">
            <text:p>3,463</text:p>
          </table:table-cell>
          <table:table-cell table:style-name="ce9" office:value-type="float" office:value="3463" calcext:value-type="float">
            <text:p>3463</text:p>
          </table:table-cell>
          <table:table-cell table:style-name="ce9" office:value-type="float" office:value="3465" calcext:value-type="float">
            <text:p>3465</text:p>
          </table:table-cell>
          <table:table-cell table:number-columns-repeated="2" table:style-name="ce7" office:value-type="float" office:value="3573" calcext:value-type="float">
            <text:p>3573</text:p>
          </table:table-cell>
          <table:table-cell table:style-name="ce7" office:value-type="float" office:value="3576" calcext:value-type="float">
            <text:p>3576</text:p>
          </table:table-cell>
          <table:table-cell table:style-name="ce7" office:value-type="float" office:value="3577" calcext:value-type="float">
            <text:p>357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23" office:value-type="float" office:value="2765" calcext:value-type="float">
            <text:p>2,765</text:p>
          </table:table-cell>
          <table:table-cell table:style-name="ce25" office:value-type="float" office:value="2964" calcext:value-type="float">
            <text:p>2,964</text:p>
          </table:table-cell>
          <table:table-cell table:style-name="ce25" table:number-columns-repeated="2"/>
          <table:table-cell table:style-name="ce25" office:value-type="float" office:value="3622" calcext:value-type="float">
            <text:p>3,622</text:p>
          </table:table-cell>
          <table:table-cell table:style-name="ce25" office:value-type="float" office:value="3639" calcext:value-type="float">
            <text:p>3,639</text:p>
          </table:table-cell>
          <table:table-cell table:style-name="ce25" office:value-type="float" office:value="3644" calcext:value-type="float">
            <text:p>3,644</text:p>
          </table:table-cell>
          <table:table-cell table:style-name="ce25" office:value-type="float" office:value="3655" calcext:value-type="float">
            <text:p>3,655</text:p>
          </table:table-cell>
          <table:table-cell table:style-name="ce25" office:value-type="float" office:value="3696" calcext:value-type="float">
            <text:p>3,696</text:p>
          </table:table-cell>
          <table:table-cell table:style-name="ce25" office:value-type="float" office:value="3697" calcext:value-type="float">
            <text:p>3,697</text:p>
          </table:table-cell>
          <table:table-cell table:number-columns-repeated="2" table:style-name="ce9" office:value-type="float" office:value="3699" calcext:value-type="float">
            <text:p>3699</text:p>
          </table:table-cell>
          <table:table-cell table:style-name="ce7" office:value-type="float" office:value="3762" calcext:value-type="float">
            <text:p>3762</text:p>
          </table:table-cell>
          <table:table-cell table:style-name="ce7" office:value-type="float" office:value="3804" calcext:value-type="float">
            <text:p>3804</text:p>
          </table:table-cell>
          <table:table-cell table:style-name="ce7" office:value-type="float" office:value="3812" calcext:value-type="float">
            <text:p>3812</text:p>
          </table:table-cell>
          <table:table-cell table:style-name="ce7" office:value-type="float" office:value="3818" calcext:value-type="float">
            <text:p>3818</text:p>
          </table:table-cell>
          <table:table-cell table:number-columns-repeated="1007"/>
        </table:table-row>
        <table:table-row table:style-name="ro4">
          <table:table-cell table:style-name="ce38" office:value-type="date" office:date-value="2020-03-21" calcext:value-type="date">
            <text:p>3/21</text:p>
          </table:table-cell>
          <table:table-cell table:style-name="ce23" office:value-type="float" office:value="1596" calcext:value-type="float">
            <text:p>1,596</text:p>
          </table:table-cell>
          <table:table-cell table:style-name="ce25" office:value-type="float" office:value="1726" calcext:value-type="float">
            <text:p>1,726</text:p>
          </table:table-cell>
          <table:table-cell table:style-name="ce25" table:number-columns-repeated="2"/>
          <table:table-cell table:style-name="ce25" office:value-type="float" office:value="2114" calcext:value-type="float">
            <text:p>2,114</text:p>
          </table:table-cell>
          <table:table-cell table:style-name="ce25" office:value-type="float" office:value="2120" calcext:value-type="float">
            <text:p>2,120</text:p>
          </table:table-cell>
          <table:table-cell table:style-name="ce25" office:value-type="float" office:value="2127" calcext:value-type="float">
            <text:p>2,127</text:p>
          </table:table-cell>
          <table:table-cell table:style-name="ce25" office:value-type="float" office:value="2133" calcext:value-type="float">
            <text:p>2,133</text:p>
          </table:table-cell>
          <table:table-cell table:style-name="ce25" office:value-type="float" office:value="2177" calcext:value-type="float">
            <text:p>2,177</text:p>
          </table:table-cell>
          <table:table-cell table:style-name="ce25" office:value-type="float" office:value="2179" calcext:value-type="float">
            <text:p>2,179</text:p>
          </table:table-cell>
          <table:table-cell table:number-columns-repeated="2" table:style-name="ce9" office:value-type="float" office:value="2179" calcext:value-type="float">
            <text:p>2179</text:p>
          </table:table-cell>
          <table:table-cell table:style-name="ce7" office:value-type="float" office:value="2209" calcext:value-type="float">
            <text:p>2209</text:p>
          </table:table-cell>
          <table:table-cell table:style-name="ce7" office:value-type="float" office:value="2239" calcext:value-type="float">
            <text:p>2239</text:p>
          </table:table-cell>
          <table:table-cell table:style-name="ce7" office:value-type="float" office:value="2280" calcext:value-type="float">
            <text:p>2280</text:p>
          </table:table-cell>
          <table:table-cell table:style-name="ce7" office:value-type="float" office:value="2477" calcext:value-type="float">
            <text:p>2477</text:p>
          </table:table-cell>
          <table:table-cell table:number-columns-repeated="1007"/>
        </table:table-row>
        <table:table-row table:style-name="ro4">
          <table:table-cell table:style-name="ce38" office:value-type="date" office:date-value="2020-03-22" calcext:value-type="date">
            <text:p>3/22</text:p>
          </table:table-cell>
          <table:table-cell table:style-name="ce23" office:value-type="float" office:value="1402" calcext:value-type="float">
            <text:p>1,402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table:number-columns-repeated="2"/>
          <table:table-cell table:style-name="ce25" office:value-type="float" office:value="1971" calcext:value-type="float">
            <text:p>1,971</text:p>
          </table:table-cell>
          <table:table-cell table:style-name="ce25" office:value-type="float" office:value="1982" calcext:value-type="float">
            <text:p>1,982</text:p>
          </table:table-cell>
          <table:table-cell table:style-name="ce25" office:value-type="float" office:value="2005" calcext:value-type="float">
            <text:p>2,005</text:p>
          </table:table-cell>
          <table:table-cell table:style-name="ce25" office:value-type="float" office:value="2007" calcext:value-type="float">
            <text:p>2,007</text:p>
          </table:table-cell>
          <table:table-cell table:style-name="ce25" office:value-type="float" office:value="2048" calcext:value-type="float">
            <text:p>2,048</text:p>
          </table:table-cell>
          <table:table-cell table:style-name="ce25" office:value-type="float" office:value="2057" calcext:value-type="float">
            <text:p>2,057</text:p>
          </table:table-cell>
          <table:table-cell table:style-name="ce9" office:value-type="float" office:value="2057" calcext:value-type="float">
            <text:p>2057</text:p>
          </table:table-cell>
          <table:table-cell table:style-name="ce9" office:value-type="float" office:value="2062" calcext:value-type="float">
            <text:p>2062</text:p>
          </table:table-cell>
          <table:table-cell table:style-name="ce7" office:value-type="float" office:value="2075" calcext:value-type="float">
            <text:p>2075</text:p>
          </table:table-cell>
          <table:table-cell table:style-name="ce7" office:value-type="float" office:value="2191" calcext:value-type="float">
            <text:p>2191</text:p>
          </table:table-cell>
          <table:table-cell table:style-name="ce7" office:value-type="float" office:value="2200" calcext:value-type="float">
            <text:p>2200</text:p>
          </table:table-cell>
          <table:table-cell table:style-name="ce7" office:value-type="float" office:value="2413" calcext:value-type="float">
            <text:p>2413</text:p>
          </table:table-cell>
          <table:table-cell table:number-columns-repeated="1007"/>
        </table:table-row>
        <table:table-row table:style-name="ro4">
          <table:table-cell table:style-name="ce38" office:value-type="date" office:date-value="2020-03-23" calcext:value-type="date">
            <text:p>3/23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5" office:value-type="float" office:value="2285" calcext:value-type="float">
            <text:p>2,285</text:p>
          </table:table-cell>
          <table:table-cell table:style-name="ce25" table:number-columns-repeated="2"/>
          <table:table-cell table:style-name="ce25" office:value-type="float" office:value="2942" calcext:value-type="float">
            <text:p>2,942</text:p>
          </table:table-cell>
          <table:table-cell table:style-name="ce25" office:value-type="float" office:value="2976" calcext:value-type="float">
            <text:p>2,976</text:p>
          </table:table-cell>
          <table:table-cell table:style-name="ce25" office:value-type="float" office:value="2996" calcext:value-type="float">
            <text:p>2,996</text:p>
          </table:table-cell>
          <table:table-cell table:style-name="ce25" office:value-type="float" office:value="3014" calcext:value-type="float">
            <text:p>3,014</text:p>
          </table:table-cell>
          <table:table-cell table:style-name="ce25" office:value-type="float" office:value="3085" calcext:value-type="float">
            <text:p>3,085</text:p>
          </table:table-cell>
          <table:table-cell table:style-name="ce25" office:value-type="float" office:value="3093" calcext:value-type="float">
            <text:p>3,093</text:p>
          </table:table-cell>
          <table:table-cell table:style-name="ce9" office:value-type="float" office:value="3114" calcext:value-type="float">
            <text:p>3114</text:p>
          </table:table-cell>
          <table:table-cell table:style-name="ce9" office:value-type="float" office:value="3115" calcext:value-type="float">
            <text:p>3115</text:p>
          </table:table-cell>
          <table:table-cell table:style-name="ce7" office:value-type="float" office:value="3151" calcext:value-type="float">
            <text:p>3151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3253" calcext:value-type="float">
            <text:p>3253</text:p>
          </table:table-cell>
          <table:table-cell table:style-name="ce7" office:value-type="float" office:value="3287" calcext:value-type="float">
            <text:p>3287</text:p>
          </table:table-cell>
          <table:table-cell table:number-columns-repeated="1007"/>
        </table:table-row>
        <table:table-row table:style-name="ro4">
          <table:table-cell table:style-name="ce38" office:value-type="date" office:date-value="2020-03-24" calcext:value-type="date">
            <text:p>3/24</text:p>
          </table:table-cell>
          <table:table-cell table:style-name="ce23" office:value-type="float" office:value="1967" calcext:value-type="float">
            <text:p>1,967</text:p>
          </table:table-cell>
          <table:table-cell table:style-name="ce25" office:value-type="float" office:value="2140" calcext:value-type="float">
            <text:p>2,140</text:p>
          </table:table-cell>
          <table:table-cell table:style-name="ce25" table:number-columns-repeated="2"/>
          <table:table-cell table:style-name="ce25" office:value-type="float" office:value="3036" calcext:value-type="float">
            <text:p>3,036</text:p>
          </table:table-cell>
          <table:table-cell table:style-name="ce25" office:value-type="float" office:value="3213" calcext:value-type="float">
            <text:p>3,213</text:p>
          </table:table-cell>
          <table:table-cell table:style-name="ce25" office:value-type="float" office:value="3374" calcext:value-type="float">
            <text:p>3,374</text:p>
          </table:table-cell>
          <table:table-cell table:style-name="ce25" office:value-type="float" office:value="3411" calcext:value-type="float">
            <text:p>3,411</text:p>
          </table:table-cell>
          <table:table-cell table:style-name="ce25" office:value-type="float" office:value="3508" calcext:value-type="float">
            <text:p>3,508</text:p>
          </table:table-cell>
          <table:table-cell table:style-name="ce25" office:value-type="float" office:value="3523" calcext:value-type="float">
            <text:p>3,523</text:p>
          </table:table-cell>
          <table:table-cell table:style-name="ce9" office:value-type="float" office:value="3525" calcext:value-type="float">
            <text:p>3525</text:p>
          </table:table-cell>
          <table:table-cell table:style-name="ce9" office:value-type="float" office:value="3534" calcext:value-type="float">
            <text:p>3534</text:p>
          </table:table-cell>
          <table:table-cell table:style-name="ce7" office:value-type="float" office:value="3670" calcext:value-type="float">
            <text:p>3670</text:p>
          </table:table-cell>
          <table:table-cell table:style-name="ce7" office:value-type="float" office:value="3857" calcext:value-type="float">
            <text:p>3857</text:p>
          </table:table-cell>
          <table:table-cell table:style-name="ce7" office:value-type="float" office:value="3929" calcext:value-type="float">
            <text:p>3929</text:p>
          </table:table-cell>
          <table:table-cell table:style-name="ce7" office:value-type="float" office:value="4133" calcext:value-type="float">
            <text:p>4133</text:p>
          </table:table-cell>
          <table:table-cell table:number-columns-repeated="1007"/>
        </table:table-row>
        <table:table-row table:style-name="ro4">
          <table:table-cell table:style-name="ce39" office:value-type="date" office:date-value="2020-03-25" calcext:value-type="date">
            <text:p>3/25</text:p>
          </table:table-cell>
          <table:table-cell table:style-name="ce23" office:value-type="float" office:value="1119" calcext:value-type="float">
            <text:p>1,119</text:p>
          </table:table-cell>
          <table:table-cell table:style-name="ce25" office:value-type="float" office:value="2367" calcext:value-type="float">
            <text:p>2,367</text:p>
          </table:table-cell>
          <table:table-cell table:style-name="ce25" table:number-columns-repeated="2"/>
          <table:table-cell table:style-name="ce25" office:value-type="float" office:value="2940" calcext:value-type="float">
            <text:p>2,940</text:p>
          </table:table-cell>
          <table:table-cell table:style-name="ce25" office:value-type="float" office:value="3209" calcext:value-type="float">
            <text:p>3,209</text:p>
          </table:table-cell>
          <table:table-cell table:style-name="ce25" office:value-type="float" office:value="3436" calcext:value-type="float">
            <text:p>3,436</text:p>
          </table:table-cell>
          <table:table-cell table:style-name="ce25" office:value-type="float" office:value="3705" calcext:value-type="float">
            <text:p>3,705</text:p>
          </table:table-cell>
          <table:table-cell table:style-name="ce25" office:value-type="float" office:value="3814" calcext:value-type="float">
            <text:p>3,814</text:p>
          </table:table-cell>
          <table:table-cell table:style-name="ce25" office:value-type="float" office:value="3831" calcext:value-type="float">
            <text:p>3,831</text:p>
          </table:table-cell>
          <table:table-cell table:style-name="ce9" office:value-type="float" office:value="3837" calcext:value-type="float">
            <text:p>3837</text:p>
          </table:table-cell>
          <table:table-cell table:style-name="ce9" office:value-type="float" office:value="3844" calcext:value-type="float">
            <text:p>3844</text:p>
          </table:table-cell>
          <table:table-cell table:style-name="ce7" office:value-type="float" office:value="3924" calcext:value-type="float">
            <text:p>3924</text:p>
          </table:table-cell>
          <table:table-cell table:style-name="ce7" office:value-type="float" office:value="4075" calcext:value-type="float">
            <text:p>4075</text:p>
          </table:table-cell>
          <table:table-cell table:style-name="ce7" office:value-type="float" office:value="4164" calcext:value-type="float">
            <text:p>4164</text:p>
          </table:table-cell>
          <table:table-cell table:style-name="ce7" office:value-type="float" office:value="4488" calcext:value-type="float">
            <text:p>4488</text:p>
          </table:table-cell>
          <table:table-cell table:number-columns-repeated="1007"/>
        </table:table-row>
        <table:table-row table:style-name="ro4">
          <table:table-cell table:style-name="ce39" office:value-type="date" office:date-value="2020-03-26" calcext:value-type="date">
            <text:p>3/26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number-columns-repeated="2"/>
          <table:table-cell table:style-name="ce25" office:value-type="float" office:value="3006" calcext:value-type="float">
            <text:p>3,006</text:p>
          </table:table-cell>
          <table:table-cell table:style-name="ce25" office:value-type="float" office:value="3077" calcext:value-type="float">
            <text:p>3,077</text:p>
          </table:table-cell>
          <table:table-cell table:style-name="ce25" office:value-type="float" office:value="3292" calcext:value-type="float">
            <text:p>3,292</text:p>
          </table:table-cell>
          <table:table-cell table:style-name="ce25" office:value-type="float" office:value="3497" calcext:value-type="float">
            <text:p>3,497</text:p>
          </table:table-cell>
          <table:table-cell table:style-name="ce48" office:value-type="float" office:value="3916" calcext:value-type="float">
            <text:p>3,916</text:p>
          </table:table-cell>
          <table:table-cell table:style-name="ce25" office:value-type="float" office:value="3950" calcext:value-type="float">
            <text:p>3,950</text:p>
          </table:table-cell>
          <table:table-cell table:style-name="ce9" office:value-type="float" office:value="3960" calcext:value-type="float">
            <text:p>3960</text:p>
          </table:table-cell>
          <table:table-cell table:style-name="ce9" office:value-type="float" office:value="3982" calcext:value-type="float">
            <text:p>3982</text:p>
          </table:table-cell>
          <table:table-cell table:style-name="ce7" office:value-type="float" office:value="4084" calcext:value-type="float">
            <text:p>4084</text:p>
          </table:table-cell>
          <table:table-cell table:style-name="ce7" office:value-type="float" office:value="4146" calcext:value-type="float">
            <text:p>4146</text:p>
          </table:table-cell>
          <table:table-cell table:style-name="ce7" office:value-type="float" office:value="4519" calcext:value-type="float">
            <text:p>4519</text:p>
          </table:table-cell>
          <table:table-cell table:style-name="ce7" office:value-type="float" office:value="4627" calcext:value-type="float">
            <text:p>4627</text:p>
          </table:table-cell>
          <table:table-cell table:number-columns-repeated="1007"/>
        </table:table-row>
        <table:table-row table:style-name="ro4">
          <table:table-cell table:style-name="ce39" office:value-type="date" office:date-value="2020-03-27" calcext:value-type="date">
            <text:p>3/27</text:p>
          </table:table-cell>
          <table:table-cell table:style-name="ce23"/>
          <table:table-cell table:style-name="ce25" office:value-type="float" office:value="32" calcext:value-type="float">
            <text:p>32</text:p>
          </table:table-cell>
          <table:table-cell table:style-name="ce25" table:number-columns-repeated="2"/>
          <table:table-cell table:style-name="ce25" office:value-type="float" office:value="2846" calcext:value-type="float">
            <text:p>2,846</text:p>
          </table:table-cell>
          <table:table-cell table:style-name="ce25" office:value-type="float" office:value="2960" calcext:value-type="float">
            <text:p>2,960</text:p>
          </table:table-cell>
          <table:table-cell table:style-name="ce25" office:value-type="float" office:value="3067" calcext:value-type="float">
            <text:p>3,067</text:p>
          </table:table-cell>
          <table:table-cell table:style-name="ce25" office:value-type="float" office:value="3369" calcext:value-type="float">
            <text:p>3,369</text:p>
          </table:table-cell>
          <table:table-cell table:style-name="ce25" office:value-type="float" office:value="3546" calcext:value-type="float">
            <text:p>3,546</text:p>
          </table:table-cell>
          <table:table-cell table:style-name="ce48" office:value-type="float" office:value="3719" calcext:value-type="float">
            <text:p>3,719</text:p>
          </table:table-cell>
          <table:table-cell table:style-name="ce9" office:value-type="float" office:value="4010" calcext:value-type="float">
            <text:p>4010</text:p>
          </table:table-cell>
          <table:table-cell table:style-name="ce9" office:value-type="float" office:value="4046" calcext:value-type="float">
            <text:p>4046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4235" calcext:value-type="float">
            <text:p>4235</text:p>
          </table:table-cell>
          <table:table-cell table:style-name="ce7" office:value-type="float" office:value="4583" calcext:value-type="float">
            <text:p>4583</text:p>
          </table:table-cell>
          <table:table-cell table:style-name="ce7" office:value-type="float" office:value="4680" calcext:value-type="float">
            <text:p>4680</text:p>
          </table:table-cell>
          <table:table-cell table:number-columns-repeated="1007"/>
        </table:table-row>
        <table:table-row table:style-name="ro4">
          <table:table-cell table:style-name="ce39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25" office:value-type="float" office:value="1717" calcext:value-type="float">
            <text:p>1,717</text:p>
          </table:table-cell>
          <table:table-cell table:style-name="ce25" office:value-type="float" office:value="2004" calcext:value-type="float">
            <text:p>2,004</text:p>
          </table:table-cell>
          <table:table-cell table:style-name="ce25" office:value-type="float" office:value="2085" calcext:value-type="float">
            <text:p>2,085</text:p>
          </table:table-cell>
          <table:table-cell table:style-name="ce25" office:value-type="float" office:value="2215" calcext:value-type="float">
            <text:p>2,215</text:p>
          </table:table-cell>
          <table:table-cell table:style-name="ce25" office:value-type="float" office:value="2361" calcext:value-type="float">
            <text:p>2,361</text:p>
          </table:table-cell>
          <table:table-cell table:style-name="ce25" office:value-type="float" office:value="2384" calcext:value-type="float">
            <text:p>2,384</text:p>
          </table:table-cell>
          <table:table-cell table:style-name="ce9" office:value-type="float" office:value="2388" calcext:value-type="float">
            <text:p>2388</text:p>
          </table:table-cell>
          <table:table-cell table:style-name="ce49" office:value-type="float" office:value="2673" calcext:value-type="float">
            <text:p>2673</text:p>
          </table:table-cell>
          <table:table-cell table:style-name="ce7" office:value-type="float" office:value="2817" calcext:value-type="float">
            <text:p>2817</text:p>
          </table:table-cell>
          <table:table-cell table:style-name="ce7" office:value-type="float" office:value="2851" calcext:value-type="float">
            <text:p>2851</text:p>
          </table:table-cell>
          <table:table-cell table:style-name="ce7" office:value-type="float" office:value="3053" calcext:value-type="float">
            <text:p>3053</text:p>
          </table:table-cell>
          <table:table-cell table:style-name="ce7" office:value-type="float" office:value="3137" calcext:value-type="float">
            <text:p>3137</text:p>
          </table:table-cell>
          <table:table-cell table:number-columns-repeated="1007"/>
        </table:table-row>
        <table:table-row table:style-name="ro4">
          <table:table-cell table:style-name="ce39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1915" calcext:value-type="float">
            <text:p>1,915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office:value-type="float" office:value="2369" calcext:value-type="float">
            <text:p>2,369</text:p>
          </table:table-cell>
          <table:table-cell table:style-name="ce48" office:value-type="float" office:value="2590" calcext:value-type="float">
            <text:p>2,590</text:p>
          </table:table-cell>
          <table:table-cell table:style-name="ce25" office:value-type="float" office:value="2642" calcext:value-type="float">
            <text:p>2,642</text:p>
          </table:table-cell>
          <table:table-cell table:style-name="ce9" office:value-type="float" office:value="2652" calcext:value-type="float">
            <text:p>2652</text:p>
          </table:table-cell>
          <table:table-cell table:style-name="ce9" office:value-type="float" office:value="2714" calcext:value-type="float">
            <text:p>2714</text:p>
          </table:table-cell>
          <table:table-cell table:style-name="ce7" office:value-type="float" office:value="2857" calcext:value-type="float">
            <text:p>2857</text:p>
          </table:table-cell>
          <table:table-cell table:style-name="ce7" office:value-type="float" office:value="2956" calcext:value-type="float">
            <text:p>2956</text:p>
          </table:table-cell>
          <table:table-cell table:style-name="ce7" office:value-type="float" office:value="3131" calcext:value-type="float">
            <text:p>3131</text:p>
          </table:table-cell>
          <table:table-cell table:style-name="ce7" office:value-type="float" office:value="3184" calcext:value-type="float">
            <text:p>318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241" calcext:value-type="float">
            <text:p>1,241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3531" calcext:value-type="float">
            <text:p>3,531</text:p>
          </table:table-cell>
          <table:table-cell table:style-name="ce25" office:value-type="float" office:value="4042" calcext:value-type="float">
            <text:p>4,042</text:p>
          </table:table-cell>
          <table:table-cell table:style-name="ce25" office:value-type="float" office:value="4305" calcext:value-type="float">
            <text:p>4,305</text:p>
          </table:table-cell>
          <table:table-cell table:style-name="ce9" office:value-type="float" office:value="4356" calcext:value-type="float">
            <text:p>4356</text:p>
          </table:table-cell>
          <table:table-cell table:style-name="ce9" office:value-type="float" office:value="4374" calcext:value-type="float">
            <text:p>4374</text:p>
          </table:table-cell>
          <table:table-cell table:style-name="ce7" office:value-type="float" office:value="4572" calcext:value-type="float">
            <text:p>4572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546" calcext:value-type="float">
            <text:p>5546</text:p>
          </table:table-cell>
          <table:table-cell table:style-name="ce7" office:value-type="float" office:value="5633" calcext:value-type="float">
            <text:p>563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2192" calcext:value-type="float">
            <text:p>2,192</text:p>
          </table:table-cell>
          <table:table-cell table:style-name="ce25" office:value-type="float" office:value="3096" calcext:value-type="float">
            <text:p>3,096</text:p>
          </table:table-cell>
          <table:table-cell table:style-name="ce25" office:value-type="float" office:value="3473" calcext:value-type="float">
            <text:p>3,473</text:p>
          </table:table-cell>
          <table:table-cell table:style-name="ce9" office:value-type="float" office:value="3710" calcext:value-type="float">
            <text:p>3710</text:p>
          </table:table-cell>
          <table:table-cell table:style-name="ce9" office:value-type="float" office:value="3735" calcext:value-type="float">
            <text:p>3735</text:p>
          </table:table-cell>
          <table:table-cell table:style-name="ce7" office:value-type="float" office:value="3854" calcext:value-type="float">
            <text:p>3854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689" calcext:value-type="float">
            <text:p>4689</text:p>
          </table:table-cell>
          <table:table-cell table:style-name="ce7" office:value-type="float" office:value="4922" calcext:value-type="float">
            <text:p>492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047" calcext:value-type="float">
            <text:p>1,047</text:p>
          </table:table-cell>
          <table:table-cell table:style-name="ce25" office:value-type="float" office:value="2761" calcext:value-type="float">
            <text:p>2,761</text:p>
          </table:table-cell>
          <table:table-cell table:style-name="ce25" office:value-type="float" office:value="3170" calcext:value-type="float">
            <text:p>3,170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office:value-type="float" office:value="3823" calcext:value-type="float">
            <text:p>3823</text:p>
          </table:table-cell>
          <table:table-cell table:style-name="ce7" office:value-type="float" office:value="4017" calcext:value-type="float">
            <text:p>4017</text:p>
          </table:table-cell>
          <table:table-cell table:style-name="ce7" office:value-type="float" office:value="4089" calcext:value-type="float">
            <text:p>4089</text:p>
          </table:table-cell>
          <table:table-cell table:style-name="ce7" office:value-type="float" office:value="4287" calcext:value-type="float">
            <text:p>4287</text:p>
          </table:table-cell>
          <table:table-cell table:style-name="ce7" office:value-type="float" office:value="4684" calcext:value-type="float">
            <text:p>468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37" calcext:value-type="float">
            <text:p>2,037</text:p>
          </table:table-cell>
          <table:table-cell table:style-name="ce25" office:value-type="float" office:value="3477" calcext:value-type="float">
            <text:p>3,477</text:p>
          </table:table-cell>
          <table:table-cell table:style-name="ce9" office:value-type="float" office:value="3905" calcext:value-type="float">
            <text:p>3905</text:p>
          </table:table-cell>
          <table:table-cell table:style-name="ce9" office:value-type="float" office:value="4461" calcext:value-type="float">
            <text:p>4461</text:p>
          </table:table-cell>
          <table:table-cell table:style-name="ce7" office:value-type="float" office:value="4739" calcext:value-type="float">
            <text:p>4739</text:p>
          </table:table-cell>
          <table:table-cell table:style-name="ce7" office:value-type="float" office:value="5013" calcext:value-type="float">
            <text:p>5013</text:p>
          </table:table-cell>
          <table:table-cell table:style-name="ce7" office:value-type="float" office:value="5168" calcext:value-type="float">
            <text:p>5168</text:p>
          </table:table-cell>
          <table:table-cell table:style-name="ce7" office:value-type="float" office:value="5206" calcext:value-type="float">
            <text:p>520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705" calcext:value-type="float">
            <text:p>1,705</text:p>
          </table:table-cell>
          <table:table-cell table:style-name="ce9" office:value-type="float" office:value="3250" calcext:value-type="float">
            <text:p>3250</text:p>
          </table:table-cell>
          <table:table-cell table:style-name="ce9" office:value-type="float" office:value="3711" calcext:value-type="float">
            <text:p>3711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4464" calcext:value-type="float">
            <text:p>4464</text:p>
          </table:table-cell>
          <table:table-cell table:style-name="ce7" office:value-type="float" office:value="4821" calcext:value-type="float">
            <text:p>4821</text:p>
          </table:table-cell>
          <table:table-cell table:style-name="ce7" office:value-type="float" office:value="4899" calcext:value-type="float">
            <text:p>4899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25" office:value-type="float" office:value="76" calcext:value-type="float">
            <text:p>76</text:p>
          </table:table-cell>
          <table:table-cell table:style-name="ce9" office:value-type="float" office:value="1091" calcext:value-type="float">
            <text:p>1091</text:p>
          </table:table-cell>
          <table:table-cell table:style-name="ce9" office:value-type="float" office:value="2112" calcext:value-type="float">
            <text:p>2112</text:p>
          </table:table-cell>
          <table:table-cell table:style-name="ce7" office:value-type="float" office:value="2730" calcext:value-type="float">
            <text:p>2730</text:p>
          </table:table-cell>
          <table:table-cell table:style-name="ce7" office:value-type="float" office:value="3026" calcext:value-type="float">
            <text:p>3026</text:p>
          </table:table-cell>
          <table:table-cell table:style-name="ce7" office:value-type="float" office:value="3136" calcext:value-type="float">
            <text:p>3136</text:p>
          </table:table-cell>
          <table:table-cell table:style-name="ce7" office:value-type="float" office:value="3230" calcext:value-type="float">
            <text:p>3230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82" calcext:value-type="float">
            <text:p>82</text:p>
          </table:table-cell>
          <table:table-cell table:style-name="ce9" office:value-type="float" office:value="1054" calcext:value-type="float">
            <text:p>1054</text:p>
          </table:table-cell>
          <table:table-cell table:style-name="ce7" office:value-type="float" office:value="2212" calcext:value-type="float">
            <text:p>2212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float" office:value="3037" calcext:value-type="float">
            <text:p>3037</text:p>
          </table:table-cell>
          <table:table-cell table:style-name="ce7" office:value-type="float" office:value="3184" calcext:value-type="float">
            <text:p>318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75" calcext:value-type="float">
            <text:p>75</text:p>
          </table:table-cell>
          <table:table-cell table:style-name="ce7" office:value-type="float" office:value="1587" calcext:value-type="float">
            <text:p>1587</text:p>
          </table:table-cell>
          <table:table-cell table:style-name="ce7" office:value-type="float" office:value="3086" calcext:value-type="float">
            <text:p>3086</text:p>
          </table:table-cell>
          <table:table-cell table:style-name="ce7" office:value-type="float" office:value="4237" calcext:value-type="float">
            <text:p>4237</text:p>
          </table:table-cell>
          <table:table-cell table:style-name="ce7" office:value-type="float" office:value="5024" calcext:value-type="float">
            <text:p>502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1"/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378" calcext:value-type="float">
            <text:p>1378</text:p>
          </table:table-cell>
          <table:table-cell table:style-name="ce7" office:value-type="float" office:value="2679" calcext:value-type="float">
            <text:p>2679</text:p>
          </table:table-cell>
          <table:table-cell table:style-name="ce7" office:value-type="float" office:value="3876" calcext:value-type="float">
            <text:p>387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1"/>
          <table:table-cell table:style-name="ce7"/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161" calcext:value-type="float">
            <text:p>1161</text:p>
          </table:table-cell>
          <table:table-cell table:style-name="ce7" office:value-type="float" office:value="2507" calcext:value-type="float">
            <text:p>250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1"/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float" office:value="967" calcext:value-type="float">
            <text:p>96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1"/>
          <table:table-cell table:style-name="ce7" table:number-columns-repeated="3"/>
          <table:table-cell table:style-name="ce7" office:value-type="float" office:value="74" calcext:value-type="float">
            <text:p>74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5" table:number-columns-repeated="11"/>
          <table:table-cell table:style-name="ce7" table:number-columns-repeated="4"/>
          <table:table-cell table:number-columns-repeated="1007"/>
        </table:table-row>
        <table:table-row table:style-name="ro4">
          <table:table-cell table:style-name="ce4" office:value-type="string" calcext:value-type="string">
            <text:p>Total Cases</text:p>
          </table:table-cell>
          <table:table-cell table:style-name="ce24" table:formula="of:=SUM([.B3:.B35])" office:value-type="float" office:value="23109" calcext:value-type="float">
            <text:p>23,109</text:p>
          </table:table-cell>
          <table:table-cell table:style-name="ce26" table:formula="of:=SUM([.C3:.C35])" office:value-type="float" office:value="26695" calcext:value-type="float">
            <text:p>26,695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38085" calcext:value-type="float">
            <text:p>38,085</text:p>
          </table:table-cell>
          <table:table-cell table:style-name="ce26" table:formula="of:=SUM([.G3:.G35])" office:value-type="float" office:value="41769" calcext:value-type="float">
            <text:p>41,769</text:p>
          </table:table-cell>
          <table:table-cell table:style-name="ce26" table:formula="of:=SUM([.H3:.H35])" office:value-type="float" office:value="45705" calcext:value-type="float">
            <text:p>45,705</text:p>
          </table:table-cell>
          <table:table-cell table:style-name="ce26" table:formula="of:=SUM([.I3:.I35])" office:value-type="float" office:value="49704" calcext:value-type="float">
            <text:p>49,704</text:p>
          </table:table-cell>
          <table:table-cell table:style-name="ce26" table:formula="of:=SUM([.J3:.J35])" office:value-type="float" office:value="56286" calcext:value-type="float">
            <text:p>56,286</text:p>
          </table:table-cell>
          <table:table-cell table:style-name="ce26" table:formula="of:=SUM([.K4:.K36])" office:value-type="float" office:value="60846" calcext:value-type="float">
            <text:p>60,846</text:p>
          </table:table-cell>
          <table:table-cell table:style-name="ce26" table:formula="of:=SUM([.L5:.L37])" office:value-type="float" office:value="64949" calcext:value-type="float">
            <text:p>64,949</text:p>
          </table:table-cell>
          <table:table-cell table:style-name="ce26" table:formula="of:=SUM([.M3:.M39])" office:value-type="float" office:value="68773" calcext:value-type="float">
            <text:p>68,773</text:p>
          </table:table-cell>
          <table:table-cell table:style-name="ce26" table:formula="of:=SUM([.N3:.N39])" office:value-type="float" office:value="74597" calcext:value-type="float">
            <text:p>74,597</text:p>
          </table:table-cell>
          <table:table-cell table:style-name="ce26" table:formula="of:=SUM([.O3:.O39])" office:value-type="float" office:value="80093" calcext:value-type="float">
            <text:p>80,093</text:p>
          </table:table-cell>
          <table:table-cell table:style-name="ce26" table:formula="of:=SUM([.P3:.P39])" office:value-type="float" office:value="86476" calcext:value-type="float">
            <text:p>86,476</text:p>
          </table:table-cell>
          <table:table-cell table:style-name="ce26" table:formula="of:=SUM([.Q3:.Q39])" office:value-type="float" office:value="90856" calcext:value-type="float">
            <text:p>90,856</text:p>
          </table:table-cell>
          <table:table-cell table:number-columns-repeated="1007"/>
        </table:table-row>
        <table:table-row table:style-name="ro10">
          <table:table-cell table:style-name="ce4" office:value-type="string" calcext:value-type="string">
            <text:p>Reported <text:s text:c="12"/>New Cases</text:p>
          </table:table-cell>
          <table:table-cell table:style-name="ce23"/>
          <table:table-cell table:style-name="ce27" table:formula="of:=[.C44]-[.B44]" office:value-type="float" office:value="3586" calcext:value-type="float">
            <text:p>3,586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4]-[.C44]" office:value-type="float" office:value="11390" calcext:value-type="float">
            <text:p>11,390</text:p>
          </table:table-cell>
          <table:table-cell table:style-name="ce27" table:formula="of:=[.G44]-[.F44]" office:value-type="float" office:value="3684" calcext:value-type="float">
            <text:p>3,684</text:p>
          </table:table-cell>
          <table:table-cell table:style-name="ce27" table:formula="of:=[.H44]-[.G44]" office:value-type="float" office:value="3936" calcext:value-type="float">
            <text:p>3,936</text:p>
          </table:table-cell>
          <table:table-cell table:style-name="ce27" table:formula="of:=[.I44]-[.H44]" office:value-type="float" office:value="3999" calcext:value-type="float">
            <text:p>3,999</text:p>
          </table:table-cell>
          <table:table-cell table:style-name="ce27" table:formula="of:=[.J44]-[.I44]" office:value-type="float" office:value="6582" calcext:value-type="float">
            <text:p>6,582</text:p>
          </table:table-cell>
          <table:table-cell table:style-name="ce27" table:formula="of:=[.K44]-[.J44]" office:value-type="float" office:value="4560" calcext:value-type="float">
            <text:p>4,560</text:p>
          </table:table-cell>
          <table:table-cell table:style-name="ce27" table:formula="of:=[.L44]-[.K44]" office:value-type="float" office:value="4103" calcext:value-type="float">
            <text:p>4,103</text:p>
          </table:table-cell>
          <table:table-cell table:style-name="ce27" table:formula="of:=[.M44]-[.L44]" office:value-type="float" office:value="3824" calcext:value-type="float">
            <text:p>3,824</text:p>
          </table:table-cell>
          <table:table-cell table:style-name="ce27" table:formula="of:=[.N44]-[.M44]" office:value-type="float" office:value="5824" calcext:value-type="float">
            <text:p>5,824</text:p>
          </table:table-cell>
          <table:table-cell table:style-name="ce27" table:formula="of:=[.O44]-[.N44]" office:value-type="float" office:value="5496" calcext:value-type="float">
            <text:p>5,496</text:p>
          </table:table-cell>
          <table:table-cell table:style-name="ce27" table:formula="of:=[.P44]-[.O44]" office:value-type="float" office:value="6383" calcext:value-type="float">
            <text:p>6,383</text:p>
          </table:table-cell>
          <table:table-cell table:style-name="ce27" table:formula="of:=[.Q44]-[.P44]" office:value-type="float" office:value="4380" calcext:value-type="float">
            <text:p>4,38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968" calcext:value-type="float">
            <text:p>968</text:p>
          </table:table-cell>
          <table:table-cell table:style-name="ce25"/>
          <table:table-cell table:style-name="ce31"/>
          <table:table-cell table:style-name="ce32" table:formula="of:=SUM([.F30:.F31])" office:value-type="float" office:value="614" calcext:value-type="float">
            <text:p>614</text:p>
          </table:table-cell>
          <table:table-cell table:style-name="ce27" table:formula="of:=SUM([.G31:.G32])" office:value-type="float" office:value="1295" calcext:value-type="float">
            <text:p>1,295</text:p>
          </table:table-cell>
          <table:table-cell table:style-name="ce27" table:formula="of:=SUM([.H32:.H33])" office:value-type="float" office:value="996" calcext:value-type="float">
            <text:p>996</text:p>
          </table:table-cell>
          <table:table-cell table:style-name="ce27" table:formula="of:=SUM([.I33:.I34])" office:value-type="float" office:value="1129" calcext:value-type="float">
            <text:p>1,129</text:p>
          </table:table-cell>
          <table:table-cell table:style-name="ce27" table:formula="of:=SUM([.J34:.J35])" office:value-type="float" office:value="2100" calcext:value-type="float">
            <text:p>2,100</text:p>
          </table:table-cell>
          <table:table-cell table:style-name="ce27" table:formula="of:=SUM([.K35:.K36])" office:value-type="float" office:value="1781" calcext:value-type="float">
            <text:p>1,781</text:p>
          </table:table-cell>
          <table:table-cell table:style-name="ce27" table:formula="of:=SUM([.L36:.L37])" office:value-type="float" office:value="1173" calcext:value-type="float">
            <text:p>1,173</text:p>
          </table:table-cell>
          <table:table-cell table:style-name="ce27" table:formula="of:=SUM([.M37:.M38])" office:value-type="float" office:value="1129" calcext:value-type="float">
            <text:p>1,129</text:p>
          </table:table-cell>
          <table:table-cell table:style-name="ce27" table:formula="of:=SUM([.N38:.N39])" office:value-type="float" office:value="1688" calcext:value-type="float">
            <text:p>1,688</text:p>
          </table:table-cell>
          <table:table-cell table:style-name="ce27" table:formula="of:=SUM([.O39:.O40])" office:value-type="float" office:value="1485" calcext:value-type="float">
            <text:p>1,485</text:p>
          </table:table-cell>
          <table:table-cell table:style-name="ce27" table:formula="of:=SUM([.P40:.P41])" office:value-type="float" office:value="1243" calcext:value-type="float">
            <text:p>1,243</text:p>
          </table:table-cell>
          <table:table-cell table:style-name="ce27" table:formula="of:=SUM([.Q41:.Q42])" office:value-type="float" office:value="1041" calcext:value-type="float">
            <text:p>1,04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5]-[.C46]" office:value-type="float" office:value="2618" calcext:value-type="float">
            <text:p>2,618</text:p>
          </table:table-cell>
          <table:table-cell table:style-name="ce25"/>
          <table:table-cell table:style-name="ce31"/>
          <table:table-cell table:style-name="ce32" table:formula="of:=[.F45]-[.F46]" office:value-type="float" office:value="10776" calcext:value-type="float">
            <text:p>10,776</text:p>
          </table:table-cell>
          <table:table-cell table:style-name="ce27" table:formula="of:=[.G45]-[.G46]" office:value-type="float" office:value="2389" calcext:value-type="float">
            <text:p>2,389</text:p>
          </table:table-cell>
          <table:table-cell table:style-name="ce27" table:formula="of:=[.H45]-[.H46]" office:value-type="float" office:value="2940" calcext:value-type="float">
            <text:p>2,940</text:p>
          </table:table-cell>
          <table:table-cell table:style-name="ce27" table:formula="of:=[.I45]-[.I46]" office:value-type="float" office:value="2870" calcext:value-type="float">
            <text:p>2,870</text:p>
          </table:table-cell>
          <table:table-cell table:style-name="ce27" table:formula="of:=[.J45]-[.J46]" office:value-type="float" office:value="4482" calcext:value-type="float">
            <text:p>4,482</text:p>
          </table:table-cell>
          <table:table-cell table:style-name="ce27" table:formula="of:=[.K45]-[.K46]" office:value-type="float" office:value="2779" calcext:value-type="float">
            <text:p>2,779</text:p>
          </table:table-cell>
          <table:table-cell table:style-name="ce27" table:formula="of:=[.L45]-[.L46]" office:value-type="float" office:value="2930" calcext:value-type="float">
            <text:p>2,930</text:p>
          </table:table-cell>
          <table:table-cell table:style-name="ce27" table:formula="of:=[.M45]-[.M46]" office:value-type="float" office:value="2695" calcext:value-type="float">
            <text:p>2,695</text:p>
          </table:table-cell>
          <table:table-cell table:style-name="ce27" table:formula="of:=[.N45]-[.N46]" office:value-type="float" office:value="4136" calcext:value-type="float">
            <text:p>4,136</text:p>
          </table:table-cell>
          <table:table-cell table:style-name="ce27" table:formula="of:=[.O45]-[.O46]" office:value-type="float" office:value="4011" calcext:value-type="float">
            <text:p>4,011</text:p>
          </table:table-cell>
          <table:table-cell table:style-name="ce27" table:formula="of:=[.P45]-[.P46]" office:value-type="float" office:value="5140" calcext:value-type="float">
            <text:p>5,140</text:p>
          </table:table-cell>
          <table:table-cell table:style-name="ce27" table:formula="of:=[.Q45]-[.Q46]" office:value-type="float" office:value="3339" calcext:value-type="float">
            <text:p>3,339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47]/[.C45]" office:value-type="percentage" office:value="0.730061349693252" calcext:value-type="percentage">
            <text:p>73%</text:p>
          </table:table-cell>
          <table:table-cell table:style-name="ce25"/>
          <table:table-cell table:style-name="ce31"/>
          <table:table-cell table:style-name="ce33" table:formula="of:=[.F47]/[.F45]" office:value-type="percentage" office:value="0.946093064091308" calcext:value-type="percentage">
            <text:p>95%</text:p>
          </table:table-cell>
          <table:table-cell table:style-name="ce28" table:formula="of:=[.G47]/[.G45]" office:value-type="percentage" office:value="0.648479913137894" calcext:value-type="percentage">
            <text:p>65%</text:p>
          </table:table-cell>
          <table:table-cell table:style-name="ce28" table:formula="of:=[.H47]/[.H45]" office:value-type="percentage" office:value="0.746951219512195" calcext:value-type="percentage">
            <text:p>75%</text:p>
          </table:table-cell>
          <table:table-cell table:style-name="ce28" table:formula="of:=[.I47]/[.I45]" office:value-type="percentage" office:value="0.717679419854964" calcext:value-type="percentage">
            <text:p>72%</text:p>
          </table:table-cell>
          <table:table-cell table:style-name="ce28" table:formula="of:=[.J47]/[.J45]" office:value-type="percentage" office:value="0.680948040109389" calcext:value-type="percentage">
            <text:p>68%</text:p>
          </table:table-cell>
          <table:table-cell table:style-name="ce28" table:formula="of:=[.K47]/[.K45]" office:value-type="percentage" office:value="0.609429824561403" calcext:value-type="percentage">
            <text:p>61%</text:p>
          </table:table-cell>
          <table:table-cell table:style-name="ce28" table:formula="of:=[.L47]/[.L45]" office:value-type="percentage" office:value="0.714111625639776" calcext:value-type="percentage">
            <text:p>71%</text:p>
          </table:table-cell>
          <table:table-cell table:style-name="ce28" table:formula="of:=[.M47]/[.M45]" office:value-type="percentage" office:value="0.704759414225941" calcext:value-type="percentage">
            <text:p>70%</text:p>
          </table:table-cell>
          <table:table-cell table:style-name="ce28" table:formula="of:=[.N47]/[.N45]" office:value-type="percentage" office:value="0.710164835164835" calcext:value-type="percentage">
            <text:p>71%</text:p>
          </table:table-cell>
          <table:table-cell table:style-name="ce28" table:formula="of:=[.O47]/[.O45]" office:value-type="percentage" office:value="0.729803493449782" calcext:value-type="percentage">
            <text:p>73%</text:p>
          </table:table-cell>
          <table:table-cell table:style-name="ce28" table:formula="of:=[.P47]/[.P45]" office:value-type="percentage" office:value="0.805263982453392" calcext:value-type="percentage">
            <text:p>81%</text:p>
          </table:table-cell>
          <table:table-cell table:style-name="ce28" table:formula="of:=[.Q47]/[.Q45]" office:value-type="percentage" office:value="0.762328767123288" calcext:value-type="percentage">
            <text:p>76%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Day Before</text:p>
          </table:table-cell>
          <table:table-cell table:number-columns-repeated="4"/>
          <table:table-cell table:style-name="ce41" table:formula="of:=[.F30]" office:value-type="float" office:value="590" calcext:value-type="float">
            <text:p>590</text:p>
          </table:table-cell>
          <table:table-cell table:style-name="ce41" table:formula="of:=[.G31]" office:value-type="float" office:value="1241" calcext:value-type="float">
            <text:p>1,241</text:p>
          </table:table-cell>
          <table:table-cell table:style-name="ce41" table:formula="of:=[.H32]" office:value-type="float" office:value="953" calcext:value-type="float">
            <text:p>953</text:p>
          </table:table-cell>
          <table:table-cell table:style-name="ce41" table:formula="of:=[.I33]" office:value-type="float" office:value="1047" calcext:value-type="float">
            <text:p>1,047</text:p>
          </table:table-cell>
          <table:table-cell table:style-name="ce41" table:formula="of:=[.J34]" office:value-type="float" office:value="2037" calcext:value-type="float">
            <text:p>2,037</text:p>
          </table:table-cell>
          <table:table-cell table:style-name="ce41" table:formula="of:=[.K35]" office:value-type="float" office:value="1705" calcext:value-type="float">
            <text:p>1,705</text:p>
          </table:table-cell>
          <table:table-cell table:formula="of:=[.L36]" office:value-type="float" office:value="1091" calcext:value-type="float">
            <text:p>1091</text:p>
          </table:table-cell>
          <table:table-cell table:formula="of:=[.M37]" office:value-type="float" office:value="1054" calcext:value-type="float">
            <text:p>1054</text:p>
          </table:table-cell>
          <table:table-cell table:formula="of:=[.N38]" office:value-type="float" office:value="1587" calcext:value-type="float">
            <text:p>1587</text:p>
          </table:table-cell>
          <table:table-cell table:formula="of:=[.O39]" office:value-type="float" office:value="1378" calcext:value-type="float">
            <text:p>1378</text:p>
          </table:table-cell>
          <table:table-cell table:formula="of:=[.P40]" office:value-type="float" office:value="1161" calcext:value-type="float">
            <text:p>1161</text:p>
          </table:table-cell>
          <table:table-cell table:formula="of:=[.Q41]" office:value-type="float" office:value="967" calcext:value-type="float">
            <text:p>967</text:p>
          </table:table-cell>
          <table:table-cell table:number-columns-repeated="1007"/>
        </table:table-row>
        <table:table-row table:style-name="ro5">
          <table:table-cell table:number-columns-repeated="5"/>
          <table:table-cell table:style-name="ce41" table:formula="of:=[.F31]" office:value-type="float" office:value="24" calcext:value-type="float">
            <text:p>24</text:p>
          </table:table-cell>
          <table:table-cell table:style-name="ce41" table:formula="of:=[.G32]" office:value-type="float" office:value="54" calcext:value-type="float">
            <text:p>54</text:p>
          </table:table-cell>
          <table:table-cell table:style-name="ce41" table:formula="of:=[.H33]" office:value-type="float" office:value="43" calcext:value-type="float">
            <text:p>43</text:p>
          </table:table-cell>
          <table:table-cell table:style-name="ce41" table:formula="of:=[.I34]" office:value-type="float" office:value="82" calcext:value-type="float">
            <text:p>82</text:p>
          </table:table-cell>
          <table:table-cell table:style-name="ce41" table:formula="of:=[.J35]" office:value-type="float" office:value="63" calcext:value-type="float">
            <text:p>63</text:p>
          </table:table-cell>
          <table:table-cell table:style-name="ce41" table:formula="of:=[.K36]" office:value-type="float" office:value="76" calcext:value-type="float">
            <text:p>76</text:p>
          </table:table-cell>
          <table:table-cell table:formula="of:=[.L37]" office:value-type="float" office:value="82" calcext:value-type="float">
            <text:p>82</text:p>
          </table:table-cell>
          <table:table-cell table:formula="of:=[.M38]" office:value-type="float" office:value="75" calcext:value-type="float">
            <text:p>75</text:p>
          </table:table-cell>
          <table:table-cell table:formula="of:=[.N39]" office:value-type="float" office:value="101" calcext:value-type="float">
            <text:p>101</text:p>
          </table:table-cell>
          <table:table-cell table:formula="of:=[.O40]" office:value-type="float" office:value="107" calcext:value-type="float">
            <text:p>107</text:p>
          </table:table-cell>
          <table:table-cell table:formula="of:=[.P41]" office:value-type="float" office:value="82" calcext:value-type="float">
            <text:p>82</text:p>
          </table:table-cell>
          <table:table-cell table:formula="of:=[.Q42]" office:value-type="float" office:value="74" calcext:value-type="float">
            <text:p>74</text:p>
          </table:table-cell>
          <table:table-cell table:style-name="ce42" table:number-columns-repeated="4"/>
          <table:table-cell table:number-columns-repeated="1003"/>
        </table:table-row>
        <table:table-row table:style-name="ro11">
          <table:table-cell table:number-columns-repeated="5"/>
          <table:table-cell table:style-name="ce41" table:formula="of:=[.F49]/[.F50]" office:value-type="float" office:value="24.5833333333333" calcext:value-type="float">
            <text:p>25</text:p>
          </table:table-cell>
          <table:table-cell table:style-name="ce41" table:formula="of:=[.G49]/[.G50]" office:value-type="float" office:value="22.9814814814815" calcext:value-type="float">
            <text:p>23</text:p>
          </table:table-cell>
          <table:table-cell table:style-name="ce41" table:formula="of:=[.H49]/[.H50]" office:value-type="float" office:value="22.1627906976744" calcext:value-type="float">
            <text:p>22</text:p>
          </table:table-cell>
          <table:table-cell table:style-name="ce41" table:formula="of:=[.I49]/[.I50]" office:value-type="float" office:value="12.7682926829268" calcext:value-type="float">
            <text:p>13</text:p>
          </table:table-cell>
          <table:table-cell table:style-name="ce41" table:formula="of:=[.J49]/[.J50]" office:value-type="float" office:value="32.3333333333333" calcext:value-type="float">
            <text:p>32</text:p>
          </table:table-cell>
          <table:table-cell table:style-name="ce41" table:formula="of:=[.K49]/[.K50]" office:value-type="float" office:value="22.4342105263158" calcext:value-type="float">
            <text:p>22</text:p>
          </table:table-cell>
          <table:table-cell table:style-name="ce41" table:formula="of:=[.L49]/[.L50]" office:value-type="float" office:value="13.3048780487805" calcext:value-type="float">
            <text:p>13</text:p>
          </table:table-cell>
          <table:table-cell table:style-name="ce41" table:formula="of:=[.M49]/[.M50]" office:value-type="float" office:value="14.0533333333333" calcext:value-type="float">
            <text:p>14</text:p>
          </table:table-cell>
          <table:table-cell table:style-name="ce41" table:formula="of:=[.N49]/[.N50]" office:value-type="float" office:value="15.7128712871287" calcext:value-type="float">
            <text:p>16</text:p>
          </table:table-cell>
          <table:table-cell table:style-name="ce41" table:formula="of:=[.O49]/[.O50]" office:value-type="float" office:value="12.8785046728972" calcext:value-type="float">
            <text:p>13</text:p>
          </table:table-cell>
          <table:table-cell table:style-name="ce41" table:formula="of:=[.P49]/[.P50]" office:value-type="float" office:value="14.1585365853659" calcext:value-type="float">
            <text:p>14</text:p>
          </table:table-cell>
          <table:table-cell table:style-name="ce41" table:formula="of:=[.Q49]/[.Q50]" office:value-type="float" office:value="13.0675675675676" calcext:value-type="float">
            <text:p>13</text:p>
          </table:table-cell>
          <table:table-cell table:number-columns-repeated="1007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3"/>
          <table:table-cell table:style-name="ce41"/>
          <table:table-cell table:style-name="ce42" table:number-columns-repeated="2"/>
          <table:table-cell table:number-columns-repeated="1018"/>
        </table:table-row>
        <table:table-row table:style-name="ro5" table:number-rows-repeated="10485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cedent_PostDay1" table:style-name="ta17">
        <office:forms form:automatic-focus="false" form:apply-design-mode="false"/>
        <table:shapes>
          <draw:frame draw:z-index="0" draw:style-name="gr2" draw:text-style-name="P2" svg:width="6.2988in" svg:height="3.5429in" svg:x="21.3728in" svg:y="0.3949in">
            <draw:object draw:notify-on-update-of-ranges="Incedent_PostDay1.V3:Incedent_PostDay1.V3 Incedent_PostDay1.V4:Incedent_PostDay1.V15 Incedent_PostDay1.W3:Incedent_PostDay1.W3 Incedent_PostDay1.W4:Incedent_PostDay1.W15 Incedent_PostDay1.X3:Incedent_PostDay1.X3 Incedent_PostDay1.X4:Incedent_PostDay1.X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2" svg:width="6.2988in" svg:height="3.5429in" svg:x="21.1835in" svg:y="3.9945in">
            <draw:object draw:notify-on-update-of-ranges="Incedent_PostDay1.V20:Incedent_PostDay1.V20 Incedent_PostDay1.V21:Incedent_PostDay1.V32 Incedent_PostDay1.W20:Incedent_PostDay1.W20 Incedent_PostDay1.W21:Incedent_PostDay1.W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18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131"/>
        <table:table-column table:style-name="co4" table:default-cell-style-name="Default"/>
        <table:table-column table:style-name="co4" table:number-columns-repeated="2" table:default-cell-style-name="ce132"/>
        <table:table-row table:style-name="ro5" table:number-rows-repeated="2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table:style-name="ce127" office:value-type="string" calcext:value-type="string">
            <text:p>First Full Day Update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Day-2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14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table:style-name="ce128" office:value-type="float" office:value="590" calcext:value-type="float">
            <text:p>590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5]+1" office:value-type="float" office:value="12" calcext:value-type="float">
            <text:p>12</text:p>
          </table:table-cell>
          <table:table-cell table:formula="of:=[.T4]/[.U4]" office:value-type="percentage" office:value="0.185301507537688" calcext:value-type="percentage">
            <text:p>18.5%</text:p>
          </table:table-cell>
          <table:table-cell table:formula="of:=1-[.W4]" office:value-type="percentage" office:value="0.814698492462311" calcext:value-type="percentage">
            <text:p>81.5%</text:p>
          </table:table-cell>
        </table:table-row>
        <table:table-row table:style-name="ro14">
          <table:table-cell table:number-columns-repeated="18"/>
          <table:table-cell office:value-type="date" office:date-value="2020-03-30" calcext:value-type="date">
            <text:p>3/30</text:p>
          </table:table-cell>
          <table:table-cell table:style-name="ce128" office:value-type="float" office:value="1241" calcext:value-type="float">
            <text:p>1,241</text:p>
          </table:table-cell>
          <table:table-cell office:value-type="float" office:value="5633" calcext:value-type="float">
            <text:p>5633</text:p>
          </table:table-cell>
          <table:table-cell table:formula="of:=[.V6]+1" office:value-type="float" office:value="11" calcext:value-type="float">
            <text:p>11</text:p>
          </table:table-cell>
          <table:table-cell table:formula="of:=[.T5]/[.U5]" office:value-type="percentage" office:value="0.220308894017397" calcext:value-type="percentage">
            <text:p>22.0%</text:p>
          </table:table-cell>
          <table:table-cell table:formula="of:=1-[.W5]" office:value-type="percentage" office:value="0.779691105982603" calcext:value-type="percentage">
            <text:p>78.0%</text:p>
          </table:table-cell>
        </table:table-row>
        <table:table-row table:style-name="ro14">
          <table:table-cell table:number-columns-repeated="18"/>
          <table:table-cell office:value-type="date" office:date-value="2020-03-31" calcext:value-type="date">
            <text:p>3/31</text:p>
          </table:table-cell>
          <table:table-cell table:style-name="ce128" office:value-type="float" office:value="953" calcext:value-type="float">
            <text:p>953</text:p>
          </table:table-cell>
          <table:table-cell office:value-type="float" office:value="4922" calcext:value-type="float">
            <text:p>4922</text:p>
          </table:table-cell>
          <table:table-cell table:formula="of:=[.V7]+1" office:value-type="float" office:value="10" calcext:value-type="float">
            <text:p>10</text:p>
          </table:table-cell>
          <table:table-cell table:formula="of:=[.T6]/[.U6]" office:value-type="percentage" office:value="0.193620479479886" calcext:value-type="percentage">
            <text:p>19.4%</text:p>
          </table:table-cell>
          <table:table-cell table:formula="of:=1-[.W6]" office:value-type="percentage" office:value="0.806379520520114" calcext:value-type="percentage">
            <text:p>80.6%</text:p>
          </table:table-cell>
        </table:table-row>
        <table:table-row table:style-name="ro14">
          <table:table-cell table:number-columns-repeated="18"/>
          <table:table-cell office:value-type="date" office:date-value="2020-04-01" calcext:value-type="date">
            <text:p>4/1</text:p>
          </table:table-cell>
          <table:table-cell table:style-name="ce128" office:value-type="float" office:value="1047" calcext:value-type="float">
            <text:p>1,047</text:p>
          </table:table-cell>
          <table:table-cell office:value-type="float" office:value="4684" calcext:value-type="float">
            <text:p>4684</text:p>
          </table:table-cell>
          <table:table-cell table:formula="of:=[.V8]+1" office:value-type="float" office:value="9" calcext:value-type="float">
            <text:p>9</text:p>
          </table:table-cell>
          <table:table-cell table:formula="of:=[.T7]/[.U7]" office:value-type="percentage" office:value="0.223526900085397" calcext:value-type="percentage">
            <text:p>22.4%</text:p>
          </table:table-cell>
          <table:table-cell table:formula="of:=1-[.W7]" office:value-type="percentage" office:value="0.776473099914603" calcext:value-type="percentage">
            <text:p>77.6%</text:p>
          </table:table-cell>
        </table:table-row>
        <table:table-row table:style-name="ro14">
          <table:table-cell table:number-columns-repeated="18"/>
          <table:table-cell office:value-type="date" office:date-value="2020-04-02" calcext:value-type="date">
            <text:p>4/2</text:p>
          </table:table-cell>
          <table:table-cell table:style-name="ce128" office:value-type="float" office:value="2037" calcext:value-type="float">
            <text:p>2,037</text:p>
          </table:table-cell>
          <table:table-cell office:value-type="float" office:value="5206" calcext:value-type="float">
            <text:p>5206</text:p>
          </table:table-cell>
          <table:table-cell table:formula="of:=[.V9]+1" office:value-type="float" office:value="8" calcext:value-type="float">
            <text:p>8</text:p>
          </table:table-cell>
          <table:table-cell table:formula="of:=[.T8]/[.U8]" office:value-type="percentage" office:value="0.391279293123319" calcext:value-type="percentage">
            <text:p>39.1%</text:p>
          </table:table-cell>
          <table:table-cell table:formula="of:=1-[.W8]" office:value-type="percentage" office:value="0.608720706876681" calcext:value-type="percentage">
            <text:p>60.9%</text:p>
          </table:table-cell>
        </table:table-row>
        <table:table-row table:style-name="ro14">
          <table:table-cell table:number-columns-repeated="18"/>
          <table:table-cell office:value-type="date" office:date-value="2020-04-03" calcext:value-type="date">
            <text:p>4/3</text:p>
          </table:table-cell>
          <table:table-cell table:style-name="ce128" office:value-type="float" office:value="1705" calcext:value-type="float">
            <text:p>1,705</text:p>
          </table:table-cell>
          <table:table-cell office:value-type="float" office:value="4899" calcext:value-type="float">
            <text:p>4899</text:p>
          </table:table-cell>
          <table:table-cell table:formula="of:=[.V10]+1" office:value-type="float" office:value="7" calcext:value-type="float">
            <text:p>7</text:p>
          </table:table-cell>
          <table:table-cell table:formula="of:=[.T9]/[.U9]" office:value-type="percentage" office:value="0.348030210246989" calcext:value-type="percentage">
            <text:p>34.8%</text:p>
          </table:table-cell>
          <table:table-cell table:formula="of:=1-[.W9]" office:value-type="percentage" office:value="0.651969789753011" calcext:value-type="percentage">
            <text:p>65.2%</text:p>
          </table:table-cell>
        </table:table-row>
        <table:table-row table:style-name="ro14">
          <table:table-cell table:number-columns-repeated="18"/>
          <table:table-cell office:value-type="date" office:date-value="2020-04-04" calcext:value-type="date">
            <text:p>4/4</text:p>
          </table:table-cell>
          <table:table-cell table:style-name="ce129" office:value-type="float" office:value="1091" calcext:value-type="float">
            <text:p>1091</text:p>
          </table:table-cell>
          <table:table-cell office:value-type="float" office:value="3230" calcext:value-type="float">
            <text:p>3230</text:p>
          </table:table-cell>
          <table:table-cell table:formula="of:=[.V11]+1" office:value-type="float" office:value="6" calcext:value-type="float">
            <text:p>6</text:p>
          </table:table-cell>
          <table:table-cell table:formula="of:=[.T10]/[.U10]" office:value-type="percentage" office:value="0.337770897832817" calcext:value-type="percentage">
            <text:p>33.8%</text:p>
          </table:table-cell>
          <table:table-cell table:formula="of:=1-[.W10]" office:value-type="percentage" office:value="0.662229102167183" calcext:value-type="percentage">
            <text:p>66.2%</text:p>
          </table:table-cell>
        </table:table-row>
        <table:table-row table:style-name="ro14">
          <table:table-cell table:number-columns-repeated="18"/>
          <table:table-cell office:value-type="date" office:date-value="2020-04-05" calcext:value-type="date">
            <text:p>4/5</text:p>
          </table:table-cell>
          <table:table-cell table:style-name="ce129" office:value-type="float" office:value="1054" calcext:value-type="float">
            <text:p>1054</text:p>
          </table:table-cell>
          <table:table-cell office:value-type="float" office:value="3184" calcext:value-type="float">
            <text:p>3184</text:p>
          </table:table-cell>
          <table:table-cell table:formula="of:=[.V12]+1" office:value-type="float" office:value="5" calcext:value-type="float">
            <text:p>5</text:p>
          </table:table-cell>
          <table:table-cell table:formula="of:=[.T11]/[.U11]" office:value-type="percentage" office:value="0.331030150753769" calcext:value-type="percentage">
            <text:p>33.1%</text:p>
          </table:table-cell>
          <table:table-cell table:formula="of:=1-[.W11]" office:value-type="percentage" office:value="0.668969849246231" calcext:value-type="percentage">
            <text:p>66.9%</text:p>
          </table:table-cell>
        </table:table-row>
        <table:table-row table:style-name="ro14">
          <table:table-cell table:number-columns-repeated="18"/>
          <table:table-cell office:value-type="date" office:date-value="2020-04-06" calcext:value-type="date">
            <text:p>4/6</text:p>
          </table:table-cell>
          <table:table-cell table:style-name="ce129" office:value-type="float" office:value="1587" calcext:value-type="float">
            <text:p>1587</text:p>
          </table:table-cell>
          <table:table-cell office:value-type="float" office:value="5024" calcext:value-type="float">
            <text:p>5024</text:p>
          </table:table-cell>
          <table:table-cell table:formula="of:=[.V13]+1" office:value-type="float" office:value="4" calcext:value-type="float">
            <text:p>4</text:p>
          </table:table-cell>
          <table:table-cell table:formula="of:=[.T12]/[.U12]" office:value-type="percentage" office:value="0.315883757961783" calcext:value-type="percentage">
            <text:p>31.6%</text:p>
          </table:table-cell>
          <table:table-cell table:formula="of:=1-[.W12]" office:value-type="percentage" office:value="0.684116242038217" calcext:value-type="percentage">
            <text:p>68.4%</text:p>
          </table:table-cell>
        </table:table-row>
        <table:table-row table:style-name="ro14">
          <table:table-cell table:number-columns-repeated="18"/>
          <table:table-cell office:value-type="date" office:date-value="2020-04-07" calcext:value-type="date">
            <text:p>4/7</text:p>
          </table:table-cell>
          <table:table-cell table:style-name="ce129" office:value-type="float" office:value="1378" calcext:value-type="float">
            <text:p>1378</text:p>
          </table:table-cell>
          <table:table-cell office:value-type="float" office:value="3876" calcext:value-type="float">
            <text:p>3876</text:p>
          </table:table-cell>
          <table:table-cell table:formula="of:=[.V14]+1" office:value-type="float" office:value="3" calcext:value-type="float">
            <text:p>3</text:p>
          </table:table-cell>
          <table:table-cell table:formula="of:=[.T13]/[.U13]" office:value-type="percentage" office:value="0.355521155830753" calcext:value-type="percentage">
            <text:p>35.6%</text:p>
          </table:table-cell>
          <table:table-cell table:formula="of:=1-[.W13]" office:value-type="percentage" office:value="0.644478844169247" calcext:value-type="percentage">
            <text:p>64.4%</text:p>
          </table:table-cell>
        </table:table-row>
        <table:table-row table:style-name="ro14">
          <table:table-cell table:number-columns-repeated="18"/>
          <table:table-cell office:value-type="date" office:date-value="2020-04-08" calcext:value-type="date">
            <text:p>4/8</text:p>
          </table:table-cell>
          <table:table-cell table:style-name="ce129" office:value-type="float" office:value="1161" calcext:value-type="float">
            <text:p>1161</text:p>
          </table:table-cell>
          <table:table-cell office:value-type="float" office:value="2507" calcext:value-type="float">
            <text:p>2507</text:p>
          </table:table-cell>
          <table:table-cell table:formula="of:=[.V15]+1" office:value-type="float" office:value="2" calcext:value-type="float">
            <text:p>2</text:p>
          </table:table-cell>
          <table:table-cell table:formula="of:=[.T14]/[.U14]" office:value-type="percentage" office:value="0.463103310729956" calcext:value-type="percentage">
            <text:p>46.3%</text:p>
          </table:table-cell>
          <table:table-cell table:formula="of:=1-[.W14]" office:value-type="percentage" office:value="0.536896689270044" calcext:value-type="percentage">
            <text:p>53.7%</text:p>
          </table:table-cell>
        </table:table-row>
        <table:table-row table:style-name="ro14">
          <table:table-cell table:number-columns-repeated="18"/>
          <table:table-cell office:value-type="date" office:date-value="2020-04-09" calcext:value-type="date">
            <text:p>4/9</text:p>
          </table:table-cell>
          <table:table-cell table:style-name="ce129" office:value-type="float" office:value="967" calcext:value-type="float">
            <text:p>967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15]/[.U15]" office:value-type="percentage" office:value="1" calcext:value-type="percentage">
            <text:p>100.0%</text:p>
          </table:table-cell>
          <table:table-cell table:formula="of:=1-[.W15]" office:value-type="percentage" office:value="0" calcext:value-type="percentage">
            <text:p>0.0%</text:p>
          </table:table-cell>
        </table:table-row>
        <table:table-row table:style-name="ro14">
          <table:table-cell table:number-columns-repeated="18"/>
          <table:table-cell office:value-type="date" office:date-value="2020-04-10" calcext:value-type="date">
            <text:p>4/10</text:p>
          </table:table-cell>
          <table:table-cell table:style-name="ce130" table:number-columns-repeated="2"/>
          <table:table-cell/>
          <table:table-cell table:style-name="Default" table:number-columns-repeated="2"/>
        </table:table-row>
        <table:table-row table:style-name="ro5" table:number-rows-repeated="3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5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office:value-type="string" calcext:value-type="string">
            <text:p>First Day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1<text:span text:style-name="T1">st</text:span> day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14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office:value-type="float" office:value="24" calcext:value-type="float">
            <text:p>24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22]+1" office:value-type="float" office:value="12" calcext:value-type="float">
            <text:p>12</text:p>
          </table:table-cell>
          <table:table-cell table:formula="of:=[.T21]/[.U21]" office:value-type="percentage" office:value="0.00753768844221105" calcext:value-type="percentage">
            <text:p>0.8%</text:p>
          </table:table-cell>
          <table:table-cell table:formula="of:=1-[.W21]" office:value-type="percentage" office:value="0.992462311557789" calcext:value-type="percentage">
            <text:p>99.2%</text:p>
          </table:table-cell>
        </table:table-row>
        <table:table-row table:style-name="ro14">
          <table:table-cell table:number-columns-repeated="18"/>
          <table:table-cell office:value-type="date" office:date-value="2020-03-30" calcext:value-type="date">
            <text:p>3/30</text:p>
          </table:table-cell>
          <table:table-cell office:value-type="float" office:value="54" calcext:value-type="float">
            <text:p>54</text:p>
          </table:table-cell>
          <table:table-cell office:value-type="float" office:value="5633" calcext:value-type="float">
            <text:p>5633</text:p>
          </table:table-cell>
          <table:table-cell table:formula="of:=[.V23]+1" office:value-type="float" office:value="11" calcext:value-type="float">
            <text:p>11</text:p>
          </table:table-cell>
          <table:table-cell table:formula="of:=[.T22]/[.U22]" office:value-type="percentage" office:value="0.00958636605716315" calcext:value-type="percentage">
            <text:p>1.0%</text:p>
          </table:table-cell>
          <table:table-cell table:formula="of:=1-[.W22]" office:value-type="percentage" office:value="0.990413633942837" calcext:value-type="percentage">
            <text:p>99.0%</text:p>
          </table:table-cell>
        </table:table-row>
        <table:table-row table:style-name="ro14">
          <table:table-cell table:number-columns-repeated="18"/>
          <table:table-cell office:value-type="date" office:date-value="2020-03-31" calcext:value-type="date">
            <text:p>3/31</text:p>
          </table:table-cell>
          <table:table-cell office:value-type="float" office:value="43" calcext:value-type="float">
            <text:p>43</text:p>
          </table:table-cell>
          <table:table-cell office:value-type="float" office:value="4922" calcext:value-type="float">
            <text:p>4922</text:p>
          </table:table-cell>
          <table:table-cell table:formula="of:=[.V24]+1" office:value-type="float" office:value="10" calcext:value-type="float">
            <text:p>10</text:p>
          </table:table-cell>
          <table:table-cell table:formula="of:=[.T23]/[.U23]" office:value-type="percentage" office:value="0.00873628606257619" calcext:value-type="percentage">
            <text:p>0.9%</text:p>
          </table:table-cell>
          <table:table-cell table:formula="of:=1-[.W23]" office:value-type="percentage" office:value="0.991263713937424" calcext:value-type="percentage">
            <text:p>99.1%</text:p>
          </table:table-cell>
        </table:table-row>
        <table:table-row table:style-name="ro14">
          <table:table-cell table:number-columns-repeated="18"/>
          <table:table-cell office:value-type="date" office:date-value="2020-04-01" calcext:value-type="date">
            <text:p>4/1</text:p>
          </table:table-cell>
          <table:table-cell office:value-type="float" office:value="82" calcext:value-type="float">
            <text:p>82</text:p>
          </table:table-cell>
          <table:table-cell office:value-type="float" office:value="4684" calcext:value-type="float">
            <text:p>4684</text:p>
          </table:table-cell>
          <table:table-cell table:formula="of:=[.V25]+1" office:value-type="float" office:value="9" calcext:value-type="float">
            <text:p>9</text:p>
          </table:table-cell>
          <table:table-cell table:formula="of:=[.T24]/[.U24]" office:value-type="percentage" office:value="0.0175064047822374" calcext:value-type="percentage">
            <text:p>1.8%</text:p>
          </table:table-cell>
          <table:table-cell table:formula="of:=1-[.W24]" office:value-type="percentage" office:value="0.982493595217763" calcext:value-type="percentage">
            <text:p>98.2%</text:p>
          </table:table-cell>
        </table:table-row>
        <table:table-row table:style-name="ro14">
          <table:table-cell table:number-columns-repeated="18"/>
          <table:table-cell office:value-type="date" office:date-value="2020-04-02" calcext:value-type="date">
            <text:p>4/2</text:p>
          </table:table-cell>
          <table:table-cell office:value-type="float" office:value="63" calcext:value-type="float">
            <text:p>63</text:p>
          </table:table-cell>
          <table:table-cell office:value-type="float" office:value="5206" calcext:value-type="float">
            <text:p>5206</text:p>
          </table:table-cell>
          <table:table-cell table:formula="of:=[.V26]+1" office:value-type="float" office:value="8" calcext:value-type="float">
            <text:p>8</text:p>
          </table:table-cell>
          <table:table-cell table:formula="of:=[.T25]/[.U25]" office:value-type="percentage" office:value="0.0121014214368037" calcext:value-type="percentage">
            <text:p>1.2%</text:p>
          </table:table-cell>
          <table:table-cell table:formula="of:=1-[.W25]" office:value-type="percentage" office:value="0.987898578563196" calcext:value-type="percentage">
            <text:p>98.8%</text:p>
          </table:table-cell>
        </table:table-row>
        <table:table-row table:style-name="ro14">
          <table:table-cell table:number-columns-repeated="18"/>
          <table:table-cell office:value-type="date" office:date-value="2020-04-03" calcext:value-type="date">
            <text:p>4/3</text:p>
          </table:table-cell>
          <table:table-cell office:value-type="float" office:value="76" calcext:value-type="float">
            <text:p>76</text:p>
          </table:table-cell>
          <table:table-cell office:value-type="float" office:value="4899" calcext:value-type="float">
            <text:p>4899</text:p>
          </table:table-cell>
          <table:table-cell table:formula="of:=[.V27]+1" office:value-type="float" office:value="7" calcext:value-type="float">
            <text:p>7</text:p>
          </table:table-cell>
          <table:table-cell table:formula="of:=[.T26]/[.U26]" office:value-type="percentage" office:value="0.0155133700755256" calcext:value-type="percentage">
            <text:p>1.6%</text:p>
          </table:table-cell>
          <table:table-cell table:formula="of:=1-[.W26]" office:value-type="percentage" office:value="0.984486629924474" calcext:value-type="percentage">
            <text:p>98.4%</text:p>
          </table:table-cell>
        </table:table-row>
        <table:table-row table:style-name="ro14">
          <table:table-cell table:number-columns-repeated="18"/>
          <table:table-cell office:value-type="date" office:date-value="2020-04-04" calcext:value-type="date">
            <text:p>4/4</text:p>
          </table:table-cell>
          <table:table-cell office:value-type="float" office:value="82" calcext:value-type="float">
            <text:p>82</text:p>
          </table:table-cell>
          <table:table-cell office:value-type="float" office:value="3230" calcext:value-type="float">
            <text:p>3230</text:p>
          </table:table-cell>
          <table:table-cell table:formula="of:=[.V28]+1" office:value-type="float" office:value="6" calcext:value-type="float">
            <text:p>6</text:p>
          </table:table-cell>
          <table:table-cell table:formula="of:=[.T27]/[.U27]" office:value-type="percentage" office:value="0.0253869969040248" calcext:value-type="percentage">
            <text:p>2.5%</text:p>
          </table:table-cell>
          <table:table-cell table:formula="of:=1-[.W27]" office:value-type="percentage" office:value="0.974613003095975" calcext:value-type="percentage">
            <text:p>97.5%</text:p>
          </table:table-cell>
        </table:table-row>
        <table:table-row table:style-name="ro14">
          <table:table-cell table:number-columns-repeated="18"/>
          <table:table-cell office:value-type="date" office:date-value="2020-04-05" calcext:value-type="date">
            <text:p>4/5</text:p>
          </table:table-cell>
          <table:table-cell office:value-type="float" office:value="75" calcext:value-type="float">
            <text:p>75</text:p>
          </table:table-cell>
          <table:table-cell office:value-type="float" office:value="3184" calcext:value-type="float">
            <text:p>3184</text:p>
          </table:table-cell>
          <table:table-cell table:formula="of:=[.V29]+1" office:value-type="float" office:value="5" calcext:value-type="float">
            <text:p>5</text:p>
          </table:table-cell>
          <table:table-cell table:formula="of:=[.T28]/[.U28]" office:value-type="percentage" office:value="0.0235552763819095" calcext:value-type="percentage">
            <text:p>2.4%</text:p>
          </table:table-cell>
          <table:table-cell table:formula="of:=1-[.W28]" office:value-type="percentage" office:value="0.97644472361809" calcext:value-type="percentage">
            <text:p>97.6%</text:p>
          </table:table-cell>
        </table:table-row>
        <table:table-row table:style-name="ro14">
          <table:table-cell table:number-columns-repeated="18"/>
          <table:table-cell office:value-type="date" office:date-value="2020-04-06" calcext:value-type="date">
            <text:p>4/6</text:p>
          </table:table-cell>
          <table:table-cell office:value-type="float" office:value="101" calcext:value-type="float">
            <text:p>101</text:p>
          </table:table-cell>
          <table:table-cell office:value-type="float" office:value="5024" calcext:value-type="float">
            <text:p>5024</text:p>
          </table:table-cell>
          <table:table-cell table:formula="of:=[.V30]+1" office:value-type="float" office:value="4" calcext:value-type="float">
            <text:p>4</text:p>
          </table:table-cell>
          <table:table-cell table:formula="of:=[.T29]/[.U29]" office:value-type="percentage" office:value="0.0201035031847134" calcext:value-type="percentage">
            <text:p>2.0%</text:p>
          </table:table-cell>
          <table:table-cell table:formula="of:=1-[.W29]" office:value-type="percentage" office:value="0.979896496815287" calcext:value-type="percentage">
            <text:p>98.0%</text:p>
          </table:table-cell>
        </table:table-row>
        <table:table-row table:style-name="ro14">
          <table:table-cell table:number-columns-repeated="18"/>
          <table:table-cell office:value-type="date" office:date-value="2020-04-07" calcext:value-type="date">
            <text:p>4/7</text:p>
          </table:table-cell>
          <table:table-cell office:value-type="float" office:value="107" calcext:value-type="float">
            <text:p>107</text:p>
          </table:table-cell>
          <table:table-cell office:value-type="float" office:value="3876" calcext:value-type="float">
            <text:p>3876</text:p>
          </table:table-cell>
          <table:table-cell table:formula="of:=[.V31]+1" office:value-type="float" office:value="3" calcext:value-type="float">
            <text:p>3</text:p>
          </table:table-cell>
          <table:table-cell table:formula="of:=[.T30]/[.U30]" office:value-type="percentage" office:value="0.0276057791537668" calcext:value-type="percentage">
            <text:p>2.8%</text:p>
          </table:table-cell>
          <table:table-cell table:formula="of:=1-[.W30]" office:value-type="percentage" office:value="0.972394220846233" calcext:value-type="percentage">
            <text:p>97.2%</text:p>
          </table:table-cell>
        </table:table-row>
        <table:table-row table:style-name="ro14">
          <table:table-cell table:number-columns-repeated="18"/>
          <table:table-cell office:value-type="date" office:date-value="2020-04-08" calcext:value-type="date">
            <text:p>4/8</text:p>
          </table:table-cell>
          <table:table-cell office:value-type="float" office:value="82" calcext:value-type="float">
            <text:p>82</text:p>
          </table:table-cell>
          <table:table-cell office:value-type="float" office:value="2507" calcext:value-type="float">
            <text:p>2507</text:p>
          </table:table-cell>
          <table:table-cell table:formula="of:=[.V32]+1" office:value-type="float" office:value="2" calcext:value-type="float">
            <text:p>2</text:p>
          </table:table-cell>
          <table:table-cell table:formula="of:=[.T31]/[.U31]" office:value-type="percentage" office:value="0.0327084164339848" calcext:value-type="percentage">
            <text:p>3.3%</text:p>
          </table:table-cell>
          <table:table-cell table:formula="of:=1-[.W31]" office:value-type="percentage" office:value="0.967291583566015" calcext:value-type="percentage">
            <text:p>96.7%</text:p>
          </table:table-cell>
        </table:table-row>
        <table:table-row table:style-name="ro14">
          <table:table-cell table:number-columns-repeated="18"/>
          <table:table-cell office:value-type="date" office:date-value="2020-04-09" calcext:value-type="date">
            <text:p>4/9</text:p>
          </table:table-cell>
          <table:table-cell office:value-type="float" office:value="74" calcext:value-type="float">
            <text:p>74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32]/[.U32]" office:value-type="percentage" office:value="0.0765253360910031" calcext:value-type="percentage">
            <text:p>7.7%</text:p>
          </table:table-cell>
          <table:table-cell table:formula="of:=1-[.W32]" office:value-type="percentage" office:value="0.923474663908997" calcext:value-type="percentage">
            <text:p>92.3%</text:p>
          </table:table-cell>
        </table:table-row>
        <table:table-row table:style-name="ro14">
          <table:table-cell table:number-columns-repeated="18"/>
          <table:table-cell office:value-type="date" office:date-value="2020-04-10" calcext:value-type="date">
            <text:p>4/10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@BackDated-Incident" table:style-name="ta18">
        <office:forms form:automatic-focus="false" form:apply-design-mode="false"/>
        <table:table-column table:style-name="co3" table:number-columns-repeated="1024" table:default-cell-style-name="Default"/>
        <table:table-row table:style-name="ro11">
          <table:table-cell table:number-columns-repeated="2"/>
          <table:table-cell table:style-name="ce12" table:formula="of:=[$Incident.G2]" office:value-type="date" office:date-value="2020-03-31" calcext:value-type="date">
            <text:p>3/31</text:p>
          </table:table-cell>
          <table:table-cell table:style-name="ce12" table:formula="of:=[$Incident.H2]" office:value-type="date" office:date-value="2020-04-01" calcext:value-type="date">
            <text:p>4/1</text:p>
          </table:table-cell>
          <table:table-cell table:style-name="ce12" table:formula="of:=[$Incident.I2]" office:value-type="date" office:date-value="2020-04-02" calcext:value-type="date">
            <text:p>4/2</text:p>
          </table:table-cell>
          <table:table-cell table:style-name="ce12" table:formula="of:=[$Incident.J2]" office:value-type="date" office:date-value="2020-04-03" calcext:value-type="date">
            <text:p>4/3</text:p>
          </table:table-cell>
          <table:table-cell table:style-name="ce12" table:formula="of:=[$Incident.K2]" office:value-type="date" office:date-value="2020-04-04" calcext:value-type="date">
            <text:p>4/4</text:p>
          </table:table-cell>
          <table:table-cell table:style-name="ce12" table:formula="of:=[$Incident.L2]" office:value-type="date" office:date-value="2020-04-05" calcext:value-type="date">
            <text:p>4/5</text:p>
          </table:table-cell>
          <table:table-cell table:style-name="ce12" table:formula="of:=[$Incident.M2]" office:value-type="date" office:date-value="2020-04-06" calcext:value-type="date">
            <text:p>4/6</text:p>
          </table:table-cell>
          <table:table-cell table:style-name="ce12" table:formula="of:=[$Incident.N2]" office:value-type="date" office:date-value="2020-04-07" calcext:value-type="date">
            <text:p>4/7</text:p>
          </table:table-cell>
          <table:table-cell table:style-name="ce12" table:formula="of:=[$Incident.O2]" office:value-type="date" office:date-value="2020-04-08" calcext:value-type="date">
            <text:p>4/8</text:p>
          </table:table-cell>
          <table:table-cell table:style-name="ce12" table:formula="of:=[$Incident.P2]" office:value-type="date" office:date-value="2020-04-09" calcext:value-type="date">
            <text:p>4/9</text:p>
          </table:table-cell>
          <table:table-cell table:style-name="ce12" table:formula="of:=[$Incident.Q2]" office:value-type="date" office:date-value="2020-04-10" calcext:value-type="date">
            <text:p>4/10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Incident.G44]" office:value-type="float" office:value="41769" calcext:value-type="float">
            <text:p>41,769</text:p>
          </table:table-cell>
          <table:table-cell table:style-name="ce35" table:formula="of:=[$Incident.H44]" office:value-type="float" office:value="45705" calcext:value-type="float">
            <text:p>45,705</text:p>
          </table:table-cell>
          <table:table-cell table:style-name="ce35" table:formula="of:=[$Incident.I44]" office:value-type="float" office:value="49704" calcext:value-type="float">
            <text:p>49,704</text:p>
          </table:table-cell>
          <table:table-cell table:style-name="ce35" table:formula="of:=[$Incident.J44]" office:value-type="float" office:value="56286" calcext:value-type="float">
            <text:p>56,286</text:p>
          </table:table-cell>
          <table:table-cell table:style-name="ce35" table:formula="of:=[$Incident.K44]" office:value-type="float" office:value="60846" calcext:value-type="float">
            <text:p>60,846</text:p>
          </table:table-cell>
          <table:table-cell table:style-name="ce35" table:formula="of:=[$Incident.L44]" office:value-type="float" office:value="64949" calcext:value-type="float">
            <text:p>64,949</text:p>
          </table:table-cell>
          <table:table-cell table:style-name="ce35" table:formula="of:=[$Incident.M44]" office:value-type="float" office:value="68773" calcext:value-type="float">
            <text:p>68,773</text:p>
          </table:table-cell>
          <table:table-cell table:style-name="ce35" table:formula="of:=[$Incident.N44]" office:value-type="float" office:value="74597" calcext:value-type="float">
            <text:p>74,597</text:p>
          </table:table-cell>
          <table:table-cell table:style-name="ce35" table:formula="of:=[$Incident.O44]" office:value-type="float" office:value="80093" calcext:value-type="float">
            <text:p>80,093</text:p>
          </table:table-cell>
          <table:table-cell table:style-name="ce35" table:formula="of:=[$Incident.P44]" office:value-type="float" office:value="86476" calcext:value-type="float">
            <text:p>86,476</text:p>
          </table:table-cell>
          <table:table-cell table:style-name="ce35" table:formula="of:=[$Incident.Q44]" office:value-type="float" office:value="90856" calcext:value-type="float">
            <text:p>90,856</text:p>
          </table:table-cell>
          <table:table-cell table:number-columns-repeated="1011"/>
        </table:table-row>
        <table:table-row table:style-name="ro12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Incident.G45]" office:value-type="float" office:value="3684" calcext:value-type="float">
            <text:p>3,684</text:p>
          </table:table-cell>
          <table:table-cell table:style-name="ce35" table:formula="of:=[$Incident.H45]" office:value-type="float" office:value="3936" calcext:value-type="float">
            <text:p>3,936</text:p>
          </table:table-cell>
          <table:table-cell table:style-name="ce35" table:formula="of:=[$Incident.I45]" office:value-type="float" office:value="3999" calcext:value-type="float">
            <text:p>3,999</text:p>
          </table:table-cell>
          <table:table-cell table:style-name="ce35" table:formula="of:=[$Incident.J45]" office:value-type="float" office:value="6582" calcext:value-type="float">
            <text:p>6,582</text:p>
          </table:table-cell>
          <table:table-cell table:style-name="ce35" table:formula="of:=[$Incident.K45]" office:value-type="float" office:value="4560" calcext:value-type="float">
            <text:p>4,560</text:p>
          </table:table-cell>
          <table:table-cell table:style-name="ce35" table:formula="of:=[$Incident.L45]" office:value-type="float" office:value="4103" calcext:value-type="float">
            <text:p>4,103</text:p>
          </table:table-cell>
          <table:table-cell table:style-name="ce35" table:formula="of:=[$Incident.M45]" office:value-type="float" office:value="3824" calcext:value-type="float">
            <text:p>3,824</text:p>
          </table:table-cell>
          <table:table-cell table:style-name="ce35" table:formula="of:=[$Incident.N45]" office:value-type="float" office:value="5824" calcext:value-type="float">
            <text:p>5,824</text:p>
          </table:table-cell>
          <table:table-cell table:style-name="ce35" table:formula="of:=[$Incident.O45]" office:value-type="float" office:value="5496" calcext:value-type="float">
            <text:p>5,496</text:p>
          </table:table-cell>
          <table:table-cell table:style-name="ce35" table:formula="of:=[$Incident.P45]" office:value-type="float" office:value="6383" calcext:value-type="float">
            <text:p>6,383</text:p>
          </table:table-cell>
          <table:table-cell table:style-name="ce35" table:formula="of:=[$Incident.Q45]" office:value-type="float" office:value="4380" calcext:value-type="float">
            <text:p>4,380</text:p>
          </table:table-cell>
          <table:table-cell table:number-columns-repeated="1011"/>
        </table:table-row>
        <table:table-row table:style-name="ro13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Incident.G46]" office:value-type="float" office:value="1295" calcext:value-type="float">
            <text:p>1,295</text:p>
          </table:table-cell>
          <table:table-cell table:style-name="ce35" table:formula="of:=[$Incident.H46]" office:value-type="float" office:value="996" calcext:value-type="float">
            <text:p>996</text:p>
          </table:table-cell>
          <table:table-cell table:style-name="ce35" table:formula="of:=[$Incident.I46]" office:value-type="float" office:value="1129" calcext:value-type="float">
            <text:p>1,129</text:p>
          </table:table-cell>
          <table:table-cell table:style-name="ce35" table:formula="of:=[$Incident.J46]" office:value-type="float" office:value="2100" calcext:value-type="float">
            <text:p>2,100</text:p>
          </table:table-cell>
          <table:table-cell table:style-name="ce35" table:formula="of:=[$Incident.K46]" office:value-type="float" office:value="1781" calcext:value-type="float">
            <text:p>1,781</text:p>
          </table:table-cell>
          <table:table-cell table:style-name="ce35" table:formula="of:=[$Incident.L46]" office:value-type="float" office:value="1173" calcext:value-type="float">
            <text:p>1,173</text:p>
          </table:table-cell>
          <table:table-cell table:style-name="ce35" table:formula="of:=[$Incident.M46]" office:value-type="float" office:value="1129" calcext:value-type="float">
            <text:p>1,129</text:p>
          </table:table-cell>
          <table:table-cell table:style-name="ce35" table:formula="of:=[$Incident.N46]" office:value-type="float" office:value="1688" calcext:value-type="float">
            <text:p>1,688</text:p>
          </table:table-cell>
          <table:table-cell table:style-name="ce35" table:formula="of:=[$Incident.O46]" office:value-type="float" office:value="1485" calcext:value-type="float">
            <text:p>1,485</text:p>
          </table:table-cell>
          <table:table-cell table:style-name="ce35" table:formula="of:=[$Incident.P46]" office:value-type="float" office:value="1243" calcext:value-type="float">
            <text:p>1,243</text:p>
          </table:table-cell>
          <table:table-cell table:style-name="ce35" table:formula="of:=[$Incident.Q46]" office:value-type="float" office:value="1041" calcext:value-type="float">
            <text:p>1,041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Incident.G47]" office:value-type="float" office:value="2389" calcext:value-type="float">
            <text:p>2,389</text:p>
          </table:table-cell>
          <table:table-cell table:style-name="ce35" table:formula="of:=[$Incident.H47]" office:value-type="float" office:value="2940" calcext:value-type="float">
            <text:p>2,940</text:p>
          </table:table-cell>
          <table:table-cell table:style-name="ce35" table:formula="of:=[$Incident.I47]" office:value-type="float" office:value="2870" calcext:value-type="float">
            <text:p>2,870</text:p>
          </table:table-cell>
          <table:table-cell table:style-name="ce35" table:formula="of:=[$Incident.J47]" office:value-type="float" office:value="4482" calcext:value-type="float">
            <text:p>4,482</text:p>
          </table:table-cell>
          <table:table-cell table:style-name="ce35" table:formula="of:=[$Incident.K47]" office:value-type="float" office:value="2779" calcext:value-type="float">
            <text:p>2,779</text:p>
          </table:table-cell>
          <table:table-cell table:style-name="ce35" table:formula="of:=[$Incident.L47]" office:value-type="float" office:value="2930" calcext:value-type="float">
            <text:p>2,930</text:p>
          </table:table-cell>
          <table:table-cell table:style-name="ce35" table:formula="of:=[$Incident.M47]" office:value-type="float" office:value="2695" calcext:value-type="float">
            <text:p>2,695</text:p>
          </table:table-cell>
          <table:table-cell table:style-name="ce35" table:formula="of:=[$Incident.N47]" office:value-type="float" office:value="4136" calcext:value-type="float">
            <text:p>4,136</text:p>
          </table:table-cell>
          <table:table-cell table:style-name="ce35" table:formula="of:=[$Incident.O47]" office:value-type="float" office:value="4011" calcext:value-type="float">
            <text:p>4,011</text:p>
          </table:table-cell>
          <table:table-cell table:style-name="ce35" table:formula="of:=[$Incident.P47]" office:value-type="float" office:value="5140" calcext:value-type="float">
            <text:p>5,140</text:p>
          </table:table-cell>
          <table:table-cell table:style-name="ce35" table:formula="of:=[$Incident.Q47]" office:value-type="float" office:value="3339" calcext:value-type="float">
            <text:p>3,339</text:p>
          </table:table-cell>
          <table:table-cell table:number-columns-repeated="1011"/>
        </table:table-row>
        <table:table-row table:style-name="ro11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Incident.G48]" office:value-type="percentage" office:value="0.648479913137894" calcext:value-type="percentage">
            <text:p>65%</text:p>
          </table:table-cell>
          <table:table-cell table:style-name="ce36" table:formula="of:=[$Incident.H48]" office:value-type="percentage" office:value="0.746951219512195" calcext:value-type="percentage">
            <text:p>75%</text:p>
          </table:table-cell>
          <table:table-cell table:style-name="ce36" table:formula="of:=[$Incident.I48]" office:value-type="percentage" office:value="0.717679419854964" calcext:value-type="percentage">
            <text:p>72%</text:p>
          </table:table-cell>
          <table:table-cell table:style-name="ce36" table:formula="of:=[$Incident.J48]" office:value-type="percentage" office:value="0.680948040109389" calcext:value-type="percentage">
            <text:p>68%</text:p>
          </table:table-cell>
          <table:table-cell table:style-name="ce36" table:formula="of:=[$Incident.K48]" office:value-type="percentage" office:value="0.609429824561403" calcext:value-type="percentage">
            <text:p>61%</text:p>
          </table:table-cell>
          <table:table-cell table:style-name="ce36" table:formula="of:=[$Incident.L48]" office:value-type="percentage" office:value="0.714111625639776" calcext:value-type="percentage">
            <text:p>71%</text:p>
          </table:table-cell>
          <table:table-cell table:style-name="ce36" table:formula="of:=[$Incident.M48]" office:value-type="percentage" office:value="0.704759414225941" calcext:value-type="percentage">
            <text:p>70%</text:p>
          </table:table-cell>
          <table:table-cell table:style-name="ce36" table:formula="of:=[$Incident.N48]" office:value-type="percentage" office:value="0.710164835164835" calcext:value-type="percentage">
            <text:p>71%</text:p>
          </table:table-cell>
          <table:table-cell table:style-name="ce36" table:formula="of:=[$Incident.O48]" office:value-type="percentage" office:value="0.729803493449782" calcext:value-type="percentage">
            <text:p>73%</text:p>
          </table:table-cell>
          <table:table-cell table:style-name="ce36" table:formula="of:=[$Incident.P48]" office:value-type="percentage" office:value="0.805263982453392" calcext:value-type="percentage">
            <text:p>81%</text:p>
          </table:table-cell>
          <table:table-cell table:style-name="ce36" table:formula="of:=[$Incident.Q48]" office:value-type="percentage" office:value="0.762328767123288" calcext:value-type="percentage">
            <text:p>76%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4106in" svg:y="0.072in">
              <draw:object draw:notify-on-update-of-ranges="'@BackDated-Incident'.C1:'@BackDated-Incident'.M1 '@BackDated-Incident'.B4:'@BackDated-Incident'.B4 '@BackDated-Incident'.C4:'@BackDated-Incident'.M4 '@BackDated-Incident'.B5:'@BackDated-Incident'.B5 '@BackDated-Incident'.C5:'@BackDated-Incident'.M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12in" svg:y="0.1524in">
              <draw:object draw:notify-on-update-of-ranges="'@BackDated-Incident'.C1:'@BackDated-Incident'.M1 '@BackDated-Incident'.B4:'@BackDated-Incident'.B4 '@BackDated-Incident'.C4:'@BackDated-Incident'.M4 '@BackDated-Incident'.B5:'@BackDated-Incident'.B5 '@BackDated-Incident'.C5:'@BackDated-Incident'.M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</table:table>
      <table:table table:name="@Incident-Change" table:style-name="ta19">
        <office:forms form:automatic-focus="false" form:apply-design-mode="false"/>
        <table:table-column table:style-name="co1" table:default-cell-style-name="ce5"/>
        <table:table-column table:style-name="co11" table:number-columns-repeated="8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0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" table:number-columns-repeated="238" table:default-cell-style-name="ce5"/>
        <table:table-column table:style-name="co2" table:number-columns-repeated="768" table:default-cell-style-name="Default"/>
        <table:table-column table:style-name="co4" table:number-columns-repeated="2" table:default-cell-style-name="ce34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style-name="ce133" office:value-type="string" calcext:value-type="string">
            <text:p>Exp-Lag</text:p>
          </table:table-cell>
          <table:table-cell table:style-name="ce133" office:value-type="string" calcext:value-type="string">
            <text:p>1<text:span text:style-name="T1">st</text:span> Full Day</text:p>
          </table:table-cell>
          <table:table-cell table:style-name="ce135" office:value-type="string" calcext:value-type="string">
            <text:p>total</text:p>
          </table:table-cell>
          <table:table-cell table:number-columns-repeated="1008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623" calcext:value-type="float">
            <text:p>623</text:p>
          </table:table-cell>
          <table:table-cell table:style-name="ce9" table:formula="of:=[$Incident.G15]-[$Incident.F15]" office:value-type="float" office:value="3" calcext:value-type="float">
            <text:p>3</text:p>
          </table:table-cell>
          <table:table-cell table:style-name="ce9" table:formula="of:=[$Incident.H15]-[$Incident.G15]" office:value-type="float" office:value="1" calcext:value-type="float">
            <text:p>1</text:p>
          </table:table-cell>
          <table:table-cell table:style-name="ce9" table:formula="of:=[$Incident.I15]-[$Incident.H15]" office:value-type="float" office:value="0" calcext:value-type="float">
            <text:p>0</text:p>
          </table:table-cell>
          <table:table-cell table:style-name="ce9" table:formula="of:=[$Incident.J15]-[$Incident.I15]" office:value-type="float" office:value="1" calcext:value-type="float">
            <text:p>1</text:p>
          </table:table-cell>
          <table:table-cell table:style-name="ce9" table:formula="of:=[$Incident.K15]-[$Incident.J15]" office:value-type="float" office:value="1" calcext:value-type="float">
            <text:p>1</text:p>
          </table:table-cell>
          <table:table-cell table:style-name="ce9" table:formula="of:=[$Incident.L15]-[$Incident.K15]" office:value-type="float" office:value="0" calcext:value-type="float">
            <text:p>0</text:p>
          </table:table-cell>
          <table:table-cell table:style-name="ce9" table:formula="of:=[$Incident.M15]-[$Incident.L15]" office:value-type="float" office:value="1" calcext:value-type="float">
            <text:p>1</text:p>
          </table:table-cell>
          <table:table-cell table:style-name="ce9" table:formula="of:=[$Incident.N15]-[$Incident.M15]" office:value-type="float" office:value="7" calcext:value-type="float">
            <text:p>7</text:p>
          </table:table-cell>
          <table:table-cell table:style-name="ce9" table:formula="of:=[$Incident.O15]-[$Incident.N15]" office:value-type="float" office:value="4" calcext:value-type="float">
            <text:p>4</text:p>
          </table:table-cell>
          <table:table-cell table:style-name="ce9" table:formula="of:=[$Incident.P15]-[$Incident.O15]" office:value-type="float" office:value="1" calcext:value-type="float">
            <text:p>1</text:p>
          </table:table-cell>
          <table:table-cell table:style-name="ce9" table:formula="of:=[$Incident.Q15]-[$Incident.P15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1003" calcext:value-type="float">
            <text:p>1003</text:p>
          </table:table-cell>
          <table:table-cell table:style-name="ce9" table:formula="of:=[$Incident.G16]-[$Incident.F16]" office:value-type="float" office:value="1" calcext:value-type="float">
            <text:p>1</text:p>
          </table:table-cell>
          <table:table-cell table:style-name="ce9" table:formula="of:=[$Incident.H16]-[$Incident.G16]" office:value-type="float" office:value="0" calcext:value-type="float">
            <text:p>0</text:p>
          </table:table-cell>
          <table:table-cell table:style-name="ce9" table:formula="of:=[$Incident.I16]-[$Incident.H16]" office:value-type="float" office:value="0" calcext:value-type="float">
            <text:p>0</text:p>
          </table:table-cell>
          <table:table-cell table:style-name="ce9" table:formula="of:=[$Incident.J16]-[$Incident.I16]" office:value-type="float" office:value="2" calcext:value-type="float">
            <text:p>2</text:p>
          </table:table-cell>
          <table:table-cell table:style-name="ce9" table:formula="of:=[$Incident.K16]-[$Incident.J16]" office:value-type="float" office:value="2" calcext:value-type="float">
            <text:p>2</text:p>
          </table:table-cell>
          <table:table-cell table:style-name="ce9" table:formula="of:=[$Incident.L16]-[$Incident.K16]" office:value-type="float" office:value="0" calcext:value-type="float">
            <text:p>0</text:p>
          </table:table-cell>
          <table:table-cell table:style-name="ce9" table:formula="of:=[$Incident.M16]-[$Incident.L16]" office:value-type="float" office:value="1" calcext:value-type="float">
            <text:p>1</text:p>
          </table:table-cell>
          <table:table-cell table:style-name="ce9" table:formula="of:=[$Incident.N16]-[$Incident.M16]" office:value-type="float" office:value="17" calcext:value-type="float">
            <text:p>17</text:p>
          </table:table-cell>
          <table:table-cell table:style-name="ce9" table:formula="of:=[$Incident.O16]-[$Incident.N16]" office:value-type="float" office:value="1" calcext:value-type="float">
            <text:p>1</text:p>
          </table:table-cell>
          <table:table-cell table:style-name="ce9" table:formula="of:=[$Incident.P16]-[$Incident.O16]" office:value-type="float" office:value="0" calcext:value-type="float">
            <text:p>0</text:p>
          </table:table-cell>
          <table:table-cell table:style-name="ce9" table:formula="of:=[$Incident.Q16]-[$Incident.P16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table:formula="of:=[$Incident.G17]-[$Incident.F17]" office:value-type="float" office:value="6" calcext:value-type="float">
            <text:p>6</text:p>
          </table:table-cell>
          <table:table-cell table:style-name="ce9" table:formula="of:=[$Incident.H17]-[$Incident.G17]" office:value-type="float" office:value="3" calcext:value-type="float">
            <text:p>3</text:p>
          </table:table-cell>
          <table:table-cell table:style-name="ce9" table:formula="of:=[$Incident.I17]-[$Incident.H17]" office:value-type="float" office:value="3" calcext:value-type="float">
            <text:p>3</text:p>
          </table:table-cell>
          <table:table-cell table:style-name="ce9" table:formula="of:=[$Incident.J17]-[$Incident.I17]" office:value-type="float" office:value="4" calcext:value-type="float">
            <text:p>4</text:p>
          </table:table-cell>
          <table:table-cell table:style-name="ce9" table:formula="of:=[$Incident.K17]-[$Incident.J17]" office:value-type="float" office:value="1" calcext:value-type="float">
            <text:p>1</text:p>
          </table:table-cell>
          <table:table-cell table:style-name="ce9" table:formula="of:=[$Incident.L17]-[$Incident.K17]" office:value-type="float" office:value="0" calcext:value-type="float">
            <text:p>0</text:p>
          </table:table-cell>
          <table:table-cell table:style-name="ce9" table:formula="of:=[$Incident.M17]-[$Incident.L17]" office:value-type="float" office:value="0" calcext:value-type="float">
            <text:p>0</text:p>
          </table:table-cell>
          <table:table-cell table:style-name="ce9" table:formula="of:=[$Incident.N17]-[$Incident.M17]" office:value-type="float" office:value="62" calcext:value-type="float">
            <text:p>62</text:p>
          </table:table-cell>
          <table:table-cell table:style-name="ce9" table:formula="of:=[$Incident.O17]-[$Incident.N17]" office:value-type="float" office:value="10" calcext:value-type="float">
            <text:p>10</text:p>
          </table:table-cell>
          <table:table-cell table:style-name="ce9" table:formula="of:=[$Incident.P17]-[$Incident.O17]" office:value-type="float" office:value="1" calcext:value-type="float">
            <text:p>1</text:p>
          </table:table-cell>
          <table:table-cell table:style-name="ce9" table:formula="of:=[$Incident.Q17]-[$Incident.P17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2304" calcext:value-type="float">
            <text:p>2304</text:p>
          </table:table-cell>
          <table:table-cell table:style-name="ce9" table:formula="of:=[$Incident.G18]-[$Incident.F18]" office:value-type="float" office:value="7" calcext:value-type="float">
            <text:p>7</text:p>
          </table:table-cell>
          <table:table-cell table:style-name="ce9" table:formula="of:=[$Incident.H18]-[$Incident.G18]" office:value-type="float" office:value="3" calcext:value-type="float">
            <text:p>3</text:p>
          </table:table-cell>
          <table:table-cell table:style-name="ce9" table:formula="of:=[$Incident.I18]-[$Incident.H18]" office:value-type="float" office:value="6" calcext:value-type="float">
            <text:p>6</text:p>
          </table:table-cell>
          <table:table-cell table:style-name="ce9" table:formula="of:=[$Incident.J18]-[$Incident.I18]" office:value-type="float" office:value="12" calcext:value-type="float">
            <text:p>12</text:p>
          </table:table-cell>
          <table:table-cell table:style-name="ce9" table:formula="of:=[$Incident.K18]-[$Incident.J18]" office:value-type="float" office:value="3" calcext:value-type="float">
            <text:p>3</text:p>
          </table:table-cell>
          <table:table-cell table:style-name="ce9" table:formula="of:=[$Incident.L18]-[$Incident.K18]" office:value-type="float" office:value="0" calcext:value-type="float">
            <text:p>0</text:p>
          </table:table-cell>
          <table:table-cell table:style-name="ce9" table:formula="of:=[$Incident.M18]-[$Incident.L18]" office:value-type="float" office:value="2" calcext:value-type="float">
            <text:p>2</text:p>
          </table:table-cell>
          <table:table-cell table:style-name="ce9" table:formula="of:=[$Incident.N18]-[$Incident.M18]" office:value-type="float" office:value="52" calcext:value-type="float">
            <text:p>52</text:p>
          </table:table-cell>
          <table:table-cell table:style-name="ce9" table:formula="of:=[$Incident.O18]-[$Incident.N18]" office:value-type="float" office:value="-2" calcext:value-type="float">
            <text:p>-2</text:p>
          </table:table-cell>
          <table:table-cell table:style-name="ce9" table:formula="of:=[$Incident.P18]-[$Incident.O18]" office:value-type="float" office:value="0" calcext:value-type="float">
            <text:p>0</text:p>
          </table:table-cell>
          <table:table-cell table:style-name="ce9" table:formula="of:=[$Incident.Q18]-[$Incident.P18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677" calcext:value-type="float">
            <text:p>2677</text:p>
          </table:table-cell>
          <table:table-cell table:style-name="ce9" table:formula="of:=[$Incident.G19]-[$Incident.F19]" office:value-type="float" office:value="52" calcext:value-type="float">
            <text:p>52</text:p>
          </table:table-cell>
          <table:table-cell table:style-name="ce9" table:formula="of:=[$Incident.H19]-[$Incident.G19]" office:value-type="float" office:value="17" calcext:value-type="float">
            <text:p>17</text:p>
          </table:table-cell>
          <table:table-cell table:style-name="ce9" table:formula="of:=[$Incident.I19]-[$Incident.H19]" office:value-type="float" office:value="9" calcext:value-type="float">
            <text:p>9</text:p>
          </table:table-cell>
          <table:table-cell table:style-name="ce9" table:formula="of:=[$Incident.J19]-[$Incident.I19]" office:value-type="float" office:value="31" calcext:value-type="float">
            <text:p>31</text:p>
          </table:table-cell>
          <table:table-cell table:style-name="ce9" table:formula="of:=[$Incident.K19]-[$Incident.J19]" office:value-type="float" office:value="5" calcext:value-type="float">
            <text:p>5</text:p>
          </table:table-cell>
          <table:table-cell table:style-name="ce9" table:formula="of:=[$Incident.L19]-[$Incident.K19]" office:value-type="float" office:value="0" calcext:value-type="float">
            <text:p>0</text:p>
          </table:table-cell>
          <table:table-cell table:style-name="ce9" table:formula="of:=[$Incident.M19]-[$Incident.L19]" office:value-type="float" office:value="8" calcext:value-type="float">
            <text:p>8</text:p>
          </table:table-cell>
          <table:table-cell table:style-name="ce9" table:formula="of:=[$Incident.N19]-[$Incident.M19]" office:value-type="float" office:value="93" calcext:value-type="float">
            <text:p>93</text:p>
          </table:table-cell>
          <table:table-cell table:style-name="ce9" table:formula="of:=[$Incident.O19]-[$Incident.N19]" office:value-type="float" office:value="1" calcext:value-type="float">
            <text:p>1</text:p>
          </table:table-cell>
          <table:table-cell table:style-name="ce9" table:formula="of:=[$Incident.P19]-[$Incident.O19]" office:value-type="float" office:value="0" calcext:value-type="float">
            <text:p>0</text:p>
          </table:table-cell>
          <table:table-cell table:style-name="ce9" table:formula="of:=[$Incident.Q19]-[$Incident.P19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/>
          <table:table-cell>
            <draw:frame draw:z-index="0" draw:style-name="gr1" draw:text-style-name="P1" svg:width="9.022in" svg:height="7.239in" svg:x="0.1012in" svg:y="0.2752in">
              <draw:object draw:notify-on-update-of-ranges="'@Incident-Change'.A2:'@Incident-Change'.A2 '@Incident-Change'.A3:'@Incident-Change'.A30 '@Incident-Change'.B2:'@Incident-Change'.B2 '@Incident-Change'.B3:'@Incident-Change'.B30 '@Incident-Change'.C2:'@Incident-Change'.C2 '@Incident-Change'.C3:'@Incident-Change'.C30 '@Incident-Change'.D2:'@Incident-Change'.D2 '@Incident-Change'.D3:'@Incident-Change'.D30 '@Incident-Change'.E2:'@Incident-Change'.E2 '@Incident-Change'.E3:'@Incident-Change'.E30 '@Incident-Change'.F2:'@Incident-Change'.F2 '@Incident-Change'.F3:'@Incident-Change'.F30 '@Incident-Change'.G2:'@Incident-Change'.G2 '@Incident-Change'.G3:'@Incident-Change'.G30 '@Incident-Change'.H2:'@Incident-Change'.H2 '@Incident-Change'.H3:'@Incident-Change'.H30 '@Incident-Change'.I2:'@Incident-Change'.I2 '@Incident-Change'.I3:'@Incident-Change'.I30 '@Incident-Change'.J2:'@Incident-Change'.J2 '@Incident-Change'.J3:'@Incident-Change'.J30 '@Incident-Change'.K2:'@Incident-Change'.K2 '@Incident-Change'.K3:'@Incident-Change'.K30 '@Incident-Change'.L2:'@Incident-Change'.L2 '@Incident-Change'.L3:'@Incident-Change'.L30 '@Incident-Change'.M2:'@Incident-Change'.M2 '@Incident-Change'.M3:'@Incident-Change'.M30 '@Incident-Change'.N2:'@Incident-Change'.N2 '@Incident-Change'.N3:'@Incident-Change'.N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6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3362" calcext:value-type="float">
            <text:p>3362</text:p>
          </table:table-cell>
          <table:table-cell table:style-name="ce9" table:formula="of:=[$Incident.G20]-[$Incident.F20]" office:value-type="float" office:value="31" calcext:value-type="float">
            <text:p>31</text:p>
          </table:table-cell>
          <table:table-cell table:style-name="ce9" table:formula="of:=[$Incident.H20]-[$Incident.G20]" office:value-type="float" office:value="38" calcext:value-type="float">
            <text:p>38</text:p>
          </table:table-cell>
          <table:table-cell table:style-name="ce9" table:formula="of:=[$Incident.I20]-[$Incident.H20]" office:value-type="float" office:value="10" calcext:value-type="float">
            <text:p>10</text:p>
          </table:table-cell>
          <table:table-cell table:style-name="ce9" table:formula="of:=[$Incident.J20]-[$Incident.I20]" office:value-type="float" office:value="18" calcext:value-type="float">
            <text:p>18</text:p>
          </table:table-cell>
          <table:table-cell table:style-name="ce9" table:formula="of:=[$Incident.K20]-[$Incident.J20]" office:value-type="float" office:value="4" calcext:value-type="float">
            <text:p>4</text:p>
          </table:table-cell>
          <table:table-cell table:style-name="ce9" table:formula="of:=[$Incident.L20]-[$Incident.K20]" office:value-type="float" office:value="0" calcext:value-type="float">
            <text:p>0</text:p>
          </table:table-cell>
          <table:table-cell table:style-name="ce9" table:formula="of:=[$Incident.M20]-[$Incident.L20]" office:value-type="float" office:value="2" calcext:value-type="float">
            <text:p>2</text:p>
          </table:table-cell>
          <table:table-cell table:style-name="ce9" table:formula="of:=[$Incident.N20]-[$Incident.M20]" office:value-type="float" office:value="108" calcext:value-type="float">
            <text:p>108</text:p>
          </table:table-cell>
          <table:table-cell table:style-name="ce9" table:formula="of:=[$Incident.O20]-[$Incident.N20]" office:value-type="float" office:value="0" calcext:value-type="float">
            <text:p>0</text:p>
          </table:table-cell>
          <table:table-cell table:style-name="ce9" table:formula="of:=[$Incident.P20]-[$Incident.O20]" office:value-type="float" office:value="3" calcext:value-type="float">
            <text:p>3</text:p>
          </table:table-cell>
          <table:table-cell table:style-name="ce9" table:formula="of:=[$Incident.Q20]-[$Incident.P20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3622" calcext:value-type="float">
            <text:p>3622</text:p>
          </table:table-cell>
          <table:table-cell table:style-name="ce9" table:formula="of:=[$Incident.G21]-[$Incident.F21]" office:value-type="float" office:value="17" calcext:value-type="float">
            <text:p>17</text:p>
          </table:table-cell>
          <table:table-cell table:style-name="ce9" table:formula="of:=[$Incident.H21]-[$Incident.G21]" office:value-type="float" office:value="5" calcext:value-type="float">
            <text:p>5</text:p>
          </table:table-cell>
          <table:table-cell table:style-name="ce9" table:formula="of:=[$Incident.I21]-[$Incident.H21]" office:value-type="float" office:value="11" calcext:value-type="float">
            <text:p>11</text:p>
          </table:table-cell>
          <table:table-cell table:style-name="ce9" table:formula="of:=[$Incident.J21]-[$Incident.I21]" office:value-type="float" office:value="41" calcext:value-type="float">
            <text:p>41</text:p>
          </table:table-cell>
          <table:table-cell table:style-name="ce9" table:formula="of:=[$Incident.K21]-[$Incident.J21]" office:value-type="float" office:value="1" calcext:value-type="float">
            <text:p>1</text:p>
          </table:table-cell>
          <table:table-cell table:style-name="ce9" table:formula="of:=[$Incident.L21]-[$Incident.K21]" office:value-type="float" office:value="2" calcext:value-type="float">
            <text:p>2</text:p>
          </table:table-cell>
          <table:table-cell table:style-name="ce9" table:formula="of:=[$Incident.M21]-[$Incident.L21]" office:value-type="float" office:value="0" calcext:value-type="float">
            <text:p>0</text:p>
          </table:table-cell>
          <table:table-cell table:style-name="ce9" table:formula="of:=[$Incident.N21]-[$Incident.M21]" office:value-type="float" office:value="63" calcext:value-type="float">
            <text:p>63</text:p>
          </table:table-cell>
          <table:table-cell table:style-name="ce9" table:formula="of:=[$Incident.O21]-[$Incident.N21]" office:value-type="float" office:value="42" calcext:value-type="float">
            <text:p>42</text:p>
          </table:table-cell>
          <table:table-cell table:style-name="ce9" table:formula="of:=[$Incident.P21]-[$Incident.O21]" office:value-type="float" office:value="8" calcext:value-type="float">
            <text:p>8</text:p>
          </table:table-cell>
          <table:table-cell table:style-name="ce9" table:formula="of:=[$Incident.Q21]-[$Incident.P21]" office:value-type="float" office:value="6" calcext:value-type="float">
            <text:p>6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2114" calcext:value-type="float">
            <text:p>2114</text:p>
          </table:table-cell>
          <table:table-cell table:style-name="ce9" table:formula="of:=[$Incident.G22]-[$Incident.F22]" office:value-type="float" office:value="6" calcext:value-type="float">
            <text:p>6</text:p>
          </table:table-cell>
          <table:table-cell table:style-name="ce9" table:formula="of:=[$Incident.H22]-[$Incident.G22]" office:value-type="float" office:value="7" calcext:value-type="float">
            <text:p>7</text:p>
          </table:table-cell>
          <table:table-cell table:style-name="ce9" table:formula="of:=[$Incident.I22]-[$Incident.H22]" office:value-type="float" office:value="6" calcext:value-type="float">
            <text:p>6</text:p>
          </table:table-cell>
          <table:table-cell table:style-name="ce9" table:formula="of:=[$Incident.J22]-[$Incident.I22]" office:value-type="float" office:value="44" calcext:value-type="float">
            <text:p>44</text:p>
          </table:table-cell>
          <table:table-cell table:style-name="ce9" table:formula="of:=[$Incident.K22]-[$Incident.J22]" office:value-type="float" office:value="2" calcext:value-type="float">
            <text:p>2</text:p>
          </table:table-cell>
          <table:table-cell table:style-name="ce9" table:formula="of:=[$Incident.L22]-[$Incident.K22]" office:value-type="float" office:value="0" calcext:value-type="float">
            <text:p>0</text:p>
          </table:table-cell>
          <table:table-cell table:style-name="ce9" table:formula="of:=[$Incident.M22]-[$Incident.L22]" office:value-type="float" office:value="0" calcext:value-type="float">
            <text:p>0</text:p>
          </table:table-cell>
          <table:table-cell table:style-name="ce9" table:formula="of:=[$Incident.N22]-[$Incident.M22]" office:value-type="float" office:value="30" calcext:value-type="float">
            <text:p>30</text:p>
          </table:table-cell>
          <table:table-cell table:style-name="ce9" table:formula="of:=[$Incident.O22]-[$Incident.N22]" office:value-type="float" office:value="30" calcext:value-type="float">
            <text:p>30</text:p>
          </table:table-cell>
          <table:table-cell table:style-name="ce9" table:formula="of:=[$Incident.P22]-[$Incident.O22]" office:value-type="float" office:value="41" calcext:value-type="float">
            <text:p>41</text:p>
          </table:table-cell>
          <table:table-cell table:style-name="ce9" table:formula="of:=[$Incident.Q22]-[$Incident.P22]" office:value-type="float" office:value="197" calcext:value-type="float">
            <text:p>197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1971" calcext:value-type="float">
            <text:p>1971</text:p>
          </table:table-cell>
          <table:table-cell table:style-name="ce9" table:formula="of:=[$Incident.G23]-[$Incident.F23]" office:value-type="float" office:value="11" calcext:value-type="float">
            <text:p>11</text:p>
          </table:table-cell>
          <table:table-cell table:style-name="ce9" table:formula="of:=[$Incident.H23]-[$Incident.G23]" office:value-type="float" office:value="23" calcext:value-type="float">
            <text:p>23</text:p>
          </table:table-cell>
          <table:table-cell table:style-name="ce9" table:formula="of:=[$Incident.I23]-[$Incident.H23]" office:value-type="float" office:value="2" calcext:value-type="float">
            <text:p>2</text:p>
          </table:table-cell>
          <table:table-cell table:style-name="ce9" table:formula="of:=[$Incident.J23]-[$Incident.I23]" office:value-type="float" office:value="41" calcext:value-type="float">
            <text:p>41</text:p>
          </table:table-cell>
          <table:table-cell table:style-name="ce9" table:formula="of:=[$Incident.K23]-[$Incident.J23]" office:value-type="float" office:value="9" calcext:value-type="float">
            <text:p>9</text:p>
          </table:table-cell>
          <table:table-cell table:style-name="ce9" table:formula="of:=[$Incident.L23]-[$Incident.K23]" office:value-type="float" office:value="0" calcext:value-type="float">
            <text:p>0</text:p>
          </table:table-cell>
          <table:table-cell table:style-name="ce9" table:formula="of:=[$Incident.M23]-[$Incident.L23]" office:value-type="float" office:value="5" calcext:value-type="float">
            <text:p>5</text:p>
          </table:table-cell>
          <table:table-cell table:style-name="ce9" table:formula="of:=[$Incident.N23]-[$Incident.M23]" office:value-type="float" office:value="13" calcext:value-type="float">
            <text:p>13</text:p>
          </table:table-cell>
          <table:table-cell table:style-name="ce9" table:formula="of:=[$Incident.O23]-[$Incident.N23]" office:value-type="float" office:value="116" calcext:value-type="float">
            <text:p>116</text:p>
          </table:table-cell>
          <table:table-cell table:style-name="ce9" table:formula="of:=[$Incident.P23]-[$Incident.O23]" office:value-type="float" office:value="9" calcext:value-type="float">
            <text:p>9</text:p>
          </table:table-cell>
          <table:table-cell table:style-name="ce9" table:formula="of:=[$Incident.Q23]-[$Incident.P23]" office:value-type="float" office:value="213" calcext:value-type="float">
            <text:p>213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2942" calcext:value-type="float">
            <text:p>2942</text:p>
          </table:table-cell>
          <table:table-cell table:style-name="ce9" table:formula="of:=[$Incident.G24]-[$Incident.F24]" office:value-type="float" office:value="34" calcext:value-type="float">
            <text:p>34</text:p>
          </table:table-cell>
          <table:table-cell table:style-name="ce9" table:formula="of:=[$Incident.H24]-[$Incident.G24]" office:value-type="float" office:value="20" calcext:value-type="float">
            <text:p>20</text:p>
          </table:table-cell>
          <table:table-cell table:style-name="ce9" table:formula="of:=[$Incident.I24]-[$Incident.H24]" office:value-type="float" office:value="18" calcext:value-type="float">
            <text:p>18</text:p>
          </table:table-cell>
          <table:table-cell table:style-name="ce9" table:formula="of:=[$Incident.J24]-[$Incident.I24]" office:value-type="float" office:value="71" calcext:value-type="float">
            <text:p>71</text:p>
          </table:table-cell>
          <table:table-cell table:style-name="ce9" table:formula="of:=[$Incident.K24]-[$Incident.J24]" office:value-type="float" office:value="8" calcext:value-type="float">
            <text:p>8</text:p>
          </table:table-cell>
          <table:table-cell table:style-name="ce9" table:formula="of:=[$Incident.L24]-[$Incident.K24]" office:value-type="float" office:value="21" calcext:value-type="float">
            <text:p>21</text:p>
          </table:table-cell>
          <table:table-cell table:style-name="ce9" table:formula="of:=[$Incident.M24]-[$Incident.L24]" office:value-type="float" office:value="1" calcext:value-type="float">
            <text:p>1</text:p>
          </table:table-cell>
          <table:table-cell table:style-name="ce9" table:formula="of:=[$Incident.N24]-[$Incident.M24]" office:value-type="float" office:value="36" calcext:value-type="float">
            <text:p>36</text:p>
          </table:table-cell>
          <table:table-cell table:style-name="ce9" table:formula="of:=[$Incident.O24]-[$Incident.N24]" office:value-type="float" office:value="91" calcext:value-type="float">
            <text:p>91</text:p>
          </table:table-cell>
          <table:table-cell table:style-name="ce9" table:formula="of:=[$Incident.P24]-[$Incident.O24]" office:value-type="float" office:value="11" calcext:value-type="float">
            <text:p>11</text:p>
          </table:table-cell>
          <table:table-cell table:style-name="ce9" table:formula="of:=[$Incident.Q24]-[$Incident.P24]" office:value-type="float" office:value="34" calcext:value-type="float">
            <text:p>34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3036" calcext:value-type="float">
            <text:p>3036</text:p>
          </table:table-cell>
          <table:table-cell table:style-name="ce9" table:formula="of:=[$Incident.G25]-[$Incident.F25]" office:value-type="float" office:value="177" calcext:value-type="float">
            <text:p>177</text:p>
          </table:table-cell>
          <table:table-cell table:style-name="ce9" table:formula="of:=[$Incident.H25]-[$Incident.G25]" office:value-type="float" office:value="161" calcext:value-type="float">
            <text:p>161</text:p>
          </table:table-cell>
          <table:table-cell table:style-name="ce9" table:formula="of:=[$Incident.I25]-[$Incident.H25]" office:value-type="float" office:value="37" calcext:value-type="float">
            <text:p>37</text:p>
          </table:table-cell>
          <table:table-cell table:style-name="ce9" table:formula="of:=[$Incident.J25]-[$Incident.I25]" office:value-type="float" office:value="97" calcext:value-type="float">
            <text:p>97</text:p>
          </table:table-cell>
          <table:table-cell table:style-name="ce9" table:formula="of:=[$Incident.K25]-[$Incident.J25]" office:value-type="float" office:value="15" calcext:value-type="float">
            <text:p>15</text:p>
          </table:table-cell>
          <table:table-cell table:style-name="ce9" table:formula="of:=[$Incident.L25]-[$Incident.K25]" office:value-type="float" office:value="2" calcext:value-type="float">
            <text:p>2</text:p>
          </table:table-cell>
          <table:table-cell table:style-name="ce9" table:formula="of:=[$Incident.M25]-[$Incident.L25]" office:value-type="float" office:value="9" calcext:value-type="float">
            <text:p>9</text:p>
          </table:table-cell>
          <table:table-cell table:style-name="ce9" table:formula="of:=[$Incident.N25]-[$Incident.M25]" office:value-type="float" office:value="136" calcext:value-type="float">
            <text:p>136</text:p>
          </table:table-cell>
          <table:table-cell table:style-name="ce9" table:formula="of:=[$Incident.O25]-[$Incident.N25]" office:value-type="float" office:value="187" calcext:value-type="float">
            <text:p>187</text:p>
          </table:table-cell>
          <table:table-cell table:style-name="ce9" table:formula="of:=[$Incident.P25]-[$Incident.O25]" office:value-type="float" office:value="72" calcext:value-type="float">
            <text:p>72</text:p>
          </table:table-cell>
          <table:table-cell table:style-name="ce9" table:formula="of:=[$Incident.Q25]-[$Incident.P25]" office:value-type="float" office:value="204" calcext:value-type="float">
            <text:p>204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2940" calcext:value-type="float">
            <text:p>2940</text:p>
          </table:table-cell>
          <table:table-cell table:style-name="ce9" table:formula="of:=[$Incident.G26]-[$Incident.F26]" office:value-type="float" office:value="269" calcext:value-type="float">
            <text:p>269</text:p>
          </table:table-cell>
          <table:table-cell table:style-name="ce9" table:formula="of:=[$Incident.H26]-[$Incident.G26]" office:value-type="float" office:value="227" calcext:value-type="float">
            <text:p>227</text:p>
          </table:table-cell>
          <table:table-cell table:style-name="ce9" table:formula="of:=[$Incident.I26]-[$Incident.H26]" office:value-type="float" office:value="269" calcext:value-type="float">
            <text:p>269</text:p>
          </table:table-cell>
          <table:table-cell table:style-name="ce9" table:formula="of:=[$Incident.J26]-[$Incident.I26]" office:value-type="float" office:value="109" calcext:value-type="float">
            <text:p>109</text:p>
          </table:table-cell>
          <table:table-cell table:style-name="ce9" table:formula="of:=[$Incident.K26]-[$Incident.J26]" office:value-type="float" office:value="17" calcext:value-type="float">
            <text:p>17</text:p>
          </table:table-cell>
          <table:table-cell table:style-name="ce9" table:formula="of:=[$Incident.L26]-[$Incident.K26]" office:value-type="float" office:value="6" calcext:value-type="float">
            <text:p>6</text:p>
          </table:table-cell>
          <table:table-cell table:style-name="ce9" table:formula="of:=[$Incident.M26]-[$Incident.L26]" office:value-type="float" office:value="7" calcext:value-type="float">
            <text:p>7</text:p>
          </table:table-cell>
          <table:table-cell table:style-name="ce9" table:formula="of:=[$Incident.N26]-[$Incident.M26]" office:value-type="float" office:value="80" calcext:value-type="float">
            <text:p>80</text:p>
          </table:table-cell>
          <table:table-cell table:style-name="ce9" table:formula="of:=[$Incident.O26]-[$Incident.N26]" office:value-type="float" office:value="151" calcext:value-type="float">
            <text:p>151</text:p>
          </table:table-cell>
          <table:table-cell table:style-name="ce9" table:formula="of:=[$Incident.P26]-[$Incident.O26]" office:value-type="float" office:value="89" calcext:value-type="float">
            <text:p>89</text:p>
          </table:table-cell>
          <table:table-cell table:style-name="ce9" table:formula="of:=[$Incident.Q26]-[$Incident.P26]" office:value-type="float" office:value="324" calcext:value-type="float">
            <text:p>324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3006" calcext:value-type="float">
            <text:p>3006</text:p>
          </table:table-cell>
          <table:table-cell table:style-name="ce9" table:formula="of:=[$Incident.G27]-[$Incident.F27]" office:value-type="float" office:value="71" calcext:value-type="float">
            <text:p>71</text:p>
          </table:table-cell>
          <table:table-cell table:style-name="ce9" table:formula="of:=[$Incident.H27]-[$Incident.G27]" office:value-type="float" office:value="215" calcext:value-type="float">
            <text:p>215</text:p>
          </table:table-cell>
          <table:table-cell table:style-name="ce9" table:formula="of:=[$Incident.I27]-[$Incident.H27]" office:value-type="float" office:value="205" calcext:value-type="float">
            <text:p>205</text:p>
          </table:table-cell>
          <table:table-cell table:style-name="ce9" table:formula="of:=[$Incident.J27]-[$Incident.I27]" office:value-type="float" office:value="419" calcext:value-type="float">
            <text:p>419</text:p>
          </table:table-cell>
          <table:table-cell table:style-name="ce9" table:formula="of:=[$Incident.K27]-[$Incident.J27]" office:value-type="float" office:value="34" calcext:value-type="float">
            <text:p>34</text:p>
          </table:table-cell>
          <table:table-cell table:style-name="ce9" table:formula="of:=[$Incident.L27]-[$Incident.K27]" office:value-type="float" office:value="10" calcext:value-type="float">
            <text:p>10</text:p>
          </table:table-cell>
          <table:table-cell table:style-name="ce9" table:formula="of:=[$Incident.M27]-[$Incident.L27]" office:value-type="float" office:value="22" calcext:value-type="float">
            <text:p>22</text:p>
          </table:table-cell>
          <table:table-cell table:style-name="ce9" table:formula="of:=[$Incident.N27]-[$Incident.M27]" office:value-type="float" office:value="102" calcext:value-type="float">
            <text:p>102</text:p>
          </table:table-cell>
          <table:table-cell table:style-name="ce9" table:formula="of:=[$Incident.O27]-[$Incident.N27]" office:value-type="float" office:value="62" calcext:value-type="float">
            <text:p>62</text:p>
          </table:table-cell>
          <table:table-cell table:style-name="ce9" table:formula="of:=[$Incident.P27]-[$Incident.O27]" office:value-type="float" office:value="373" calcext:value-type="float">
            <text:p>373</text:p>
          </table:table-cell>
          <table:table-cell table:style-name="ce9" table:formula="of:=[$Incident.Q27]-[$Incident.P27]" office:value-type="float" office:value="108" calcext:value-type="float">
            <text:p>108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2846" calcext:value-type="float">
            <text:p>2846</text:p>
          </table:table-cell>
          <table:table-cell table:style-name="ce9" table:formula="of:=[$Incident.G28]-[$Incident.F28]" office:value-type="float" office:value="114" calcext:value-type="float">
            <text:p>114</text:p>
          </table:table-cell>
          <table:table-cell table:style-name="ce9" table:formula="of:=[$Incident.H28]-[$Incident.G28]" office:value-type="float" office:value="107" calcext:value-type="float">
            <text:p>107</text:p>
          </table:table-cell>
          <table:table-cell table:style-name="ce9" table:formula="of:=[$Incident.I28]-[$Incident.H28]" office:value-type="float" office:value="302" calcext:value-type="float">
            <text:p>302</text:p>
          </table:table-cell>
          <table:table-cell table:style-name="ce9" table:formula="of:=[$Incident.J28]-[$Incident.I28]" office:value-type="float" office:value="177" calcext:value-type="float">
            <text:p>177</text:p>
          </table:table-cell>
          <table:table-cell table:style-name="ce9" table:formula="of:=[$Incident.K28]-[$Incident.J28]" office:value-type="float" office:value="173" calcext:value-type="float">
            <text:p>173</text:p>
          </table:table-cell>
          <table:table-cell table:style-name="ce9" table:formula="of:=[$Incident.L28]-[$Incident.K28]" office:value-type="float" office:value="291" calcext:value-type="float">
            <text:p>291</text:p>
          </table:table-cell>
          <table:table-cell table:style-name="ce9" table:formula="of:=[$Incident.M28]-[$Incident.L28]" office:value-type="float" office:value="36" calcext:value-type="float">
            <text:p>36</text:p>
          </table:table-cell>
          <table:table-cell table:style-name="ce9" table:formula="of:=[$Incident.N28]-[$Incident.M28]" office:value-type="float" office:value="92" calcext:value-type="float">
            <text:p>92</text:p>
          </table:table-cell>
          <table:table-cell table:style-name="ce9" table:formula="of:=[$Incident.O28]-[$Incident.N28]" office:value-type="float" office:value="97" calcext:value-type="float">
            <text:p>97</text:p>
          </table:table-cell>
          <table:table-cell table:style-name="ce9" table:formula="of:=[$Incident.P28]-[$Incident.O28]" office:value-type="float" office:value="348" calcext:value-type="float">
            <text:p>348</text:p>
          </table:table-cell>
          <table:table-cell table:style-name="ce9" table:formula="of:=[$Incident.Q28]-[$Incident.P28]" office:value-type="float" office:value="97" calcext:value-type="float">
            <text:p>97</text:p>
          </table:table-cell>
          <table:table-cell table:style-name="ce134" table:number-columns-repeated="2"/>
          <table:table-cell table:style-name="ce135"/>
          <table:table-cell table:number-columns-repeated="1008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717" calcext:value-type="float">
            <text:p>1717</text:p>
          </table:table-cell>
          <table:table-cell table:style-name="ce9" table:formula="of:=[$Incident.G29]-[$Incident.F29]" office:value-type="float" office:value="287" calcext:value-type="float">
            <text:p>287</text:p>
          </table:table-cell>
          <table:table-cell table:style-name="ce9" table:formula="of:=[$Incident.H29]-[$Incident.G29]" office:value-type="float" office:value="81" calcext:value-type="float">
            <text:p>81</text:p>
          </table:table-cell>
          <table:table-cell table:style-name="ce9" table:formula="of:=[$Incident.I29]-[$Incident.H29]" office:value-type="float" office:value="130" calcext:value-type="float">
            <text:p>130</text:p>
          </table:table-cell>
          <table:table-cell table:style-name="ce9" table:formula="of:=[$Incident.J29]-[$Incident.I29]" office:value-type="float" office:value="146" calcext:value-type="float">
            <text:p>146</text:p>
          </table:table-cell>
          <table:table-cell table:style-name="ce9" table:formula="of:=[$Incident.K29]-[$Incident.J29]" office:value-type="float" office:value="23" calcext:value-type="float">
            <text:p>23</text:p>
          </table:table-cell>
          <table:table-cell table:style-name="ce9" table:formula="of:=[$Incident.L29]-[$Incident.K29]" office:value-type="float" office:value="4" calcext:value-type="float">
            <text:p>4</text:p>
          </table:table-cell>
          <table:table-cell table:style-name="ce9" table:formula="of:=[$Incident.M29]-[$Incident.L29]" office:value-type="float" office:value="285" calcext:value-type="float">
            <text:p>285</text:p>
          </table:table-cell>
          <table:table-cell table:style-name="ce9" table:formula="of:=[$Incident.N29]-[$Incident.M29]" office:value-type="float" office:value="144" calcext:value-type="float">
            <text:p>144</text:p>
          </table:table-cell>
          <table:table-cell table:style-name="ce9" table:formula="of:=[$Incident.O29]-[$Incident.N29]" office:value-type="float" office:value="34" calcext:value-type="float">
            <text:p>34</text:p>
          </table:table-cell>
          <table:table-cell table:style-name="ce9" table:formula="of:=[$Incident.P29]-[$Incident.O29]" office:value-type="float" office:value="202" calcext:value-type="float">
            <text:p>202</text:p>
          </table:table-cell>
          <table:table-cell table:style-name="ce9" table:formula="of:=[$Incident.Q29]-[$Incident.P29]" office:value-type="float" office:value="84" calcext:value-type="float">
            <text:p>84</text:p>
          </table:table-cell>
          <table:table-cell table:style-name="ce134" table:number-columns-repeated="2"/>
          <table:table-cell table:style-name="ce135"/>
          <table:table-cell table:style-name="ce136"/>
          <table:table-cell table:number-columns-repeated="1007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590" calcext:value-type="float">
            <text:p>590</text:p>
          </table:table-cell>
          <table:table-cell table:style-name="ce9" table:formula="of:=[$Incident.G30]-[$Incident.F30]" office:value-type="float" office:value="1325" calcext:value-type="float">
            <text:p>1325</text:p>
          </table:table-cell>
          <table:table-cell table:style-name="ce9" table:formula="of:=[$Incident.H30]-[$Incident.G30]" office:value-type="float" office:value="322" calcext:value-type="float">
            <text:p>322</text:p>
          </table:table-cell>
          <table:table-cell table:style-name="ce9" table:formula="of:=[$Incident.I30]-[$Incident.H30]" office:value-type="float" office:value="132" calcext:value-type="float">
            <text:p>132</text:p>
          </table:table-cell>
          <table:table-cell table:style-name="ce9" table:formula="of:=[$Incident.J30]-[$Incident.I30]" office:value-type="float" office:value="221" calcext:value-type="float">
            <text:p>221</text:p>
          </table:table-cell>
          <table:table-cell table:style-name="ce9" table:formula="of:=[$Incident.K30]-[$Incident.J30]" office:value-type="float" office:value="52" calcext:value-type="float">
            <text:p>52</text:p>
          </table:table-cell>
          <table:table-cell table:style-name="ce9" table:formula="of:=[$Incident.L30]-[$Incident.K30]" office:value-type="float" office:value="10" calcext:value-type="float">
            <text:p>10</text:p>
          </table:table-cell>
          <table:table-cell table:style-name="ce9" table:formula="of:=[$Incident.M30]-[$Incident.L30]" office:value-type="float" office:value="62" calcext:value-type="float">
            <text:p>62</text:p>
          </table:table-cell>
          <table:table-cell table:style-name="ce9" table:formula="of:=[$Incident.N30]-[$Incident.M30]" office:value-type="float" office:value="143" calcext:value-type="float">
            <text:p>143</text:p>
          </table:table-cell>
          <table:table-cell table:style-name="ce9" table:formula="of:=[$Incident.O30]-[$Incident.N30]" office:value-type="float" office:value="99" calcext:value-type="float">
            <text:p>99</text:p>
          </table:table-cell>
          <table:table-cell table:style-name="ce9" table:formula="of:=[$Incident.P30]-[$Incident.O30]" office:value-type="float" office:value="175" calcext:value-type="float">
            <text:p>175</text:p>
          </table:table-cell>
          <table:table-cell table:style-name="ce9" table:formula="of:=[$Incident.Q30]-[$Incident.P30]" office:value-type="float" office:value="53" calcext:value-type="float">
            <text:p>53</text:p>
          </table:table-cell>
          <table:table-cell table:style-name="ce134" table:formula="of:=MAX(0;ROUND([.O18]/IF(WEEKDAY([.A18];2)&gt;5;2.2%;1.2%);0)-[.P18])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5" table:formula="of:=SUM([.B18:.M18])" office:value-type="float" office:value="3184" calcext:value-type="float">
            <text:p>3184</text:p>
          </table:table-cell>
          <table:table-cell table:style-name="ce136" table:formula="of:=WEEKDAY([.A18];2)" office:value-type="float" office:value="7" calcext:value-type="float">
            <text:p>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[$Incident.G31]-[$Incident.F31]" office:value-type="float" office:value="1217" calcext:value-type="float">
            <text:p>1217</text:p>
          </table:table-cell>
          <table:table-cell table:style-name="ce9" table:formula="of:=[$Incident.H31]-[$Incident.G31]" office:value-type="float" office:value="1759" calcext:value-type="float">
            <text:p>1759</text:p>
          </table:table-cell>
          <table:table-cell table:style-name="ce9" table:formula="of:=[$Incident.I31]-[$Incident.H31]" office:value-type="float" office:value="531" calcext:value-type="float">
            <text:p>531</text:p>
          </table:table-cell>
          <table:table-cell table:style-name="ce9" table:formula="of:=[$Incident.J31]-[$Incident.I31]" office:value-type="float" office:value="511" calcext:value-type="float">
            <text:p>511</text:p>
          </table:table-cell>
          <table:table-cell table:style-name="ce9" table:formula="of:=[$Incident.K31]-[$Incident.J31]" office:value-type="float" office:value="263" calcext:value-type="float">
            <text:p>263</text:p>
          </table:table-cell>
          <table:table-cell table:style-name="ce9" table:formula="of:=[$Incident.L31]-[$Incident.K31]" office:value-type="float" office:value="51" calcext:value-type="float">
            <text:p>51</text:p>
          </table:table-cell>
          <table:table-cell table:style-name="ce9" table:formula="of:=[$Incident.M31]-[$Incident.L31]" office:value-type="float" office:value="18" calcext:value-type="float">
            <text:p>18</text:p>
          </table:table-cell>
          <table:table-cell table:style-name="ce9" table:formula="of:=[$Incident.N31]-[$Incident.M31]" office:value-type="float" office:value="198" calcext:value-type="float">
            <text:p>198</text:p>
          </table:table-cell>
          <table:table-cell table:style-name="ce9" table:formula="of:=[$Incident.O31]-[$Incident.N31]" office:value-type="float" office:value="327" calcext:value-type="float">
            <text:p>327</text:p>
          </table:table-cell>
          <table:table-cell table:style-name="ce9" table:formula="of:=[$Incident.P31]-[$Incident.O31]" office:value-type="float" office:value="647" calcext:value-type="float">
            <text:p>647</text:p>
          </table:table-cell>
          <table:table-cell table:style-name="ce9" table:formula="of:=[$Incident.Q31]-[$Incident.P31]" office:value-type="float" office:value="87" calcext:value-type="float">
            <text:p>87</text:p>
          </table:table-cell>
          <table:table-cell table:style-name="ce134" table:formula="of:=MAX(0;ROUND([.O19]/IF(WEEKDAY([.A19];2)&gt;5;2.2%;1.2%);0)-[.P19])" office:value-type="float" office:value="0" calcext:value-type="float">
            <text:p>0</text:p>
          </table:table-cell>
          <table:table-cell table:style-name="ce134" table:formula="of:=[.B19]" office:value-type="float" office:value="24" calcext:value-type="float">
            <text:p>24</text:p>
          </table:table-cell>
          <table:table-cell table:style-name="ce135" table:formula="of:=SUM([.B19:.M19])" office:value-type="float" office:value="5633" calcext:value-type="float">
            <text:p>5633</text:p>
          </table:table-cell>
          <table:table-cell table:formula="of:=WEEKDAY([.A19];2)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table:formula="of:=[$Incident.F32]-[$Incident.C32]" office:value-type="float" office:value="0" calcext:value-type="float">
            <text:p>0</text:p>
          </table:table-cell>
          <table:table-cell table:style-name="ce9" table:formula="of:=[$Incident.G32]-[$Incident.F32]" office:value-type="float" office:value="54" calcext:value-type="float">
            <text:p>54</text:p>
          </table:table-cell>
          <table:table-cell table:style-name="ce9" table:formula="of:=[$Incident.H32]-[$Incident.G32]" office:value-type="float" office:value="899" calcext:value-type="float">
            <text:p>899</text:p>
          </table:table-cell>
          <table:table-cell table:style-name="ce9" table:formula="of:=[$Incident.I32]-[$Incident.H32]" office:value-type="float" office:value="1239" calcext:value-type="float">
            <text:p>1239</text:p>
          </table:table-cell>
          <table:table-cell table:style-name="ce9" table:formula="of:=[$Incident.J32]-[$Incident.I32]" office:value-type="float" office:value="904" calcext:value-type="float">
            <text:p>904</text:p>
          </table:table-cell>
          <table:table-cell table:style-name="ce9" table:formula="of:=[$Incident.K32]-[$Incident.J32]" office:value-type="float" office:value="377" calcext:value-type="float">
            <text:p>377</text:p>
          </table:table-cell>
          <table:table-cell table:style-name="ce9" table:formula="of:=[$Incident.L32]-[$Incident.K32]" office:value-type="float" office:value="237" calcext:value-type="float">
            <text:p>237</text:p>
          </table:table-cell>
          <table:table-cell table:style-name="ce9" table:formula="of:=[$Incident.M32]-[$Incident.L32]" office:value-type="float" office:value="25" calcext:value-type="float">
            <text:p>25</text:p>
          </table:table-cell>
          <table:table-cell table:style-name="ce9" table:formula="of:=[$Incident.N32]-[$Incident.M32]" office:value-type="float" office:value="119" calcext:value-type="float">
            <text:p>119</text:p>
          </table:table-cell>
          <table:table-cell table:style-name="ce9" table:formula="of:=[$Incident.O32]-[$Incident.N32]" office:value-type="float" office:value="132" calcext:value-type="float">
            <text:p>132</text:p>
          </table:table-cell>
          <table:table-cell table:style-name="ce9" table:formula="of:=[$Incident.P32]-[$Incident.O32]" office:value-type="float" office:value="703" calcext:value-type="float">
            <text:p>703</text:p>
          </table:table-cell>
          <table:table-cell table:style-name="ce9" table:formula="of:=[$Incident.Q32]-[$Incident.P32]" office:value-type="float" office:value="233" calcext:value-type="float">
            <text:p>233</text:p>
          </table:table-cell>
          <table:table-cell table:style-name="ce134" table:formula="of:=MAX(0;ROUND([.O20]/IF(WEEKDAY([.A20];2)&gt;5;2.2%;1.2%);0)-[.P20])" office:value-type="float" office:value="0" calcext:value-type="float">
            <text:p>0</text:p>
          </table:table-cell>
          <table:table-cell table:style-name="ce134" table:formula="of:=[.C20]" office:value-type="float" office:value="54" calcext:value-type="float">
            <text:p>54</text:p>
          </table:table-cell>
          <table:table-cell table:style-name="ce135" table:formula="of:=SUM([.B20:.M20])" office:value-type="float" office:value="4922" calcext:value-type="float">
            <text:p>4922</text:p>
          </table:table-cell>
          <table:table-cell table:formula="of:=WEEKDAY([.A20];2)" office:value-type="float" office:value="2" calcext:value-type="float">
            <text:p>2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Incident.F33]-[$Incident.C33]" office:value-type="float" office:value="0" calcext:value-type="float">
            <text:p>0</text:p>
          </table:table-cell>
          <table:table-cell table:style-name="ce9" table:formula="of:=[$Incident.G33]-[$Incident.F33]" office:value-type="float" office:value="0" calcext:value-type="float">
            <text:p>0</text:p>
          </table:table-cell>
          <table:table-cell table:style-name="ce9" table:formula="of:=[$Incident.H33]-[$Incident.G33]" office:value-type="float" office:value="43" calcext:value-type="float">
            <text:p>43</text:p>
          </table:table-cell>
          <table:table-cell table:style-name="ce9" table:formula="of:=[$Incident.I33]-[$Incident.H33]" office:value-type="float" office:value="1004" calcext:value-type="float">
            <text:p>1004</text:p>
          </table:table-cell>
          <table:table-cell table:style-name="ce9" table:formula="of:=[$Incident.J33]-[$Incident.I33]" office:value-type="float" office:value="1714" calcext:value-type="float">
            <text:p>1714</text:p>
          </table:table-cell>
          <table:table-cell table:style-name="ce9" table:formula="of:=[$Incident.K33]-[$Incident.J33]" office:value-type="float" office:value="409" calcext:value-type="float">
            <text:p>409</text:p>
          </table:table-cell>
          <table:table-cell table:style-name="ce9" table:formula="of:=[$Incident.L33]-[$Incident.K33]" office:value-type="float" office:value="401" calcext:value-type="float">
            <text:p>401</text:p>
          </table:table-cell>
          <table:table-cell table:style-name="ce9" table:formula="of:=[$Incident.M33]-[$Incident.L33]" office:value-type="float" office:value="252" calcext:value-type="float">
            <text:p>252</text:p>
          </table:table-cell>
          <table:table-cell table:style-name="ce9" table:formula="of:=[$Incident.N33]-[$Incident.M33]" office:value-type="float" office:value="194" calcext:value-type="float">
            <text:p>194</text:p>
          </table:table-cell>
          <table:table-cell table:style-name="ce9" table:formula="of:=[$Incident.O33]-[$Incident.N33]" office:value-type="float" office:value="72" calcext:value-type="float">
            <text:p>72</text:p>
          </table:table-cell>
          <table:table-cell table:style-name="ce9" table:formula="of:=[$Incident.P33]-[$Incident.O33]" office:value-type="float" office:value="198" calcext:value-type="float">
            <text:p>198</text:p>
          </table:table-cell>
          <table:table-cell table:style-name="ce9" table:formula="of:=[$Incident.Q33]-[$Incident.P33]" office:value-type="float" office:value="397" calcext:value-type="float">
            <text:p>397</text:p>
          </table:table-cell>
          <table:table-cell table:style-name="ce134" table:formula="of:=MAX(0;ROUND([.O21]/IF(WEEKDAY([.A21];2)&gt;5;2.2%;1.2%);0)-[.P21])" office:value-type="float" office:value="0" calcext:value-type="float">
            <text:p>0</text:p>
          </table:table-cell>
          <table:table-cell table:style-name="ce134" table:formula="of:=[.D21]" office:value-type="float" office:value="43" calcext:value-type="float">
            <text:p>43</text:p>
          </table:table-cell>
          <table:table-cell table:style-name="ce135" table:formula="of:=SUM([.B21:.M21])" office:value-type="float" office:value="4684" calcext:value-type="float">
            <text:p>4684</text:p>
          </table:table-cell>
          <table:table-cell table:formula="of:=WEEKDAY([.A21];2)" office:value-type="float" office:value="3" calcext:value-type="float">
            <text:p>3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Incident.F34]-[$Incident.C34]" office:value-type="float" office:value="0" calcext:value-type="float">
            <text:p>0</text:p>
          </table:table-cell>
          <table:table-cell table:style-name="ce9" table:formula="of:=[$Incident.G34]-[$Incident.F34]" office:value-type="float" office:value="0" calcext:value-type="float">
            <text:p>0</text:p>
          </table:table-cell>
          <table:table-cell table:style-name="ce9" table:formula="of:=[$Incident.H34]-[$Incident.G34]" office:value-type="float" office:value="0" calcext:value-type="float">
            <text:p>0</text:p>
          </table:table-cell>
          <table:table-cell table:style-name="ce9" table:formula="of:=[$Incident.I34]-[$Incident.H34]" office:value-type="float" office:value="82" calcext:value-type="float">
            <text:p>82</text:p>
          </table:table-cell>
          <table:table-cell table:style-name="ce9" table:formula="of:=[$Incident.J34]-[$Incident.I34]" office:value-type="float" office:value="1955" calcext:value-type="float">
            <text:p>1955</text:p>
          </table:table-cell>
          <table:table-cell table:style-name="ce9" table:formula="of:=[$Incident.K34]-[$Incident.J34]" office:value-type="float" office:value="1440" calcext:value-type="float">
            <text:p>1440</text:p>
          </table:table-cell>
          <table:table-cell table:style-name="ce9" table:formula="of:=[$Incident.L34]-[$Incident.K34]" office:value-type="float" office:value="428" calcext:value-type="float">
            <text:p>428</text:p>
          </table:table-cell>
          <table:table-cell table:style-name="ce9" table:formula="of:=[$Incident.M34]-[$Incident.L34]" office:value-type="float" office:value="556" calcext:value-type="float">
            <text:p>556</text:p>
          </table:table-cell>
          <table:table-cell table:style-name="ce9" table:formula="of:=[$Incident.N34]-[$Incident.M34]" office:value-type="float" office:value="278" calcext:value-type="float">
            <text:p>278</text:p>
          </table:table-cell>
          <table:table-cell table:style-name="ce9" table:formula="of:=[$Incident.O34]-[$Incident.N34]" office:value-type="float" office:value="274" calcext:value-type="float">
            <text:p>274</text:p>
          </table:table-cell>
          <table:table-cell table:style-name="ce9" table:formula="of:=[$Incident.P34]-[$Incident.O34]" office:value-type="float" office:value="155" calcext:value-type="float">
            <text:p>155</text:p>
          </table:table-cell>
          <table:table-cell table:style-name="ce9" table:formula="of:=[$Incident.Q34]-[$Incident.P34]" office:value-type="float" office:value="38" calcext:value-type="float">
            <text:p>38</text:p>
          </table:table-cell>
          <table:table-cell table:style-name="ce134" table:formula="of:=MAX(0;ROUND([.O22]/IF(WEEKDAY([.A22];2)&gt;5;2.2%;1.2%);0)-[.P22])" office:value-type="float" office:value="1627" calcext:value-type="float">
            <text:p>1627</text:p>
          </table:table-cell>
          <table:table-cell table:style-name="ce134" table:formula="of:=[.E22]" office:value-type="float" office:value="82" calcext:value-type="float">
            <text:p>82</text:p>
          </table:table-cell>
          <table:table-cell table:style-name="ce135" table:formula="of:=SUM([.B22:.M22])" office:value-type="float" office:value="5206" calcext:value-type="float">
            <text:p>5206</text:p>
          </table:table-cell>
          <table:table-cell table:formula="of:=WEEKDAY([.A22];2)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Incident.F35]-[$Incident.C35]" office:value-type="float" office:value="0" calcext:value-type="float">
            <text:p>0</text:p>
          </table:table-cell>
          <table:table-cell table:style-name="ce9" table:formula="of:=[$Incident.G35]-[$Incident.F35]" office:value-type="float" office:value="0" calcext:value-type="float">
            <text:p>0</text:p>
          </table:table-cell>
          <table:table-cell table:style-name="ce9" table:formula="of:=[$Incident.H35]-[$Incident.G35]" office:value-type="float" office:value="0" calcext:value-type="float">
            <text:p>0</text:p>
          </table:table-cell>
          <table:table-cell table:style-name="ce9" table:formula="of:=[$Incident.I35]-[$Incident.H35]" office:value-type="float" office:value="0" calcext:value-type="float">
            <text:p>0</text:p>
          </table:table-cell>
          <table:table-cell table:style-name="ce9" table:formula="of:=[$Incident.J35]-[$Incident.I35]" office:value-type="float" office:value="63" calcext:value-type="float">
            <text:p>63</text:p>
          </table:table-cell>
          <table:table-cell table:style-name="ce9" table:formula="of:=[$Incident.K35]-[$Incident.J35]" office:value-type="float" office:value="1642" calcext:value-type="float">
            <text:p>1642</text:p>
          </table:table-cell>
          <table:table-cell table:style-name="ce9" table:formula="of:=[$Incident.L35]-[$Incident.K35]" office:value-type="float" office:value="1545" calcext:value-type="float">
            <text:p>1545</text:p>
          </table:table-cell>
          <table:table-cell table:style-name="ce9" table:formula="of:=[$Incident.M35]-[$Incident.L35]" office:value-type="float" office:value="461" calcext:value-type="float">
            <text:p>461</text:p>
          </table:table-cell>
          <table:table-cell table:style-name="ce9" table:formula="of:=[$Incident.N35]-[$Incident.M35]" office:value-type="float" office:value="462" calcext:value-type="float">
            <text:p>462</text:p>
          </table:table-cell>
          <table:table-cell table:style-name="ce9" table:formula="of:=[$Incident.O35]-[$Incident.N35]" office:value-type="float" office:value="291" calcext:value-type="float">
            <text:p>291</text:p>
          </table:table-cell>
          <table:table-cell table:style-name="ce9" table:formula="of:=[$Incident.P35]-[$Incident.O35]" office:value-type="float" office:value="357" calcext:value-type="float">
            <text:p>357</text:p>
          </table:table-cell>
          <table:table-cell table:style-name="ce9" table:formula="of:=[$Incident.Q35]-[$Incident.P35]" office:value-type="float" office:value="78" calcext:value-type="float">
            <text:p>78</text:p>
          </table:table-cell>
          <table:table-cell table:style-name="ce134" table:formula="of:=MAX(0;ROUND([.O23]/IF(WEEKDAY([.A23];2)&gt;5;2.2%;1.2%);0)-[.P23])" office:value-type="float" office:value="351" calcext:value-type="float">
            <text:p>351</text:p>
          </table:table-cell>
          <table:table-cell table:style-name="ce134" table:formula="of:=[.F23]" office:value-type="float" office:value="63" calcext:value-type="float">
            <text:p>63</text:p>
          </table:table-cell>
          <table:table-cell table:style-name="ce135" table:formula="of:=SUM([.B23:.M23])" office:value-type="float" office:value="4899" calcext:value-type="float">
            <text:p>4899</text:p>
          </table:table-cell>
          <table:table-cell table:formula="of:=WEEKDAY([.A23];2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Incident.F36]-[$Incident.C36]" office:value-type="float" office:value="0" calcext:value-type="float">
            <text:p>0</text:p>
          </table:table-cell>
          <table:table-cell table:style-name="ce9" table:formula="of:=[$Incident.G36]-[$Incident.F36]" office:value-type="float" office:value="0" calcext:value-type="float">
            <text:p>0</text:p>
          </table:table-cell>
          <table:table-cell table:style-name="ce9" table:formula="of:=[$Incident.H36]-[$Incident.G36]" office:value-type="float" office:value="0" calcext:value-type="float">
            <text:p>0</text:p>
          </table:table-cell>
          <table:table-cell table:style-name="ce9" table:formula="of:=[$Incident.I36]-[$Incident.H36]" office:value-type="float" office:value="0" calcext:value-type="float">
            <text:p>0</text:p>
          </table:table-cell>
          <table:table-cell table:style-name="ce9" table:formula="of:=[$Incident.J36]-[$Incident.I36]" office:value-type="float" office:value="0" calcext:value-type="float">
            <text:p>0</text:p>
          </table:table-cell>
          <table:table-cell table:style-name="ce9" table:formula="of:=[$Incident.K36]-[$Incident.J36]" office:value-type="float" office:value="76" calcext:value-type="float">
            <text:p>76</text:p>
          </table:table-cell>
          <table:table-cell table:style-name="ce9" table:formula="of:=[$Incident.L36]-[$Incident.K36]" office:value-type="float" office:value="1015" calcext:value-type="float">
            <text:p>1015</text:p>
          </table:table-cell>
          <table:table-cell table:style-name="ce9" table:formula="of:=[$Incident.M36]-[$Incident.L36]" office:value-type="float" office:value="1021" calcext:value-type="float">
            <text:p>1021</text:p>
          </table:table-cell>
          <table:table-cell table:style-name="ce9" table:formula="of:=[$Incident.N36]-[$Incident.M36]" office:value-type="float" office:value="618" calcext:value-type="float">
            <text:p>618</text:p>
          </table:table-cell>
          <table:table-cell table:style-name="ce9" table:formula="of:=[$Incident.O36]-[$Incident.N36]" office:value-type="float" office:value="296" calcext:value-type="float">
            <text:p>296</text:p>
          </table:table-cell>
          <table:table-cell table:style-name="ce9" table:formula="of:=[$Incident.P36]-[$Incident.O36]" office:value-type="float" office:value="110" calcext:value-type="float">
            <text:p>110</text:p>
          </table:table-cell>
          <table:table-cell table:style-name="ce9" table:formula="of:=[$Incident.Q36]-[$Incident.P36]" office:value-type="float" office:value="94" calcext:value-type="float">
            <text:p>94</text:p>
          </table:table-cell>
          <table:table-cell table:style-name="ce134" table:formula="of:=MAX(0;ROUND([.O24]/IF(WEEKDAY([.A24];2)&gt;5;2.2%;1.2%);0)-[.P24])" office:value-type="float" office:value="225" calcext:value-type="float">
            <text:p>225</text:p>
          </table:table-cell>
          <table:table-cell table:style-name="ce134" table:formula="of:=[.G24]" office:value-type="float" office:value="76" calcext:value-type="float">
            <text:p>76</text:p>
          </table:table-cell>
          <table:table-cell table:style-name="ce135" table:formula="of:=SUM([.B24:.M24])" office:value-type="float" office:value="3230" calcext:value-type="float">
            <text:p>3230</text:p>
          </table:table-cell>
          <table:table-cell table:style-name="ce136" table:formula="of:=WEEKDAY([.A24];2)"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Incident.F37]-[$Incident.C37]" office:value-type="float" office:value="0" calcext:value-type="float">
            <text:p>0</text:p>
          </table:table-cell>
          <table:table-cell table:style-name="ce9" table:formula="of:=[$Incident.G37]-[$Incident.F37]" office:value-type="float" office:value="0" calcext:value-type="float">
            <text:p>0</text:p>
          </table:table-cell>
          <table:table-cell table:style-name="ce9" table:formula="of:=[$Incident.H37]-[$Incident.G37]" office:value-type="float" office:value="0" calcext:value-type="float">
            <text:p>0</text:p>
          </table:table-cell>
          <table:table-cell table:style-name="ce9" table:formula="of:=[$Incident.I37]-[$Incident.H37]" office:value-type="float" office:value="0" calcext:value-type="float">
            <text:p>0</text:p>
          </table:table-cell>
          <table:table-cell table:style-name="ce9" table:formula="of:=[$Incident.J37]-[$Incident.I37]" office:value-type="float" office:value="0" calcext:value-type="float">
            <text:p>0</text:p>
          </table:table-cell>
          <table:table-cell table:style-name="ce9" table:formula="of:=[$Incident.K37]-[$Incident.J37]" office:value-type="float" office:value="0" calcext:value-type="float">
            <text:p>0</text:p>
          </table:table-cell>
          <table:table-cell table:style-name="ce9" table:formula="of:=[$Incident.L37]-[$Incident.K37]" office:value-type="float" office:value="82" calcext:value-type="float">
            <text:p>82</text:p>
          </table:table-cell>
          <table:table-cell table:style-name="ce9" table:formula="of:=[$Incident.M37]-[$Incident.L37]" office:value-type="float" office:value="972" calcext:value-type="float">
            <text:p>972</text:p>
          </table:table-cell>
          <table:table-cell table:style-name="ce9" table:formula="of:=[$Incident.N37]-[$Incident.M37]" office:value-type="float" office:value="1158" calcext:value-type="float">
            <text:p>1158</text:p>
          </table:table-cell>
          <table:table-cell table:style-name="ce9" table:formula="of:=[$Incident.O37]-[$Incident.N37]" office:value-type="float" office:value="402" calcext:value-type="float">
            <text:p>402</text:p>
          </table:table-cell>
          <table:table-cell table:style-name="ce9" table:formula="of:=[$Incident.P37]-[$Incident.O37]" office:value-type="float" office:value="423" calcext:value-type="float">
            <text:p>423</text:p>
          </table:table-cell>
          <table:table-cell table:style-name="ce9" table:formula="of:=[$Incident.Q37]-[$Incident.P37]" office:value-type="float" office:value="147" calcext:value-type="float">
            <text:p>147</text:p>
          </table:table-cell>
          <table:table-cell table:style-name="ce134" table:formula="of:=MAX(0;ROUND([.O25]/IF(WEEKDAY([.A25];2)&gt;5;2.2%;1.2%);0)-[.P25])" office:value-type="float" office:value="543" calcext:value-type="float">
            <text:p>543</text:p>
          </table:table-cell>
          <table:table-cell table:style-name="ce134" table:formula="of:=[.H25]" office:value-type="float" office:value="82" calcext:value-type="float">
            <text:p>82</text:p>
          </table:table-cell>
          <table:table-cell table:style-name="ce135" table:formula="of:=SUM([.B25:.M25])" office:value-type="float" office:value="3184" calcext:value-type="float">
            <text:p>3184</text:p>
          </table:table-cell>
          <table:table-cell table:style-name="ce136" table:formula="of:=WEEKDAY([.A25];2)" office:value-type="float" office:value="7" calcext:value-type="float">
            <text:p>7</text:p>
          </table:table-cell>
          <table:table-cell table:number-columns-repeated="1007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Incident.F38]-[$Incident.C38]" office:value-type="float" office:value="0" calcext:value-type="float">
            <text:p>0</text:p>
          </table:table-cell>
          <table:table-cell table:style-name="ce9" table:formula="of:=[$Incident.G38]-[$Incident.F38]" office:value-type="float" office:value="0" calcext:value-type="float">
            <text:p>0</text:p>
          </table:table-cell>
          <table:table-cell table:style-name="ce9" table:formula="of:=[$Incident.H38]-[$Incident.G38]" office:value-type="float" office:value="0" calcext:value-type="float">
            <text:p>0</text:p>
          </table:table-cell>
          <table:table-cell table:style-name="ce9" table:formula="of:=[$Incident.I38]-[$Incident.H38]" office:value-type="float" office:value="0" calcext:value-type="float">
            <text:p>0</text:p>
          </table:table-cell>
          <table:table-cell table:style-name="ce9" table:formula="of:=[$Incident.J38]-[$Incident.I38]" office:value-type="float" office:value="0" calcext:value-type="float">
            <text:p>0</text:p>
          </table:table-cell>
          <table:table-cell table:style-name="ce9" table:formula="of:=[$Incident.K38]-[$Incident.J38]" office:value-type="float" office:value="0" calcext:value-type="float">
            <text:p>0</text:p>
          </table:table-cell>
          <table:table-cell table:style-name="ce9" table:formula="of:=[$Incident.L38]-[$Incident.K38]" office:value-type="float" office:value="0" calcext:value-type="float">
            <text:p>0</text:p>
          </table:table-cell>
          <table:table-cell table:style-name="ce9" table:formula="of:=[$Incident.M38]-[$Incident.L38]" office:value-type="float" office:value="75" calcext:value-type="float">
            <text:p>75</text:p>
          </table:table-cell>
          <table:table-cell table:style-name="ce9" table:formula="of:=[$Incident.N38]-[$Incident.M38]" office:value-type="float" office:value="1512" calcext:value-type="float">
            <text:p>1512</text:p>
          </table:table-cell>
          <table:table-cell table:style-name="ce9" table:formula="of:=[$Incident.O38]-[$Incident.N38]" office:value-type="float" office:value="1499" calcext:value-type="float">
            <text:p>1499</text:p>
          </table:table-cell>
          <table:table-cell table:style-name="ce9" table:formula="of:=[$Incident.P38]-[$Incident.O38]" office:value-type="float" office:value="1151" calcext:value-type="float">
            <text:p>1151</text:p>
          </table:table-cell>
          <table:table-cell table:style-name="ce9" table:formula="of:=[$Incident.Q38]-[$Incident.P38]" office:value-type="float" office:value="787" calcext:value-type="float">
            <text:p>787</text:p>
          </table:table-cell>
          <table:table-cell table:style-name="ce134" table:formula="of:=MAX(0;ROUND([.O26]/IF(WEEKDAY([.A26];2)&gt;5;2.2%;1.2%);0)-[.P26])" office:value-type="float" office:value="1226" calcext:value-type="float">
            <text:p>1226</text:p>
          </table:table-cell>
          <table:table-cell table:style-name="ce134" table:formula="of:=[.I26]" office:value-type="float" office:value="75" calcext:value-type="float">
            <text:p>75</text:p>
          </table:table-cell>
          <table:table-cell table:style-name="ce135" table:formula="of:=SUM([.B26:.M26])" office:value-type="float" office:value="5024" calcext:value-type="float">
            <text:p>5024</text:p>
          </table:table-cell>
          <table:table-cell table:formula="of:=WEEKDAY([.A26];2)" office:value-type="float" office:value="1" calcext:value-type="float">
            <text:p>1</text:p>
          </table:table-cell>
          <table:table-cell table:number-columns-repeated="1007"/>
        </table:table-row>
        <table:table-row table:style-name="ro8">
          <table:table-cell table:style-name="ce20" office:value-type="date" office:date-value="2020-04-07" calcext:value-type="date">
            <text:p>4/7</text:p>
          </table:table-cell>
          <table:table-cell table:style-name="ce9" table:formula="of:=[$Incident.F39]-[$Incident.C39]" office:value-type="float" office:value="0" calcext:value-type="float">
            <text:p>0</text:p>
          </table:table-cell>
          <table:table-cell table:style-name="ce9" table:formula="of:=[$Incident.G39]-[$Incident.F39]" office:value-type="float" office:value="0" calcext:value-type="float">
            <text:p>0</text:p>
          </table:table-cell>
          <table:table-cell table:style-name="ce9" table:formula="of:=[$Incident.H39]-[$Incident.G39]" office:value-type="float" office:value="0" calcext:value-type="float">
            <text:p>0</text:p>
          </table:table-cell>
          <table:table-cell table:style-name="ce9" table:formula="of:=[$Incident.I39]-[$Incident.H39]" office:value-type="float" office:value="0" calcext:value-type="float">
            <text:p>0</text:p>
          </table:table-cell>
          <table:table-cell table:style-name="ce9" table:formula="of:=[$Incident.J39]-[$Incident.I39]" office:value-type="float" office:value="0" calcext:value-type="float">
            <text:p>0</text:p>
          </table:table-cell>
          <table:table-cell table:style-name="ce9" table:formula="of:=[$Incident.K39]-[$Incident.J39]" office:value-type="float" office:value="0" calcext:value-type="float">
            <text:p>0</text:p>
          </table:table-cell>
          <table:table-cell table:style-name="ce9" table:formula="of:=[$Incident.L39]-[$Incident.K39]" office:value-type="float" office:value="0" calcext:value-type="float">
            <text:p>0</text:p>
          </table:table-cell>
          <table:table-cell table:style-name="ce9" table:formula="of:=[$Incident.M39]-[$Incident.L39]" office:value-type="float" office:value="0" calcext:value-type="float">
            <text:p>0</text:p>
          </table:table-cell>
          <table:table-cell table:style-name="ce9" table:formula="of:=[$Incident.N39]-[$Incident.M39]" office:value-type="float" office:value="101" calcext:value-type="float">
            <text:p>101</text:p>
          </table:table-cell>
          <table:table-cell table:style-name="ce9" table:formula="of:=[$Incident.O39]-[$Incident.N39]" office:value-type="float" office:value="1277" calcext:value-type="float">
            <text:p>1277</text:p>
          </table:table-cell>
          <table:table-cell table:style-name="ce9" table:formula="of:=[$Incident.P39]-[$Incident.O39]" office:value-type="float" office:value="1301" calcext:value-type="float">
            <text:p>1301</text:p>
          </table:table-cell>
          <table:table-cell table:style-name="ce9" table:formula="of:=[$Incident.Q39]-[$Incident.P39]" office:value-type="float" office:value="1197" calcext:value-type="float">
            <text:p>1197</text:p>
          </table:table-cell>
          <table:table-cell table:style-name="ce134" table:formula="of:=MAX(0;ROUND([.O27]/IF(WEEKDAY([.A27];2)&gt;5;2.2%;1.2%);0)-[.P27])" office:value-type="float" office:value="4541" calcext:value-type="float">
            <text:p>4541</text:p>
          </table:table-cell>
          <table:table-cell table:style-name="ce134" table:formula="of:=[.J27]" office:value-type="float" office:value="101" calcext:value-type="float">
            <text:p>101</text:p>
          </table:table-cell>
          <table:table-cell table:style-name="ce135" table:formula="of:=SUM([.B27:.M27])" office:value-type="float" office:value="3876" calcext:value-type="float">
            <text:p>3876</text:p>
          </table:table-cell>
          <table:table-cell table:formula="of:=WEEKDAY([.A27];2)" office:value-type="float" office:value="2" calcext:value-type="float">
            <text:p>2</text:p>
          </table:table-cell>
          <table:table-cell table:number-columns-repeated="1007"/>
        </table:table-row>
        <table:table-row table:style-name="ro8">
          <table:table-cell table:style-name="ce20" office:value-type="date" office:date-value="2020-04-08" calcext:value-type="date">
            <text:p>4/8</text:p>
          </table:table-cell>
          <table:table-cell table:style-name="ce9" table:formula="of:=[$Incident.F40]-[$Incident.C40]" office:value-type="float" office:value="0" calcext:value-type="float">
            <text:p>0</text:p>
          </table:table-cell>
          <table:table-cell table:style-name="ce9" table:formula="of:=[$Incident.G40]-[$Incident.F40]" office:value-type="float" office:value="0" calcext:value-type="float">
            <text:p>0</text:p>
          </table:table-cell>
          <table:table-cell table:style-name="ce9" table:formula="of:=[$Incident.H40]-[$Incident.G40]" office:value-type="float" office:value="0" calcext:value-type="float">
            <text:p>0</text:p>
          </table:table-cell>
          <table:table-cell table:style-name="ce9" table:formula="of:=[$Incident.I40]-[$Incident.H40]" office:value-type="float" office:value="0" calcext:value-type="float">
            <text:p>0</text:p>
          </table:table-cell>
          <table:table-cell table:style-name="ce9" table:formula="of:=[$Incident.J40]-[$Incident.I40]" office:value-type="float" office:value="0" calcext:value-type="float">
            <text:p>0</text:p>
          </table:table-cell>
          <table:table-cell table:style-name="ce9" table:formula="of:=[$Incident.K40]-[$Incident.J40]" office:value-type="float" office:value="0" calcext:value-type="float">
            <text:p>0</text:p>
          </table:table-cell>
          <table:table-cell table:style-name="ce9" table:formula="of:=[$Incident.L40]-[$Incident.K40]" office:value-type="float" office:value="0" calcext:value-type="float">
            <text:p>0</text:p>
          </table:table-cell>
          <table:table-cell table:style-name="ce9" table:formula="of:=[$Incident.M40]-[$Incident.L40]" office:value-type="float" office:value="0" calcext:value-type="float">
            <text:p>0</text:p>
          </table:table-cell>
          <table:table-cell table:style-name="ce9" table:formula="of:=[$Incident.N40]-[$Incident.M40]" office:value-type="float" office:value="0" calcext:value-type="float">
            <text:p>0</text:p>
          </table:table-cell>
          <table:table-cell table:style-name="ce9" table:formula="of:=[$Incident.O40]-[$Incident.N40]" office:value-type="float" office:value="107" calcext:value-type="float">
            <text:p>107</text:p>
          </table:table-cell>
          <table:table-cell table:style-name="ce9" table:formula="of:=[$Incident.P40]-[$Incident.O40]" office:value-type="float" office:value="1054" calcext:value-type="float">
            <text:p>1054</text:p>
          </table:table-cell>
          <table:table-cell table:style-name="ce9" table:formula="of:=[$Incident.Q40]-[$Incident.P40]" office:value-type="float" office:value="1346" calcext:value-type="float">
            <text:p>1346</text:p>
          </table:table-cell>
          <table:table-cell table:style-name="ce134" table:formula="of:=MAX(0;ROUND([.O28]/IF(WEEKDAY([.A28];2)&gt;5;2.2%;1.2%);0)-[.P28])" office:value-type="float" office:value="6410" calcext:value-type="float">
            <text:p>6410</text:p>
          </table:table-cell>
          <table:table-cell table:style-name="ce134" table:formula="of:=[.K28]" office:value-type="float" office:value="107" calcext:value-type="float">
            <text:p>107</text:p>
          </table:table-cell>
          <table:table-cell table:style-name="ce135" table:formula="of:=SUM([.B28:.M28])" office:value-type="float" office:value="2507" calcext:value-type="float">
            <text:p>2507</text:p>
          </table:table-cell>
          <table:table-cell table:formula="of:=WEEKDAY([.A28];2)" office:value-type="float" office:value="3" calcext:value-type="float">
            <text:p>3</text:p>
          </table:table-cell>
          <table:table-cell table:number-columns-repeated="1007"/>
        </table:table-row>
        <table:table-row table:style-name="ro8">
          <table:table-cell table:style-name="ce20" office:value-type="date" office:date-value="2020-04-09" calcext:value-type="date">
            <text:p>4/9</text:p>
          </table:table-cell>
          <table:table-cell table:style-name="ce9" table:formula="of:=[$Incident.F41]-[$Incident.C41]" office:value-type="float" office:value="0" calcext:value-type="float">
            <text:p>0</text:p>
          </table:table-cell>
          <table:table-cell table:style-name="ce9" table:formula="of:=[$Incident.G41]-[$Incident.F41]" office:value-type="float" office:value="0" calcext:value-type="float">
            <text:p>0</text:p>
          </table:table-cell>
          <table:table-cell table:style-name="ce9" table:formula="of:=[$Incident.H41]-[$Incident.G41]" office:value-type="float" office:value="0" calcext:value-type="float">
            <text:p>0</text:p>
          </table:table-cell>
          <table:table-cell table:style-name="ce9" table:formula="of:=[$Incident.I41]-[$Incident.H41]" office:value-type="float" office:value="0" calcext:value-type="float">
            <text:p>0</text:p>
          </table:table-cell>
          <table:table-cell table:style-name="ce9" table:formula="of:=[$Incident.J41]-[$Incident.I41]" office:value-type="float" office:value="0" calcext:value-type="float">
            <text:p>0</text:p>
          </table:table-cell>
          <table:table-cell table:style-name="ce9" table:formula="of:=[$Incident.K41]-[$Incident.J41]" office:value-type="float" office:value="0" calcext:value-type="float">
            <text:p>0</text:p>
          </table:table-cell>
          <table:table-cell table:style-name="ce9" table:formula="of:=[$Incident.L41]-[$Incident.K41]" office:value-type="float" office:value="0" calcext:value-type="float">
            <text:p>0</text:p>
          </table:table-cell>
          <table:table-cell table:style-name="ce9" table:formula="of:=[$Incident.M41]-[$Incident.L41]" office:value-type="float" office:value="0" calcext:value-type="float">
            <text:p>0</text:p>
          </table:table-cell>
          <table:table-cell table:style-name="ce9" table:formula="of:=[$Incident.N41]-[$Incident.M41]" office:value-type="float" office:value="0" calcext:value-type="float">
            <text:p>0</text:p>
          </table:table-cell>
          <table:table-cell table:style-name="ce9" table:formula="of:=[$Incident.O41]-[$Incident.N41]" office:value-type="float" office:value="0" calcext:value-type="float">
            <text:p>0</text:p>
          </table:table-cell>
          <table:table-cell table:style-name="ce9" table:formula="of:=[$Incident.P41]-[$Incident.O41]" office:value-type="float" office:value="82" calcext:value-type="float">
            <text:p>82</text:p>
          </table:table-cell>
          <table:table-cell table:style-name="ce9" table:formula="of:=[$Incident.Q41]-[$Incident.P41]" office:value-type="float" office:value="885" calcext:value-type="float">
            <text:p>885</text:p>
          </table:table-cell>
          <table:table-cell table:style-name="ce134" table:formula="of:=MAX(0;ROUND([.O29]/IF(WEEKDAY([.A29];2)&gt;5;2.2%;1.2%);0)-[.P29])" office:value-type="float" office:value="5866" calcext:value-type="float">
            <text:p>5866</text:p>
          </table:table-cell>
          <table:table-cell table:style-name="ce134" table:formula="of:=[.L29]" office:value-type="float" office:value="82" calcext:value-type="float">
            <text:p>82</text:p>
          </table:table-cell>
          <table:table-cell table:style-name="ce135" table:formula="of:=SUM([.B29:.M29])" office:value-type="float" office:value="967" calcext:value-type="float">
            <text:p>967</text:p>
          </table:table-cell>
          <table:table-cell table:formula="of:=WEEKDAY([.A29];2)" office:value-type="float" office:value="4" calcext:value-type="float">
            <text:p>4</text:p>
          </table:table-cell>
          <table:table-cell table:number-columns-repeated="1007"/>
        </table:table-row>
        <table:table-row table:style-name="ro8">
          <table:table-cell table:style-name="ce20" office:value-type="date" office:date-value="2020-04-10" calcext:value-type="date">
            <text:p>4/10</text:p>
          </table:table-cell>
          <table:table-cell table:style-name="ce9" table:formula="of:=[$Incident.F42]-[$Incident.C42]" office:value-type="float" office:value="0" calcext:value-type="float">
            <text:p>0</text:p>
          </table:table-cell>
          <table:table-cell table:style-name="ce9" table:formula="of:=[$Incident.G42]-[$Incident.F42]" office:value-type="float" office:value="0" calcext:value-type="float">
            <text:p>0</text:p>
          </table:table-cell>
          <table:table-cell table:style-name="ce9" table:formula="of:=[$Incident.H42]-[$Incident.G42]" office:value-type="float" office:value="0" calcext:value-type="float">
            <text:p>0</text:p>
          </table:table-cell>
          <table:table-cell table:style-name="ce9" table:formula="of:=[$Incident.I42]-[$Incident.H42]" office:value-type="float" office:value="0" calcext:value-type="float">
            <text:p>0</text:p>
          </table:table-cell>
          <table:table-cell table:style-name="ce9" table:formula="of:=[$Incident.J42]-[$Incident.I42]" office:value-type="float" office:value="0" calcext:value-type="float">
            <text:p>0</text:p>
          </table:table-cell>
          <table:table-cell table:style-name="ce9" table:formula="of:=[$Incident.K42]-[$Incident.J42]" office:value-type="float" office:value="0" calcext:value-type="float">
            <text:p>0</text:p>
          </table:table-cell>
          <table:table-cell table:style-name="ce9" table:formula="of:=[$Incident.L42]-[$Incident.K42]" office:value-type="float" office:value="0" calcext:value-type="float">
            <text:p>0</text:p>
          </table:table-cell>
          <table:table-cell table:style-name="ce9" table:formula="of:=[$Incident.M42]-[$Incident.L42]" office:value-type="float" office:value="0" calcext:value-type="float">
            <text:p>0</text:p>
          </table:table-cell>
          <table:table-cell table:style-name="ce9" table:formula="of:=[$Incident.N42]-[$Incident.M42]" office:value-type="float" office:value="0" calcext:value-type="float">
            <text:p>0</text:p>
          </table:table-cell>
          <table:table-cell table:style-name="ce9" table:formula="of:=[$Incident.O42]-[$Incident.N42]" office:value-type="float" office:value="0" calcext:value-type="float">
            <text:p>0</text:p>
          </table:table-cell>
          <table:table-cell table:style-name="ce9" table:formula="of:=[$Incident.P42]-[$Incident.O42]" office:value-type="float" office:value="0" calcext:value-type="float">
            <text:p>0</text:p>
          </table:table-cell>
          <table:table-cell table:style-name="ce9" table:formula="of:=[$Incident.Q42]-[$Incident.P42]" office:value-type="float" office:value="74" calcext:value-type="float">
            <text:p>74</text:p>
          </table:table-cell>
          <table:table-cell table:style-name="ce134" table:formula="of:=MAX(0;ROUND([.O30]/IF(WEEKDAY([.A30];2)&gt;5;2.2%;1.2%);0)-[.P30])" office:value-type="float" office:value="6093" calcext:value-type="float">
            <text:p>6093</text:p>
          </table:table-cell>
          <table:table-cell table:style-name="ce134" table:formula="of:=[.M30]" office:value-type="float" office:value="74" calcext:value-type="float">
            <text:p>74</text:p>
          </table:table-cell>
          <table:table-cell table:style-name="ce135" table:formula="of:=SUM([.B30:.M30])" office:value-type="float" office:value="74" calcext:value-type="float">
            <text:p>74</text:p>
          </table:table-cell>
          <table:table-cell table:formula="of:=WEEKDAY([.A30];2)" office:value-type="float" office:value="5" calcext:value-type="float">
            <text:p>5</text:p>
          </table:table-cell>
          <table:table-cell table:number-columns-repeated="1007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6"/>
          <table:table-cell>
            <draw:frame draw:z-index="1" draw:style-name="gr1" draw:text-style-name="P1" svg:width="8.5378in" svg:height="7.2409in" svg:x="0in" svg:y="0.0504in">
              <draw:object draw:notify-on-update-of-ranges="'@Incident-Change'.A7:'@Incident-Change'.A29 '@Incident-Change'.B2:'@Incident-Change'.B2 '@Incident-Change'.B7:'@Incident-Change'.B29 '@Incident-Change'.C2:'@Incident-Change'.C2 '@Incident-Change'.C7:'@Incident-Change'.C29 '@Incident-Change'.D2:'@Incident-Change'.D2 '@Incident-Change'.D7:'@Incident-Change'.D29 '@Incident-Change'.E2:'@Incident-Change'.E2 '@Incident-Change'.E7:'@Incident-Change'.E29 '@Incident-Change'.F2:'@Incident-Change'.F2 '@Incident-Change'.F7:'@Incident-Change'.F29 '@Incident-Change'.G2:'@Incident-Change'.G2 '@Incident-Change'.G7:'@Incident-Change'.G29 '@Incident-Change'.H2:'@Incident-Change'.H2 '@Incident-Change'.H7:'@Incident-Change'.H29 '@Incident-Change'.I2:'@Incident-Change'.I2 '@Incident-Change'.I7:'@Incident-Change'.I29 '@Incident-Change'.J2:'@Incident-Change'.J2 '@Incident-Change'.J7:'@Incident-Change'.J29 '@Incident-Change'.K2:'@Incident-Change'.K2 '@Incident-Change'.K7:'@Incident-Change'.K29 '@Incident-Change'.L2:'@Incident-Change'.L2 '@Incident-Change'.L7:'@Incident-Change'.L2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7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urctions" table:style-name="ta20">
        <table:table-column table:style-name="co28" table:default-cell-style-name="ce56"/>
        <table:table-column table:style-name="co29" table:default-cell-style-name="ce34"/>
        <table:table-column table:style-name="co30" table:default-cell-style-name="ce34"/>
        <table:table-column table:style-name="co31" table:default-cell-style-name="ce67"/>
        <table:table-column table:style-name="co3" table:number-columns-repeated="1020" table:default-cell-style-name="Default"/>
        <table:table-row table:style-name="ro16">
          <table:table-cell table:style-name="ce50"/>
          <table:table-cell table:style-name="ce57"/>
          <table:table-cell table:style-name="ce57" office:value-type="string" calcext:value-type="string">
            <text:p>Sheet</text:p>
          </table:table-cell>
          <table:table-cell table:style-name="ce57" table:number-columns-repeated="9"/>
          <table:table-cell table:number-columns-repeated="1012"/>
        </table:table-row>
        <table:table-row table:style-name="ro16">
          <table:table-cell table:style-name="ce50" office:value-type="float" office:value="1" calcext:value-type="float">
            <text:p>1</text:p>
          </table:table-cell>
          <table:table-cell table:style-name="ce57" office:value-type="string" calcext:value-type="string">
            <text:p>Create new tab for the latest Case-Hosp-Deaths.csv</text:p>
          </table:table-cell>
          <table:table-cell table:style-name="ce57" office:value-type="string" calcext:value-type="string">
            <text:p>4_07</text:p>
          </table:table-cell>
          <table:table-cell table:style-name="ce57" table:number-columns-repeated="9"/>
          <table:table-cell table:number-columns-repeated="1012"/>
        </table:table-row>
        <table:table-row table:style-name="ro16">
          <table:table-cell table:style-name="ce50" office:value-type="string" calcext:value-type="string">
            <text:p>1a</text:p>
          </table:table-cell>
          <table:table-cell table:style-name="ce57" office:value-type="string" calcext:value-type="string">
            <text:p>Open Case-Hosp-Daths.csv on web site</text:p>
          </table:table-cell>
          <table:table-cell table:style-name="ce57" table:number-columns-repeated="10"/>
          <table:table-cell table:number-columns-repeated="1012"/>
        </table:table-row>
        <table:table-row table:style-name="ro16">
          <table:table-cell table:style-name="ce50" office:value-type="string" calcext:value-type="string">
            <text:p>1b</text:p>
          </table:table-cell>
          <table:table-cell table:style-name="ce57" office:value-type="string" calcext:value-type="string">
            <text:p>Copy and Paste Values</text:p>
          </table:table-cell>
          <table:table-cell table:style-name="ce57" table:number-columns-repeated="10"/>
          <table:table-cell table:number-columns-repeated="1012"/>
        </table:table-row>
        <table:table-row table:style-name="ro16">
          <table:table-cell table:style-name="ce50" office:value-type="string" calcext:value-type="string">
            <text:p>1c</text:p>
          </table:table-cell>
          <table:table-cell table:style-name="ce57" office:value-type="string" calcext:value-type="string">
            <text:p>Copy and re-paste repast because of alignment issues</text:p>
          </table:table-cell>
          <table:table-cell table:style-name="ce57" table:number-columns-repeated="10"/>
          <table:table-cell table:number-columns-repeated="1012"/>
        </table:table-row>
        <table:table-row table:style-name="ro16">
          <table:table-cell table:style-name="ce50"/>
          <table:table-cell table:style-name="ce57" table:number-columns-repeated="11"/>
          <table:table-cell table:number-columns-repeated="1012"/>
        </table:table-row>
        <table:table-row table:style-name="ro16">
          <table:table-cell table:style-name="ce51" office:value-type="float" office:value="2" calcext:value-type="float">
            <text:p>2</text:p>
          </table:table-cell>
          <table:table-cell table:style-name="ce58" office:value-type="string" calcext:value-type="string">
            <text:p>Add a new column for the new Reporting Date <text:s/>in Deaths worksheet</text:p>
          </table:table-cell>
          <table:table-cell table:style-name="ce58" office:value-type="string" calcext:value-type="string">
            <text:p>Deaths</text:p>
          </table:table-cell>
          <table:table-cell table:style-name="ce64" office:value-type="string" calcext:value-type="string">
            <text:p>(DEATHS)</text:p>
          </table:table-cell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a</text:p>
          </table:table-cell>
          <table:table-cell table:style-name="ce59" office:value-type="string" calcext:value-type="string">
            <text:p>Add Column header with new dat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b</text:p>
          </table:table-cell>
          <table:table-cell table:style-name="ce59" office:value-type="string" calcext:value-type="string">
            <text:p>Copy Deaths (col-4) from the new spreadsheet created in step 1</text:p>
          </table:table-cell>
          <table:table-cell table:style-name="ce59" office:value-type="string" calcext:value-type="string">
            <text:p>4_07</text:p>
          </table:table-cell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c</text:p>
          </table:table-cell>
          <table:table-cell table:style-name="ce59" office:value-type="string" calcext:value-type="string">
            <text:p>Insert a new Row at end of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d</text:p>
          </table:table-cell>
          <table:table-cell table:style-name="ce59" office:value-type="string" calcext:value-type="string">
            <text:p>copy last prior row and past at end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e</text:p>
          </table:table-cell>
          <table:table-cell table:style-name="ce59" office:value-type="string" calcext:value-type="string">
            <text:p>Make sure the Date of Death is properly represented at the bottom of the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f</text:p>
          </table:table-cell>
          <table:table-cell table:style-name="ce59" office:value-type="string" calcext:value-type="string">
            <text:p>Manually adjust the fomula for same-or-day-Before cell in the New-Column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 office:value-type="string" calcext:value-type="string">
            <text:p>2g</text:p>
          </table:table-cell>
          <table:table-cell table:style-name="ce59" office:value-type="string" calcext:value-type="string">
            <text:p>Make sue the backdated cell calculation makes sense.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float" office:value="3" calcext:value-type="float">
            <text:p>3</text:p>
          </table:table-cell>
          <table:table-cell table:style-name="ce60" office:value-type="string" calcext:value-type="string">
            <text:p>Add new column in <text:s/>BackDated-Deaths copy copying the last column formulas</text:p>
          </table:table-cell>
          <table:table-cell table:style-name="ce60" office:value-type="string" calcext:value-type="string">
            <text:p>BackDated-Deaths</text:p>
          </table:table-cell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string" calcext:value-type="string">
            <text:p>3a</text:p>
          </table:table-cell>
          <table:table-cell table:style-name="ce60" office:value-type="string" calcext:value-type="string">
            <text:p>Paste into the next column <text:s/>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string" calcext:value-type="string">
            <text:p>3b</text:p>
          </table:table-cell>
          <table:table-cell table:style-name="ce60" office:value-type="string" calcext:value-type="string">
            <text:p>Change Chart-1 for new Data-Ranges to include the new colum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/>
          <table:table-cell table:style-name="ce60" office:value-type="string" calcext:value-type="string">
            <text:p>(Each Series and header) <text:s/>If you have excel good so much easier!!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string" calcext:value-type="string">
            <text:p>3c</text:p>
          </table:table-cell>
          <table:table-cell table:style-name="ce60" office:value-type="string" calcext:value-type="string">
            <text:p>Change Chart-2 in a similar fashio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string" calcext:value-type="string">
            <text:p>3d</text:p>
          </table:table-cell>
          <table:table-cell table:style-name="ce60" office:value-type="string" calcext:value-type="string">
            <text:p>Chart-1 (unit volume)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/>
          <table:table-cell table:style-name="ce60" office:value-type="string" calcext:value-type="string">
            <text:p>Chart-2 (Percent of the Current Date of Death) <text:s text:c="2"/>Preferred View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float" office:value="4" calcext:value-type="float">
            <text:p>4</text:p>
          </table:table-cell>
          <table:table-cell table:style-name="ce61" office:value-type="string" calcext:value-type="string">
            <text:p>And a new column for the new Reporting Date in Deaths-Change</text:p>
          </table:table-cell>
          <table:table-cell table:style-name="ce61" office:value-type="string" calcext:value-type="string">
            <text:p>Deaths-Change</text:p>
          </table:table-cell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a</text:p>
          </table:table-cell>
          <table:table-cell table:style-name="ce61" office:value-type="string" calcext:value-type="string">
            <text:p>Add a row at the bottom of the chart new Data of Death Ro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b</text:p>
          </table:table-cell>
          <table:table-cell table:style-name="ce61" office:value-type="string" calcext:value-type="string">
            <text:p>Copy prior column and paste into new column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c</text:p>
          </table:table-cell>
          <table:table-cell table:style-name="ce61" office:value-type="string" calcext:value-type="string">
            <text:p>Make sure the header represents the new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d</text:p>
          </table:table-cell>
          <table:table-cell table:style-name="ce61" office:value-type="string" calcext:value-type="string">
            <text:p>Make sure the Date of Death is properly represented at the bottom of the tabl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e</text:p>
          </table:table-cell>
          <table:table-cell table:style-name="ce61" office:value-type="string" calcext:value-type="string">
            <text:p>Change Chart-1 for new Data-Ranges to include the new row &amp; colum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/>
          <table:table-cell table:style-name="ce61" office:value-type="string" calcext:value-type="string">
            <text:p>(Each Series and header) 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/>
          <table:table-cell table:style-name="ce61" office:value-type="string" calcext:value-type="string">
            <text:p>Set the Color of the new Reporting Date (progress color change)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f</text:p>
          </table:table-cell>
          <table:table-cell table:style-name="ce61" office:value-type="string" calcext:value-type="string">
            <text:p>Change Chart-2 in a similar fashio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string" calcext:value-type="string">
            <text:p>4g</text:p>
          </table:table-cell>
          <table:table-cell table:style-name="ce61" office:value-type="string" calcext:value-type="string">
            <text:p>Chart-1 (unit volume) <text:s text:c="3"/>&lt;== <text:s text:c="2"/>Preferred Vie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5"/>
          <table:table-cell table:style-name="ce62" office:value-type="string" calcext:value-type="string">
            <text:p>Chart-2(Percent of the Current Date-of-Death)</text:p>
          </table:table-cell>
          <table:table-cell table:style-name="ce62"/>
          <table:table-cell table:style-name="ce66"/>
          <table:table-cell table:style-name="ce57" table:number-columns-repeated="8"/>
          <table:table-cell table:number-columns-repeated="1012"/>
        </table:table-row>
        <table:table-row table:style-name="ro16" table:number-rows-repeated="2">
          <table:table-cell table:style-name="ce50"/>
          <table:table-cell table:style-name="ce57" table:number-columns-repeated="11"/>
          <table:table-cell table:number-columns-repeated="1012"/>
        </table:table-row>
        <table:table-row table:style-name="ro16">
          <table:table-cell table:style-name="ce51" office:value-type="float" office:value="5" calcext:value-type="float">
            <text:p>5</text:p>
          </table:table-cell>
          <table:table-cell table:style-name="ce58" office:value-type="string" calcext:value-type="string">
            <text:p>Adjust INCIDENT table the same as done with Death</text:p>
          </table:table-cell>
          <table:table-cell table:style-name="ce58" office:value-type="string" calcext:value-type="string">
            <text:p>Incident</text:p>
          </table:table-cell>
          <table:table-cell table:style-name="ce64" office:value-type="string" calcext:value-type="string">
            <text:p>(NEW CASES)</text:p>
          </table:table-cell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/>
          <table:table-cell table:style-name="ce59" office:value-type="string" calcext:value-type="string">
            <text:p>Source from column 2 of the reporting Date table 4_07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 office:value-type="float" office:value="6" calcext:value-type="float">
            <text:p>6</text:p>
          </table:table-cell>
          <table:table-cell table:style-name="ce60" office:value-type="string" calcext:value-type="string">
            <text:p>Adjust BackDated-Incident same as BackDated-Deaths</text:p>
          </table:table-cell>
          <table:table-cell table:style-name="ce60" office:value-type="string" calcext:value-type="string">
            <text:p>BackDated-Incident</text:p>
          </table:table-cell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16">
          <table:table-cell table:style-name="ce54" office:value-type="float" office:value="7" calcext:value-type="float">
            <text:p>7</text:p>
          </table:table-cell>
          <table:table-cell table:style-name="ce61" office:value-type="string" calcext:value-type="string">
            <text:p>Adjust Incident-Change worksheet the same as Deaths-Change</text:p>
          </table:table-cell>
          <table:table-cell table:style-name="ce61" office:value-type="string" calcext:value-type="string">
            <text:p>Incident-Change</text:p>
          </table:table-cell>
          <table:table-cell table:style-name="ce65"/>
          <table:table-cell table:style-name="ce57" table:number-columns-repeated="8"/>
          <table:table-cell table:number-columns-repeated="1012"/>
        </table:table-row>
        <table:table-row table:style-name="ro5">
          <table:table-cell table:style-name="ce55"/>
          <table:table-cell table:style-name="ce63" table:number-columns-repeated="2"/>
          <table:table-cell table:style-name="ce66"/>
          <table:table-cell table:number-columns-repeated="1020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0" table:style-name="ta21">
        <office:forms form:automatic-focus="false" form:apply-design-mode="false"/>
        <table:table-column table:style-name="co32" table:default-cell-style-name="ce67"/>
        <table:table-column table:style-name="co33" table:number-columns-repeated="3" table:default-cell-style-name="Default"/>
        <table:table-column table:style-name="co34" table:default-cell-style-name="ce67"/>
        <table:table-column table:style-name="co33" table:number-columns-repeated="1019" table:default-cell-style-name="Default"/>
        <table:table-row table:style-name="ro17">
          <table:table-cell table:style-name="ce68"/>
          <table:table-cell table:style-name="ce160" office:value-type="string" calcext:value-type="string">
            <text:p>NYS</text:p>
          </table:table-cell>
          <table:table-cell table:style-name="ce160" office:value-type="string" calcext:value-type="string">
            <text:p>NYC-DOHMH</text:p>
          </table:table-cell>
          <table:table-cell table:style-name="ce160" office:value-type="string" calcext:value-type="string" table:number-columns-spanned="2" table:number-rows-spanned="1">
            <text:p>NYC Shortfall</text:p>
          </table:table-cell>
          <table:covered-table-cell table:style-name="ce160"/>
          <table:table-cell table:number-columns-repeated="1019"/>
        </table:table-row>
        <table:table-row table:style-name="ro18">
          <table:table-cell table:style-name="ce69" office:value-type="string" calcext:value-type="string">
            <text:p>Queens</text:p>
          </table:table-cell>
          <table:table-cell table:style-name="ce74" office:value-type="float" office:value="1650" calcext:value-type="float">
            <text:p>1,650 </text:p>
          </table:table-cell>
          <table:table-cell table:style-name="ce74" office:value-type="float" office:value="1317" calcext:value-type="float">
            <text:p>1,317 </text:p>
          </table:table-cell>
          <table:table-cell table:style-name="ce80" table:formula="of:=[.C2]-[.B2]" office:value-type="float" office:value="-333" calcext:value-type="float">
            <text:p>(333)</text:p>
          </table:table-cell>
          <table:table-cell table:style-name="ce84" table:formula="of:=[.D2]/[.B2]" office:value-type="percentage" office:value="-0.201818181818182" calcext:value-type="percentage">
            <text:p>-20%</text:p>
          </table:table-cell>
          <table:table-cell table:number-columns-repeated="1019"/>
        </table:table-row>
        <table:table-row table:style-name="ro18">
          <table:table-cell table:style-name="ce70" office:value-type="string" calcext:value-type="string">
            <text:p>Brooklyn/Kings</text:p>
          </table:table-cell>
          <table:table-cell table:style-name="ce75" office:value-type="float" office:value="1599" calcext:value-type="float">
            <text:p>1,599 </text:p>
          </table:table-cell>
          <table:table-cell table:style-name="ce75" office:value-type="float" office:value="1220" calcext:value-type="float">
            <text:p>1,220 </text:p>
          </table:table-cell>
          <table:table-cell table:style-name="ce81" table:formula="of:=[.C3]-[.B3]" office:value-type="float" office:value="-379" calcext:value-type="float">
            <text:p>(379)</text:p>
          </table:table-cell>
          <table:table-cell table:style-name="ce85" table:formula="of:=[.D3]/[.B3]" office:value-type="percentage" office:value="-0.237023139462164" calcext:value-type="percentage">
            <text:p>-24%</text:p>
          </table:table-cell>
          <table:table-cell table:number-columns-repeated="1019"/>
        </table:table-row>
        <table:table-row table:style-name="ro18">
          <table:table-cell table:style-name="ce70" office:value-type="string" calcext:value-type="string">
            <text:p>Bronx</text:p>
          </table:table-cell>
          <table:table-cell table:style-name="ce75" office:value-type="float" office:value="1108" calcext:value-type="float">
            <text:p>1,108 </text:p>
          </table:table-cell>
          <table:table-cell table:style-name="ce75" office:value-type="float" office:value="1080" calcext:value-type="float">
            <text:p>1,080 </text:p>
          </table:table-cell>
          <table:table-cell table:style-name="ce81" table:formula="of:=[.C4]-[.B4]" office:value-type="float" office:value="-28" calcext:value-type="float">
            <text:p>(28)</text:p>
          </table:table-cell>
          <table:table-cell table:style-name="ce85" table:formula="of:=[.D4]/[.B4]" office:value-type="percentage" office:value="-0.0252707581227437" calcext:value-type="percentage">
            <text:p>-3%</text:p>
          </table:table-cell>
          <table:table-cell table:number-columns-repeated="1019"/>
        </table:table-row>
        <table:table-row table:style-name="ro18">
          <table:table-cell table:style-name="ce70" office:value-type="string" calcext:value-type="string">
            <text:p>Manhattan</text:p>
          </table:table-cell>
          <table:table-cell table:style-name="ce75" office:value-type="float" office:value="674" calcext:value-type="float">
            <text:p>674 </text:p>
          </table:table-cell>
          <table:table-cell table:style-name="ce75" office:value-type="float" office:value="519" calcext:value-type="float">
            <text:p>519 </text:p>
          </table:table-cell>
          <table:table-cell table:style-name="ce81" table:formula="of:=[.C5]-[.B5]" office:value-type="float" office:value="-155" calcext:value-type="float">
            <text:p>(155)</text:p>
          </table:table-cell>
          <table:table-cell table:style-name="ce85" table:formula="of:=[.D5]/[.B5]" office:value-type="percentage" office:value="-0.229970326409496" calcext:value-type="percentage">
            <text:p>-23%</text:p>
          </table:table-cell>
          <table:table-cell table:number-columns-repeated="1019"/>
        </table:table-row>
        <table:table-row table:style-name="ro18">
          <table:table-cell table:style-name="ce71" office:value-type="string" calcext:value-type="string">
            <text:p>Staten Island</text:p>
          </table:table-cell>
          <table:table-cell table:style-name="ce76" office:value-type="float" office:value="249" calcext:value-type="float">
            <text:p>249 </text:p>
          </table:table-cell>
          <table:table-cell table:style-name="ce76" office:value-type="float" office:value="229" calcext:value-type="float">
            <text:p>229 </text:p>
          </table:table-cell>
          <table:table-cell table:style-name="ce82" table:formula="of:=[.C6]-[.B6]" office:value-type="float" office:value="-20" calcext:value-type="float">
            <text:p>(20)</text:p>
          </table:table-cell>
          <table:table-cell table:style-name="ce86" table:formula="of:=[.D6]/[.B6]" office:value-type="percentage" office:value="-0.0803212851405623" calcext:value-type="percentage">
            <text:p>-8%</text:p>
          </table:table-cell>
          <table:table-cell table:number-columns-repeated="1019"/>
        </table:table-row>
        <table:table-row table:style-name="ro18">
          <table:table-cell table:style-name="ce72" office:value-type="string" calcext:value-type="string">
            <text:p>TOTAL NYC</text:p>
          </table:table-cell>
          <table:table-cell table:style-name="ce77" table:formula="of:=SUM([.B2:.B6])" office:value-type="float" office:value="5280" calcext:value-type="float">
            <text:p>5,280 </text:p>
          </table:table-cell>
          <table:table-cell table:style-name="ce77" table:formula="of:=SUM([.C2:.C6])" office:value-type="float" office:value="4365" calcext:value-type="float">
            <text:p>4,365 </text:p>
          </table:table-cell>
          <table:table-cell table:style-name="ce83" table:formula="of:=[.C7]-[.B7]" office:value-type="float" office:value="-915" calcext:value-type="float">
            <text:p>(915)</text:p>
          </table:table-cell>
          <table:table-cell table:style-name="ce86" table:formula="of:=[.D7]/[.B7]" office:value-type="percentage" office:value="-0.173295454545455" calcext:value-type="percentage">
            <text:p>-17%</text:p>
          </table:table-cell>
          <table:table-cell table:number-columns-repeated="1019"/>
        </table:table-row>
        <table:table-row table:style-name="ro5">
          <table:table-cell/>
          <table:table-cell table:style-name="ce78" table:number-columns-repeated="3"/>
          <table:table-cell table:number-columns-repeated="1020"/>
        </table:table-row>
        <table:table-row table:style-name="ro5">
          <table:table-cell/>
          <table:table-cell table:style-name="ce79" table:number-columns-repeated="3"/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month/>
      <number:text>/</number:text>
      <number:day/>
    </number:date-style>
    <number:percentage-style style:name="N126">
      <number:number number:decimal-places="0" loext:min-decimal-places="0" number:min-integer-digits="1" number:grouping="true"/>
      <number:text>%</number:text>
    </number:percentage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percentage-style style:name="N131" number:title="User-defined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wrap-option="wrap" style:rotation-align="none" style:vertical-align="top"/>
      <style:text-properties fo:color="#000000" style:font-name="Helvetica Neue" fo:font-family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25in" fo:margin-left="1in" fo:margin-right="1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339in" fo:margin-left="0in" fo:margin-right="0in" fo:margin-top="0.5673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5in" fo:margin-left="1in" fo:margin-right="0.5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0835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08:40:54.571041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_5f_27" style:display-name="PageStyle_3_27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26" style:display-name="PageStyle_3_2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1" style:display-name="PageStyle_3_3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2" style:display-name="PageStyle_4_02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0" style:display-name="PageStyle_3_30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1" style:display-name="PageStyle_4_0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3" style:display-name="PageStyle_4_03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5" style:display-name="PageStyle_4_05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6" style:display-name="PageStyle_4_0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4" style:display-name="PageStyle_4_04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Deaths" style:display-name="PageStyle_Deaths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8" style:display-name="PageStyle_4_08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4_5f_07" style:display-name="PageStyle_4_07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BackDated-Deaths" style:display-name="PageStyle_@BackDated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cident" style:display-name="PageStyle_Incident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BackDated-Incident" style:display-name="PageStyle_@BackDated-Inciden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Deaths-Change" style:display-name="PageStyle_@Deaths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Incident-Change" style:display-name="PageStyle_@Incident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Sheet20" style:display-name="PageStyle_Sheet20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sturctions" style:display-name="PageStyle_Insturction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language>en-US</dc:language>
    <dc:date>2020-04-11T17:20:06.097088892</dc:date>
    <meta:editing-cycles>17</meta:editing-cycles>
    <meta:editing-duration>PT2H15M40S</meta:editing-duration>
    <meta:generator>LibreOffice/6.4.2.2$MacOSX_X86_64 LibreOffice_project/4e471d8c02c9c90f512f7f9ead8875b57fcb1ec3</meta:generator>
    <meta:document-statistic meta:table-count="21" meta:cell-count="3940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cm" chart:style-name="ch2">
          <text:p>Back-Dating of NYC Covid-19 Deaths</text:p>
        </chart:title>
        <chart:legend chart:legend-position="end" svg:x="2.67cm" svg:y="1.696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M1 '@BackDated-Deaths'.B4:'@BackDated-Deaths'.M5" chart:data-source-has-labels="both" svg:x="1.114cm" svg:y="1.441cm" svg:width="14.221cm" svg:height="6.628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817cm" svg:y="8.249cm" chart:style-name="ch6">
              <text:p>Reporting Date</text:p>
            </chart:title>
            <chart:categories table:cell-range-address="'@BackDated-Deaths'.C1:'@BackDated-Deaths'.M1"/>
          </chart:axis>
          <chart:axis chart:dimension="y" chart:name="primary-y" chart:style-name="ch7">
            <chart:title svg:x="0.177cm" svg:y="5.388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M4" chart:label-cell-address="'@BackDated-Deaths'.B4:'@BackDated-Deaths'.B4" chart:class="chart:bar">
            <chart:data-point chart:repeated="11"/>
          </chart:series>
          <chart:series chart:style-name="ch11" chart:values-cell-range-address="'@BackDated-Deaths'.C5:'@BackDated-Deaths'.M5" chart:label-cell-address="'@BackDated-Deaths'.B5:'@BackDated-Deaths'.B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M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M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M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31">
      <style:chart-properties chart:display-label="true" chart:logarithmic="false" chart:maximum="1" chart:gap-width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9pt" fo:font-weight="bold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3:Incedent_PostDay1.X15" chart:data-source-has-labels="both" svg:x="1.028cm" svg:y="1.283cm" svg:width="14.209cm" svg:height="6.674cm">
          <chartooo:coordinate-region svg:x="2.482cm" svg:y="1.473cm" svg:width="12.755cm" svg:height="5.855cm"/>
          <chart:axis chart:dimension="x" chart:name="primary-x" chart:style-name="ch5" chartooo:axis-type="auto">
            <chartooo:date-scale/>
            <chart:title svg:x="2.961cm" svg:y="8.138cm" chart:style-name="ch6">
              <text:p>Days between Diagnosis and Reporting Date  (Reproting LAG time)</text:p>
            </chart:title>
            <chart:categories table:cell-range-address="Incedent_PostDay1.V4:Incedent_PostDay1.V15"/>
          </chart:axis>
          <chart:axis chart:dimension="y" chart:name="primary-y" chart:style-name="ch7">
            <chart:title svg:x="0.161cm" svg:y="7.941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4:Incedent_PostDay1.W15" chart:label-cell-address="Incedent_PostDay1.W3:Incedent_PostDay1.W3" chart:class="chart:bar">
            <chart:data-point chart:repeated="12"/>
          </chart:series>
          <chart:series chart:style-name="ch11" chart:values-cell-range-address="Incedent_PostDay1.X4:Incedent_PostDay1.X15" chart:label-cell-address="Incedent_PostDay1.X3:Incedent_PostDay1.X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-2 representation</text:p>
                <draw:g>
                  <svg:desc>Incedent_PostDay1.W3:Incedent_PostDay1.W3</svg:desc>
                </draw:g>
              </table:table-cell>
              <table:table-cell office:value-type="string">
                <text:p>Back Dating Effect</text:p>
                <draw:g>
                  <svg:desc>Incedent_PostDay1.X3:Incedent_PostDay1.X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4:Incedent_PostDay1.V15</svg:desc>
                </draw:g>
              </table:table-cell>
              <table:table-cell office:value-type="float" office:value="0.185301507537688">
                <text:p>0.185301507537688</text:p>
                <draw:g>
                  <svg:desc>Incedent_PostDay1.W4:Incedent_PostDay1.W15</svg:desc>
                </draw:g>
              </table:table-cell>
              <table:table-cell office:value-type="float" office:value="0.814698492462311">
                <text:p>0.814698492462311</text:p>
                <draw:g>
                  <svg:desc>Incedent_PostDay1.X4:Incedent_PostDay1.X1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0308894017397">
                <text:p>0.220308894017397</text:p>
              </table:table-cell>
              <table:table-cell office:value-type="float" office:value="0.779691105982603">
                <text:p>0.7796911059826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3620479479886">
                <text:p>0.193620479479886</text:p>
              </table:table-cell>
              <table:table-cell office:value-type="float" office:value="0.806379520520114">
                <text:p>0.806379520520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526900085397">
                <text:p>0.223526900085397</text:p>
              </table:table-cell>
              <table:table-cell office:value-type="float" office:value="0.776473099914603">
                <text:p>0.7764730999146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1279293123319">
                <text:p>0.391279293123319</text:p>
              </table:table-cell>
              <table:table-cell office:value-type="float" office:value="0.608720706876681">
                <text:p>0.6087207068766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030210246989">
                <text:p>0.348030210246989</text:p>
              </table:table-cell>
              <table:table-cell office:value-type="float" office:value="0.651969789753011">
                <text:p>0.651969789753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7770897832817">
                <text:p>0.337770897832817</text:p>
              </table:table-cell>
              <table:table-cell office:value-type="float" office:value="0.662229102167183">
                <text:p>0.662229102167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1030150753769">
                <text:p>0.331030150753769</text:p>
              </table:table-cell>
              <table:table-cell office:value-type="float" office:value="0.668969849246231">
                <text:p>0.668969849246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5883757961783">
                <text:p>0.315883757961783</text:p>
              </table:table-cell>
              <table:table-cell office:value-type="float" office:value="0.684116242038217">
                <text:p>0.6841162420382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55521155830753">
                <text:p>0.355521155830753</text:p>
              </table:table-cell>
              <table:table-cell office:value-type="float" office:value="0.644478844169247">
                <text:p>0.6444788441692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3103310729956">
                <text:p>0.463103310729956</text:p>
              </table:table-cell>
              <table:table-cell office:value-type="float" office:value="0.536896689270044">
                <text:p>0.5368966892700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2cm" chart:style-name="ch2">
          <text:p>Back-Dating of NYC Covid19 Deaths</text:p>
        </chart:title>
        <chart:legend chart:legend-position="end" svg:x="0.147cm" svg:y="7.938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M1 '@BackDated-Deaths'.B4:'@BackDated-Deaths'.M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Deaths'.C1:'@BackDated-Deaths'.M1"/>
          </chart:axis>
          <chart:axis chart:dimension="y" chart:name="primary-y" chart:style-name="ch7">
            <chart:title svg:x="0.179cm" svg:y="5.386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M4" chart:label-cell-address="'@BackDated-Deaths'.B4:'@BackDated-Deaths'.B4" chart:class="chart:bar">
            <chart:data-point chart:repeated="11"/>
          </chart:series>
          <chart:series chart:style-name="ch11" chart:values-cell-range-address="'@BackDated-Deaths'.C5:'@BackDated-Deaths'.M5" chart:label-cell-address="'@BackDated-Deaths'.B5:'@BackDated-Deaths'.B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M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M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M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3465a4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ec9ba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e16173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1.722cm" svg:height="13.415cm" xlink:href=".." xlink:type="simple" chart:class="chart:bar" chart:style-name="ch1">
        <chart:title svg:x="2.703cm" svg:y="0.404cm" chart:style-name="ch2">
          <text:p>NYC Deaths with Re-Statement as of Reporting Date</text:p>
        </chart:title>
        <chart:legend chart:legend-position="end" svg:x="20.276cm" svg:y="3.777cm" style:legend-expansion="high" chart:style-name="ch3"/>
        <chart:plot-area chart:style-name="ch4" table:cell-range-address="'@Deaths-Change'.A2:'@Deaths-Change'.M42" chart:data-source-has-labels="both" svg:x="1.536cm" svg:y="1.867cm" svg:width="18.704cm" svg:height="10.766cm">
          <chartooo:coordinate-region svg:x="2.389cm" svg:y="2.057cm" svg:width="17.851cm" svg:height="9.635cm"/>
          <chart:axis chart:dimension="x" chart:name="primary-x" chart:style-name="ch5" chartooo:axis-type="auto">
            <chartooo:date-scale/>
            <chart:title svg:x="9.615cm" svg:y="12.76cm" chart:style-name="ch6">
              <text:p>Date of Death</text:p>
            </chart:title>
            <chart:categories table:cell-range-address="'@Deaths-Change'.A3:'@Deaths-Change'.A42"/>
          </chart:axis>
          <chart:axis chart:dimension="y" chart:name="primary-y" chart:style-name="ch7">
            <chart:title svg:x="0.555cm" svg:y="7.842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3:'@Deaths-Change'.B42" chart:label-cell-address="'@Deaths-Change'.B2:'@Deaths-Change'.B2" chart:class="chart:bar">
            <chart:data-point chart:repeated="40"/>
          </chart:series>
          <chart:series chart:style-name="ch11" chart:values-cell-range-address="'@Deaths-Change'.C3:'@Deaths-Change'.C42" chart:label-cell-address="'@Deaths-Change'.C2:'@Deaths-Change'.C2" chart:class="chart:bar">
            <chart:data-point chart:repeated="40"/>
          </chart:series>
          <chart:series chart:style-name="ch12" chart:values-cell-range-address="'@Deaths-Change'.D3:'@Deaths-Change'.D42" chart:label-cell-address="'@Deaths-Change'.D2:'@Deaths-Change'.D2" chart:class="chart:bar">
            <chart:data-point chart:repeated="40"/>
          </chart:series>
          <chart:series chart:style-name="ch13" chart:values-cell-range-address="'@Deaths-Change'.E3:'@Deaths-Change'.E42" chart:label-cell-address="'@Deaths-Change'.E2:'@Deaths-Change'.E2" chart:class="chart:bar">
            <chart:data-point chart:repeated="40"/>
          </chart:series>
          <chart:series chart:style-name="ch14" chart:values-cell-range-address="'@Deaths-Change'.F3:'@Deaths-Change'.F42" chart:label-cell-address="'@Deaths-Change'.F2:'@Deaths-Change'.F2" chart:class="chart:bar">
            <chart:data-point chart:repeated="40"/>
          </chart:series>
          <chart:series chart:style-name="ch15" chart:values-cell-range-address="'@Deaths-Change'.G3:'@Deaths-Change'.G42" chart:label-cell-address="'@Deaths-Change'.G2:'@Deaths-Change'.G2" chart:class="chart:bar">
            <chart:data-point chart:repeated="40"/>
          </chart:series>
          <chart:series chart:style-name="ch16" chart:values-cell-range-address="'@Deaths-Change'.H3:'@Deaths-Change'.H42" chart:label-cell-address="'@Deaths-Change'.H2:'@Deaths-Change'.H2" chart:class="chart:bar">
            <chart:data-point chart:repeated="40"/>
          </chart:series>
          <chart:series chart:style-name="ch17" chart:values-cell-range-address="'@Deaths-Change'.I3:'@Deaths-Change'.I42" chart:label-cell-address="'@Deaths-Change'.I2:'@Deaths-Change'.I2" chart:class="chart:bar">
            <chart:data-point chart:repeated="40"/>
          </chart:series>
          <chart:series chart:style-name="ch18" chart:values-cell-range-address="'@Deaths-Change'.J3:'@Deaths-Change'.J42" chart:label-cell-address="'@Deaths-Change'.J2:'@Deaths-Change'.J2" chart:class="chart:bar">
            <chart:data-point chart:repeated="40"/>
          </chart:series>
          <chart:series chart:style-name="ch19" chart:values-cell-range-address="'@Deaths-Change'.K3:'@Deaths-Change'.K42" chart:label-cell-address="'@Deaths-Change'.K2:'@Deaths-Change'.K2" chart:class="chart:bar">
            <chart:data-point chart:repeated="40"/>
          </chart:series>
          <chart:series chart:style-name="ch20" chart:values-cell-range-address="'@Deaths-Change'.L3:'@Deaths-Change'.L42" chart:label-cell-address="'@Deaths-Change'.L2:'@Deaths-Change'.L2" chart:class="chart:bar">
            <chart:data-point chart:repeated="40"/>
          </chart:series>
          <chart:series chart:style-name="ch21" chart:values-cell-range-address="'@Deaths-Change'.M3:'@Deaths-Change'.M42" chart:label-cell-address="'@Deaths-Change'.M2:'@Deaths-Change'.M2" chart:class="chart:bar">
            <chart:data-point chart:repeated="4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'@Deaths-Change'.A3:'@Deaths-Change'.A42</svg:desc>
                </draw:g>
              </table:table-cell>
              <table:table-cell office:value-type="float" office:value="NaN">
                <text:p>NaN</text:p>
                <draw:g>
                  <svg:desc>'@Deaths-Change'.B3:'@Deaths-Change'.B42</svg:desc>
                </draw:g>
              </table:table-cell>
              <table:table-cell office:value-type="float" office:value="0">
                <text:p>0</text:p>
                <draw:g>
                  <svg:desc>'@Deaths-Change'.C3:'@Deaths-Change'.C42</svg:desc>
                </draw:g>
              </table:table-cell>
              <table:table-cell office:value-type="float" office:value="0">
                <text:p>0</text:p>
                <draw:g>
                  <svg:desc>'@Deaths-Change'.D3:'@Deaths-Change'.D42</svg:desc>
                </draw:g>
              </table:table-cell>
              <table:table-cell office:value-type="float" office:value="0">
                <text:p>0</text:p>
                <draw:g>
                  <svg:desc>'@Deaths-Change'.E3:'@Deaths-Change'.E42</svg:desc>
                </draw:g>
              </table:table-cell>
              <table:table-cell office:value-type="float" office:value="0">
                <text:p>0</text:p>
                <draw:g>
                  <svg:desc>'@Deaths-Change'.F3:'@Deaths-Change'.F42</svg:desc>
                </draw:g>
              </table:table-cell>
              <table:table-cell office:value-type="float" office:value="0">
                <text:p>0</text:p>
                <draw:g>
                  <svg:desc>'@Deaths-Change'.G3:'@Deaths-Change'.G42</svg:desc>
                </draw:g>
              </table:table-cell>
              <table:table-cell office:value-type="float" office:value="0">
                <text:p>0</text:p>
                <draw:g>
                  <svg:desc>'@Deaths-Change'.H3:'@Deaths-Change'.H42</svg:desc>
                </draw:g>
              </table:table-cell>
              <table:table-cell office:value-type="float" office:value="0">
                <text:p>0</text:p>
                <draw:g>
                  <svg:desc>'@Deaths-Change'.I3:'@Deaths-Change'.I42</svg:desc>
                </draw:g>
              </table:table-cell>
              <table:table-cell office:value-type="float" office:value="0">
                <text:p>0</text:p>
                <draw:g>
                  <svg:desc>'@Deaths-Change'.J3:'@Deaths-Change'.J42</svg:desc>
                </draw:g>
              </table:table-cell>
              <table:table-cell office:value-type="float" office:value="0">
                <text:p>0</text:p>
                <draw:g>
                  <svg:desc>'@Deaths-Change'.K3:'@Deaths-Change'.K42</svg:desc>
                </draw:g>
              </table:table-cell>
              <table:table-cell office:value-type="float" office:value="0">
                <text:p>0</text:p>
                <draw:g>
                  <svg:desc>'@Deaths-Change'.L3:'@Deaths-Change'.L42</svg:desc>
                </draw:g>
              </table:table-cell>
              <table:table-cell office:value-type="float" office:value="0">
                <text:p>0</text:p>
                <draw:g>
                  <svg:desc>'@Deaths-Change'.M3:'@Deaths-Change'.M42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4b1f6f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685cm" svg:y="0.503cm" chart:style-name="ch2">
          <text:p>NYC Deaths with Re-Statement as of Reporting Date</text:p>
        </chart:title>
        <chart:legend chart:legend-position="end" svg:x="20.241cm" svg:y="6.266cm" style:legend-expansion="high" chart:style-name="ch3"/>
        <chart:plot-area chart:style-name="ch4" table:cell-range-address="'@Deaths-Change'.A19:'@Deaths-Change'.M42 '@Deaths-Change'.B2:'@Deaths-Change'.M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412cm" svg:y="17.734cm" chart:style-name="ch6">
              <text:p>Date of Death</text:p>
            </chart:title>
            <chart:categories table:cell-range-address="'@Deaths-Change'.A19:'@Deaths-Change'.A42"/>
          </chart:axis>
          <chart:axis chart:dimension="y" chart:name="primary-y" chart:style-name="ch7">
            <chart:title svg:x="0.211cm" svg:y="10.486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19:'@Deaths-Change'.B42" chart:label-cell-address="'@Deaths-Change'.B2:'@Deaths-Change'.B2" chart:class="chart:bar">
            <chart:data-point chart:repeated="24"/>
          </chart:series>
          <chart:series chart:style-name="ch11" chart:values-cell-range-address="'@Deaths-Change'.C19:'@Deaths-Change'.C42" chart:label-cell-address="'@Deaths-Change'.C2:'@Deaths-Change'.C2" chart:class="chart:bar">
            <chart:data-point chart:repeated="24"/>
          </chart:series>
          <chart:series chart:style-name="ch12" chart:values-cell-range-address="'@Deaths-Change'.D19:'@Deaths-Change'.D42" chart:label-cell-address="'@Deaths-Change'.D2:'@Deaths-Change'.D2" chart:class="chart:bar">
            <chart:data-point chart:repeated="24"/>
          </chart:series>
          <chart:series chart:style-name="ch13" chart:values-cell-range-address="'@Deaths-Change'.E19:'@Deaths-Change'.E42" chart:label-cell-address="'@Deaths-Change'.E2:'@Deaths-Change'.E2" chart:class="chart:bar">
            <chart:data-point chart:repeated="24"/>
          </chart:series>
          <chart:series chart:style-name="ch14" chart:values-cell-range-address="'@Deaths-Change'.F19:'@Deaths-Change'.F42" chart:label-cell-address="'@Deaths-Change'.F2:'@Deaths-Change'.F2" chart:class="chart:bar">
            <chart:data-point chart:repeated="24"/>
          </chart:series>
          <chart:series chart:style-name="ch15" chart:values-cell-range-address="'@Deaths-Change'.G19:'@Deaths-Change'.G42" chart:label-cell-address="'@Deaths-Change'.G2:'@Deaths-Change'.G2" chart:class="chart:bar">
            <chart:data-point chart:repeated="24"/>
          </chart:series>
          <chart:series chart:style-name="ch16" chart:values-cell-range-address="'@Deaths-Change'.H19:'@Deaths-Change'.H42" chart:label-cell-address="'@Deaths-Change'.H2:'@Deaths-Change'.H2" chart:class="chart:bar">
            <chart:data-point chart:repeated="24"/>
          </chart:series>
          <chart:series chart:style-name="ch17" chart:values-cell-range-address="'@Deaths-Change'.I19:'@Deaths-Change'.I42" chart:label-cell-address="'@Deaths-Change'.I2:'@Deaths-Change'.I2" chart:class="chart:bar">
            <chart:data-point chart:repeated="24"/>
          </chart:series>
          <chart:series chart:style-name="ch18" chart:values-cell-range-address="'@Deaths-Change'.J19:'@Deaths-Change'.J42" chart:label-cell-address="'@Deaths-Change'.J2:'@Deaths-Change'.J2" chart:class="chart:bar">
            <chart:data-point chart:repeated="24"/>
          </chart:series>
          <chart:series chart:style-name="ch19" chart:values-cell-range-address="'@Deaths-Change'.K19:'@Deaths-Change'.K42" chart:label-cell-address="'@Deaths-Change'.K2:'@Deaths-Change'.K2" chart:class="chart:bar">
            <chart:data-point chart:repeated="24"/>
          </chart:series>
          <chart:series chart:style-name="ch20" chart:values-cell-range-address="'@Deaths-Change'.L19:'@Deaths-Change'.L42" chart:label-cell-address="'@Deaths-Change'.L2:'@Deaths-Change'.L2" chart:class="chart:bar">
            <chart:data-point chart:repeated="24"/>
          </chart:series>
          <chart:series chart:style-name="ch21" chart:values-cell-range-address="'@Deaths-Change'.M19:'@Deaths-Change'.M42" chart:label-cell-address="'@Deaths-Change'.M2:'@Deaths-Change'.M2" chart:class="chart:bar">
            <chart:data-point chart:repeated="2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Deaths-Change'.A19:'@Deaths-Change'.A42</svg:desc>
                </draw:g>
              </table:table-cell>
              <table:table-cell office:value-type="float" office:value="20">
                <text:p>20</text:p>
                <draw:g>
                  <svg:desc>'@Deaths-Change'.B19:'@Deaths-Change'.B42</svg:desc>
                </draw:g>
              </table:table-cell>
              <table:table-cell office:value-type="float" office:value="0">
                <text:p>0</text:p>
                <draw:g>
                  <svg:desc>'@Deaths-Change'.C19:'@Deaths-Change'.C42</svg:desc>
                </draw:g>
              </table:table-cell>
              <table:table-cell office:value-type="float" office:value="1">
                <text:p>1</text:p>
                <draw:g>
                  <svg:desc>'@Deaths-Change'.D19:'@Deaths-Change'.D42</svg:desc>
                </draw:g>
              </table:table-cell>
              <table:table-cell office:value-type="float" office:value="0">
                <text:p>0</text:p>
                <draw:g>
                  <svg:desc>'@Deaths-Change'.E19:'@Deaths-Change'.E42</svg:desc>
                </draw:g>
              </table:table-cell>
              <table:table-cell office:value-type="float" office:value="0">
                <text:p>0</text:p>
                <draw:g>
                  <svg:desc>'@Deaths-Change'.F19:'@Deaths-Change'.F42</svg:desc>
                </draw:g>
              </table:table-cell>
              <table:table-cell office:value-type="float" office:value="0">
                <text:p>0</text:p>
                <draw:g>
                  <svg:desc>'@Deaths-Change'.G19:'@Deaths-Change'.G42</svg:desc>
                </draw:g>
              </table:table-cell>
              <table:table-cell office:value-type="float" office:value="0">
                <text:p>0</text:p>
                <draw:g>
                  <svg:desc>'@Deaths-Change'.H19:'@Deaths-Change'.H42</svg:desc>
                </draw:g>
              </table:table-cell>
              <table:table-cell office:value-type="float" office:value="0">
                <text:p>0</text:p>
                <draw:g>
                  <svg:desc>'@Deaths-Change'.I19:'@Deaths-Change'.I42</svg:desc>
                </draw:g>
              </table:table-cell>
              <table:table-cell office:value-type="float" office:value="0">
                <text:p>0</text:p>
                <draw:g>
                  <svg:desc>'@Deaths-Change'.J19:'@Deaths-Change'.J42</svg:desc>
                </draw:g>
              </table:table-cell>
              <table:table-cell office:value-type="float" office:value="0">
                <text:p>0</text:p>
                <draw:g>
                  <svg:desc>'@Deaths-Change'.K19:'@Deaths-Change'.K42</svg:desc>
                </draw:g>
              </table:table-cell>
              <table:table-cell office:value-type="float" office:value="0">
                <text:p>0</text:p>
                <draw:g>
                  <svg:desc>'@Deaths-Change'.L19:'@Deaths-Change'.L42</svg:desc>
                </draw:g>
              </table:table-cell>
              <table:table-cell office:value-type="float" office:value="0">
                <text:p>0</text:p>
                <draw:g>
                  <svg:desc>'@Deaths-Change'.M19:'@Deaths-Change'.M42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0">
      <style:chart-properties chart:display-label="true" chart:logarithmic="false" chart:maximum="0.05" chart:gap-width="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8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20:Incedent_PostDay1.W32" chart:data-source-has-labels="both" svg:x="0.955cm" svg:y="1.283cm" svg:width="14.28cm" svg:height="6.673cm">
          <chartooo:coordinate-region svg:x="1.718cm" svg:y="1.473cm" svg:width="13.517cm" svg:height="5.854cm"/>
          <chart:axis chart:dimension="x" chart:name="primary-x" chart:style-name="ch5" chartooo:axis-type="auto">
            <chartooo:date-scale/>
            <chart:title svg:x="2.924cm" svg:y="8.137cm" chart:style-name="ch6">
              <text:p>Days between Diagnosis and Reporting Date  (Reproting LAG time)</text:p>
            </chart:title>
            <chart:categories table:cell-range-address="Incedent_PostDay1.V21:Incedent_PostDay1.V32"/>
          </chart:axis>
          <chart:axis chart:dimension="y" chart:name="primary-y" chart:style-name="ch7">
            <chart:title svg:x="0.238cm" svg:y="7.784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21:Incedent_PostDay1.W32" chart:label-cell-address="Incedent_PostDay1.W20:Incedent_PostDay1.W2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day representation</text:p>
                <draw:g>
                  <svg:desc>Incedent_PostDay1.W20:Incedent_PostDay1.W20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21:Incedent_PostDay1.V32</svg:desc>
                </draw:g>
              </table:table-cell>
              <table:table-cell office:value-type="float" office:value="0.00753768844221105">
                <text:p>0.00753768844221105</text:p>
                <draw:g>
                  <svg:desc>Incedent_PostDay1.W21:Incedent_PostDay1.W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958636605716315">
                <text:p>0.009586366057163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73628606257619">
                <text:p>0.0087362860625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75064047822374">
                <text:p>0.01750640478223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014214368037">
                <text:p>0.01210142143680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5133700755256">
                <text:p>0.01551337007552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3869969040248">
                <text:p>0.02538699690402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35552763819095">
                <text:p>0.0235552763819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1035031847134">
                <text:p>0.02010350318471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76057791537668">
                <text:p>0.02760577915376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27084164339848">
                <text:p>0.03270841643398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65253360910031">
                <text:p>0.0765253360910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2cm" chart:style-name="ch2">
          <text:p>Back-Dating of NYC Coronavirus Testing</text:p>
        </chart:title>
        <chart:legend chart:legend-position="end" svg:x="2.049cm" svg:y="1.726cm" style:legend-expansion="custom" chartooo:width="3.72cm" chartooo:height="1.059cm" style:legend-expansion-aspect-ratio="3.51274787535411" chart:style-name="ch3"/>
        <chart:plot-area chart:style-name="ch4" table:cell-range-address="'@BackDated-Incident'.C1:'@BackDated-Incident'.M1 '@BackDated-Incident'.B4:'@BackDated-Incident'.M5" chart:data-source-has-labels="both" svg:x="0.802cm" svg:y="1.44cm" svg:width="14.533cm" svg:height="6.629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661cm" svg:y="8.249cm" chart:style-name="ch6">
              <text:p>Reporting Date</text:p>
            </chart:title>
            <chart:categories table:cell-range-address="'@BackDated-Incident'.C1:'@BackDated-Incident'.M1"/>
          </chart:axis>
          <chart:axis chart:dimension="y" chart:name="primary-y" chart:style-name="ch7">
            <chart:title svg:x="0.179cm" svg:y="5.386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M4" chart:label-cell-address="'@BackDated-Incident'.B4:'@BackDated-Incident'.B4" chart:class="chart:bar">
            <chart:data-point chart:repeated="11"/>
          </chart:series>
          <chart:series chart:style-name="ch11" chart:values-cell-range-address="'@BackDated-Incident'.C5:'@BackDated-Incident'.M5" chart:label-cell-address="'@BackDated-Incident'.B5:'@BackDated-Incident'.B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M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M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M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4cm" chart:style-name="ch2">
          <text:p>Back-Dating of NYC Coronavirus Testing</text:p>
        </chart:title>
        <chart:legend chart:legend-position="end" svg:x="0.03cm" svg:y="7.846cm" style:legend-expansion="custom" chartooo:width="3.719cm" chartooo:height="1.058cm" style:legend-expansion-aspect-ratio="3.51512287334594" chart:style-name="ch3"/>
        <chart:plot-area chart:style-name="ch4" table:cell-range-address="'@BackDated-Incident'.C1:'@BackDated-Incident'.M1 '@BackDated-Incident'.B4:'@BackDated-Incident'.M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Incident'.C1:'@BackDated-Incident'.M1"/>
          </chart:axis>
          <chart:axis chart:dimension="y" chart:name="primary-y" chart:style-name="ch7">
            <chart:title svg:x="0.181cm" svg:y="5.384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M4" chart:label-cell-address="'@BackDated-Incident'.B4:'@BackDated-Incident'.B4" chart:class="chart:bar">
            <chart:data-point chart:repeated="11"/>
          </chart:series>
          <chart:series chart:style-name="ch11" chart:values-cell-range-address="'@BackDated-Incident'.C5:'@BackDated-Incident'.M5" chart:label-cell-address="'@BackDated-Incident'.B5:'@BackDated-Incident'.B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M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M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M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e0c2cd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9" style:family="chart" style:data-style-name="N3">
      <style:chart-properties chart:link-data-style-to-source="true"/>
      <style:graphic-properties draw:stroke="none" draw:fill-color="#ffb66c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="bitmap" draw:fill-color="#004586" draw:fill-image-name="ChartBitmap_20_2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2.917cm" svg:height="18.388cm" xlink:href=".." xlink:type="simple" chart:class="chart:bar" chart:style-name="ch1">
        <chart:title svg:x="2.563cm" svg:y="0.411cm" chart:style-name="ch2">
          <text:p>NYC New-Cases with Re-Statement as of Reporting Date</text:p>
        </chart:title>
        <chart:legend chart:legend-position="end" svg:x="20.825cm" svg:y="6.024cm" style:legend-expansion="high" chart:style-name="ch3"/>
        <chart:plot-area chart:style-name="ch4" table:cell-range-address="'@Incident-Change'.A2:'@Incident-Change'.N30" chart:data-source-has-labels="both" svg:x="1.146cm" svg:y="2.089cm" svg:width="19.411cm" svg:height="15.271cm">
          <chartooo:coordinate-region svg:x="2.489cm" svg:y="2.279cm" svg:width="18.068cm" svg:height="14.14cm"/>
          <chart:axis chart:dimension="x" chart:name="primary-x" chart:style-name="ch5" chartooo:axis-type="auto">
            <chartooo:date-scale/>
            <chart:title svg:x="9.444cm" svg:y="17.728cm" chart:style-name="ch6">
              <text:p>Diagnosis Date</text:p>
            </chart:title>
            <chart:categories table:cell-range-address="'@Incident-Change'.A3:'@Incident-Change'.A30"/>
          </chart:axis>
          <chart:axis chart:dimension="y" chart:name="primary-y" chart:style-name="ch7">
            <chart:title svg:x="0.141cm" svg:y="10.61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3:'@Incident-Change'.B30" chart:label-cell-address="'@Incident-Change'.B2:'@Incident-Change'.B2" chart:class="chart:bar">
            <chart:data-point chart:repeated="28"/>
          </chart:series>
          <chart:series chart:style-name="ch11" chart:values-cell-range-address="'@Incident-Change'.C3:'@Incident-Change'.C30" chart:label-cell-address="'@Incident-Change'.C2:'@Incident-Change'.C2" chart:class="chart:bar">
            <chart:data-point chart:repeated="28"/>
          </chart:series>
          <chart:series chart:style-name="ch12" chart:values-cell-range-address="'@Incident-Change'.D3:'@Incident-Change'.D30" chart:label-cell-address="'@Incident-Change'.D2:'@Incident-Change'.D2" chart:class="chart:bar">
            <chart:data-point chart:repeated="28"/>
          </chart:series>
          <chart:series chart:style-name="ch11" chart:values-cell-range-address="'@Incident-Change'.E3:'@Incident-Change'.E30" chart:label-cell-address="'@Incident-Change'.E2:'@Incident-Change'.E2" chart:class="chart:bar">
            <chart:data-point chart:repeated="28"/>
          </chart:series>
          <chart:series chart:style-name="ch12" chart:values-cell-range-address="'@Incident-Change'.F3:'@Incident-Change'.F30" chart:label-cell-address="'@Incident-Change'.F2:'@Incident-Change'.F2" chart:class="chart:bar">
            <chart:data-point chart:repeated="28"/>
          </chart:series>
          <chart:series chart:style-name="ch13" chart:values-cell-range-address="'@Incident-Change'.G3:'@Incident-Change'.G30" chart:label-cell-address="'@Incident-Change'.G2:'@Incident-Change'.G2" chart:class="chart:bar">
            <chart:data-point chart:repeated="28"/>
          </chart:series>
          <chart:series chart:style-name="ch14" chart:values-cell-range-address="'@Incident-Change'.H3:'@Incident-Change'.H30" chart:label-cell-address="'@Incident-Change'.H2:'@Incident-Change'.H2" chart:class="chart:bar">
            <chart:data-point chart:repeated="28"/>
          </chart:series>
          <chart:series chart:style-name="ch15" chart:values-cell-range-address="'@Incident-Change'.I3:'@Incident-Change'.I30" chart:label-cell-address="'@Incident-Change'.I2:'@Incident-Change'.I2" chart:class="chart:bar">
            <chart:data-point chart:repeated="28"/>
          </chart:series>
          <chart:series chart:style-name="ch16" chart:values-cell-range-address="'@Incident-Change'.J3:'@Incident-Change'.J30" chart:label-cell-address="'@Incident-Change'.J2:'@Incident-Change'.J2" chart:class="chart:bar">
            <chart:data-point chart:repeated="28"/>
          </chart:series>
          <chart:series chart:style-name="ch17" chart:values-cell-range-address="'@Incident-Change'.K3:'@Incident-Change'.K30" chart:label-cell-address="'@Incident-Change'.K2:'@Incident-Change'.K2" chart:class="chart:bar">
            <chart:data-point chart:repeated="28"/>
          </chart:series>
          <chart:series chart:style-name="ch18" chart:values-cell-range-address="'@Incident-Change'.L3:'@Incident-Change'.L30" chart:label-cell-address="'@Incident-Change'.L2:'@Incident-Change'.L2" chart:class="chart:bar">
            <chart:data-point chart:repeated="28"/>
          </chart:series>
          <chart:series chart:style-name="ch19" chart:values-cell-range-address="'@Incident-Change'.M3:'@Incident-Change'.M30" chart:label-cell-address="'@Incident-Change'.M2:'@Incident-Change'.M2" chart:class="chart:bar">
            <chart:data-point chart:repeated="28"/>
          </chart:series>
          <chart:series chart:style-name="ch20" chart:values-cell-range-address="'@Incident-Change'.N3:'@Incident-Change'.N30" chart:label-cell-address="'@Incident-Change'.N2:'@Incident-Change'.N2" chart:class="chart:bar">
            <chart:data-point chart:repeated="2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  <table:table-cell office:value-type="string">
                <text:p>4/10</text:p>
                <draw:g>
                  <svg:desc>'@Incident-Change'.M2:'@Incident-Change'.M2</svg:desc>
                </draw:g>
              </table:table-cell>
              <table:table-cell office:value-type="string">
                <text:p>Exp-Lag</text:p>
                <draw:g>
                  <svg:desc>'@Incident-Change'.N2:'@Incident-Change'.N2</svg:desc>
                </draw:g>
              </table:table-cell>
            </table:table-row>
          </table:table-header-rows>
          <table:table-rows>
            <table:table-row>
              <table:table-cell office:value-type="float" office:value="43904">
                <text:p>43904</text:p>
                <draw:g>
                  <svg:desc>'@Incident-Change'.A3:'@Incident-Change'.A30</svg:desc>
                </draw:g>
              </table:table-cell>
              <table:table-cell office:value-type="float" office:value="623">
                <text:p>623</text:p>
                <draw:g>
                  <svg:desc>'@Incident-Change'.B3:'@Incident-Change'.B30</svg:desc>
                </draw:g>
              </table:table-cell>
              <table:table-cell office:value-type="float" office:value="3">
                <text:p>3</text:p>
                <draw:g>
                  <svg:desc>'@Incident-Change'.C3:'@Incident-Change'.C30</svg:desc>
                </draw:g>
              </table:table-cell>
              <table:table-cell office:value-type="float" office:value="1">
                <text:p>1</text:p>
                <draw:g>
                  <svg:desc>'@Incident-Change'.D3:'@Incident-Change'.D30</svg:desc>
                </draw:g>
              </table:table-cell>
              <table:table-cell office:value-type="float" office:value="0">
                <text:p>0</text:p>
                <draw:g>
                  <svg:desc>'@Incident-Change'.E3:'@Incident-Change'.E30</svg:desc>
                </draw:g>
              </table:table-cell>
              <table:table-cell office:value-type="float" office:value="1">
                <text:p>1</text:p>
                <draw:g>
                  <svg:desc>'@Incident-Change'.F3:'@Incident-Change'.F30</svg:desc>
                </draw:g>
              </table:table-cell>
              <table:table-cell office:value-type="float" office:value="1">
                <text:p>1</text:p>
                <draw:g>
                  <svg:desc>'@Incident-Change'.G3:'@Incident-Change'.G30</svg:desc>
                </draw:g>
              </table:table-cell>
              <table:table-cell office:value-type="float" office:value="0">
                <text:p>0</text:p>
                <draw:g>
                  <svg:desc>'@Incident-Change'.H3:'@Incident-Change'.H30</svg:desc>
                </draw:g>
              </table:table-cell>
              <table:table-cell office:value-type="float" office:value="1">
                <text:p>1</text:p>
                <draw:g>
                  <svg:desc>'@Incident-Change'.I3:'@Incident-Change'.I30</svg:desc>
                </draw:g>
              </table:table-cell>
              <table:table-cell office:value-type="float" office:value="7">
                <text:p>7</text:p>
                <draw:g>
                  <svg:desc>'@Incident-Change'.J3:'@Incident-Change'.J30</svg:desc>
                </draw:g>
              </table:table-cell>
              <table:table-cell office:value-type="float" office:value="4">
                <text:p>4</text:p>
                <draw:g>
                  <svg:desc>'@Incident-Change'.K3:'@Incident-Change'.K30</svg:desc>
                </draw:g>
              </table:table-cell>
              <table:table-cell office:value-type="float" office:value="1">
                <text:p>1</text:p>
                <draw:g>
                  <svg:desc>'@Incident-Change'.L3:'@Incident-Change'.L30</svg:desc>
                </draw:g>
              </table:table-cell>
              <table:table-cell office:value-type="float" office:value="0">
                <text:p>0</text:p>
                <draw:g>
                  <svg:desc>'@Incident-Change'.M3:'@Incident-Change'.M30</svg:desc>
                </draw:g>
              </table:table-cell>
              <table:table-cell office:value-type="float" office:value="NaN">
                <text:p>NaN</text:p>
                <draw:g>
                  <svg:desc>'@Incident-Change'.N3:'@Incident-Change'.N30</svg:desc>
                </draw:g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03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304">
                <text:p>230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677">
                <text:p>267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  <table:table-cell office:value-type="float" office:value="78">
                <text:p>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  <table:table-cell office:value-type="float" office:value="787">
                <text:p>78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  <table:table-cell office:value-type="float" office:value="1197">
                <text:p>1197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  <table:table-cell office:value-type="float" office:value="1346">
                <text:p>1346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885">
                <text:p>885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6093">
                <text:p>60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fill-image draw:name="ChartBitmap_20_1" draw:display-name="ChartBitmap 1" xlink:href="Pictures/1000000000000008000000080CB017D42192BFF0.png" xlink:type="simple" xlink:show="embed" xlink:actuate="onLoad"/>
    <draw:fill-image draw:name="ChartBitmap_20_2" draw:display-name="ChartBitmap 2" xlink:href="Pictures/100000000000000800000008261348E7E98B64E5.png" xlink:type="simple" xlink:show="embed" xlink:actuate="onLoad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e16173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039cm" svg:y="0.503cm" chart:style-name="ch2">
          <text:p>NYC New-Cases with Re-Statement as of Reporting Date</text:p>
        </chart:title>
        <chart:legend chart:legend-position="end" svg:x="20.241cm" svg:y="6.506cm" style:legend-expansion="high" chart:style-name="ch3"/>
        <chart:plot-area chart:style-name="ch4" table:cell-range-address="'@Incident-Change'.A7:'@Incident-Change'.L29 '@Incident-Change'.B2:'@Incident-Change'.L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278cm" svg:y="17.734cm" chart:style-name="ch6">
              <text:p>Diagnosis Date</text:p>
            </chart:title>
            <chart:categories table:cell-range-address="'@Incident-Change'.A7:'@Incident-Change'.A29"/>
          </chart:axis>
          <chart:axis chart:dimension="y" chart:name="primary-y" chart:style-name="ch7">
            <chart:title svg:x="0.211cm" svg:y="10.78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7:'@Incident-Change'.B29" chart:label-cell-address="'@Incident-Change'.B2:'@Incident-Change'.B2" chart:class="chart:bar">
            <chart:data-point chart:repeated="23"/>
          </chart:series>
          <chart:series chart:style-name="ch11" chart:values-cell-range-address="'@Incident-Change'.C7:'@Incident-Change'.C29" chart:label-cell-address="'@Incident-Change'.C2:'@Incident-Change'.C2" chart:class="chart:bar">
            <chart:data-point chart:repeated="23"/>
          </chart:series>
          <chart:series chart:style-name="ch12" chart:values-cell-range-address="'@Incident-Change'.D7:'@Incident-Change'.D29" chart:label-cell-address="'@Incident-Change'.D2:'@Incident-Change'.D2" chart:class="chart:bar">
            <chart:data-point chart:repeated="23"/>
          </chart:series>
          <chart:series chart:style-name="ch13" chart:values-cell-range-address="'@Incident-Change'.E7:'@Incident-Change'.E29" chart:label-cell-address="'@Incident-Change'.E2:'@Incident-Change'.E2" chart:class="chart:bar">
            <chart:data-point chart:repeated="23"/>
          </chart:series>
          <chart:series chart:style-name="ch14" chart:values-cell-range-address="'@Incident-Change'.F7:'@Incident-Change'.F29" chart:label-cell-address="'@Incident-Change'.F2:'@Incident-Change'.F2" chart:class="chart:bar">
            <chart:data-point chart:repeated="23"/>
          </chart:series>
          <chart:series chart:style-name="ch15" chart:values-cell-range-address="'@Incident-Change'.G7:'@Incident-Change'.G29" chart:label-cell-address="'@Incident-Change'.G2:'@Incident-Change'.G2" chart:class="chart:bar">
            <chart:data-point chart:repeated="23"/>
          </chart:series>
          <chart:series chart:style-name="ch16" chart:values-cell-range-address="'@Incident-Change'.H7:'@Incident-Change'.H29" chart:label-cell-address="'@Incident-Change'.H2:'@Incident-Change'.H2" chart:class="chart:bar">
            <chart:data-point chart:repeated="23"/>
          </chart:series>
          <chart:series chart:style-name="ch17" chart:values-cell-range-address="'@Incident-Change'.I7:'@Incident-Change'.I29" chart:label-cell-address="'@Incident-Change'.I2:'@Incident-Change'.I2" chart:class="chart:bar">
            <chart:data-point chart:repeated="23"/>
          </chart:series>
          <chart:series chart:style-name="ch18" chart:values-cell-range-address="'@Incident-Change'.J7:'@Incident-Change'.J29" chart:label-cell-address="'@Incident-Change'.J2:'@Incident-Change'.J2" chart:class="chart:bar">
            <chart:data-point chart:repeated="23"/>
          </chart:series>
          <chart:series chart:style-name="ch19" chart:values-cell-range-address="'@Incident-Change'.K7:'@Incident-Change'.K29" chart:label-cell-address="'@Incident-Change'.K2:'@Incident-Change'.K2" chart:class="chart:bar">
            <chart:data-point chart:repeated="23"/>
          </chart:series>
          <chart:series chart:style-name="ch20" chart:values-cell-range-address="'@Incident-Change'.L7:'@Incident-Change'.L29" chart:label-cell-address="'@Incident-Change'.L2:'@Incident-Change'.L2" chart:class="chart:ba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Incident-Change'.A7:'@Incident-Change'.A29</svg:desc>
                </draw:g>
              </table:table-cell>
              <table:table-cell office:value-type="float" office:value="2677">
                <text:p>2677</text:p>
                <draw:g>
                  <svg:desc>'@Incident-Change'.B7:'@Incident-Change'.B29</svg:desc>
                </draw:g>
              </table:table-cell>
              <table:table-cell office:value-type="float" office:value="52">
                <text:p>52</text:p>
                <draw:g>
                  <svg:desc>'@Incident-Change'.C7:'@Incident-Change'.C29</svg:desc>
                </draw:g>
              </table:table-cell>
              <table:table-cell office:value-type="float" office:value="17">
                <text:p>17</text:p>
                <draw:g>
                  <svg:desc>'@Incident-Change'.D7:'@Incident-Change'.D29</svg:desc>
                </draw:g>
              </table:table-cell>
              <table:table-cell office:value-type="float" office:value="9">
                <text:p>9</text:p>
                <draw:g>
                  <svg:desc>'@Incident-Change'.E7:'@Incident-Change'.E29</svg:desc>
                </draw:g>
              </table:table-cell>
              <table:table-cell office:value-type="float" office:value="31">
                <text:p>31</text:p>
                <draw:g>
                  <svg:desc>'@Incident-Change'.F7:'@Incident-Change'.F29</svg:desc>
                </draw:g>
              </table:table-cell>
              <table:table-cell office:value-type="float" office:value="5">
                <text:p>5</text:p>
                <draw:g>
                  <svg:desc>'@Incident-Change'.G7:'@Incident-Change'.G29</svg:desc>
                </draw:g>
              </table:table-cell>
              <table:table-cell office:value-type="float" office:value="0">
                <text:p>0</text:p>
                <draw:g>
                  <svg:desc>'@Incident-Change'.H7:'@Incident-Change'.H29</svg:desc>
                </draw:g>
              </table:table-cell>
              <table:table-cell office:value-type="float" office:value="8">
                <text:p>8</text:p>
                <draw:g>
                  <svg:desc>'@Incident-Change'.I7:'@Incident-Change'.I29</svg:desc>
                </draw:g>
              </table:table-cell>
              <table:table-cell office:value-type="float" office:value="93">
                <text:p>93</text:p>
                <draw:g>
                  <svg:desc>'@Incident-Change'.J7:'@Incident-Change'.J29</svg:desc>
                </draw:g>
              </table:table-cell>
              <table:table-cell office:value-type="float" office:value="1">
                <text:p>1</text:p>
                <draw:g>
                  <svg:desc>'@Incident-Change'.K7:'@Incident-Change'.K29</svg:desc>
                </draw:g>
              </table:table-cell>
              <table:table-cell office:value-type="float" office:value="0">
                <text:p>0</text:p>
                <draw:g>
                  <svg:desc>'@Incident-Change'.L7:'@Incident-Change'.L29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